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9598in" fo:break-before="auto" style:use-optimal-row-height="true"/>
    </style:style>
    <style:style style:name="ro58" style:family="table-row">
      <style:table-row-properties style:row-height="0.6429in" fo:break-before="auto" style:use-optimal-row-height="true"/>
    </style:style>
    <style:style style:name="ro59" style:family="table-row">
      <style:table-row-properties style:row-height="0.7957in" fo:break-before="auto" style:use-optimal-row-height="true"/>
    </style:style>
    <style:style style:name="ro60" style:family="table-row">
      <style:table-row-properties style:row-height="0.2791in" fo:break-before="auto" style:use-optimal-row-height="false"/>
    </style:style>
    <style:style style:name="ro61" style:family="table-row">
      <style:table-row-properties style:row-height="0.9811in" fo:break-before="auto" style:use-optimal-row-height="false"/>
    </style:style>
    <style:style style:name="ro62" style:family="table-row">
      <style:table-row-properties style:row-height="1.8862in" fo:break-before="auto" style:use-optimal-row-height="true"/>
    </style:style>
    <style:style style:name="ro63" style:family="table-row">
      <style:table-row-properties style:row-height="1.2654in" fo:break-before="auto" style:use-optimal-row-height="true"/>
    </style:style>
    <style:style style:name="ro64" style:family="table-row">
      <style:table-row-properties style:row-height="2.5075in" fo:break-before="auto" style:use-optimal-row-height="true"/>
    </style:style>
    <style:style style:name="ro65"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6" style:family="table-cell" style:parent-style-name="Default">
      <style:table-cell-properties style:vertical-align="top"/>
      <style:text-properties style:font-name="Arial" fo:font-size="10pt"/>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8" style:family="table-cell" style:parent-style-name="Default">
      <style:table-cell-properties fo:border="0.06pt solid #000000"/>
      <style:text-properties style:font-name="Arial" fo:font-size="10pt"/>
    </style:style>
    <style:style style:name="ce299" style:family="table-cell" style:parent-style-name="Default">
      <style:text-properties style:font-name="Arial" fo:font-size="10pt"/>
    </style:style>
    <style:style style:name="ce3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3" style:family="table-cell" style:parent-style-name="Default">
      <style:table-cell-properties fo:border="0.06pt solid #000000" style:vertical-align="top"/>
      <style:text-properties style:font-name="Arial" fo:font-size="10pt"/>
    </style:style>
    <style:style style:name="ce30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09"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1"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font-name="Tahoma" fo:font-size="10pt" style:font-name-asian="Tahoma" style:font-size-asian="10pt"/>
    </style:style>
    <style:style style:name="ce313" style:family="table-cell" style:parent-style-name="Default">
      <style:table-cell-properties fo:border="0.06pt solid #000000"/>
    </style:style>
    <style:style style:name="ce314" style:family="table-cell" style:parent-style-name="Default">
      <style:table-cell-properties fo:background-color="#cfe7e5" fo:border="0.06pt solid #000000"/>
    </style:style>
    <style:style style:name="ce315" style:family="table-cell" style:parent-style-name="Default">
      <style:text-properties fo:color="#000000"/>
    </style:style>
    <style:style style:name="ce3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8"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1"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6"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2"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3"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2"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8"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89" style:family="table-cell" style:parent-style-name="Default">
      <style:table-cell-properties fo:border="none"/>
      <style:text-properties fo:font-size="10pt" style:font-size-asian="10pt" style:font-size-complex="10pt"/>
    </style:style>
    <style:style style:name="ce390" style:family="table-cell" style:parent-style-name="Default">
      <style:table-cell-properties fo:background-color="#ffffff" fo:border="none"/>
      <style:text-properties fo:font-size="10pt" style:font-size-asian="10pt" style:font-size-complex="10pt"/>
    </style:style>
    <style:style style:name="ce391" style:family="table-cell" style:parent-style-name="Default">
      <style:text-properties fo:font-size="10pt" style:font-size-asian="10pt" style:font-size-complex="10pt"/>
    </style:style>
    <style:style style:name="ce39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3" style:family="table-cell" style:parent-style-name="Default">
      <style:text-properties style:font-name="ＭＳ Ｐゴシック" style:font-name-asian="ＭＳ Ｐゴシック" style:font-name-complex="Tahoma2"/>
    </style:style>
    <style:style style:name="ce394" style:family="table-cell" style:parent-style-name="Default">
      <style:text-properties style:font-name="Arial" fo:font-size="10pt" style:font-size-asian="10pt" style:font-size-complex="10pt"/>
    </style:style>
    <style:style style:name="ce395" style:family="table-cell" style:parent-style-name="Default">
      <style:table-cell-properties fo:wrap-option="wrap"/>
      <style:text-properties style:font-name="Arial" fo:font-size="10pt" style:font-name-asian="Tahoma" style:font-size-asian="10pt" style:font-size-complex="10pt"/>
    </style:style>
    <style:style style:name="ce3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table-cell-properties fo:wrap-option="wrap"/>
      <style:text-properties style:font-name="Arial" fo:font-size="10pt"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7"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1"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3"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29"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6"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7"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8"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49"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fo:wrap-option="wrap" style:vertical-align="top"/>
      <style:text-properties style:font-name="Arial" fo:font-size="10pt" style:font-name-asian="Arial" style:font-size-asian="10pt" style:font-size-complex="10pt"/>
    </style:style>
    <style:style style:name="ce4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8"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2" style:family="table-cell" style:parent-style-name="Default">
      <style:table-cell-properties fo:border="0.06pt solid #000000"/>
      <style:text-properties style:font-name="Arial" fo:font-size="10pt" style:font-size-asian="10pt" style:font-size-complex="10pt"/>
    </style:style>
    <style:style style:name="ce463" style:family="table-cell" style:parent-style-name="Default">
      <style:table-cell-properties fo:background-color="#ffffff" fo:border="0.06pt solid #000000"/>
      <style:text-properties style:font-name="Arial" fo:font-size="10pt" style:font-size-asian="10pt" style:font-size-complex="10pt"/>
    </style:style>
    <style:style style:name="ce464" style:family="table-cell" style:parent-style-name="Default">
      <style:table-cell-properties fo:background-color="#ffffff"/>
      <style:text-properties style:font-name="Arial" fo:font-size="10pt" style:font-size-asian="10pt" style:font-size-complex="10pt"/>
    </style:style>
    <style:style style:name="ce46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6" style:family="table-cell" style:parent-style-name="Default">
      <style:table-cell-properties fo:wrap-option="wrap"/>
      <style:text-properties style:font-name="Arial" fo:font-size="10pt" style:font-name-asian="Arial" style:font-size-asian="10pt" style:font-size-complex="10pt"/>
    </style:style>
    <style:style style:name="ce4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6">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1.00</text:p>
          </table:table-cell>
          <table:table-cell table:style-name="ce169" office:value-type="string">
            <text:p>FNC_SOC_SPC_MNG_01</text:p>
          </table:table-cell>
          <table:table-cell table:style-name="ce174" office:value-type="float" office:value="1">
            <text:p>1.00</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1.00</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2.00</text:p>
          </table:table-cell>
          <table:table-cell table:style-name="ce169" office:value-type="string">
            <text:p>FNC_SOC_SPC_MNG_01</text:p>
          </table:table-cell>
          <table:table-cell table:style-name="ce176" table:formula="of:=IF(MID([.F9];6;1)&gt;MID([.F8];6;1);[.C8];[.C8]+1)" office:value-type="float" office:value="2">
            <text:p>2.00</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2.00</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3.00</text:p>
          </table:table-cell>
          <table:table-cell table:style-name="ce169" office:value-type="string">
            <text:p>FNC_SOC_SPC_MNG_01</text:p>
          </table:table-cell>
          <table:table-cell table:style-name="ce176" table:formula="of:=IF(MID([.F11];6;1)&gt;MID([.F10];6;1);[.C10];[.C10]+1)" office:value-type="float" office:value="3">
            <text:p>3.00</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3.00</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4.00</text:p>
          </table:table-cell>
          <table:table-cell table:style-name="ce169" office:value-type="string">
            <text:p>FNC_SOC_SPC_MNG_01</text:p>
          </table:table-cell>
          <table:table-cell table:style-name="ce176" table:formula="of:=IF(MID([.F13];6;1)&gt;MID([.F12];6;1);[.C12];[.C12]+1)" office:value-type="float" office:value="4">
            <text:p>4.00</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4.00</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text:span><text:span text:style-name="T22">rude:</text:span><text:span text:style-name="T20"> all space has been changed to </text:span><text:span text:style-name="T20">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5.00</text:p>
          </table:table-cell>
          <table:table-cell table:style-name="ce169" office:value-type="string">
            <text:p>FNC_SOC_SPC_MNG_01</text:p>
          </table:table-cell>
          <table:table-cell table:style-name="ce176" table:formula="of:=IF(MID([.F15];6;1)&gt;MID([.F14];6;1);[.C14];[.C14]+1)" office:value-type="float" office:value="5">
            <text:p>5.00</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5.00</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ext:span><text:span text:style-name="T20">there:</text:span></text:p>
            <text:p><text:span text:style-name="T20">'</text:span><text:span text:style-name="T21">name of Space' </text:span><text:span text:style-name="T22">will be change follow </text:span><text:span text:style-name="T22">rude:</text:span><text:span text:style-name="T20"> only one space is kept if has more </text:span><text:span text:style-name="T20">than twos space by side and white space </text:span><text:span text:style-name="T20">has been 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6.00</text:p>
          </table:table-cell>
          <table:table-cell table:style-name="ce169" office:value-type="string">
            <text:p>FNC_SOC_SPC_MNG_01</text:p>
          </table:table-cell>
          <table:table-cell table:style-name="ce176" table:formula="of:=IF(MID([.F17];6;1)&gt;MID([.F16];6;1);[.C16];[.C16]+1)" office:value-type="float" office:value="6">
            <text:p>6.00</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6.00</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7.00</text:p>
          </table:table-cell>
          <table:table-cell table:style-name="ce169" office:value-type="string">
            <text:p>FNC_SOC_SPC_MNG_01</text:p>
          </table:table-cell>
          <table:table-cell table:style-name="ce176" table:formula="of:=IF(MID([.F19];6;1)&gt;MID([.F18];6;1);[.C18];[.C18]+1)" office:value-type="float" office:value="7">
            <text:p>7.00</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7.00</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8.00</text:p>
          </table:table-cell>
          <table:table-cell table:style-name="ce169" office:value-type="string">
            <text:p>FNC_SOC_SPC_MNG_01</text:p>
          </table:table-cell>
          <table:table-cell table:style-name="ce176" table:formula="of:=IF(MID([.F21];6;1)&gt;MID([.F20];6;1);[.C20];[.C20]+1)" office:value-type="float" office:value="8">
            <text:p>8.00</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8.00</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existing, </text:span><text:span text:style-name="T7">please select another 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9.00</text:p>
          </table:table-cell>
          <table:table-cell table:style-name="ce169" office:value-type="string">
            <text:p>FNC_SOC_SPC_MNG_01</text:p>
          </table:table-cell>
          <table:table-cell table:style-name="ce176" table:formula="of:=IF(MID([.F23];6;1)&gt;MID([.F22];6;1);[.C22];[.C22]+1)" office:value-type="float" office:value="9">
            <text:p>9.00</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9.00</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10.00</text:p>
          </table:table-cell>
          <table:table-cell table:style-name="ce169" office:value-type="string">
            <text:p>FNC_SOC_SPC_MNG_01</text:p>
          </table:table-cell>
          <table:table-cell table:style-name="ce176" table:formula="of:=IF(MID([.F25];6;1)&gt;MID([.F24];6;1);[.C24];[.C24]+1)" office:value-type="float" office:value="10">
            <text:p>10.0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10.0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11.00</text:p>
          </table:table-cell>
          <table:table-cell table:style-name="ce169" office:value-type="string">
            <text:p>FNC_SOC_SPC_MNG_01</text:p>
          </table:table-cell>
          <table:table-cell table:style-name="ce176" table:formula="of:=IF(MID([.F27];6;1)&gt;MID([.F26];6;1);[.C26];[.C26]+1)" office:value-type="float" office:value="11">
            <text:p>11.00</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11.00</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12.00</text:p>
          </table:table-cell>
          <table:table-cell table:style-name="ce169" office:value-type="string">
            <text:p>FNC_SOC_SPC_MNG_01</text:p>
          </table:table-cell>
          <table:table-cell table:style-name="ce176" table:formula="of:=IF(MID([.F29];6;1)&gt;MID([.F28];6;1);[.C28];[.C28]+1)" office:value-type="float" office:value="12">
            <text:p>12.00</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12.00</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13.00</text:p>
          </table:table-cell>
          <table:table-cell table:style-name="ce169" office:value-type="string">
            <text:p>FNC_SOC_SPC_MNG_01</text:p>
          </table:table-cell>
          <table:table-cell table:style-name="ce176" table:formula="of:=IF(MID([.F31];6;1)&gt;MID([.F30];6;1);[.C30];[.C30]+1)" office:value-type="float" office:value="13">
            <text:p>13.00</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13.00</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14.00</text:p>
          </table:table-cell>
          <table:table-cell table:style-name="ce171" office:value-type="string">
            <text:p>FNC_SOC_SPC_MNG_01</text:p>
          </table:table-cell>
          <table:table-cell table:style-name="ce178" table:formula="of:=IF(MID([.F33];6;1)&gt;MID([.F32];6;1);[.C32];[.C32]+1)" office:value-type="float" office:value="14">
            <text:p>14.00</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15.00</text:p>
          </table:table-cell>
          <table:table-cell table:style-name="ce171" office:value-type="string">
            <text:p>FNC_SOC_SPC_MNG_01</text:p>
          </table:table-cell>
          <table:table-cell table:style-name="ce178" table:formula="of:=IF(MID([.F36];6;1)&gt;MID([.F35];6;1);[.C35];[.C35]+1)" office:value-type="float" office:value="15">
            <text:p>15.00</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16.00</text:p>
          </table:table-cell>
          <table:table-cell table:style-name="ce171" office:value-type="string">
            <text:p>FNC_SOC_SPC_MNG_01</text:p>
          </table:table-cell>
          <table:table-cell table:style-name="ce178" table:formula="of:=IF(MID([.F39];6;1)&gt;MID([.F38];6;1);[.C38];[.C38]+1)" office:value-type="float" office:value="16">
            <text:p>16.00</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17.00</text:p>
          </table:table-cell>
          <table:table-cell table:style-name="ce169" office:value-type="string">
            <text:p>FNC_SOC_SPC_MNG_01</text:p>
          </table:table-cell>
          <table:table-cell table:style-name="ce176" table:formula="of:=IF(MID([.F42];6;1)&gt;MID([.F41];6;1);[.C41];[.C41]+1)" office:value-type="float" office:value="17">
            <text:p>17.00</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ext:span><text:span text:style-name="T24">the name of space, user can see some </text:span><text:span text:style-name="T24">icons: edit, delete and [Leave]. With other </text:span><text:span text:style-name="T24">user, only see</text:span><text:span text:style-name="T8"> [J</text:span><text:span text:style-name="T9">oin </text:span><text:span text:style-name="T8">] button to send </text:span><text:span text:style-name="T8">request to join in the Space</text:span></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18.00</text:p>
          </table:table-cell>
          <table:table-cell table:style-name="ce169" office:value-type="string">
            <text:p>FNC_SOC_SPC_MNG_01</text:p>
          </table:table-cell>
          <table:table-cell table:style-name="ce176" table:formula="of:=IF(MID([.F45];6;1)&gt;MID([.F44];6;1);[.C44];[.C44]+1)" office:value-type="float" office:value="18">
            <text:p>18.00</text:p>
          </table:table-cell>
          <table:table-cell table:style-name="ce181" office:value-type="string">
            <text:p>Social/space/Create a Space</text:p>
          </table:table-cell>
          <table:table-cell table:style-name="ce186" office:value-type="string">
            <text:p>Create new space<text:span text:style-name="T4"> with 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19.00</text:p>
          </table:table-cell>
          <table:table-cell table:style-name="ce169" office:value-type="string">
            <text:p>FNC_SOC_SPC_MNG_01</text:p>
          </table:table-cell>
          <table:table-cell table:style-name="ce176" table:formula="of:=IF(MID([.F51];6;1)&gt;MID([.F50];6;1);[.C50];[.C50]+1)" office:value-type="float" office:value="19">
            <text:p>19.00</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20.00</text:p>
          </table:table-cell>
          <table:table-cell table:style-name="ce169" office:value-type="string">
            <text:p>FNC_SOC_SPC_MNG_01</text:p>
          </table:table-cell>
          <table:table-cell table:style-name="ce176" table:formula="of:=IF(MID([.F57];6;1)&gt;MID([.F56];6;1);[.C56];[.C56]+1)" office:value-type="float" office:value="20">
            <text:p>20.0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21.00</text:p>
          </table:table-cell>
          <table:table-cell table:style-name="ce169" office:value-type="string">
            <text:p>FNC_SOC_SPC_MNG_01</text:p>
          </table:table-cell>
          <table:table-cell table:style-name="ce176" table:formula="of:=IF(MID([.F63];6;1)&gt;MID([.F62];6;1);[.C62];[.C62]+1)" office:value-type="float" office:value="21">
            <text:p>21.00</text:p>
          </table:table-cell>
          <table:table-cell table:style-name="ce181" office:value-type="string">
            <text:p>Social/space/Create a Space</text:p>
          </table:table-cell>
          <table:table-cell table:style-name="ce186" office:value-type="string">
            <text:p>Create new space<text:span text:style-name="T4"> with 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22.00</text:p>
          </table:table-cell>
          <table:table-cell table:style-name="ce169" office:value-type="string">
            <text:p>FNC_SOC_SPC_MNG_01</text:p>
          </table:table-cell>
          <table:table-cell table:style-name="ce176" table:formula="of:=IF(MID([.F69];6;1)&gt;MID([.F68];6;1);[.C68];[.C68]+1)" office:value-type="float" office:value="22">
            <text:p>22.00</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23.00</text:p>
          </table:table-cell>
          <table:table-cell table:style-name="ce169" office:value-type="string">
            <text:p>FNC_SOC_SPC_MNG_01</text:p>
          </table:table-cell>
          <table:table-cell table:style-name="ce176" table:formula="of:=IF(MID([.F75];6;1)&gt;MID([.F74];6;1);[.C74];[.C74]+1)" office:value-type="float" office:value="23">
            <text:p>23.00</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24.00</text:p>
          </table:table-cell>
          <table:table-cell table:style-name="ce169" office:value-type="string">
            <text:p>FNC_SOC_SPC_MNG_01</text:p>
          </table:table-cell>
          <table:table-cell table:style-name="ce176" table:formula="of:=IF(MID([.F81];6;1)&gt;MID([.F80];6;1);[.C80];[.C80]+1)" office:value-type="float" office:value="24">
            <text:p>24.00</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25.00</text:p>
          </table:table-cell>
          <table:table-cell table:style-name="ce169" office:value-type="string">
            <text:p>FNC_SOC_SPC_MNG_01</text:p>
          </table:table-cell>
          <table:table-cell table:style-name="ce176" table:formula="of:=IF(MID([.F87];6;1)&gt;MID([.F86];6;1);[.C86];[.C86]+1)" office:value-type="float" office:value="25">
            <text:p>25.00</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26.00</text:p>
          </table:table-cell>
          <table:table-cell table:style-name="ce169" office:value-type="string">
            <text:p>FNC_SOC_SPC_MNG_02</text:p>
          </table:table-cell>
          <table:table-cell table:style-name="ce175" office:value-type="float" office:value="1">
            <text:p>1.00</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27.00</text:p>
          </table:table-cell>
          <table:table-cell table:style-name="ce169" office:value-type="string">
            <text:p>FNC_SOC_SPC_MNG_02</text:p>
          </table:table-cell>
          <table:table-cell table:style-name="ce176" table:formula="of:=IF(MID([.F96];6;1)&gt;MID([.F95];6;1);[.C95];[.C95]+1)" office:value-type="float" office:value="2">
            <text:p>2.00</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28.00</text:p>
          </table:table-cell>
          <table:table-cell table:style-name="ce169" office:value-type="string">
            <text:p>FNC_SOC_SPC_MNG_02</text:p>
          </table:table-cell>
          <table:table-cell table:style-name="ce176" table:formula="of:=IF(MID([.F100];6;1)&gt;MID([.F99];6;1);[.C99];[.C99]+1)" office:value-type="float" office:value="3">
            <text:p>3.00</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29.00</text:p>
          </table:table-cell>
          <table:table-cell table:style-name="ce169" office:value-type="string">
            <text:p>FNC_SOC_SPC_MNG_02</text:p>
          </table:table-cell>
          <table:table-cell table:style-name="ce176" table:formula="of:=IF(MID([.F104];6;1)&gt;MID([.F103];6;1);[.C103];[.C103]+1)" office:value-type="float" office:value="4">
            <text:p>4.00</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30.00</text:p>
          </table:table-cell>
          <table:table-cell table:style-name="ce169" office:value-type="string">
            <text:p>FNC_SOC_SPC_MNG_02</text:p>
          </table:table-cell>
          <table:table-cell table:style-name="ce176" table:formula="of:=IF(MID([.F107];6;1)&gt;MID([.F106];6;1);[.C106];[.C106]+1)" office:value-type="float" office:value="5">
            <text:p>5.00</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existing on </text:span><text:span text:style-name="T25">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31.00</text:p>
          </table:table-cell>
          <table:table-cell table:style-name="ce169" office:value-type="string">
            <text:p>FNC_SOC_SPC_MNG_02</text:p>
          </table:table-cell>
          <table:table-cell table:style-name="ce176" table:formula="of:=IF(MID([.F115];6;1)&gt;MID([.F114];6;1);[.C114];[.C114]+1)" office:value-type="float" office:value="6">
            <text:p>6.00</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32.00</text:p>
          </table:table-cell>
          <table:table-cell table:style-name="ce169" office:value-type="string">
            <text:p>FNC_SOC_SPC_MNG_03</text:p>
          </table:table-cell>
          <table:table-cell table:style-name="ce175" office:value-type="float" office:value="1">
            <text:p>1.00</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33.00</text:p>
          </table:table-cell>
          <table:table-cell table:style-name="ce169" office:value-type="string">
            <text:p>FNC_SOC_SPC_MNG_03</text:p>
          </table:table-cell>
          <table:table-cell table:style-name="ce176" table:formula="of:=IF(MID([.F125];6;1)&gt;MID([.F124];6;1);[.C124];[.C124]+1)" office:value-type="float" office:value="2">
            <text:p>2.00</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34.00</text:p>
          </table:table-cell>
          <table:table-cell table:style-name="ce169" office:value-type="string">
            <text:p>FNC_SOC_SPC_MNG_03</text:p>
          </table:table-cell>
          <table:table-cell table:style-name="ce176" table:formula="of:=IF(MID([.F128];6;1)&gt;MID([.F127];6;1);[.C127];[.C127]+1)" office:value-type="float" office:value="3">
            <text:p>3.00</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35.00</text:p>
          </table:table-cell>
          <table:table-cell table:style-name="ce169" office:value-type="string">
            <text:p>FNC_SOC_SPC_MNG_03</text:p>
          </table:table-cell>
          <table:table-cell table:style-name="ce176" table:formula="of:=IF(MID([.F131];6;1)&gt;MID([.F130];6;1);[.C130];[.C130]+1)" office:value-type="float" office:value="4">
            <text:p>4.00</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36.00</text:p>
          </table:table-cell>
          <table:table-cell table:style-name="ce169" office:value-type="string">
            <text:p>FNC_SOC_SPC_MNG_04</text:p>
          </table:table-cell>
          <table:table-cell table:style-name="ce175" office:value-type="float" office:value="1">
            <text:p>1.00</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1.00</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37.00</text:p>
          </table:table-cell>
          <table:table-cell table:style-name="ce169" office:value-type="string">
            <text:p>FNC_SOC_SPC_MNG_04</text:p>
          </table:table-cell>
          <table:table-cell table:style-name="ce176" table:formula="of:=IF(MID([.F137];6;1)&gt;MID([.F136];6;1);[.C136];[.C136]+1)" office:value-type="float" office:value="2">
            <text:p>2.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2.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38.00</text:p>
          </table:table-cell>
          <table:table-cell table:style-name="ce169" office:value-type="string">
            <text:p>FNC_SOC_SPC_MNG_04</text:p>
          </table:table-cell>
          <table:table-cell table:style-name="ce176" table:formula="of:=IF(MID([.F139];6;1)&gt;MID([.F138];6;1);[.C138];[.C138]+1)" office:value-type="float" office:value="3">
            <text:p>3.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3.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7">
          <table:table-cell table:style-name="ce161" table:formula="of:=IF(MID([.F141];6;1)&gt;MID([.F140];6;1);&quot;&quot;;MAX([.A$7:.A140])+1)" office:value-type="float" office:value="39">
            <text:p>39.00</text:p>
          </table:table-cell>
          <table:table-cell table:style-name="ce170" office:value-type="string">
            <text:p>FNC_SOC_SPC_MNG_04</text:p>
          </table:table-cell>
          <table:table-cell table:style-name="ce177" table:formula="of:=IF(MID([.F141];6;1)&gt;MID([.F140];6;1);[.C140];[.C140]+1)" office:value-type="float" office:value="4">
            <text:p>4.00</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4.00</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8">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4.00</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4.00</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5];6;1)&gt;MID([.F144];6;1);&quot;&quot;;MAX([.A$7:.A144])+1)" office:value-type="float" office:value="40">
            <text:p>40.00</text:p>
          </table:table-cell>
          <table:table-cell table:style-name="ce170" office:value-type="string">
            <text:p>FNC_SOC_SPC_MNG_04</text:p>
          </table:table-cell>
          <table:table-cell table:style-name="ce177" table:formula="of:=IF(MID([.F145];6;1)&gt;MID([.F144];6;1);[.C144];[.C144]+1)" office:value-type="float" office:value="5">
            <text:p>5.00</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8];6;1)&gt;MID([.F147];6;1);&quot;&quot;;MAX([.A$7:.A147])+1)" office:value-type="float" office:value="41">
            <text:p>41.00</text:p>
          </table:table-cell>
          <table:table-cell table:style-name="ce170" office:value-type="string">
            <text:p>FNC_SOC_SPC_MNG_04</text:p>
          </table:table-cell>
          <table:table-cell table:style-name="ce177" table:formula="of:=IF(MID([.F148];6;1)&gt;MID([.F147];6;1);[.C147];[.C147]+1)" office:value-type="float" office:value="6">
            <text:p>6.00</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1];6;1)&gt;MID([.F150];6;1);&quot;&quot;;MAX([.A$7:.A150])+1)" office:value-type="float" office:value="42">
            <text:p>42.00</text:p>
          </table:table-cell>
          <table:table-cell table:style-name="ce170" office:value-type="string">
            <text:p>FNC_SOC_SPC_MNG_04</text:p>
          </table:table-cell>
          <table:table-cell table:style-name="ce177" table:formula="of:=IF(MID([.F151];6;1)&gt;MID([.F150];6;1);[.C150];[.C150]+1)" office:value-type="float" office:value="7">
            <text:p>7.00</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4];6;1)&gt;MID([.F153];6;1);&quot;&quot;;MAX([.A$7:.A153])+1)" office:value-type="float" office:value="43">
            <text:p>43.00</text:p>
          </table:table-cell>
          <table:table-cell table:style-name="ce170" office:value-type="string">
            <text:p>FNC_SOC_SPC_MNG_04</text:p>
          </table:table-cell>
          <table:table-cell table:style-name="ce177" table:formula="of:=IF(MID([.F154];6;1)&gt;MID([.F153];6;1);[.C153];[.C153]+1)" office:value-type="float" office:value="8">
            <text:p>8.00</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7];6;1)&gt;MID([.F156];6;1);&quot;&quot;;MAX([.A$7:.A156])+1)" office:value-type="float" office:value="44">
            <text:p>44.00</text:p>
          </table:table-cell>
          <table:table-cell table:style-name="ce170" office:value-type="string">
            <text:p>FNC_SOC_SPC_MNG_04</text:p>
          </table:table-cell>
          <table:table-cell table:style-name="ce177" table:formula="of:=IF(MID([.F157];6;1)&gt;MID([.F156];6;1);[.C156];[.C156]+1)" office:value-type="float" office:value="9">
            <text:p>9.00</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enter </text:span><text:span text:style-name="T30">a valid space name: alphabet, space and </text:span><text:span text:style-name="T30">digit 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60];6;1)&gt;MID([.F159];6;1);&quot;&quot;;MAX([.A$7:.A159])+1)" office:value-type="float" office:value="45">
            <text:p>45.00</text:p>
          </table:table-cell>
          <table:table-cell table:style-name="ce170" office:value-type="string">
            <text:p>FNC_SOC_SPC_MNG_04</text:p>
          </table:table-cell>
          <table:table-cell table:style-name="ce177" table:formula="of:=IF(MID([.F160];6;1)&gt;MID([.F159];6;1);[.C159];[.C159]+1)" office:value-type="float" office:value="10">
            <text:p>10.0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9">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text:span><text:span text:style-name="T31">length of the text in field "Name" must be </text:span><text:span text:style-name="T31">between "3" and "30" 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46.00</text:p>
          </table:table-cell>
          <table:table-cell table:style-name="ce169" office:value-type="string">
            <text:p>FNC_SOC_SPC_MNG_04</text:p>
          </table:table-cell>
          <table:table-cell table:style-name="ce176" table:formula="of:=IF(MID([.F163];6;1)&gt;MID([.F162];6;1);[.C162];[.C162]+1)" office:value-type="float" office:value="11">
            <text:p>11.00</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47.00</text:p>
          </table:table-cell>
          <table:table-cell table:style-name="ce169" office:value-type="string">
            <text:p>FNC_SOC_SPC_MNG_04</text:p>
          </table:table-cell>
          <table:table-cell table:style-name="ce176" table:formula="of:=IF(MID([.F167];6;1)&gt;MID([.F166];6;1);[.C166];[.C166]+1)" office:value-type="float" office:value="12">
            <text:p>12.00</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48.00</text:p>
          </table:table-cell>
          <table:table-cell table:style-name="ce169" office:value-type="string">
            <text:p>FNC_SOC_SPC_MNG_04</text:p>
          </table:table-cell>
          <table:table-cell table:style-name="ce176" table:formula="of:=IF(MID([.F171];6;1)&gt;MID([.F170];6;1);[.C170];[.C170]+1)" office:value-type="float" office:value="13">
            <text:p>13.00</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 in </text:span><text:span text:style-name="T7">field "Description" must be between "0" </text:span><text:span text:style-name="T7">and "255" 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49.00</text:p>
          </table:table-cell>
          <table:table-cell table:style-name="ce169" office:value-type="string">
            <text:p>FNC_SOC_SPC_MNG_04</text:p>
          </table:table-cell>
          <table:table-cell table:style-name="ce176" table:formula="of:=IF(MID([.F174];6;1)&gt;MID([.F173];6;1);[.C173];[.C173]+1)" office:value-type="float" office:value="14">
            <text:p>14.00</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50.00</text:p>
          </table:table-cell>
          <table:table-cell table:style-name="ce171" office:value-type="string">
            <text:p>FNC_SOC_SPC_MNG_04</text:p>
          </table:table-cell>
          <table:table-cell table:style-name="ce178" table:formula="of:=IF(MID([.F178];6;1)&gt;MID([.F177];6;1);[.C177];[.C177]+1)" office:value-type="float" office:value="15">
            <text:p>15.00</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51.00</text:p>
          </table:table-cell>
          <table:table-cell table:style-name="ce171" office:value-type="string">
            <text:p>FNC_SOC_SPC_MNG_04</text:p>
          </table:table-cell>
          <table:table-cell table:style-name="ce178" table:formula="of:=IF(MID([.F182];6;1)&gt;MID([.F181];6;1);[.C181];[.C181]+1)" office:value-type="float" office:value="16">
            <text:p>16.00</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52.00</text:p>
          </table:table-cell>
          <table:table-cell table:style-name="ce171" office:value-type="string">
            <text:p>FNC_SOC_SPC_MNG_04</text:p>
          </table:table-cell>
          <table:table-cell table:style-name="ce178" table:formula="of:=IF(MID([.F186];6;1)&gt;MID([.F185];6;1);[.C185];[.C185]+1)" office:value-type="float" office:value="17">
            <text:p>17.00</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53.00</text:p>
          </table:table-cell>
          <table:table-cell table:style-name="ce169" office:value-type="string">
            <text:p>FNC_SOC_SPC_MNG_04</text:p>
          </table:table-cell>
          <table:table-cell table:style-name="ce176" table:formula="of:=IF(MID([.F190];6;1)&gt;MID([.F189];6;1);[.C189];[.C189]+1)" office:value-type="float" office:value="18">
            <text:p>18.00</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text:span><text:span text:style-name="T14">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54.00</text:p>
          </table:table-cell>
          <table:table-cell table:style-name="ce169" office:value-type="string">
            <text:p>FNC_SOC_SPC_MNG_04</text:p>
          </table:table-cell>
          <table:table-cell table:style-name="ce176" table:formula="of:=IF(MID([.F193];6;1)&gt;MID([.F192];6;1);[.C192];[.C192]+1)" office:value-type="float" office:value="19">
            <text:p>19.00</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55.00</text:p>
          </table:table-cell>
          <table:table-cell table:style-name="ce169" office:value-type="string">
            <text:p>FNC_SOC_SPC_MNG_04</text:p>
          </table:table-cell>
          <table:table-cell table:style-name="ce176" table:formula="of:=IF(MID([.F196];6;1)&gt;MID([.F195];6;1);[.C195];[.C195]+1)" office:value-type="float" office:value="20">
            <text:p>20.0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56.00</text:p>
          </table:table-cell>
          <table:table-cell table:style-name="ce169" office:value-type="string">
            <text:p>FNC_SOC_SPC_MNG_04</text:p>
          </table:table-cell>
          <table:table-cell table:style-name="ce176" table:formula="of:=IF(MID([.F199];6;1)&gt;MID([.F198];6;1);[.C198];[.C198]+1)" office:value-type="float" office:value="21">
            <text:p>21.00</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57.00</text:p>
          </table:table-cell>
          <table:table-cell table:style-name="ce169" office:value-type="string">
            <text:p>FNC_SOC_SPC_MNG_04</text:p>
          </table:table-cell>
          <table:table-cell table:style-name="ce176" table:formula="of:=IF(MID([.F202];6;1)&gt;MID([.F201];6;1);[.C201];[.C201]+1)" office:value-type="float" office:value="22">
            <text:p>22.00</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58.00</text:p>
          </table:table-cell>
          <table:table-cell table:style-name="ce169" office:value-type="string">
            <text:p>FNC_SOC_SPC_MNG_04</text:p>
          </table:table-cell>
          <table:table-cell table:style-name="ce176" table:formula="of:=IF(MID([.F205];6;1)&gt;MID([.F204];6;1);[.C204];[.C204]+1)" office:value-type="float" office:value="23">
            <text:p>23.00</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59.00</text:p>
          </table:table-cell>
          <table:table-cell table:style-name="ce169" office:value-type="string">
            <text:p>FNC_SOC_SPC_MNG_04</text:p>
          </table:table-cell>
          <table:table-cell table:style-name="ce176" table:formula="of:=IF(MID([.F208];6;1)&gt;MID([.F207];6;1);[.C207];[.C207]+1)" office:value-type="float" office:value="24">
            <text:p>24.00</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60.00</text:p>
          </table:table-cell>
          <table:table-cell table:style-name="ce169" office:value-type="string">
            <text:p>FNC_SOC_SPC_MNG_04</text:p>
          </table:table-cell>
          <table:table-cell table:style-name="ce176" table:formula="of:=IF(MID([.F211];6;1)&gt;MID([.F210];6;1);[.C210];[.C210]+1)" office:value-type="float" office:value="25">
            <text:p>25.00</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61.00</text:p>
          </table:table-cell>
          <table:table-cell table:style-name="ce171" office:value-type="string">
            <text:p>FNC_SOC_SPC_MNG_04</text:p>
          </table:table-cell>
          <table:table-cell table:style-name="ce178" table:formula="of:=IF(MID([.F214];6;1)&gt;MID([.F213];6;1);[.C213];[.C213]+1)" office:value-type="float" office:value="26">
            <text:p>26.00</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62.00</text:p>
          </table:table-cell>
          <table:table-cell table:style-name="ce171" office:value-type="string">
            <text:p>FNC_SOC_SPC_MNG_04</text:p>
          </table:table-cell>
          <table:table-cell table:style-name="ce178" table:formula="of:=IF(MID([.F219];6;1)&gt;MID([.F218];6;1);[.C218];[.C218]+1)" office:value-type="float" office:value="27">
            <text:p>27.00</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63.00</text:p>
          </table:table-cell>
          <table:table-cell table:style-name="ce169" office:value-type="string">
            <text:p>FNC_SOC_SPC_MNG_04</text:p>
          </table:table-cell>
          <table:table-cell table:style-name="ce176" table:formula="of:=IF(MID([.F224];6;1)&gt;MID([.F223];6;1);[.C223];[.C223]+1)" office:value-type="float" office:value="28">
            <text:p>28.00</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64.00</text:p>
          </table:table-cell>
          <table:table-cell table:style-name="ce169" office:value-type="string">
            <text:p>FNC_SOC_SPC_MNG_04</text:p>
          </table:table-cell>
          <table:table-cell table:style-name="ce176" table:formula="of:=IF(MID([.F229];6;1)&gt;MID([.F228];6;1);[.C228];[.C228]+1)" office:value-type="float" office:value="29">
            <text:p>29.00</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he file </text:span><text:span text:style-name="T31">uploaded is not a supported file type. </text:span><text:span text:style-name="T31">Please use .png or .jpg 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65.00</text:p>
          </table:table-cell>
          <table:table-cell table:style-name="ce169" office:value-type="string">
            <text:p>FNC_SOC_SPC_MNG_04</text:p>
          </table:table-cell>
          <table:table-cell table:style-name="ce176" table:formula="of:=IF(MID([.F233];6;1)&gt;MID([.F232];6;1);[.C232];[.C232]+1)" office:value-type="float" office:value="30">
            <text:p>30.0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66.00</text:p>
          </table:table-cell>
          <table:table-cell table:style-name="ce169" office:value-type="string">
            <text:p>FNC_SOC_SPC_MNG_04</text:p>
          </table:table-cell>
          <table:table-cell table:style-name="ce176" table:formula="of:=IF(MID([.F238];6;1)&gt;MID([.F237];6;1);[.C237];[.C237]+1)" office:value-type="float" office:value="31">
            <text:p>31.00</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must be </text:span><text:span text:style-name="T7">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67.00</text:p>
          </table:table-cell>
          <table:table-cell table:style-name="ce169" office:value-type="string">
            <text:p>FNC_SOC_SPC_MNG_04</text:p>
          </table:table-cell>
          <table:table-cell table:style-name="ce176" table:formula="of:=IF(MID([.F242];6;1)&gt;MID([.F241];6;1);[.C241];[.C241]+1)" office:value-type="float" office:value="32">
            <text:p>32.00</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68.00</text:p>
          </table:table-cell>
          <table:table-cell table:style-name="ce169" office:value-type="string">
            <text:p>FNC_SOC_SPC_MNG_04</text:p>
          </table:table-cell>
          <table:table-cell table:style-name="ce176" table:formula="of:=IF(MID([.F246];6;1)&gt;MID([.F245];6;1);[.C245];[.C245]+1)" office:value-type="float" office:value="33">
            <text:p>33.00</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69.00</text:p>
          </table:table-cell>
          <table:table-cell table:style-name="ce169" office:value-type="string">
            <text:p>FNC_SOC_SPC_MNG_05</text:p>
          </table:table-cell>
          <table:table-cell table:style-name="ce176" office:value-type="float" office:value="1">
            <text:p>1.00</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1.00</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60">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row>
        <table:table-row table:style-name="ro36">
          <table:table-cell table:style-name="ce176"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3">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1.00</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6">
          <table:table-cell table:style-name="ce160" table:formula="of:=IF(MID([.F9];6;1)&gt;MID([.F8];6;1);&quot;&quot;;MAX([.A$7:.A8])+1)" office:value-type="float" office:value="2">
            <text:p>2.00</text:p>
          </table:table-cell>
          <table:table-cell table:style-name="ce268" office:value-type="string">
            <text:p>FNC_SOC_SPC_SER_06</text:p>
          </table:table-cell>
          <table:table-cell table:style-name="ce176"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2.00</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1];6;1)&gt;MID([.F10];6;1);&quot;&quot;;MAX([.A$7:.A10])+1)" office:value-type="float" office:value="3">
            <text:p>3.00</text:p>
          </table:table-cell>
          <table:table-cell table:style-name="ce268" office:value-type="string">
            <text:p>FNC_SOC_SPC_SER_06</text:p>
          </table:table-cell>
          <table:table-cell table:style-name="ce176"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3.00</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3];6;1)&gt;MID([.F12];6;1);&quot;&quot;;MAX([.A$7:.A12])+1)" office:value-type="float" office:value="4">
            <text:p>4.00</text:p>
          </table:table-cell>
          <table:table-cell table:style-name="ce268" office:value-type="string">
            <text:p>FNC_SOC_SPC_SER_06</text:p>
          </table:table-cell>
          <table:table-cell table:style-name="ce176"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4.00</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5];6;1)&gt;MID([.F14];6;1);&quot;&quot;;MAX([.A$7:.A14])+1)" office:value-type="float" office:value="5">
            <text:p>5.00</text:p>
          </table:table-cell>
          <table:table-cell table:style-name="ce268" office:value-type="string">
            <text:p>FNC_SOC_SPC_SER_06</text:p>
          </table:table-cell>
          <table:table-cell table:style-name="ce176"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5.00</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7];6;1)&gt;MID([.F16];6;1);&quot;&quot;;MAX([.A$7:.A16])+1)" office:value-type="float" office:value="6">
            <text:p>6.00</text:p>
          </table:table-cell>
          <table:table-cell table:style-name="ce268" office:value-type="string">
            <text:p>FNC_SOC_SPC_SER_06</text:p>
          </table:table-cell>
          <table:table-cell table:style-name="ce176"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6.00</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9];6;1)&gt;MID([.F18];6;1);&quot;&quot;;MAX([.A$7:.A18])+1)" office:value-type="float" office:value="7">
            <text:p>7.00</text:p>
          </table:table-cell>
          <table:table-cell table:style-name="ce268" office:value-type="string">
            <text:p>FNC_SOC_SPC_SER_06</text:p>
          </table:table-cell>
          <table:table-cell table:style-name="ce176"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7.00</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1];6;1)&gt;MID([.F20];6;1);&quot;&quot;;MAX([.A$7:.A20])+1)" office:value-type="float" office:value="8">
            <text:p>8.00</text:p>
          </table:table-cell>
          <table:table-cell table:style-name="ce268" office:value-type="string">
            <text:p>FNC_SOC_SPC_SER_06</text:p>
          </table:table-cell>
          <table:table-cell table:style-name="ce176"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8.00</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3];6;1)&gt;MID([.F22];6;1);&quot;&quot;;MAX([.A$7:.A22])+1)" office:value-type="float" office:value="9">
            <text:p>9.00</text:p>
          </table:table-cell>
          <table:table-cell table:style-name="ce268" office:value-type="string">
            <text:p>FNC_SOC_SPC_SER_06</text:p>
          </table:table-cell>
          <table:table-cell table:style-name="ce176"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9.00</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5];6;1)&gt;MID([.F24];6;1);&quot;&quot;;MAX([.A$7:.A24])+1)" office:value-type="float" office:value="10">
            <text:p>10.00</text:p>
          </table:table-cell>
          <table:table-cell table:style-name="ce268" office:value-type="string">
            <text:p>FNC_SOC_SPC_SER_06</text:p>
          </table:table-cell>
          <table:table-cell table:style-name="ce176" table:formula="of:=IF(MID([.F25];6;1)&gt;MID([.F24];6;1);[.C24];[.C24]+1)" office:value-type="float" office:value="10">
            <text:p>10.0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29];6;1)&gt;MID([.F28];6;1);&quot;&quot;;MAX([.A$7:.A28])+1)" office:value-type="float" office:value="11">
            <text:p>11.00</text:p>
          </table:table-cell>
          <table:table-cell table:style-name="ce268" office:value-type="string">
            <text:p>FNC_SOC_SPC_SER_06</text:p>
          </table:table-cell>
          <table:table-cell table:style-name="ce176" table:formula="of:=IF(MID([.F29];6;1)&gt;MID([.F28];6;1);[.C28];[.C28]+1)" office:value-type="float" office:value="11">
            <text:p>11.00</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show </text:span><text:span text:style-name="T26">icon of next, previous, back 10 pages, </text:span><text:span text:style-name="T26">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4];6;1)&gt;MID([.F33];6;1);&quot;&quot;;MAX([.A$7:.A33])+1)" office:value-type="float" office:value="12">
            <text:p>12.00</text:p>
          </table:table-cell>
          <table:table-cell table:style-name="ce268" office:value-type="string">
            <text:p>FNC_SOC_SPC_SER_06</text:p>
          </table:table-cell>
          <table:table-cell table:style-name="ce176" table:formula="of:=IF(MID([.F34];6;1)&gt;MID([.F33];6;1);[.C33];[.C33]+1)" office:value-type="float" office:value="12">
            <text:p>12.00</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9];6;1)&gt;MID([.F38];6;1);&quot;&quot;;MAX([.A$7:.A38])+1)" office:value-type="float" office:value="13">
            <text:p>13.00</text:p>
          </table:table-cell>
          <table:table-cell table:style-name="ce268" office:value-type="string">
            <text:p>FNC_SOC_SPC_SER_06</text:p>
          </table:table-cell>
          <table:table-cell table:style-name="ce176" table:formula="of:=IF(MID([.F39];6;1)&gt;MID([.F38];6;1);[.C38];[.C38]+1)" office:value-type="float" office:value="13">
            <text:p>13.00</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8">
          <table:table-cell table:style-name="ce260"/>
          <table:table-cell table:style-name="ce268" office:value-type="string">
            <text:p>FNC_SOC_SPC_SER_06</text:p>
          </table:table-cell>
          <table:table-cell table:style-name="ce176" table:formula="of:=IF(MID([.F43];6;1)&gt;MID([.F42];6;1);[.C42];[.C42]+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159" office:value-type="float" office:value="1">
            <text:p>1.00</text:p>
          </table:table-cell>
          <table:table-cell table:style-name="ce169" office:value-type="string">
            <text:p>FNC_SOC_SPC_MEM_07</text:p>
          </table:table-cell>
          <table:table-cell table:style-name="ce174" office:value-type="float" office:value="1">
            <text:p>1.00</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38">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41">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33">
          <table:table-cell table:style-name="ce160" table:formula="of:=IF(MID([.F10];6;1)&gt;MID([.F9];6;1);&quot;&quot;;MAX([.A$7:.A9])+1)" office:value-type="float" office:value="2">
            <text:p>2.00</text:p>
          </table:table-cell>
          <table:table-cell table:style-name="ce169" office:value-type="string">
            <text:p>FNC_SOC_SPC_MEM_07</text:p>
          </table:table-cell>
          <table:table-cell table:style-name="ce176" table:formula="of:=IF(MID([.F10];6;1)&gt;MID([.F9];6;1);[.C9];[.C9]+1)" office:value-type="float" office:value="2">
            <text:p>2.00</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3];6;1)&gt;MID([.F12];6;1);&quot;&quot;;MAX([.A$7:.A12])+1)" office:value-type="float" office:value="3">
            <text:p>3.00</text:p>
          </table:table-cell>
          <table:table-cell table:style-name="ce169" office:value-type="string">
            <text:p>FNC_SOC_SPC_MEM_07</text:p>
          </table:table-cell>
          <table:table-cell table:style-name="ce176" table:formula="of:=IF(MID([.F13];6;1)&gt;MID([.F12];6;1);[.C12];[.C12]+1)" office:value-type="float" office:value="3">
            <text:p>3.00</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6];6;1)&gt;MID([.F15];6;1);&quot;&quot;;MAX([.A$7:.A15])+1)" office:value-type="float" office:value="4">
            <text:p>4.00</text:p>
          </table:table-cell>
          <table:table-cell table:style-name="ce169" office:value-type="string">
            <text:p>FNC_SOC_SPC_MEM_07</text:p>
          </table:table-cell>
          <table:table-cell table:style-name="ce176" table:formula="of:=IF(MID([.F16];6;1)&gt;MID([.F15];6;1);[.C15];[.C15]+1)" office:value-type="float" office:value="4">
            <text:p>4.00</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4.00</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4.00</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he </text:span><text:span text:style-name="T25">Space and select space settings 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19];6;1)&gt;MID([.F18];6;1);&quot;&quot;;MAX([.A$7:.A18])+1)" office:value-type="float" office:value="5">
            <text:p>5.00</text:p>
          </table:table-cell>
          <table:table-cell table:style-name="ce169" office:value-type="string">
            <text:p>FNC_SOC_SPC_MEM_07</text:p>
          </table:table-cell>
          <table:table-cell table:style-name="ce176" table:formula="of:=IF(MID([.F19];6;1)&gt;MID([.F18];6;1);[.C18];[.C18]+1)" office:value-type="float" office:value="5">
            <text:p>5.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2];6;1)&gt;MID([.F21];6;1);&quot;&quot;;MAX([.A$7:.A21])+1)" office:value-type="float" office:value="6">
            <text:p>6.00</text:p>
          </table:table-cell>
          <table:table-cell table:style-name="ce169" office:value-type="string">
            <text:p>FNC_SOC_SPC_MEM_07</text:p>
          </table:table-cell>
          <table:table-cell table:style-name="ce176" table:formula="of:=IF(MID([.F22];6;1)&gt;MID([.F21];6;1);[.C21];[.C21]+1)" office:value-type="float" office:value="6">
            <text:p>6.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61">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5];6;1)&gt;MID([.F24];6;1);&quot;&quot;;MAX([.A$7:.A24])+1)" office:value-type="float" office:value="7">
            <text:p>7.00</text:p>
          </table:table-cell>
          <table:table-cell table:style-name="ce169" office:value-type="string">
            <text:p>FNC_SOC_SPC_MEM_07</text:p>
          </table:table-cell>
          <table:table-cell table:style-name="ce176" table:formula="of:=IF(MID([.F25];6;1)&gt;MID([.F24];6;1);[.C24];[.C24]+1)" office:value-type="float" office:value="7">
            <text:p>7.00</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8];6;1)&gt;MID([.F27];6;1);&quot;&quot;;MAX([.A$7:.A27])+1)" office:value-type="float" office:value="8">
            <text:p>8.00</text:p>
          </table:table-cell>
          <table:table-cell table:style-name="ce169" office:value-type="string">
            <text:p>FNC_SOC_SPC_MEM_07</text:p>
          </table:table-cell>
          <table:table-cell table:style-name="ce176" table:formula="of:=IF(MID([.F28];6;1)&gt;MID([.F27];6;1);[.C27];[.C27]+1)" office:value-type="float" office:value="8">
            <text:p>8.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1];6;1)&gt;MID([.F30];6;1);&quot;&quot;;MAX([.A$7:.A30])+1)" office:value-type="float" office:value="9">
            <text:p>9.00</text:p>
          </table:table-cell>
          <table:table-cell table:style-name="ce169" office:value-type="string">
            <text:p>FNC_SOC_SPC_MEM_07</text:p>
          </table:table-cell>
          <table:table-cell table:style-name="ce176" table:formula="of:=IF(MID([.F31];6;1)&gt;MID([.F30];6;1);[.C30];[.C30]+1)" office:value-type="float" office:value="9">
            <text:p>9.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4];6;1)&gt;MID([.F33];6;1);&quot;&quot;;MAX([.A$7:.A33])+1)" office:value-type="float" office:value="10">
            <text:p>10.00</text:p>
          </table:table-cell>
          <table:table-cell table:style-name="ce169" office:value-type="string">
            <text:p>FNC_SOC_SPC_MEM_07</text:p>
          </table:table-cell>
          <table:table-cell table:style-name="ce176" table:formula="of:=IF(MID([.F34];6;1)&gt;MID([.F33];6;1);[.C33];[.C33]+1)" office:value-type="float" office:value="10">
            <text:p>10.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37];6;1)&gt;MID([.F36];6;1);&quot;&quot;;MAX([.A$7:.A36])+1)" office:value-type="float" office:value="11">
            <text:p>11.00</text:p>
          </table:table-cell>
          <table:table-cell table:style-name="ce169" office:value-type="string">
            <text:p>FNC_SOC_SPC_MEM_07</text:p>
          </table:table-cell>
          <table:table-cell table:style-name="ce176" table:formula="of:=IF(MID([.F37];6;1)&gt;MID([.F36];6;1);[.C36];[.C36]+1)" office:value-type="float" office:value="11">
            <text:p>11.00</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0" office:value-type="string">
            <text:p>Sending the invitation successfully. Root automatic become a member of space</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1">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0];6;1)&gt;MID([.F39];6;1);&quot;&quot;;MAX([.A$7:.A39])+1)" office:value-type="float" office:value="12">
            <text:p>12.00</text:p>
          </table:table-cell>
          <table:table-cell table:style-name="ce169" office:value-type="string">
            <text:p>FNC_SOC_SPC_MEM_07</text:p>
          </table:table-cell>
          <table:table-cell table:style-name="ce176" table:formula="of:=IF(MID([.F40];6;1)&gt;MID([.F39];6;1);[.C39];[.C39]+1)" office:value-type="float" office:value="12">
            <text:p>12.00</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12.00</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2];6;1)&gt;MID([.F41];6;1);&quot;&quot;;MAX([.A$7:.A41])+1)" office:value-type="float" office:value="13">
            <text:p>13.00</text:p>
          </table:table-cell>
          <table:table-cell table:style-name="ce169" office:value-type="string">
            <text:p>FNC_SOC_SPC_MEM_07</text:p>
          </table:table-cell>
          <table:table-cell table:style-name="ce176" table:formula="of:=IF(MID([.F42];6;1)&gt;MID([.F41];6;1);[.C41];[.C41]+1)" office:value-type="float" office:value="13">
            <text:p>13.00</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Invited user successfully</text:p>
            <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0">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0"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5];6;1)&gt;MID([.F44];6;1);&quot;&quot;;MAX([.A$7:.A44])+1)" office:value-type="float" office:value="14">
            <text:p>14.00</text:p>
          </table:table-cell>
          <table:table-cell table:style-name="ce169" office:value-type="string">
            <text:p>FNC_SOC_SPC_MEM_07</text:p>
          </table:table-cell>
          <table:table-cell table:style-name="ce176" table:formula="of:=IF(MID([.F45];6;1)&gt;MID([.F43];6;1);[.C43];[.C43]+1)" office:value-type="float" office:value="14">
            <text:p>14.00</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14.00</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7];6;1)&gt;MID([.F46];6;1);&quot;&quot;;MAX([.A$7:.A46])+1)" office:value-type="float" office:value="15">
            <text:p>15.00</text:p>
          </table:table-cell>
          <table:table-cell table:style-name="ce169" office:value-type="string">
            <text:p>FNC_SOC_SPC_MEM_07</text:p>
          </table:table-cell>
          <table:table-cell table:style-name="ce176" table:formula="of:=IF(MID([.F47];6;1)&gt;MID([.F46];6;1);[.C46];[.C46]+1)" office:value-type="float" office:value="15">
            <text:p>15.00</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15.00</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9];6;1)&gt;MID([.F48];6;1);&quot;&quot;;MAX([.A$7:.A48])+1)" office:value-type="float" office:value="16">
            <text:p>16.00</text:p>
          </table:table-cell>
          <table:table-cell table:style-name="ce169" office:value-type="string">
            <text:p>FNC_SOC_SPC_MEM_07</text:p>
          </table:table-cell>
          <table:table-cell table:style-name="ce176" table:formula="of:=IF(MID([.F49];6;1)&gt;MID([.F48];6;1);[.C48];[.C48]+1)" office:value-type="float" office:value="16">
            <text:p>16.00</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16.00</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1];6;1)&gt;MID([.F50];6;1);&quot;&quot;;MAX([.A$7:.A50])+1)" office:value-type="float" office:value="17">
            <text:p>17.00</text:p>
          </table:table-cell>
          <table:table-cell table:style-name="ce169" office:value-type="string">
            <text:p>FNC_SOC_SPC_MEM_07</text:p>
          </table:table-cell>
          <table:table-cell table:style-name="ce176" table:formula="of:=IF(MID([.F51];6;1)&gt;MID([.F50];6;1);[.C50];[.C50]+1)" office:value-type="float" office:value="17">
            <text:p>17.00</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17.00</text:p>
          </table:table-cell>
          <table:table-cell table:style-name="ce181" office:value-type="string">
            <text:p>Social/space/Member Community/invite</text:p>
          </table:table-cell>
          <table:table-cell table:style-name="ce194" office:value-type="string">
            <text:p><text:span text:style-name="T8">Send invitation to multi-users including </text:span><text:span text:style-name="T8">users are </text:span><text:span text:style-name="T9">existing in inviting list</text:span></text:p>
          </table:table-cell>
          <table:table-cell table:style-name="ce202" office:value-type="string">
            <text:p>Step 2: <text:span text:style-name="T8">Send invitation to multi-users </text:span><text:span text:style-name="T8">including users are </text:span><text:span text:style-name="T9">existing in 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3];6;1)&gt;MID([.F52];6;1);&quot;&quot;;MAX([.A$7:.A52])+1)" office:value-type="float" office:value="18">
            <text:p>18.00</text:p>
          </table:table-cell>
          <table:table-cell table:style-name="ce169" office:value-type="string">
            <text:p>FNC_SOC_SPC_MEM_07</text:p>
          </table:table-cell>
          <table:table-cell table:style-name="ce176" table:formula="of:=IF(MID([.F53];6;1)&gt;MID([.F52];6;1);[.C52];[.C52]+1)" office:value-type="float" office:value="18">
            <text:p>18.00</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18.00</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5];6;1)&gt;MID([.F54];6;1);&quot;&quot;;MAX([.A$7:.A54])+1)" office:value-type="float" office:value="19">
            <text:p>19.00</text:p>
          </table:table-cell>
          <table:table-cell table:style-name="ce169" office:value-type="string">
            <text:p>FNC_SOC_SPC_MEM_07</text:p>
          </table:table-cell>
          <table:table-cell table:style-name="ce176" table:formula="of:=IF(MID([.F55];6;1)&gt;MID([.F54];6;1);[.C54];[.C54]+1)" office:value-type="float" office:value="19">
            <text:p>19.00</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56">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19.00</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7];6;1)&gt;MID([.F56];6;1);&quot;&quot;;MAX([.A$7:.A56])+1)" office:value-type="float" office:value="20">
            <text:p>20.00</text:p>
          </table:table-cell>
          <table:table-cell table:style-name="ce169" office:value-type="string">
            <text:p>FNC_SOC_SPC_MEM_07</text:p>
          </table:table-cell>
          <table:table-cell table:style-name="ce176" table:formula="of:=IF(MID([.F57];6;1)&gt;MID([.F56];6;1);[.C56];[.C56]+1)" office:value-type="float" office:value="20">
            <text:p>20.0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20.0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9];6;1)&gt;MID([.F58];6;1);&quot;&quot;;MAX([.A$7:.A58])+1)" office:value-type="float" office:value="21">
            <text:p>21.00</text:p>
          </table:table-cell>
          <table:table-cell table:style-name="ce169" office:value-type="string">
            <text:p>FNC_SOC_SPC_MEM_07</text:p>
          </table:table-cell>
          <table:table-cell table:style-name="ce176" table:formula="of:=IF(MID([.F59];6;1)&gt;MID([.F58];6;1);[.C58];[.C58]+1)" office:value-type="float" office:value="21">
            <text:p>21.00</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7">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21.00</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1" office:value-type="string">
            <text:p><text:span text:style-name="T24">- Show warming message:</text:span><text:span text:style-name="T34"> “the field </text:span><text:span text:style-name="T34">“user” is required”</text:span></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3">
          <table:table-cell table:style-name="ce160" table:formula="of:=IF(MID([.F61];6;1)&gt;MID([.F60];6;1);&quot;&quot;;MAX([.A$7:.A60])+1)" office:value-type="float" office:value="22">
            <text:p>22.00</text:p>
          </table:table-cell>
          <table:table-cell table:style-name="ce169" office:value-type="string">
            <text:p>FNC_SOC_SPC_MEM_07</text:p>
          </table:table-cell>
          <table:table-cell table:style-name="ce176" table:formula="of:=IF(MID([.F61];6;1)&gt;MID([.F60];6;1);[.C60];[.C60]+1)" office:value-type="float" office:value="22">
            <text:p>22.00</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4];6;1)&gt;MID([.F63];6;1);&quot;&quot;;MAX([.A$7:.A63])+1)" office:value-type="float" office:value="23">
            <text:p>23.00</text:p>
          </table:table-cell>
          <table:table-cell table:style-name="ce169" office:value-type="string">
            <text:p>FNC_SOC_SPC_MEM_07</text:p>
          </table:table-cell>
          <table:table-cell table:style-name="ce176" table:formula="of:=IF(MID([.F64];6;1)&gt;MID([.F63];6;1);[.C63];[.C63]+1)" office:value-type="float" office:value="23">
            <text:p>23.00</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44">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Cancel] </text:span><text:span text:style-name="T8">button be changed to [Request to Join] </text:span><text:span text:style-name="T8">button</text:span></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7];6;1)&gt;MID([.F66];6;1);&quot;&quot;;MAX([.A$7:.A66])+1)" office:value-type="float" office:value="24">
            <text:p>24.00</text:p>
          </table:table-cell>
          <table:table-cell table:style-name="ce169" office:value-type="string">
            <text:p>FNC_SOC_SPC_MEM_07</text:p>
          </table:table-cell>
          <table:table-cell table:style-name="ce176" table:formula="of:=IF(MID([.F67];6;1)&gt;MID([.F66];6;1);[.C66];[.C66]+1)" office:value-type="float" office:value="24">
            <text:p>24.00</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icon</text:span></text:p>
          </table:table-cell>
          <table:table-cell table:style-name="ce202" office:value-type="string">
            <text:p>- Invited user is removed from list pending user and added into list of member</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71];6;1)&gt;MID([.F70];6;1);&quot;&quot;;MAX([.A$7:.A70])+1)" office:value-type="float" office:value="25">
            <text:p>25.00</text:p>
          </table:table-cell>
          <table:table-cell table:style-name="ce169" office:value-type="string">
            <text:p>FNC_SOC_SPC_MEM_07</text:p>
          </table:table-cell>
          <table:table-cell table:style-name="ce176" table:formula="of:=IF(MID([.F71];6;1)&gt;MID([.F70];6;1);[.C70];[.C70]+1)" office:value-type="float" office:value="25">
            <text:p>25.00</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4];6;1)&gt;MID([.F73];6;1);&quot;&quot;;MAX([.A$7:.A73])+1)" office:value-type="float" office:value="26">
            <text:p>26.00</text:p>
          </table:table-cell>
          <table:table-cell table:style-name="ce169" office:value-type="string">
            <text:p>FNC_SOC_SPC_MEM_07</text:p>
          </table:table-cell>
          <table:table-cell table:style-name="ce176" table:formula="of:=IF(MID([.F74];6;1)&gt;MID([.F73];6;1);[.C73];[.C73]+1)" office:value-type="float" office:value="26">
            <text:p>26.00</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7];6;1)&gt;MID([.F76];6;1);&quot;&quot;;MAX([.A$7:.A76])+1)" office:value-type="float" office:value="27">
            <text:p>27.00</text:p>
          </table:table-cell>
          <table:table-cell table:style-name="ce169" office:value-type="string">
            <text:p>FNC_SOC_SPC_MEM_07</text:p>
          </table:table-cell>
          <table:table-cell table:style-name="ce176" table:formula="of:=IF(MID([.F77];6;1)&gt;MID([.F76];6;1);[.C76];[.C76]+1)" office:value-type="float" office:value="27">
            <text:p>27.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0];6;1)&gt;MID([.F79];6;1);&quot;&quot;;MAX([.A$7:.A79])+1)" office:value-type="float" office:value="28">
            <text:p>28.00</text:p>
          </table:table-cell>
          <table:table-cell table:style-name="ce169" office:value-type="string">
            <text:p>FNC_SOC_SPC_MEM_07</text:p>
          </table:table-cell>
          <table:table-cell table:style-name="ce176" table:formula="of:=IF(MID([.F80];6;1)&gt;MID([.F79];6;1);[.C79];[.C79]+1)" office:value-type="float" office:value="28">
            <text:p>28.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28.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2" office:value-type="string">
            <text:p>Don't see any button to send request. Only manager of space can send invitation to user</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2];6;1)&gt;MID([.F81];6;1);&quot;&quot;;MAX([.A$7:.A81])+1)" office:value-type="float" office:value="29">
            <text:p>29.00</text:p>
          </table:table-cell>
          <table:table-cell table:style-name="ce169" office:value-type="string">
            <text:p>FNC_SOC_SPC_MEM_07</text:p>
          </table:table-cell>
          <table:table-cell table:style-name="ce176" table:formula="of:=IF(MID([.F82];6;1)&gt;MID([.F81];6;1);[.C81];[.C81]+1)" office:value-type="float" office:value="29">
            <text:p>29.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29.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4];6;1)&gt;MID([.F83];6;1);&quot;&quot;;MAX([.A$7:.A83])+1)" office:value-type="float" office:value="30">
            <text:p>30.00</text:p>
          </table:table-cell>
          <table:table-cell table:style-name="ce169" office:value-type="string">
            <text:p>FNC_SOC_SPC_MEM_07</text:p>
          </table:table-cell>
          <table:table-cell table:style-name="ce176" table:formula="of:=IF(MID([.F84];6;1)&gt;MID([.F83];6;1);[.C83];[.C83]+1)" office:value-type="float" office:value="30">
            <text:p>30.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30.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6];6;1)&gt;MID([.F85];6;1);&quot;&quot;;MAX([.A$7:.A85])+1)" office:value-type="float" office:value="31">
            <text:p>31.00</text:p>
          </table:table-cell>
          <table:table-cell table:style-name="ce169" office:value-type="string">
            <text:p>FNC_SOC_SPC_MEM_07</text:p>
          </table:table-cell>
          <table:table-cell table:style-name="ce176" table:formula="of:=IF(MID([.F86];6;1)&gt;MID([.F85];6;1);[.C85];[.C85]+1)" office:value-type="float" office:value="31">
            <text:p>31.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31.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8];6;1)&gt;MID([.F87];6;1);&quot;&quot;;MAX([.A$7:.A87])+1)" office:value-type="float" office:value="32">
            <text:p>32.00</text:p>
          </table:table-cell>
          <table:table-cell table:style-name="ce169" office:value-type="string">
            <text:p>FNC_SOC_SPC_MEM_07</text:p>
          </table:table-cell>
          <table:table-cell table:style-name="ce176" table:formula="of:=IF(MID([.F88];6;1)&gt;MID([.F87];6;1);[.C87];[.C87]+1)" office:value-type="float" office:value="32">
            <text:p>32.00</text:p>
          </table:table-cell>
          <table:table-cell table:style-name="ce181" office:value-type="string">
            <text:p>Social/space/Member Community/invite</text:p>
          </table:table-cell>
          <table:table-cell table:style-name="ce193" office:value-type="string">
            <text:p>Add user into Space group</text:p>
          </table:table-cell>
          <table:table-cell table:style-name="ce202" office:value-type="string">
            <text:p>Step 1: Create a new Space</text:p>
          </table:table-cell>
          <table:table-cell table:style-name="ce297"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89];6;1)&gt;MID([.F88];6;1);[.C88];[.C88]+1)" office:value-type="float" office:value="32">
            <text:p>32.00</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style-name="ce315" table:number-columns-repeated="2"/>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32.00</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1];6;1)&gt;MID([.F90];6;1);&quot;&quot;;MAX([.A$7:.A90])+1)" office:value-type="float" office:value="33">
            <text:p>33.00</text:p>
          </table:table-cell>
          <table:table-cell table:style-name="ce169" office:value-type="string">
            <text:p>FNC_SOC_SPC_MEM_07</text:p>
          </table:table-cell>
          <table:table-cell table:style-name="ce176" table:formula="of:=IF(MID([.F91];6;1)&gt;MID([.F90];6;1);[.C90];[.C90]+1)" office:value-type="float" office:value="33">
            <text:p>33.00</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92];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4];6;1)&gt;MID([.F93];6;1);&quot;&quot;;MAX([.A$7:.A93])+1)" office:value-type="float" office:value="34">
            <text:p>34.00</text:p>
          </table:table-cell>
          <table:table-cell table:style-name="ce169" office:value-type="string">
            <text:p>FNC_SOC_SPC_MEM_08</text:p>
          </table:table-cell>
          <table:table-cell table:style-name="ce175" office:value-type="float" office:value="1">
            <text:p>1.00</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6" office:value-type="string">
            <text:p>Step 3: Accept invitation</text:p>
          </table:table-cell>
          <table:table-cell table:style-name="ce298" office:value-type="string">
            <text:p>- Login with invited user</text:p>
            <text:p>- Go to Spaces manage/Invitation</text:p>
            <text:p>- Click accept</text:p>
          </table:table-cell>
          <table:table-cell table:style-name="ce303"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97];6;1)&gt;MID([.F96];6;1);[.C96];[.C96]+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7];6;1)&gt;MID([.G97];6;1);&quot;&quot;;MAX([.A$7:.A95])+1)" office:value-type="float" office:value="35">
            <text:p>35.00</text:p>
          </table:table-cell>
          <table:table-cell table:style-name="ce169" office:value-type="string">
            <text:p>FNC_SOC_SPC_MEM_08</text:p>
          </table:table-cell>
          <table:table-cell table:style-name="ce176" table:formula="of:=IF(MID([.F98];6;1)&gt;MID([.F97];6;1);[.C97];[.C97]+1)" office:value-type="float" office:value="2">
            <text:p>2.00</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6"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101];6;1)&gt;MID([.F100];6;1);[.C100];[.C100]+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2];6;1)&gt;MID([.F97];6;1);&quot;&quot;;MAX([.A$7:.A98])+1)" office:value-type="float" office:value="36">
            <text:p>36.00</text:p>
          </table:table-cell>
          <table:table-cell table:style-name="ce169" office:value-type="string">
            <text:p>FNC_SOC_SPC_MEM_08</text:p>
          </table:table-cell>
          <table:table-cell table:style-name="ce176" table:formula="of:=IF(MID([.F102];6;1)&gt;MID([.F98];6;1);[.C98];[.C98]+1)" office:value-type="float" office:value="3">
            <text:p>3.00</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5];6;1)&gt;MID([.F104];6;1);&quot;&quot;;MAX([.A$7:.A104])+1)" office:value-type="float" office:value="37">
            <text:p>37.00</text:p>
          </table:table-cell>
          <table:table-cell table:style-name="ce169" office:value-type="string">
            <text:p>FNC_SOC_SPC_MEM_08</text:p>
          </table:table-cell>
          <table:table-cell table:style-name="ce176" table:formula="of:=IF(MID([.F105];6;1)&gt;MID([.F104];6;1);[.C104];[.C104]+1)" office:value-type="float" office:value="4">
            <text:p>4.00</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8</text:p>
          </table:table-cell>
          <table:table-cell table:style-name="ce176" table:formula="of:=IF(MID([.F107];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9];6;1)&gt;MID([.F108];6;1);&quot;&quot;;MAX([.A$7:.A108])+1)" office:value-type="float" office:value="38">
            <text:p>38.00</text:p>
          </table:table-cell>
          <table:table-cell table:style-name="ce169" office:value-type="string">
            <text:p>FNC_SOC_SPC_MEM_09</text:p>
          </table:table-cell>
          <table:table-cell table:style-name="ce175" office:value-type="float" office:value="1">
            <text:p>1.00</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8">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table-cell table:style-name="ce169" office:value-type="string">
            <text:p>FNC_SOC_SPC_MEM_09</text:p>
          </table:table-cell>
          <table:table-cell table:style-name="ce176"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6" office:value-type="string">
            <text:p>Step 3: Accept invitation</text:p>
          </table:table-cell>
          <table:table-cell table:style-name="ce299" office:value-type="string">
            <text:p>- Login with invited user</text:p>
            <text:p>- Go to Spaces manage/Invitation</text:p>
            <text:p>- Click accept</text:p>
          </table:table-cell>
          <table:table-cell table:style-name="ce299" office:value-type="string">
            <text:p>- Login in successfully</text:p>
            <text:p>- In my spaces of invited user: display space which added at step 1</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13];6;1)&gt;MID([.F112];6;1);&quot;&quot;;MAX([.A$7:.A112])+1)" office:value-type="float" office:value="39">
            <text:p>39.00</text:p>
          </table:table-cell>
          <table:table-cell table:style-name="ce169" office:value-type="string">
            <text:p>FNC_SOC_SPC_MEM_09</text:p>
          </table:table-cell>
          <table:table-cell table:style-name="ce176" table:formula="of:=IF(MID([.F113];6;1)&gt;MID([.F112];6;1);[.C112];[.C112]+1)" office:value-type="float" office:value="2">
            <text:p>2.00</text:p>
          </table:table-cell>
          <table:table-cell table:style-name="ce181" office:value-type="string">
            <text:p>Social/space/Member Community/Leave</text:p>
          </table:table-cell>
          <table:table-cell table:style-name="ce292"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1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16];6;1)&gt;MID([.F115];6;1);&quot;&quot;;MAX([.A$7:.A115])+1)" office:value-type="float" office:value="40">
            <text:p>40.00</text:p>
          </table:table-cell>
          <table:table-cell table:style-name="ce169" office:value-type="string">
            <text:p>FNC_SOC_SPC_MEM_09</text:p>
          </table:table-cell>
          <table:table-cell table:style-name="ce176" table:formula="of:=IF(MID([.F116];6;1)&gt;MID([.F115];6;1);[.C115];[.C115]+1)" office:value-type="float" office:value="3">
            <text:p>3.00</text:p>
          </table:table-cell>
          <table:table-cell table:style-name="ce181" office:value-type="string">
            <text:p>Social/space/Member Community/Leave</text:p>
          </table:table-cell>
          <table:table-cell table:style-name="ce292"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3.00</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18];6;1)&gt;MID([.F117];6;1);&quot;&quot;;MAX([.A$7:.A117])+1)" office:value-type="float" office:value="41">
            <text:p>41.00</text:p>
          </table:table-cell>
          <table:table-cell table:style-name="ce169" office:value-type="string">
            <text:p>FNC_SOC_SPC_MEM_09</text:p>
          </table:table-cell>
          <table:table-cell table:style-name="ce176" table:formula="of:=IF(MID([.F118];6;1)&gt;MID([.F117];6;1);[.C117];[.C117]+1)" office:value-type="float" office:value="4">
            <text:p>4.00</text:p>
          </table:table-cell>
          <table:table-cell table:style-name="ce181" office:value-type="string">
            <text:p>Social/space/Member Community/Leave</text:p>
          </table:table-cell>
          <table:table-cell table:style-name="ce292"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8">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table-cell table:style-name="ce169" office:value-type="string">
            <text:p>FNC_SOC_SPC_MEM_09</text:p>
          </table:table-cell>
          <table:table-cell table:style-name="ce176" table:formula="of:=IF(MID([.F120];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44">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1" table:formula="of:=IF(MID([.F122];6;1)&gt;MID([.F121];6;1);&quot;&quot;;MAX([.A$7:.A121])+1)" office:value-type="float" office:value="42">
            <text:p>42.00</text:p>
          </table:table-cell>
          <table:table-cell table:style-name="ce170" office:value-type="string">
            <text:p>FNC_SOC_SPC_MEM_09</text:p>
          </table:table-cell>
          <table:table-cell table:style-name="ce177" table:formula="of:=IF(MID([.F122];6;1)&gt;MID([.F121];6;1);[.C121];[.C121]+1)" office:value-type="float" office:value="5">
            <text:p>5.00</text:p>
          </table:table-cell>
          <table:table-cell table:style-name="ce184" office:value-type="string">
            <text:p>Social/space/Member Community/Leave</text:p>
          </table:table-cell>
          <table:table-cell table:style-name="ce293"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6" office:value-type="string">
            <text:p>High</text:p>
          </table:table-cell>
          <table:table-cell table:style-name="ce258"/>
          <table:table-cell table:style-name="ce259">
            <text:p>thao.pham</text:p>
          </table:table-cell>
          <table:table-cell table:style-name="ce259" table:number-columns-repeated="1013"/>
        </table:table-row>
        <table:table-row table:style-name="ro38">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4"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258"/>
          <table:table-cell table:style-name="ce259">
            <text:p>thao.pham</text:p>
          </table:table-cell>
          <table:table-cell table:style-name="ce259" table:number-columns-repeated="1013"/>
        </table:table-row>
        <table:table-row table:style-name="ro44">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6" office:value-type="string">
            <text:p>High</text:p>
          </table:table-cell>
          <table:table-cell table:style-name="ce258"/>
          <table:table-cell table:style-name="ce259">
            <text:p>thao.pham</text:p>
          </table:table-cell>
          <table:table-cell table:style-name="ce259" table:number-columns-repeated="1013"/>
        </table:table-row>
        <table:table-row table:style-name="ro44">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6" office:value-type="string">
            <text:p>High</text:p>
          </table:table-cell>
          <table:table-cell table:style-name="ce258"/>
          <table:table-cell table:style-name="ce259">
            <text:p>thao.pham</text:p>
          </table:table-cell>
          <table:table-cell table:style-name="ce259" table:number-columns-repeated="1013"/>
        </table:table-row>
        <table:table-row table:style-name="ro33">
          <table:table-cell table:style-name="ce162" table:formula="of:=IF(MID([.F126];6;1)&gt;MID([.F125];6;1);&quot;&quot;;MAX([.A$7:.A125])+1)" office:value-type="float" office:value="43">
            <text:p>43.00</text:p>
          </table:table-cell>
          <table:table-cell table:style-name="ce171" office:value-type="string">
            <text:p>FNC_SOC_SPC_MEM_09</text:p>
          </table:table-cell>
          <table:table-cell table:style-name="ce178" table:formula="of:=IF(MID([.F126];6;1)&gt;MID([.F125];6;1);[.C125];[.C125]+1)" office:value-type="float" office:value="6">
            <text:p>6.00</text:p>
          </table:table-cell>
          <table:table-cell table:style-name="ce183" office:value-type="string">
            <text:p>Social/space/Member Community/Leave</text:p>
          </table:table-cell>
          <table:table-cell table:style-name="ce294"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7" office:value-type="string">
            <text:p>High</text:p>
          </table:table-cell>
          <table:table-cell table:style-name="ce314" office:value-type="string">
            <text:p>Test case out of date: should be removed</text:p>
          </table:table-cell>
          <table:table-cell table:style-name="ce237">
            <text:p>thao.pham</text:p>
          </table:table-cell>
          <table:table-cell table:style-name="ce237" table:number-columns-repeated="1013"/>
        </table:table-row>
        <table:table-row table:style-name="ro36">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6.00</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7" office:value-type="string">
            <text:p>High</text:p>
          </table:table-cell>
          <table:table-cell table:style-name="ce314"/>
          <table:table-cell table:style-name="ce237">
            <text:p>thao.pham</text:p>
          </table:table-cell>
          <table:table-cell table:style-name="ce237" table:number-columns-repeated="1013"/>
        </table:table-row>
        <table:table-row table:style-name="ro33">
          <table:table-cell table:style-name="ce160" table:formula="of:=IF(MID([.F128];6;1)&gt;MID([.F127];6;1);&quot;&quot;;MAX([.A$7:.A127])+1)" office:value-type="float" office:value="44">
            <text:p>44.00</text:p>
          </table:table-cell>
          <table:table-cell table:style-name="ce169" office:value-type="string">
            <text:p>FNC_SOC_SPC_MEM_09</text:p>
          </table:table-cell>
          <table:table-cell table:style-name="ce176" table:formula="of:=IF(MID([.F128];6;1)&gt;MID([.F127];6;1);[.C127];[.C127]+1)" office:value-type="float" office:value="7">
            <text:p>7.00</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1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41">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33];6;1)&gt;MID([.F132];6;1);&quot;&quot;;MAX([.A$7:.A132])+1)" office:value-type="float" office:value="45">
            <text:p>45.00</text:p>
          </table:table-cell>
          <table:table-cell table:style-name="ce169" office:value-type="string">
            <text:p>FNC_SOC_SPC_MEM_09</text:p>
          </table:table-cell>
          <table:table-cell table:style-name="ce176" table:formula="of:=IF(MID([.F133];6;1)&gt;MID([.F132];6;1);[.C132];[.C132]+1)" office:value-type="float" office:value="8">
            <text:p>8.00</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4">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1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39];6;1)&gt;MID([.F138];6;1);&quot;&quot;;MAX([.A$7:.A138])+1)" office:value-type="float" office:value="46">
            <text:p>46.00</text:p>
          </table:table-cell>
          <table:table-cell table:style-name="ce169" office:value-type="string">
            <text:p>FNC_SOC_SPC_MEM_09</text:p>
          </table:table-cell>
          <table:table-cell table:style-name="ce176" table:formula="of:=IF(MID([.F139];6;1)&gt;MID([.F138];6;1);[.C138];[.C138]+1)" office:value-type="float" office:value="9">
            <text:p>9.00</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3">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4">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96"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30">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ext:p>thao.pham</text:p>
          </table:table-cell>
          <table:table-cell table:number-columns-repeated="1013"/>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316" office:value-type="float" office:value="1">
            <text:p>1.00</text:p>
          </table:table-cell>
          <table:table-cell table:style-name="ce320" office:value-type="string">
            <text:p>FNC_SOC_SPC_MOD_10</text:p>
          </table:table-cell>
          <table:table-cell table:style-name="ce324" office:value-type="float" office:value="1">
            <text:p>1.00</text:p>
          </table:table-cell>
          <table:table-cell table:style-name="ce329" office:value-type="string">
            <text:p>Social/space/Module Community</text:p>
          </table:table-cell>
          <table:table-cell table:style-name="ce334" office:value-type="string">
            <text:p>View all application of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41">
          <table:table-cell table:style-name="ce317" table:formula="of:=IF(MID([.F8];6;1)&gt;MID([.F7];6;1);&quot;&quot;;MAX([.A$7:.A7])+1)">
            <text:p/>
          </table:table-cell>
          <table:table-cell table:style-name="ce320" office:value-type="string">
            <text:p>FNC_SOC_SPC_MOD_10</text:p>
          </table:table-cell>
          <table:table-cell table:style-name="ce325" table:formula="of:=IF(MID([.F8];6;1)&gt;MID([.F7];6;1);[.C7];[.C7]+1)" office:value-type="float" office:value="1">
            <text:p>1.00</text:p>
          </table:table-cell>
          <table:table-cell table:style-name="ce329" office:value-type="string">
            <text:p>Social/space/Module Community</text:p>
          </table:table-cell>
          <table:table-cell table:style-name="ce335" office:value-type="string">
            <text:p>View all application of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Dashboard, Member and Space settings.</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33">
          <table:table-cell table:style-name="ce317" table:formula="of:=IF(MID([.F9];6;1)&gt;MID([.F8];6;1);&quot;&quot;;MAX([.A$7:.A8])+1)" office:value-type="float" office:value="2">
            <text:p>2.00</text:p>
          </table:table-cell>
          <table:table-cell table:style-name="ce320" office:value-type="string">
            <text:p>FNC_SOC_SPC_MOD_10</text:p>
          </table:table-cell>
          <table:table-cell table:style-name="ce325" table:formula="of:=IF(MID([.F9];6;1)&gt;MID([.F8];6;1);[.C8];[.C8]+1)" office:value-type="float" office:value="2">
            <text:p>2.00</text:p>
          </table:table-cell>
          <table:table-cell table:style-name="ce329" office:value-type="string">
            <text:p>Social/space/Module Community</text:p>
          </table:table-cell>
          <table:table-cell table:style-name="ce334" office:value-type="string">
            <text:p>Add new application into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41">
          <table:table-cell table:style-name="ce317" table:formula="of:=IF(MID([.F10];6;1)&gt;MID([.F9];6;1);&quot;&quot;;MAX([.A$7:.A9])+1)">
            <text:p/>
          </table:table-cell>
          <table:table-cell table:style-name="ce320" office:value-type="string">
            <text:p>FNC_SOC_SPC_MOD_10</text:p>
          </table:table-cell>
          <table:table-cell table:style-name="ce325" table:formula="of:=IF(MID([.F10];6;1)&gt;MID([.F9];6;1);[.C9];[.C9]+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Member and space settings.</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19">
          <table:table-cell table:style-name="ce317" table:formula="of:=IF(MID([.F11];6;1)&gt;MID([.F10];6;1);&quot;&quot;;MAX([.A$7:.A10])+1)">
            <text:p/>
          </table:table-cell>
          <table:table-cell table:style-name="ce320" office:value-type="string">
            <text:p>FNC_SOC_SPC_MOD_10</text:p>
          </table:table-cell>
          <table:table-cell table:style-name="ce325" table:formula="of:=IF(MID([.F11];6;1)&gt;MID([.F10];6;1);[.C10];[.C10]+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3: Show list applications to add</text:p>
          </table:table-cell>
          <table:table-cell table:style-name="ce357" office:value-type="string">
            <text:p>On Application tab, click Add Application button</text:p>
          </table:table-cell>
          <table:table-cell table:style-name="ce361" office:value-type="string">
            <text:p>Show form which contains all applications which user has right to us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2];6;1)&gt;MID([.F11];6;1);&quot;&quot;;MAX([.A$7:.A11])+1)">
            <text:p/>
          </table:table-cell>
          <table:table-cell table:style-name="ce320" office:value-type="string">
            <text:p>FNC_SOC_SPC_MOD_10</text:p>
          </table:table-cell>
          <table:table-cell table:style-name="ce325" table:formula="of:=IF(MID([.F12];6;1)&gt;MID([.F11];6;1);[.C11];[.C11]+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4: Add applications into the space</text:p>
          </table:table-cell>
          <table:table-cell table:style-name="ce357" office:value-type="string">
            <text:p>- Select a application and click on Plus icon to install application to the space</text:p>
          </table:table-cell>
          <table:table-cell table:style-name="ce357"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3];6;1)&gt;MID([.F12];6;1);&quot;&quot;;MAX([.A$7:.A12])+1)" office:value-type="float" office:value="3">
            <text:p>3.00</text:p>
          </table:table-cell>
          <table:table-cell table:style-name="ce320" office:value-type="string">
            <text:p>FNC_SOC_SPC_MOD_10</text:p>
          </table:table-cell>
          <table:table-cell table:style-name="ce325" table:formula="of:=IF(MID([.F13];6;1)&gt;MID([.F12];6;1);[.C12];[.C12]+1)" office:value-type="float" office:value="3">
            <text:p>3.00</text:p>
          </table:table-cell>
          <table:table-cell table:style-name="ce329" office:value-type="string">
            <text:p>Social/space/Module Community</text:p>
          </table:table-cell>
          <table:table-cell table:style-name="ce336" office:value-type="string">
            <text:p>Remove application from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14];6;1)&gt;MID([.F13];6;1);&quot;&quot;;MAX([.A$7:.A13])+1)">
            <text:p/>
          </table:table-cell>
          <table:table-cell table:style-name="ce320" office:value-type="string">
            <text:p>FNC_SOC_SPC_MOD_10</text:p>
          </table:table-cell>
          <table:table-cell table:style-name="ce325" table:formula="of:=IF(MID([.F14];6;1)&gt;MID([.F13];6;1);[.C13];[.C13]+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2: Add applications into the space</text:p>
          </table:table-cell>
          <table:table-cell table:style-name="ce357" office:value-type="string">
            <text:p>- In form click Add Application button</text:p>
            <text:p><text:span text:style-name="T35">- Select a application and click on Plus </text:span><text:span text:style-name="T35">icon to install application to the space</text:span></text:p>
          </table:table-cell>
          <table:table-cell table:style-name="ce362" office:value-type="string">
            <text:p><text:span text:style-name="T20">- Show form which contains all </text:span><text:span text:style-name="T20">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table-cell table:style-name="ce317" table:formula="of:=IF(MID([.F15];6;1)&gt;MID([.F14];6;1);&quot;&quot;;MAX([.A$7:.A14])+1)">
            <text:p/>
          </table:table-cell>
          <table:table-cell table:style-name="ce320" office:value-type="string">
            <text:p>FNC_SOC_SPC_MOD_10</text:p>
          </table:table-cell>
          <table:table-cell table:style-name="ce325" table:formula="of:=IF(MID([.F15];6;1)&gt;MID([.F14];6;1);[.C14];[.C14]+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3: Remove applications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left </text:span><text:span text:style-name="T38">panel.</text:spa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6];6;1)&gt;MID([.F15];6;1);&quot;&quot;;MAX([.A$7:.A14])+1)" office:value-type="float" office:value="4">
            <text:p>4.00</text:p>
          </table:table-cell>
          <table:table-cell table:style-name="ce320" office:value-type="string">
            <text:p>FNC_SOC_SPC_MOD_10</text:p>
          </table:table-cell>
          <table:table-cell table:style-name="ce325" table:formula="of:=IF(MID([.F16];6;1)&gt;MID([.F15];6;1);[.C14];[.C14]+1)" office:value-type="float" office:value="4">
            <text:p>4.00</text:p>
          </table:table-cell>
          <table:table-cell table:style-name="ce329" office:value-type="string">
            <text:p>Social/space/Module Community</text:p>
          </table:table-cell>
          <table:table-cell table:style-name="ce338" office:value-type="string">
            <text:p>Remove space settings portlet</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17];6;1)&gt;MID([.F16];6;1);&quot;&quot;;MAX([.A$7:.A16])+1)">
            <text:p/>
          </table:table-cell>
          <table:table-cell table:style-name="ce320" office:value-type="string">
            <text:p>FNC_SOC_SPC_MOD_10</text:p>
          </table:table-cell>
          <table:table-cell table:style-name="ce325" table:formula="of:=IF(MID([.F17];6;1)&gt;MID([.F16];6;1);[.C16];[.C16]+1)" office:value-type="float" office:value="4">
            <text:p>4.00</text:p>
          </table:table-cell>
          <table:table-cell table:style-name="ce329" office:value-type="string">
            <text:p>Social/space/Module Community</text:p>
          </table:table-cell>
          <table:table-cell table:style-name="ce339"/>
          <table:table-cell table:style-name="ce357" office:value-type="string">
            <text:p>Step 2: Remove space settings portlet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1" office:value-type="string">
            <text:p>There isn't [Remove] button of Space Settings portlet. User can't remove this portlet</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8];6;1)&gt;MID([.F17];6;1);&quot;&quot;;MAX([.A$7:.A17])+1)" office:value-type="float" office:value="5">
            <text:p>5.00</text:p>
          </table:table-cell>
          <table:table-cell table:style-name="ce320" office:value-type="string">
            <text:p>FNC_SOC_SPC_MOD_10</text:p>
          </table:table-cell>
          <table:table-cell table:style-name="ce325" table:formula="of:=IF(MID([.F18];6;1)&gt;MID([.F17];6;1);[.C17];[.C17]+1)" office:value-type="float" office:value="5">
            <text:p>5.00</text:p>
          </table:table-cell>
          <table:table-cell table:style-name="ce329" office:value-type="string">
            <text:p>Social/space/Module Community</text:p>
          </table:table-cell>
          <table:table-cell table:style-name="ce340" office:value-type="string">
            <text:p>Add application into list of add application for space group</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Member can access into all the application on menu space. User can do some action on each applicatio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9];6;1)&gt;MID([.F18];6;1);&quot;&quot;;MAX([.A$7:.A18])+1)">
            <text:p/>
          </table:table-cell>
          <table:table-cell table:style-name="ce320" office:value-type="string">
            <text:p>FNC_SOC_SPC_MOD_10</text:p>
          </table:table-cell>
          <table:table-cell table:style-name="ce325" table:formula="of:=IF(MID([.F19];6;1)&gt;MID([.F18];6;1);[.C18];[.C18]+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56">
          <table:table-cell table:style-name="ce317" table:formula="of:=IF(MID([.F20];6;1)&gt;MID([.F19];6;1);&quot;&quot;;MAX([.A$7:.A19])+1)">
            <text:p/>
          </table:table-cell>
          <table:table-cell table:style-name="ce320" office:value-type="string">
            <text:p>FNC_SOC_SPC_MOD_10</text:p>
          </table:table-cell>
          <table:table-cell table:style-name="ce325" table:formula="of:=IF(MID([.F20];6;1)&gt;MID([.F19];6;1);[.C19];[.C19]+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1" office:value-type="string">
            <text:p>Application is added for the spac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21];6;1)&gt;MID([.F20];6;1);&quot;&quot;;MAX([.A$7:.A20])+1)">
            <text:p/>
          </table:table-cell>
          <table:table-cell table:style-name="ce320" office:value-type="string">
            <text:p>FNC_SOC_SPC_MOD_10</text:p>
          </table:table-cell>
          <table:table-cell table:style-name="ce325" table:formula="of:=IF(MID([.F21];6;1)&gt;MID([.F20];6;1);[.C20];[.C20]+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4: Check application on List of add application</text:p>
          </table:table-cell>
          <table:table-cell table:style-name="ce357"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1" office:value-type="string">
            <text:p>Show applications list which contains all applications which user has right to use, including the applications have added at step 3</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2];6;1)&gt;MID([.F21];6;1);&quot;&quot;;MAX([.A$7:.A21])+1)" office:value-type="float" office:value="6">
            <text:p>6.00</text:p>
          </table:table-cell>
          <table:table-cell table:style-name="ce320" office:value-type="string">
            <text:p>FNC_SOC_SPC_MOD_10</text:p>
          </table:table-cell>
          <table:table-cell table:style-name="ce325" table:formula="of:=IF(MID([.F22];6;1)&gt;MID([.F21];6;1);[.C21];[.C21]+1)" office:value-type="float" office:value="6">
            <text:p>6.00</text:p>
          </table:table-cell>
          <table:table-cell table:style-name="ce329" office:value-type="string">
            <text:p>Social/space/Module Community</text:p>
          </table:table-cell>
          <table:table-cell table:style-name="ce340" office:value-type="string">
            <text:p>Add application into list of add application for space group AAA, not Space group BBB</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 AAA</text:p>
            <text:p>- Click [Create]</text:p>
          </table:table-cell>
          <table:table-cell table:style-name="ce361" office:value-type="string">
            <text:p>- Create new Space successfully.</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23];6;1)&gt;MID([.F22];6;1);&quot;&quot;;MAX([.A$7:.A22])+1)">
            <text:p/>
          </table:table-cell>
          <table:table-cell table:style-name="ce320" office:value-type="string">
            <text:p>FNC_SOC_SPC_MOD_10</text:p>
          </table:table-cell>
          <table:table-cell table:style-name="ce325" table:formula="of:=IF(MID([.F23];6;1)&gt;MID([.F22];6;1);[.C22];[.C22]+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62">
          <table:table-cell table:style-name="ce317" table:formula="of:=IF(MID([.F24];6;1)&gt;MID([.F23];6;1);&quot;&quot;;MAX([.A$7:.A23])+1)">
            <text:p/>
          </table:table-cell>
          <table:table-cell table:style-name="ce320" office:value-type="string">
            <text:p>FNC_SOC_SPC_MOD_10</text:p>
          </table:table-cell>
          <table:table-cell table:style-name="ce325" table:formula="of:=IF(MID([.F24];6;1)&gt;MID([.F23];6;1);[.C23];[.C23]+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1" office:value-type="string">
            <text:p>Application is added for the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25];6;1)&gt;MID([.F24];6;1);&quot;&quot;;MAX([.A$7:.A24])+1)">
            <text:p/>
          </table:table-cell>
          <table:table-cell table:style-name="ce320" office:value-type="string">
            <text:p>FNC_SOC_SPC_MOD_10</text:p>
          </table:table-cell>
          <table:table-cell table:style-name="ce325" table:formula="of:=IF(MID([.F25];6;1)&gt;MID([.F24];6;1);[.C24];[.C24]+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4: Add application into other space</text:p>
          </table:table-cell>
          <table:table-cell table:style-name="ce357"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1" office:value-type="string">
            <text:p>Show form which contains all applications which user has right to <text:s/>us, don't including the applications has added at step 3</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6];6;1)&gt;MID([.F25];6;1);&quot;&quot;;MAX([.A$7:.A25])+1)" office:value-type="float" office:value="7">
            <text:p>7.00</text:p>
          </table:table-cell>
          <table:table-cell table:style-name="ce320" office:value-type="string">
            <text:p>FNC_SOC_SPC_MOD_10</text:p>
          </table:table-cell>
          <table:table-cell table:style-name="ce325" table:formula="of:=IF(MID([.F26];6;1)&gt;MID([.F25];6;1);[.C25];[.C25]+1)" office:value-type="float" office:value="7">
            <text:p>7.00</text:p>
          </table:table-cell>
          <table:table-cell table:style-name="ce329" office:value-type="string">
            <text:p>Social/space/Module Community</text:p>
          </table:table-cell>
          <table:table-cell table:style-name="ce340" office:value-type="string">
            <text:p>Show member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41">
          <table:table-cell table:style-name="ce317" table:formula="of:=IF(MID([.F27];6;1)&gt;MID([.F26];6;1);&quot;&quot;;MAX([.A$7:.A26])+1)">
            <text:p/>
          </table:table-cell>
          <table:table-cell table:style-name="ce320" office:value-type="string">
            <text:p>FNC_SOC_SPC_MOD_10</text:p>
          </table:table-cell>
          <table:table-cell table:style-name="ce325" table:formula="of:=IF(MID([.F27];6;1)&gt;MID([.F26];6;1);[.C26];[.C26]+1)" office:value-type="float" office:value="7">
            <text:p>7.00</text:p>
          </table:table-cell>
          <table:table-cell table:style-name="ce329" office:value-type="string">
            <text:p>Social/space/Module Community</text:p>
          </table:table-cell>
          <table:table-cell table:style-name="ce341" office:value-type="string">
            <text:p>Show member application</text:p>
          </table:table-cell>
          <table:table-cell table:style-name="ce357" office:value-type="string">
            <text:p>Step 2: Show member applications</text:p>
          </table:table-cell>
          <table:table-cell table:style-name="ce357" office:value-type="string">
            <text:p>- Access the space and select Space member Tab on the right pane</text:p>
            <text:p/>
            <text:p/>
          </table:table-cell>
          <table:table-cell table:style-name="ce357" office:value-type="string">
            <text:p>It show all members of the space. There is two list:</text:p>
            <text:p>- Administrator: all users are manager of space</text:p>
            <text:p>- Space Member: all users are normal member of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8];6;1)&gt;MID([.F27];6;1);&quot;&quot;;MAX([.A$7:.A27])+1)" office:value-type="float" office:value="8">
            <text:p>8.00</text:p>
          </table:table-cell>
          <table:table-cell table:style-name="ce320" office:value-type="string">
            <text:p>FNC_SOC_SPC_MOD_10</text:p>
          </table:table-cell>
          <table:table-cell table:style-name="ce325" table:formula="of:=IF(MID([.F28];6;1)&gt;MID([.F27];6;1);[.C27];[.C27]+1)" office:value-type="float" office:value="8">
            <text:p>8.00</text:p>
          </table:table-cell>
          <table:table-cell table:style-name="ce329" office:value-type="string">
            <text:p>Social/space/Module Community</text:p>
          </table:table-cell>
          <table:table-cell table:style-name="ce340" office:value-type="string">
            <text:p>Check running of Space setting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2">
          <table:table-cell table:style-name="ce317" table:formula="of:=IF(MID([.F29];6;1)&gt;MID([.F28];6;1);&quot;&quot;;MAX([.A$7:.A28])+1)">
            <text:p/>
          </table:table-cell>
          <table:table-cell table:style-name="ce320" office:value-type="string">
            <text:p>FNC_SOC_SPC_MOD_10</text:p>
          </table:table-cell>
          <table:table-cell table:style-name="ce325" table:formula="of:=IF(MID([.F29];6;1)&gt;MID([.F28];6;1);[.C28];[.C28]+1)" office:value-type="float" office:value="8">
            <text:p>8.00</text:p>
          </table:table-cell>
          <table:table-cell table:style-name="ce329" office:value-type="string">
            <text:p>Social/space/Module Community</text:p>
          </table:table-cell>
          <table:table-cell table:style-name="ce341" office:value-type="string">
            <text:p>Check running of Space settings application</text:p>
          </table:table-cell>
          <table:table-cell table:style-name="ce357" office:value-type="string">
            <text:p>Step 2: Run Space settings applications</text:p>
          </table:table-cell>
          <table:table-cell table:style-name="ce357" office:value-type="string">
            <text:p>- Access the space and select Space settings application in the left pane</text:p>
            <text:p/>
          </table:table-cell>
          <table:table-cell table:style-name="ce357"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0];6;1)&gt;MID([.F29];6;1);&quot;&quot;;MAX([.A$7:.A29])+1)" office:value-type="float" office:value="9">
            <text:p>9.00</text:p>
          </table:table-cell>
          <table:table-cell table:style-name="ce320" office:value-type="string">
            <text:p>FNC_SOC_SPC_MOD_10</text:p>
          </table:table-cell>
          <table:table-cell table:style-name="ce325" table:formula="of:=IF(MID([.F30];6;1)&gt;MID([.F29];6;1);[.C29];[.C29]+1)" office:value-type="float" office:value="9">
            <text:p>9.00</text:p>
          </table:table-cell>
          <table:table-cell table:style-name="ce329" office:value-type="string">
            <text:p>Social/space/Module Community</text:p>
          </table:table-cell>
          <table:table-cell table:style-name="ce340" office:value-type="string">
            <text:p>Run Manage Space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Default: The Space has two applications: List of user and Space settings</text:p>
          </table:table-cell>
          <table:table-cell table:style-name="ce387" office:value-type="string">
            <text:p>M<text:span text:style-name="T32">edium</text:span></text:p>
          </table:table-cell>
          <table:table-cell table:style-name="ce392"/>
          <table:table-cell table:style-name="ce246" table:number-columns-repeated="2"/>
          <table:table-cell table:style-name="ce251" table:number-columns-repeated="235"/>
          <table:table-cell table:number-columns-repeated="777"/>
        </table:table-row>
        <table:table-row table:style-name="ro38">
          <table:table-cell table:style-name="ce317" table:formula="of:=IF(MID([.F31];6;1)&gt;MID([.F30];6;1);&quot;&quot;;MAX([.A$7:.A30])+1)">
            <text:p/>
          </table:table-cell>
          <table:table-cell table:style-name="ce320" office:value-type="string">
            <text:p>FNC_SOC_SPC_MOD_10</text:p>
          </table:table-cell>
          <table:table-cell table:style-name="ce325" table:formula="of:=IF(MID([.F31];6;1)&gt;MID([.F30];6;1);[.C30];[.C30]+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2: Add <text:s/>All Spaces Portlet</text:p>
          </table:table-cell>
          <table:table-cell table:style-name="ce357"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7" office:value-type="string">
            <text:p>- Add Manage spaces application successfully</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317" table:formula="of:=IF(MID([.F32];6;1)&gt;MID([.F31];6;1);&quot;&quot;;MAX([.A$7:.A31])+1)">
            <text:p/>
          </table:table-cell>
          <table:table-cell table:style-name="ce320" office:value-type="string">
            <text:p>FNC_SOC_SPC_MOD_10</text:p>
          </table:table-cell>
          <table:table-cell table:style-name="ce325" table:formula="of:=IF(MID([.F32];6;1)&gt;MID([.F31];6;1);[.C31];[.C31]+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3: Run All Spaces Portlet</text:p>
          </table:table-cell>
          <table:table-cell table:style-name="ce357" office:value-type="string">
            <text:p>- Access the space and select Manage spaces application</text:p>
            <text:p>or</text:p>
            <text:p>- Go to Spaces/”<text:span text:style-name="T7">name of space</text:span>”/ manage space</text:p>
            <text:p/>
            <text:p/>
          </table:table-cell>
          <table:table-cell table:style-name="ce357" office:value-type="string">
            <text:p>Show content of the manage spaces page:</text:p>
            <text:p>- A button to create a new space on left</text:p>
            <text:p>- Show all lists of spaces on system</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3];6;1)&gt;MID([.F32];6;1);&quot;&quot;;MAX([.A$7:.A32])+1)" office:value-type="float" office:value="10">
            <text:p>10.00</text:p>
          </table:table-cell>
          <table:table-cell table:style-name="ce320" office:value-type="string">
            <text:p>FNC_SOC_SPC_MOD_10</text:p>
          </table:table-cell>
          <table:table-cell table:style-name="ce325" table:formula="of:=IF(MID([.F33];6;1)&gt;MID([.F32];6;1);[.C32];[.C32]+1)" office:value-type="float" office:value="10">
            <text:p>10.00</text:p>
          </table:table-cell>
          <table:table-cell table:style-name="ce329" office:value-type="string">
            <text:p>Social/space/Module Community</text:p>
          </table:table-cell>
          <table:table-cell table:style-name="ce334" office:value-type="string">
            <text:p>Member access application of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text:p>
            <text:p>- Click [save]</text:p>
          </table:table-cell>
          <table:table-cell table:style-name="ce363" office:value-type="string">
            <text:p>- Create new Space successfully.</text:p>
            <text:p><text:span text:style-name="T39"><text:s/></text:span><text:span text:style-name="T39">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62">
          <table:table-cell table:style-name="ce317" table:formula="of:=IF(MID([.F34];6;1)&gt;MID([.F33];6;1);&quot;&quot;;MAX([.A$7:.A33])+1)">
            <text:p/>
          </table:table-cell>
          <table:table-cell table:style-name="ce320" office:value-type="string">
            <text:p>FNC_SOC_SPC_MOD_10</text:p>
          </table:table-cell>
          <table:table-cell table:style-name="ce325" table:formula="of:=IF(MID([.F34];6;1)&gt;MID([.F33];6;1);[.C33];[.C33]+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2: Add applications into the space</text:p>
          </table:table-cell>
          <table:table-cell table:style-name="ce357"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7"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4">
          <table:table-cell table:style-name="ce317" table:formula="of:=IF(MID([.F35];6;1)&gt;MID([.F34];6;1);&quot;&quot;;MAX([.A$7:.A34])+1)">
            <text:p/>
          </table:table-cell>
          <table:table-cell table:style-name="ce320" office:value-type="string">
            <text:p>FNC_SOC_SPC_MOD_10</text:p>
          </table:table-cell>
          <table:table-cell table:style-name="ce325" table:formula="of:=IF(MID([.F35];6;1)&gt;MID([.F34];6;1);[.C34];[.C34]+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3: Add member into the space</text:p>
          </table:table-cell>
          <table:table-cell table:style-name="ce357" office:value-type="string">
            <text:p>- Add member into space group or invite member to join into groups successfully.</text:p>
            <text:p/>
          </table:table-cell>
          <table:table-cell table:style-name="ce357" office:value-type="string">
            <text:p>Add member into group successfully.</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7" table:formula="of:=IF(MID([.F36];6;1)&gt;MID([.F35];6;1);&quot;&quot;;MAX([.A$7:.A35])+1)">
            <text:p/>
          </table:table-cell>
          <table:table-cell table:style-name="ce320" office:value-type="string">
            <text:p>FNC_SOC_SPC_MOD_10</text:p>
          </table:table-cell>
          <table:table-cell table:style-name="ce325" table:formula="of:=IF(MID([.F36];6;1)&gt;MID([.F35];6;1);[.C35];[.C35]+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4: Member access application</text:p>
          </table:table-cell>
          <table:table-cell table:style-name="ce357" office:value-type="string">
            <text:p>- Member who has added into group at step 3, sign in</text:p>
            <text:p>- Select this space</text:p>
            <text:p>- Select application on left menu and access them</text:p>
          </table:table-cell>
          <table:table-cell table:style-name="ce357" office:value-type="string">
            <text:p><text:s/>Member can access into all the application on menu space. User can do some action on each application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8" table:formula="of:=IF(MID([.F37];6;1)&gt;MID([.F36];6;1);&quot;&quot;;MAX([.A$7:.A36])+1)" office:value-type="float" office:value="11">
            <text:p>11.00</text:p>
          </table:table-cell>
          <table:table-cell table:style-name="ce321" office:value-type="string">
            <text:p>FNC_SOC_SPC_MOD_10</text:p>
          </table:table-cell>
          <table:table-cell table:style-name="ce326" table:formula="of:=IF(MID([.F37];6;1)&gt;MID([.F36];6;1);[.C36];[.C36]+1)" office:value-type="float" office:value="11">
            <text:p>11.00</text:p>
          </table:table-cell>
          <table:table-cell table:style-name="ce330" office:value-type="string">
            <text:p>Social/space/Module Community</text:p>
          </table:table-cell>
          <table:table-cell table:style-name="ce343" office:value-type="string">
            <text:p>Rename application which add into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82" office:value-type="string">
            <text:p>- Create new Space successfully.</text:p>
          </table:table-cell>
          <table:table-cell table:style-name="ce388" office:value-type="string">
            <text:p>Low</text:p>
          </table:table-cell>
          <table:table-cell table:style-name="ce314" office:value-type="string">
            <text:p>Test case out of date: can't rename of application on space → Remove</text:p>
          </table:table-cell>
          <table:table-cell table:style-name="ce237" table:number-columns-repeated="1014"/>
        </table:table-row>
        <table:table-row table:style-name="ro41">
          <table:table-cell table:style-name="ce318" table:formula="of:=IF(MID([.F38];6;1)&gt;MID([.F37];6;1);&quot;&quot;;MAX([.A$7:.A37])+1)">
            <text:p/>
          </table:table-cell>
          <table:table-cell table:style-name="ce321" office:value-type="string">
            <text:p>FNC_SOC_SPC_MOD_10</text:p>
          </table:table-cell>
          <table:table-cell table:style-name="ce326" table:formula="of:=IF(MID([.F38];6;1)&gt;MID([.F37];6;1);[.C37];[.C37]+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82" office:value-type="string">
            <text:p>-View all applications which has been added into the space</text:p>
            <text:p><text:span text:style-name="T39">- Default: after the space was created, </text:span><text:span text:style-name="T39">there are two applications: Dashboard, </text:span><text:span text:style-name="T39">Member and Space settings.</text:span></text:p>
          </table:table-cell>
          <table:table-cell table:style-name="ce388" office:value-type="string">
            <text:p>Low</text:p>
          </table:table-cell>
          <table:table-cell table:style-name="ce314"/>
          <table:table-cell table:style-name="ce237" table:number-columns-repeated="1014"/>
        </table:table-row>
        <table:table-row table:style-name="ro19">
          <table:table-cell table:style-name="ce318" table:formula="of:=IF(MID([.F39];6;1)&gt;MID([.F38];6;1);&quot;&quot;;MAX([.A$7:.A38])+1)">
            <text:p/>
          </table:table-cell>
          <table:table-cell table:style-name="ce321" office:value-type="string">
            <text:p>FNC_SOC_SPC_MOD_10</text:p>
          </table:table-cell>
          <table:table-cell table:style-name="ce326" table:formula="of:=IF(MID([.F39];6;1)&gt;MID([.F38];6;1);[.C38];[.C38]+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3: Show list applications to add</text:p>
          </table:table-cell>
          <table:table-cell table:style-name="ce358" office:value-type="string">
            <text:p>In form click Add button</text:p>
          </table:table-cell>
          <table:table-cell table:style-name="ce382" office:value-type="string">
            <text:p>Show form which contains all applications which user has right to use.</text:p>
          </table:table-cell>
          <table:table-cell table:style-name="ce388" office:value-type="string">
            <text:p>Low</text:p>
          </table:table-cell>
          <table:table-cell table:style-name="ce314"/>
          <table:table-cell table:style-name="ce237" table:number-columns-repeated="1014"/>
        </table:table-row>
        <table:table-row table:style-name="ro38">
          <table:table-cell table:style-name="ce318" table:formula="of:=IF(MID([.F40];6;1)&gt;MID([.F39];6;1);&quot;&quot;;MAX([.A$7:.A39])+1)">
            <text:p/>
          </table:table-cell>
          <table:table-cell table:style-name="ce321" office:value-type="string">
            <text:p>FNC_SOC_SPC_MOD_10</text:p>
          </table:table-cell>
          <table:table-cell table:style-name="ce326" table:formula="of:=IF(MID([.F40];6;1)&gt;MID([.F39];6;1);[.C39];[.C39]+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4: Add applications into the space</text:p>
          </table:table-cell>
          <table:table-cell table:style-name="ce358" office:value-type="string">
            <text:p>- Select a application and click on [install] button.</text:p>
          </table:table-cell>
          <table:table-cell table:style-name="ce358"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8" office:value-type="string">
            <text:p>Low</text:p>
          </table:table-cell>
          <table:table-cell table:style-name="ce314"/>
          <table:table-cell table:style-name="ce237" table:number-columns-repeated="1014"/>
        </table:table-row>
        <table:table-row table:style-name="ro30">
          <table:table-cell table:style-name="ce318" table:formula="of:=IF(MID([.F41];6;1)&gt;MID([.F40];6;1);&quot;&quot;;MAX([.A$7:.A40])+1)">
            <text:p/>
          </table:table-cell>
          <table:table-cell table:style-name="ce321" office:value-type="string">
            <text:p>FNC_SOC_SPC_MOD_10</text:p>
          </table:table-cell>
          <table:table-cell table:style-name="ce326" table:formula="of:=IF(MID([.F41];6;1)&gt;MID([.F40];6;1);[.C40];[.C40]+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5: Rename application</text:p>
          </table:table-cell>
          <table:table-cell table:style-name="ce358" office:value-type="string">
            <text:p>- In the left pane, choose an application and double click, change name of application</text:p>
          </table:table-cell>
          <table:table-cell table:style-name="ce358" office:value-type="string">
            <text:p>- At the left pane, show Name of application is change successfully</text:p>
          </table:table-cell>
          <table:table-cell table:style-name="ce388" office:value-type="string">
            <text:p>Low</text:p>
          </table:table-cell>
          <table:table-cell table:style-name="ce314"/>
          <table:table-cell table:style-name="ce237" table:number-columns-repeated="1014"/>
        </table:table-row>
        <table:table-row table:style-name="ro36">
          <table:table-cell table:style-name="ce317" table:formula="of:=IF(MID([.F42];6;1)&gt;MID([.F41];6;1);&quot;&quot;;MAX([.A$7:.A41])+1)" office:value-type="float" office:value="12">
            <text:p>12.00</text:p>
          </table:table-cell>
          <table:table-cell table:style-name="ce322" office:value-type="string">
            <text:p>FNC_SOC_SPC_MOD_14</text:p>
          </table:table-cell>
          <table:table-cell table:style-name="ce327" office:value-type="float" office:value="1">
            <text:p>1.00</text:p>
          </table:table-cell>
          <table:table-cell table:style-name="ce331"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6">
          <table:table-cell table:style-name="ce317" table:formula="of:=IF(MID([.F43];6;1)&gt;MID([.F42];6;1);&quot;&quot;;MAX([.A$7:.A42])+1)">
            <text:p/>
          </table:table-cell>
          <table:table-cell table:style-name="ce322" office:value-type="string">
            <text:p>FNC_SOC_SPC_MOD_14</text:p>
          </table:table-cell>
          <table:table-cell table:style-name="ce325" table:formula="of:=IF(MID([.F43];6;1)&gt;MID([.F42];6;1);[.C42];[.C42]+1)" office:value-type="float" office:value="1">
            <text:p>1.00</text:p>
          </table:table-cell>
          <table:table-cell table:style-name="ce331"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59" office:value-type="string">
            <text:p><text:span text:style-name="T11">- </text:span><text:span text:style-name="T14">Enter some text into text box</text:span></text:p>
            <text:p><text:span text:style-name="T14">- Click on share button</text:span></text:p>
          </table:table-cell>
          <table:table-cell table:style-name="ce383"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89" office:value-type="string">
            <text:p>High</text:p>
          </table:table-cell>
          <table:table-cell table:number-columns-repeated="1015"/>
        </table:table-row>
        <table:table-row table:style-name="ro36">
          <table:table-cell table:style-name="ce317" table:formula="of:=IF(MID([.F44];6;1)&gt;MID([.F43];6;1);&quot;&quot;;MAX([.A$7:.A43])+1)" office:value-type="float" office:value="13">
            <text:p>13.00</text:p>
          </table:table-cell>
          <table:table-cell table:style-name="ce322" office:value-type="string">
            <text:p>FNC_SOC_SPC_MOD_14</text:p>
          </table:table-cell>
          <table:table-cell table:style-name="ce325" table:formula="of:=IF(MID([.F44];6;1)&gt;MID([.F43];6;1);[.C43];[.C43]+1)" office:value-type="float" office:value="2">
            <text:p>2.00</text:p>
          </table:table-cell>
          <table:table-cell table:style-name="ce331"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5];6;1)&gt;MID([.F44];6;1);&quot;&quot;;MAX([.A$7:.A44])+1)">
            <text:p/>
          </table:table-cell>
          <table:table-cell table:style-name="ce322" office:value-type="string">
            <text:p>FNC_SOC_SPC_MOD_14</text:p>
          </table:table-cell>
          <table:table-cell table:style-name="ce325" table:formula="of:=IF(MID([.F45];6;1)&gt;MID([.F44];6;1);[.C44];[.C44]+1)" office:value-type="float" office:value="2">
            <text:p>2.00</text:p>
          </table:table-cell>
          <table:table-cell table:style-name="ce331"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59" office:value-type="string">
            <text:p><text:span text:style-name="T11">- </text:span><text:span text:style-name="T14">Enter some text with special chars into </text:span><text:span text:style-name="T14">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46];6;1)&gt;MID([.F45];6;1);&quot;&quot;;MAX([.A$7:.A45])+1)" office:value-type="float" office:value="14">
            <text:p>14.00</text:p>
          </table:table-cell>
          <table:table-cell table:style-name="ce322" office:value-type="string">
            <text:p>FNC_SOC_SPC_MOD_14</text:p>
          </table:table-cell>
          <table:table-cell table:style-name="ce325" table:formula="of:=IF(MID([.F46];6;1)&gt;MID([.F45];6;1);[.C45];[.C45]+1)" office:value-type="float" office:value="3">
            <text:p>3.00</text:p>
          </table:table-cell>
          <table:table-cell table:style-name="ce331" office:value-type="string">
            <text:p>social/space/homePage</text:p>
          </table:table-cell>
          <table:table-cell table:style-name="ce345" office:value-type="string">
            <text:p>Add new activities without any text</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19">
          <table:table-cell table:style-name="ce317" table:formula="of:=IF(MID([.F47];6;1)&gt;MID([.F46];6;1);&quot;&quot;;MAX([.A$7:.A46])+1)">
            <text:p/>
          </table:table-cell>
          <table:table-cell table:style-name="ce322" office:value-type="string">
            <text:p>FNC_SOC_SPC_MOD_14</text:p>
          </table:table-cell>
          <table:table-cell table:style-name="ce325" table:formula="of:=IF(MID([.F47];6;1)&gt;MID([.F46];6;1);[.C46];[.C46]+1)" office:value-type="float" office:value="3">
            <text:p>3.00</text:p>
          </table:table-cell>
          <table:table-cell table:style-name="ce331" office:value-type="string">
            <text:p>social/space/homePage</text:p>
          </table:table-cell>
          <table:table-cell table:style-name="ce346" office:value-type="string">
            <text:p>Add new activities without any text</text:p>
          </table:table-cell>
          <table:table-cell table:style-name="ce202" office:value-type="string">
            <text:p>Step 2: Add new activities</text:p>
          </table:table-cell>
          <table:table-cell table:style-name="ce359" office:value-type="string">
            <text:p><text:span text:style-name="T11">- </text:span><text:span text:style-name="T14">Keep text box is empty</text:span></text:p>
            <text:p><text:span text:style-name="T14">- Move mouse to Share button</text:span></text:p>
          </table:table-cell>
          <table:table-cell table:style-name="ce383" office:value-type="string">
            <text:p>Share button is disable</text:p>
          </table:table-cell>
          <table:table-cell table:style-name="ce389" office:value-type="string">
            <text:p>Low</text:p>
          </table:table-cell>
          <table:table-cell table:number-columns-repeated="1015"/>
        </table:table-row>
        <table:table-row table:style-name="ro36">
          <table:table-cell table:style-name="ce317" table:formula="of:=IF(MID([.F48];6;1)&gt;MID([.F47];6;1);&quot;&quot;;MAX([.A$7:.A47])+1)" office:value-type="float" office:value="15">
            <text:p>15.00</text:p>
          </table:table-cell>
          <table:table-cell table:style-name="ce322" office:value-type="string">
            <text:p>FNC_SOC_SPC_MOD_14</text:p>
          </table:table-cell>
          <table:table-cell table:style-name="ce325" table:formula="of:=IF(MID([.F48];6;1)&gt;MID([.F47];6;1);[.C47];[.C47]+1)" office:value-type="float" office:value="4">
            <text:p>4.00</text:p>
          </table:table-cell>
          <table:table-cell table:style-name="ce331"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9];6;1)&gt;MID([.F48];6;1);&quot;&quot;;MAX([.A$7:.A48])+1)">
            <text:p/>
          </table:table-cell>
          <table:table-cell table:style-name="ce322" office:value-type="string">
            <text:p>FNC_SOC_SPC_MOD_14</text:p>
          </table:table-cell>
          <table:table-cell table:style-name="ce325" table:formula="of:=IF(MID([.F49];6;1)&gt;MID([.F48];6;1);[.C48];[.C48]+1)" office:value-type="float" office:value="4">
            <text:p>4.00</text:p>
          </table:table-cell>
          <table:table-cell table:style-name="ce331"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50];6;1)&gt;MID([.F49];6;1);&quot;&quot;;MAX([.A$7:.A49])+1)" office:value-type="float" office:value="16">
            <text:p>16.00</text:p>
          </table:table-cell>
          <table:table-cell table:style-name="ce322" office:value-type="string">
            <text:p>FNC_SOC_SPC_MOD_14</text:p>
          </table:table-cell>
          <table:table-cell table:style-name="ce325" table:formula="of:=IF(MID([.F50];6;1)&gt;MID([.F49];6;1);[.C49];[.C49]+1)" office:value-type="float" office:value="5">
            <text:p>5.00</text:p>
          </table:table-cell>
          <table:table-cell table:style-name="ce331"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1];6;1)&gt;MID([.F50];6;1);&quot;&quot;;MAX([.A$7:.A50])+1)">
            <text:p/>
          </table:table-cell>
          <table:table-cell table:style-name="ce322" office:value-type="string">
            <text:p>FNC_SOC_SPC_MOD_14</text:p>
          </table:table-cell>
          <table:table-cell table:style-name="ce325" table:formula="of:=IF(MID([.F51];6;1)&gt;MID([.F50];6;1);[.C50];[.C50]+1)" office:value-type="float" office:value="5">
            <text:p>5.00</text:p>
          </table:table-cell>
          <table:table-cell table:style-name="ce331"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Don't click on Share button. Click mouse </text:span><text:span text:style-name="T14">any where</text:span></text:p>
          </table:table-cell>
          <table:table-cell table:style-name="ce383" office:value-type="string">
            <text:p>Activity is not added. </text:p>
          </table:table-cell>
          <table:table-cell table:style-name="ce389" office:value-type="string">
            <text:p>Low</text:p>
          </table:table-cell>
          <table:table-cell table:number-columns-repeated="1015"/>
        </table:table-row>
        <table:table-row table:style-name="ro36">
          <table:table-cell table:style-name="ce317" table:formula="of:=IF(MID([.F52];6;1)&gt;MID([.F51];6;1);&quot;&quot;;MAX([.A$7:.A51])+1)" office:value-type="float" office:value="17">
            <text:p>17.00</text:p>
          </table:table-cell>
          <table:table-cell table:style-name="ce322" office:value-type="string">
            <text:p>FNC_SOC_SPC_MOD_14</text:p>
          </table:table-cell>
          <table:table-cell table:style-name="ce325" table:formula="of:=IF(MID([.F52];6;1)&gt;MID([.F51];6;1);[.C51];[.C51]+1)" office:value-type="float" office:value="6">
            <text:p>6.00</text:p>
          </table:table-cell>
          <table:table-cell table:style-name="ce331"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3];6;1)&gt;MID([.F52];6;1);&quot;&quot;;MAX([.A$7:.A52])+1)">
            <text:p/>
          </table:table-cell>
          <table:table-cell table:style-name="ce322" office:value-type="string">
            <text:p>FNC_SOC_SPC_MOD_14</text:p>
          </table:table-cell>
          <table:table-cell table:style-name="ce325" table:formula="of:=IF(MID([.F53];6;1)&gt;MID([.F52];6;1);[.C52];[.C52]+1)" office:value-type="float" office:value="6">
            <text:p>6.00</text:p>
          </table:table-cell>
          <table:table-cell table:style-name="ce331"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59" office:value-type="string">
            <text:p><text:span text:style-name="T11">- </text:span><text:span text:style-name="T14">Enter HTML tag <text:s/>('b', 'i', 'a', 'span', 'em', </text:span><text:span text:style-name="T14">'strong', 'p', 'ol', 'ul', 'li', 'br') into text box</text:span></text:p>
            <text:p><text:span text:style-name="T14">- Click on share button</text:span></text:p>
          </table:table-cell>
          <table:table-cell table:style-name="ce383" office:value-type="string">
            <text:p>Add an activity successfully:</text:p>
            <text:p>- This activity is added into users activities list and follow HTML tag to display.</text:p>
            <text:p/>
          </table:table-cell>
          <table:table-cell table:style-name="ce389" office:value-type="string">
            <text:p>Low</text:p>
          </table:table-cell>
          <table:table-cell table:number-columns-repeated="1015"/>
        </table:table-row>
        <table:table-row table:style-name="ro36">
          <table:table-cell table:style-name="ce317" table:formula="of:=IF(MID([.F54];6;1)&gt;MID([.F53];6;1);&quot;&quot;;MAX([.A$7:.A53])+1)" office:value-type="float" office:value="18">
            <text:p>18.00</text:p>
          </table:table-cell>
          <table:table-cell table:style-name="ce322" office:value-type="string">
            <text:p>FNC_SOC_SPC_MOD_14</text:p>
          </table:table-cell>
          <table:table-cell table:style-name="ce325" table:formula="of:=IF(MID([.F54];6;1)&gt;MID([.F53];6;1);[.C53];[.C53]+1)" office:value-type="float" office:value="7">
            <text:p>7.00</text:p>
          </table:table-cell>
          <table:table-cell table:style-name="ce331"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0">
          <table:table-cell table:style-name="ce317" table:formula="of:=IF(MID([.F55];6;1)&gt;MID([.F54];6;1);&quot;&quot;;MAX([.A$7:.A54])+1)">
            <text:p/>
          </table:table-cell>
          <table:table-cell table:style-name="ce322" office:value-type="string">
            <text:p>FNC_SOC_SPC_MOD_14</text:p>
          </table:table-cell>
          <table:table-cell table:style-name="ce325" table:formula="of:=IF(MID([.F55];6;1)&gt;MID([.F54];6;1);[.C54];[.C54]+1)" office:value-type="float" office:value="7">
            <text:p>7.00</text:p>
          </table:table-cell>
          <table:table-cell table:style-name="ce331"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59" office:value-type="string">
            <text:p><text:span text:style-name="T11">- </text:span><text:span text:style-name="T14">Enter other HTM tag and script tab into </text:span><text:span text:style-name="T14">text box</text:span></text:p>
            <text:p><text:span text:style-name="T14">- Click on share button</text:span></text:p>
          </table:table-cell>
          <table:table-cell table:style-name="ce383" office:value-type="string">
            <text:p>Add an activity successfully:</text:p>
            <text:p>- This activity is added into users activities list and keep its content.</text:p>
          </table:table-cell>
          <table:table-cell table:style-name="ce389" office:value-type="string">
            <text:p>Low</text:p>
          </table:table-cell>
          <table:table-cell table:number-columns-repeated="1015"/>
        </table:table-row>
        <table:table-row table:style-name="ro36">
          <table:table-cell table:style-name="ce317" table:formula="of:=IF(MID([.F56];6;1)&gt;MID([.F55];6;1);&quot;&quot;;MAX([.A$7:.A55])+1)" office:value-type="float" office:value="19">
            <text:p>19.00</text:p>
          </table:table-cell>
          <table:table-cell table:style-name="ce322" office:value-type="string">
            <text:p>FNC_SOC_SPC_MOD_14</text:p>
          </table:table-cell>
          <table:table-cell table:style-name="ce325" table:formula="of:=IF(MID([.F56];6;1)&gt;MID([.F55];6;1);[.C55];[.C55]+1)" office:value-type="float" office:value="8">
            <text:p>8.00</text:p>
          </table:table-cell>
          <table:table-cell table:style-name="ce331"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43">
          <table:table-cell table:style-name="ce317" table:formula="of:=IF(MID([.F57];6;1)&gt;MID([.F56];6;1);&quot;&quot;;MAX([.A$7:.A56])+1)">
            <text:p/>
          </table:table-cell>
          <table:table-cell table:style-name="ce322" office:value-type="string">
            <text:p>FNC_SOC_SPC_MOD_14</text:p>
          </table:table-cell>
          <table:table-cell table:style-name="ce325" table:formula="of:=IF(MID([.F57];6;1)&gt;MID([.F56];6;1);[.C56];[.C56]+1)" office:value-type="float" office:value="8">
            <text:p>8.00</text:p>
          </table:table-cell>
          <table:table-cell table:style-name="ce331"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59"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83"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89" office:value-type="string">
            <text:p>High</text:p>
          </table:table-cell>
          <table:table-cell table:number-columns-repeated="1015"/>
        </table:table-row>
        <table:table-row table:style-name="ro30">
          <table:table-cell table:style-name="ce317" table:formula="of:=IF(MID([.F58];6;1)&gt;MID([.F57];6;1);&quot;&quot;;MAX([.A$7:.A57])+1)">
            <text:p/>
          </table:table-cell>
          <table:table-cell table:style-name="ce322" office:value-type="string">
            <text:p>FNC_SOC_SPC_MOD_14</text:p>
          </table:table-cell>
          <table:table-cell table:style-name="ce325" table:formula="of:=IF(MID([.F58];6;1)&gt;MID([.F57];6;1);[.C57];[.C57]+1)" office:value-type="float" office:value="8">
            <text:p>8.00</text:p>
          </table:table-cell>
          <table:table-cell table:style-name="ce331" office:value-type="string">
            <text:p>social/space/homePage</text:p>
          </table:table-cell>
          <table:table-cell table:style-name="ce347" office:value-type="string">
            <text:p>Add a share link</text:p>
          </table:table-cell>
          <table:table-cell table:style-name="ce202" office:value-type="string">
            <text:p>Step 3: Add share links on activity list</text:p>
          </table:table-cell>
          <table:table-cell table:style-name="ce359" office:value-type="string">
            <text:p><text:span text:style-name="T11">- </text:span><text:span text:style-name="T14">Enter chars into text box</text:span></text:p>
            <text:p><text:span text:style-name="T14">- Click on share button</text:span></text:p>
          </table:table-cell>
          <table:table-cell table:style-name="ce383" office:value-type="string">
            <text:p>A link is shared with some text on activity. Other user can view and click on shared link</text:p>
          </table:table-cell>
          <table:table-cell table:style-name="ce389" office:value-type="string">
            <text:p>High</text:p>
          </table:table-cell>
          <table:table-cell table:number-columns-repeated="1015"/>
        </table:table-row>
        <table:table-row table:style-name="ro36">
          <table:table-cell table:style-name="ce317" table:formula="of:=IF(MID([.F59];6;1)&gt;MID([.F58];6;1);&quot;&quot;;MAX([.A$7:.A58])+1)" office:value-type="float" office:value="20">
            <text:p>20.00</text:p>
          </table:table-cell>
          <table:table-cell table:style-name="ce322" office:value-type="string">
            <text:p>FNC_SOC_SPC_MOD_14</text:p>
          </table:table-cell>
          <table:table-cell table:style-name="ce325" table:formula="of:=IF(MID([.F59];6;1)&gt;MID([.F58];6;1);[.C58];[.C58]+1)" office:value-type="float" office:value="9">
            <text:p>9.00</text:p>
          </table:table-cell>
          <table:table-cell table:style-name="ce331"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0];6;1)&gt;MID([.F59];6;1);&quot;&quot;;MAX([.A$7:.A59])+1)">
            <text:p/>
          </table:table-cell>
          <table:table-cell table:style-name="ce322" office:value-type="string">
            <text:p>FNC_SOC_SPC_MOD_14</text:p>
          </table:table-cell>
          <table:table-cell table:style-name="ce325" table:formula="of:=IF(MID([.F60];6;1)&gt;MID([.F59];6;1);[.C59];[.C59]+1)" office:value-type="float" office:value="9">
            <text:p>9.00</text:p>
          </table:table-cell>
          <table:table-cell table:style-name="ce331"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text:span><text:span text:style-name="T14">form</text:span></text:p>
          </table:table-cell>
          <table:table-cell table:style-name="ce383" office:value-type="string">
            <text:p>Only link is shared without status update</text:p>
          </table:table-cell>
          <table:table-cell table:style-name="ce389" office:value-type="string">
            <text:p>Low</text:p>
          </table:table-cell>
          <table:table-cell table:number-columns-repeated="1015"/>
        </table:table-row>
        <table:table-row table:style-name="ro36">
          <table:table-cell table:style-name="ce317" table:formula="of:=IF(MID([.F61];6;1)&gt;MID([.F60];6;1);&quot;&quot;;MAX([.A$7:.A60])+1)" office:value-type="float" office:value="21">
            <text:p>21.00</text:p>
          </table:table-cell>
          <table:table-cell table:style-name="ce322" office:value-type="string">
            <text:p>FNC_SOC_SPC_MOD_14</text:p>
          </table:table-cell>
          <table:table-cell table:style-name="ce325" table:formula="of:=IF(MID([.F61];6;1)&gt;MID([.F60];6;1);[.C60];[.C60]+1)" office:value-type="float" office:value="10">
            <text:p>10.00</text:p>
          </table:table-cell>
          <table:table-cell table:style-name="ce331" office:value-type="string">
            <text:p>social/space/homePage</text:p>
          </table:table-cell>
          <table:table-cell table:style-name="ce348" office:value-type="string">
            <text:p>View Link shared with 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2];6;1)&gt;MID([.F61];6;1);&quot;&quot;;MAX([.A$7:.A61])+1)">
            <text:p/>
          </table:table-cell>
          <table:table-cell table:style-name="ce322" office:value-type="string">
            <text:p>FNC_SOC_SPC_MOD_14</text:p>
          </table:table-cell>
          <table:table-cell table:style-name="ce325" table:formula="of:=IF(MID([.F62];6;1)&gt;MID([.F61];6;1);[.C61];[.C61]+1)" office:value-type="float" office:value="10">
            <text:p>10.00</text:p>
          </table:table-cell>
          <table:table-cell table:style-name="ce331" office:value-type="string">
            <text:p>social/space/homePage</text:p>
          </table:table-cell>
          <table:table-cell table:style-name="ce349" office:value-type="string">
            <text:p>View Link shared with 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image</text:p>
          </table:table-cell>
          <table:table-cell table:style-name="ce389" office:value-type="string">
            <text:p>Low</text:p>
          </table:table-cell>
          <table:table-cell table:number-columns-repeated="1015"/>
        </table:table-row>
        <table:table-row table:style-name="ro36">
          <table:table-cell table:style-name="ce317" table:formula="of:=IF(MID([.F63];6;1)&gt;MID([.F62];6;1);&quot;&quot;;MAX([.A$7:.A62])+1)" office:value-type="float" office:value="22">
            <text:p>22.00</text:p>
          </table:table-cell>
          <table:table-cell table:style-name="ce322" office:value-type="string">
            <text:p>FNC_SOC_SPC_MOD_14</text:p>
          </table:table-cell>
          <table:table-cell table:style-name="ce325" table:formula="of:=IF(MID([.F63];6;1)&gt;MID([.F62];6;1);[.C62];[.C62]+1)" office:value-type="float" office:value="11">
            <text:p>11.00</text:p>
          </table:table-cell>
          <table:table-cell table:style-name="ce331" office:value-type="string">
            <text:p>social/space/homePage</text:p>
          </table:table-cell>
          <table:table-cell table:style-name="ce350" office:value-type="string">
            <text:p>View Link shared without <text:s/>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4];6;1)&gt;MID([.F63];6;1);&quot;&quot;;MAX([.A$7:.A63])+1)">
            <text:p/>
          </table:table-cell>
          <table:table-cell table:style-name="ce322" office:value-type="string">
            <text:p>FNC_SOC_SPC_MOD_14</text:p>
          </table:table-cell>
          <table:table-cell table:style-name="ce325" table:formula="of:=IF(MID([.F64];6;1)&gt;MID([.F63];6;1);[.C63];[.C63]+1)" office:value-type="float" office:value="11">
            <text:p>11.00</text:p>
          </table:table-cell>
          <table:table-cell table:style-name="ce331" office:value-type="string">
            <text:p>social/space/homePage</text:p>
          </table:table-cell>
          <table:table-cell table:style-name="ce351" office:value-type="string">
            <text:p>View Link shared without <text:s/>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out image</text:p>
          </table:table-cell>
          <table:table-cell table:style-name="ce389" office:value-type="string">
            <text:p>Low</text:p>
          </table:table-cell>
          <table:table-cell table:number-columns-repeated="1015"/>
        </table:table-row>
        <table:table-row table:style-name="ro34">
          <table:table-cell table:style-name="ce317" table:formula="of:=IF(MID([.F65];6;1)&gt;MID([.F64];6;1);&quot;&quot;;MAX([.A$7:.A64])+1)" office:value-type="float" office:value="23">
            <text:p>23.00</text:p>
          </table:table-cell>
          <table:table-cell table:style-name="ce322" office:value-type="string">
            <text:p>FNC_SOC_SPC_MOD_14</text:p>
          </table:table-cell>
          <table:table-cell table:style-name="ce325" table:formula="of:=IF(MID([.F65];6;1)&gt;MID([.F64];6;1);[.C64];[.C64]+1)" office:value-type="float" office:value="12">
            <text:p>12.00</text:p>
          </table:table-cell>
          <table:table-cell table:style-name="ce331"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6">
          <table:table-cell table:style-name="ce317" table:formula="of:=IF(MID([.F66];6;1)&gt;MID([.F65];6;1);&quot;&quot;;MAX([.A$7:.A65])+1)">
            <text:p/>
          </table:table-cell>
          <table:table-cell table:style-name="ce322" office:value-type="string">
            <text:p>FNC_SOC_SPC_MOD_14</text:p>
          </table:table-cell>
          <table:table-cell table:style-name="ce325" table:formula="of:=IF(MID([.F66];6;1)&gt;MID([.F65];6;1);[.C65];[.C65]+1)" office:value-type="float" office:value="12">
            <text:p>12.00</text:p>
          </table:table-cell>
          <table:table-cell table:style-name="ce331"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59" office:value-type="string">
            <text:p><text:span text:style-name="T14">- Click on </text:span><text:span text:style-name="T13">Add Link</text:span></text:p>
            <text:p><text:span text:style-name="T14">- Enter a valid URL</text:span></text:p>
            <text:p><text:span text:style-name="T36">- Don't click on Attach button on Share </text:span><text:span text:style-name="T36">link form</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Link is not shared. Only activity is added</text:p>
          </table:table-cell>
          <table:table-cell table:style-name="ce389" office:value-type="string">
            <text:p>Low</text:p>
          </table:table-cell>
          <table:table-cell table:number-columns-repeated="1015"/>
        </table:table-row>
        <table:table-row table:style-name="ro36">
          <table:table-cell table:style-name="ce317" table:formula="of:=IF(MID([.F67];6;1)&gt;MID([.F66];6;1);&quot;&quot;;MAX([.A$7:.A66])+1)" office:value-type="float" office:value="24">
            <text:p>24.00</text:p>
          </table:table-cell>
          <table:table-cell table:style-name="ce322" office:value-type="string">
            <text:p>FNC_SOC_SPC_MOD_14</text:p>
          </table:table-cell>
          <table:table-cell table:style-name="ce325" table:formula="of:=IF(MID([.F67];6;1)&gt;MID([.F66];6;1);[.C66];[.C66]+1)" office:value-type="float" office:value="13">
            <text:p>13.00</text:p>
          </table:table-cell>
          <table:table-cell table:style-name="ce331"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8];6;1)&gt;MID([.F67];6;1);&quot;&quot;;MAX([.A$7:.A67])+1)">
            <text:p/>
          </table:table-cell>
          <table:table-cell table:style-name="ce322" office:value-type="string">
            <text:p>FNC_SOC_SPC_MOD_14</text:p>
          </table:table-cell>
          <table:table-cell table:style-name="ce325" table:formula="of:=IF(MID([.F68];6;1)&gt;MID([.F67];6;1);[.C67];[.C67]+1)" office:value-type="float" office:value="13">
            <text:p>13.00</text:p>
          </table:table-cell>
          <table:table-cell table:style-name="ce332"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83" office:value-type="string">
            <text:p>Link is not shared, activity is not added. It keeps all text and link are entered</text:p>
          </table:table-cell>
          <table:table-cell table:style-name="ce389" office:value-type="string">
            <text:p>Low</text:p>
          </table:table-cell>
          <table:table-cell table:number-columns-repeated="1015"/>
        </table:table-row>
        <table:table-row table:style-name="ro36">
          <table:table-cell table:style-name="ce317" table:formula="of:=IF(MID([.F69];6;1)&gt;MID([.F68];6;1);&quot;&quot;;MAX([.A$7:.A68])+1)" office:value-type="float" office:value="25">
            <text:p>25.00</text:p>
          </table:table-cell>
          <table:table-cell table:style-name="ce322" office:value-type="string">
            <text:p>FNC_SOC_SPC_MOD_14</text:p>
          </table:table-cell>
          <table:table-cell table:style-name="ce325" table:formula="of:=IF(MID([.F69];6;1)&gt;MID([.F68];6;1);[.C68];[.C68]+1)" office:value-type="float" office:value="14">
            <text:p>14.00</text:p>
          </table:table-cell>
          <table:table-cell table:style-name="ce332"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3">
          <table:table-cell table:style-name="ce317" table:formula="of:=IF(MID([.F70];6;1)&gt;MID([.F69];6;1);&quot;&quot;;MAX([.A$7:.A69])+1)">
            <text:p/>
          </table:table-cell>
          <table:table-cell table:style-name="ce322" office:value-type="string">
            <text:p>FNC_SOC_SPC_MOD_14</text:p>
          </table:table-cell>
          <table:table-cell table:style-name="ce325" table:formula="of:=IF(MID([.F70];6;1)&gt;MID([.F69];6;1);[.C69];[.C69]+1)" office:value-type="float" office:value="14">
            <text:p>14.00</text:p>
          </table:table-cell>
          <table:table-cell table:style-name="ce332"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URL is not correct form (eg: </text:span><text:span text:style-name="T14">testspace)</text:span></text:p>
            <text:p><text:span text:style-name="T36">- Click on Attach button on Share link </text:span><text:span text:style-name="T36">form or hit enter keyboard</text:span></text:p>
          </table:table-cell>
          <table:table-cell table:style-name="ce383" office:value-type="string">
            <text:p>Below a share link form, show a message: <text:span text:style-name="T13">“A problem occured when </text:span><text:span text:style-name="T13">sharing this link. Please make sure to </text:span><text:span text:style-name="T13">input a valid url.”</text:span></text:p>
            <text:p/>
          </table:table-cell>
          <table:table-cell table:style-name="ce389" office:value-type="string">
            <text:p>Low</text:p>
          </table:table-cell>
          <table:table-cell table:number-columns-repeated="1015"/>
        </table:table-row>
        <table:table-row table:style-name="ro36">
          <table:table-cell table:style-name="ce319" table:formula="of:=IF(MID([.F71];6;1)&gt;MID([.F70];6;1);&quot;&quot;;MAX([.A$7:.A70])+1)" office:value-type="float" office:value="26">
            <text:p>26.00</text:p>
          </table:table-cell>
          <table:table-cell table:style-name="ce323" office:value-type="string">
            <text:p>FNC_SOC_SPC_MOD_14</text:p>
          </table:table-cell>
          <table:table-cell table:style-name="ce328" table:formula="of:=IF(MID([.F71];6;1)&gt;MID([.F70];6;1);[.C70];[.C70]+1)" office:value-type="float" office:value="15">
            <text:p>15.00</text:p>
          </table:table-cell>
          <table:table-cell table:style-name="ce333" office:value-type="string">
            <text:p>social/space/homePage</text:p>
          </table:table-cell>
          <table:table-cell table:style-name="ce352" office:value-type="string">
            <text:p>Share link with empty link</text:p>
          </table:table-cell>
          <table:table-cell table:style-name="ce203" office:value-type="string">
            <text:p>Step 1: Go to Space home page</text:p>
          </table:table-cell>
          <table:table-cell table:style-name="ce360" office:value-type="string">
            <text:p>- Sign in system</text:p>
            <text:p>- Select Space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90" office:value-type="string">
            <text:p>Low</text:p>
          </table:table-cell>
          <table:table-cell table:style-name="ce259" table:number-columns-repeated="1015"/>
        </table:table-row>
        <table:table-row table:style-name="ro34">
          <table:table-cell table:style-name="ce319" table:formula="of:=IF(MID([.F72];6;1)&gt;MID([.F71];6;1);&quot;&quot;;MAX([.A$7:.A71])+1)">
            <text:p/>
          </table:table-cell>
          <table:table-cell table:style-name="ce323" office:value-type="string">
            <text:p>FNC_SOC_SPC_MOD_14</text:p>
          </table:table-cell>
          <table:table-cell table:style-name="ce328" table:formula="of:=IF(MID([.F72];6;1)&gt;MID([.F71];6;1);[.C71];[.C71]+1)" office:value-type="float" office:value="15">
            <text:p>15.00</text:p>
          </table:table-cell>
          <table:table-cell table:style-name="ce333" office:value-type="string">
            <text:p>social/space/homePage</text:p>
          </table:table-cell>
          <table:table-cell table:style-name="ce353" office:value-type="string">
            <text:p>Share link with empty link</text:p>
          </table:table-cell>
          <table:table-cell table:style-name="ce203" office:value-type="string">
            <text:p>Step 2: Share a link</text:p>
          </table:table-cell>
          <table:table-cell table:style-name="ce360" office:value-type="string">
            <text:p>- Click on <text:span text:style-name="T13">Add Link</text:span></text:p>
            <text:p>- Keep shared link form is empty</text:p>
            <text:p><text:span text:style-name="T33">- Click on Plus icon on Share link form</text:span></text:p>
          </table:table-cell>
          <table:table-cell table:style-name="ce384" office:value-type="string">
            <text:p>Nothing happens. Activity is not added</text:p>
          </table:table-cell>
          <table:table-cell table:style-name="ce390" office:value-type="string">
            <text:p>Low</text:p>
          </table:table-cell>
          <table:table-cell table:style-name="ce259" table:number-columns-repeated="1015"/>
        </table:table-row>
        <table:table-row table:style-name="ro36">
          <table:table-cell table:style-name="ce317" table:formula="of:=IF(MID([.F73];6;1)&gt;MID([.F72];6;1);&quot;&quot;;MAX([.A$7:.A72])+1)" office:value-type="float" office:value="27">
            <text:p>27.00</text:p>
          </table:table-cell>
          <table:table-cell table:style-name="ce322" office:value-type="string">
            <text:p>FNC_SOC_SPC_MOD_14</text:p>
          </table:table-cell>
          <table:table-cell table:style-name="ce325" table:formula="of:=IF(MID([.F73];6;1)&gt;MID([.F72];6;1);[.C72];[.C72]+1)" office:value-type="float" office:value="16">
            <text:p>16.00</text:p>
          </table:table-cell>
          <table:table-cell table:style-name="ce331"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74];6;1)&gt;MID([.F73];6;1);&quot;&quot;;MAX([.A$7:.A73])+1)">
            <text:p/>
          </table:table-cell>
          <table:table-cell table:style-name="ce322" office:value-type="string">
            <text:p>FNC_SOC_SPC_MOD_14</text:p>
          </table:table-cell>
          <table:table-cell table:style-name="ce325" table:formula="of:=IF(MID([.F74];6;1)&gt;MID([.F73];6;1);[.C73];[.C73]+1)" office:value-type="float" office:value="16">
            <text:p>16.00</text:p>
          </table:table-cell>
          <table:table-cell table:style-name="ce332"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It is displayed by URL form</text:p>
          </table:table-cell>
          <table:table-cell table:style-name="ce389" office:value-type="string">
            <text:p>Low</text:p>
          </table:table-cell>
          <table:table-cell table:number-columns-repeated="1015"/>
        </table:table-row>
        <table:table-row table:style-name="ro36">
          <table:table-cell table:style-name="ce317" table:formula="of:=IF(MID([.F75];6;1)&gt;MID([.F74];6;1);&quot;&quot;;MAX([.A$7:.A74])+1)" office:value-type="float" office:value="28">
            <text:p>28.00</text:p>
          </table:table-cell>
          <table:table-cell table:style-name="ce322" office:value-type="string">
            <text:p>FNC_SOC_SPC_MOD_14</text:p>
          </table:table-cell>
          <table:table-cell table:style-name="ce325" table:formula="of:=IF(MID([.F75];6;1)&gt;MID([.F74];6;1);[.C74];[.C74]+1)" office:value-type="float" office:value="17">
            <text:p>17.00</text:p>
          </table:table-cell>
          <table:table-cell table:style-name="ce332"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76];6;1)&gt;MID([.F75];6;1);&quot;&quot;;MAX([.A$7:.A75])+1)">
            <text:p/>
          </table:table-cell>
          <table:table-cell table:style-name="ce322" office:value-type="string">
            <text:p>FNC_SOC_SPC_MOD_14</text:p>
          </table:table-cell>
          <table:table-cell table:style-name="ce325" table:formula="of:=IF(MID([.F76];6;1)&gt;MID([.F75];6;1);[.C75];[.C75]+1)" office:value-type="float" office:value="17">
            <text:p>17.00</text:p>
          </table:table-cell>
          <table:table-cell table:style-name="ce332"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Attach button on Share link </text:span><text:span text:style-name="T36">form or hit enter keyboard</text:span></text:p>
            <text:p><text:span text:style-name="T14">- Double click on title of shared link. Edit it </text:span><text:span text:style-name="T14">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 Below the title, there is a link to shared URL </text:p>
          </table:table-cell>
          <table:table-cell table:style-name="ce389" office:value-type="string">
            <text:p>Low</text:p>
          </table:table-cell>
          <table:table-cell table:number-columns-repeated="1015"/>
        </table:table-row>
        <table:table-row table:style-name="ro36">
          <table:table-cell table:style-name="ce317" table:formula="of:=IF(MID([.F77];6;1)&gt;MID([.F76];6;1);&quot;&quot;;MAX([.A$7:.A76])+1)" office:value-type="float" office:value="29">
            <text:p>29.00</text:p>
          </table:table-cell>
          <table:table-cell table:style-name="ce322" office:value-type="string">
            <text:p>FNC_SOC_SPC_MOD_14</text:p>
          </table:table-cell>
          <table:table-cell table:style-name="ce325" table:formula="of:=IF(MID([.F77];6;1)&gt;MID([.F76];6;1);[.C76];[.C76]+1)" office:value-type="float" office:value="18">
            <text:p>18.00</text:p>
          </table:table-cell>
          <table:table-cell table:style-name="ce332"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78];6;1)&gt;MID([.F77];6;1);&quot;&quot;;MAX([.A$7:.A77])+1)">
            <text:p/>
          </table:table-cell>
          <table:table-cell table:style-name="ce322" office:value-type="string">
            <text:p>FNC_SOC_SPC_MOD_14</text:p>
          </table:table-cell>
          <table:table-cell table:style-name="ce325" table:formula="of:=IF(MID([.F78];6;1)&gt;MID([.F77];6;1);[.C77];[.C77]+1)" office:value-type="float" office:value="18">
            <text:p>18.00</text:p>
          </table:table-cell>
          <table:table-cell table:style-name="ce332"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text:span><text:span text:style-name="T14">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79];6;1)&gt;MID([.F78];6;1);&quot;&quot;;MAX([.A$7:.A78])+1)" office:value-type="float" office:value="30">
            <text:p>30.00</text:p>
          </table:table-cell>
          <table:table-cell table:style-name="ce322" office:value-type="string">
            <text:p>FNC_SOC_SPC_MOD_14</text:p>
          </table:table-cell>
          <table:table-cell table:style-name="ce325" table:formula="of:=IF(MID([.F79];6;1)&gt;MID([.F78];6;1);[.C78];[.C78]+1)" office:value-type="float" office:value="19">
            <text:p>19.00</text:p>
          </table:table-cell>
          <table:table-cell table:style-name="ce332"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8">
          <table:table-cell table:style-name="ce317" table:formula="of:=IF(MID([.F80];6;1)&gt;MID([.F79];6;1);&quot;&quot;;MAX([.A$7:.A79])+1)">
            <text:p/>
          </table:table-cell>
          <table:table-cell table:style-name="ce322" office:value-type="string">
            <text:p>FNC_SOC_SPC_MOD_14</text:p>
          </table:table-cell>
          <table:table-cell table:style-name="ce325" table:formula="of:=IF(MID([.F80];6;1)&gt;MID([.F79];6;1);[.C79];[.C79]+1)" office:value-type="float" office:value="19">
            <text:p>19.00</text:p>
          </table:table-cell>
          <table:table-cell table:style-name="ce331"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14">- Hit Enter from keyboard or click on Add </text:span><text:span text:style-name="T14">button on Share link form</text:span></text:p>
            <text:p><text:span text:style-name="T14">- Double click on title of shared link. Kept </text:span><text:span text:style-name="T14">it is empty</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title is the URL </text:p>
          </table:table-cell>
          <table:table-cell table:style-name="ce389" office:value-type="string">
            <text:p>Low</text:p>
          </table:table-cell>
          <table:table-cell table:number-columns-repeated="1015"/>
        </table:table-row>
        <table:table-row table:style-name="ro36">
          <table:table-cell table:style-name="ce317" table:formula="of:=IF(MID([.F81];6;1)&gt;MID([.F80];6;1);&quot;&quot;;MAX([.A$7:.A80])+1)" office:value-type="float" office:value="31">
            <text:p>31.00</text:p>
          </table:table-cell>
          <table:table-cell table:style-name="ce322" office:value-type="string">
            <text:p>FNC_SOC_SPC_MOD_14</text:p>
          </table:table-cell>
          <table:table-cell table:style-name="ce325" table:formula="of:=IF(MID([.F81];6;1)&gt;MID([.F80];6;1);[.C80];[.C80]+1)" office:value-type="float" office:value="20">
            <text:p>20.00</text:p>
          </table:table-cell>
          <table:table-cell table:style-name="ce331"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2];6;1)&gt;MID([.F81];6;1);&quot;&quot;;MAX([.A$7:.A81])+1)">
            <text:p/>
          </table:table-cell>
          <table:table-cell table:style-name="ce322" office:value-type="string">
            <text:p>FNC_SOC_SPC_MOD_14</text:p>
          </table:table-cell>
          <table:table-cell table:style-name="ce325" table:formula="of:=IF(MID([.F82];6;1)&gt;MID([.F81];6;1);[.C81];[.C81]+1)" office:value-type="float" office:value="20">
            <text:p>20.00</text:p>
          </table:table-cell>
          <table:table-cell table:style-name="ce331"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text:span><text:span text:style-name="T14">unlimited text into this field and hit Enter</text:span></text:p>
            <text:p><text:span text:style-name="T11">- </text:span><text:span text:style-name="T14">Enter chars into text box or not</text:span></text:p>
            <text:p><text:span text:style-name="T14">- Click on share button on add activity </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6">
          <table:table-cell table:style-name="ce317" table:formula="of:=IF(MID([.F83];6;1)&gt;MID([.F82];6;1);&quot;&quot;;MAX([.A$7:.A82])+1)" office:value-type="float" office:value="32">
            <text:p>32.00</text:p>
          </table:table-cell>
          <table:table-cell table:style-name="ce322" office:value-type="string">
            <text:p>FNC_SOC_SPC_MOD_14</text:p>
          </table:table-cell>
          <table:table-cell table:style-name="ce325" table:formula="of:=IF(MID([.F83];6;1)&gt;MID([.F82];6;1);[.C82];[.C82]+1)" office:value-type="float" office:value="21">
            <text:p>21.00</text:p>
          </table:table-cell>
          <table:table-cell table:style-name="ce331"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84];6;1)&gt;MID([.F83];6;1);&quot;&quot;;MAX([.A$7:.A83])+1)">
            <text:p/>
          </table:table-cell>
          <table:table-cell table:style-name="ce322" office:value-type="string">
            <text:p>FNC_SOC_SPC_MOD_14</text:p>
          </table:table-cell>
          <table:table-cell table:style-name="ce325" table:formula="of:=IF(MID([.F84];6;1)&gt;MID([.F83];6;1);[.C83];[.C83]+1)" office:value-type="float" office:value="21">
            <text:p>21.00</text:p>
          </table:table-cell>
          <table:table-cell table:style-name="ce331"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4">
          <table:table-cell table:style-name="ce317" table:formula="of:=IF(MID([.F85];6;1)&gt;MID([.F84];6;1);&quot;&quot;;MAX([.A$7:.A84])+1)" office:value-type="float" office:value="33">
            <text:p>33.00</text:p>
          </table:table-cell>
          <table:table-cell table:style-name="ce322" office:value-type="string">
            <text:p>FNC_SOC_SPC_MOD_14</text:p>
          </table:table-cell>
          <table:table-cell table:style-name="ce325" table:formula="of:=IF(MID([.F85];6;1)&gt;MID([.F84];6;1);[.C84];[.C84]+1)" office:value-type="float" office:value="22">
            <text:p>22.00</text:p>
          </table:table-cell>
          <table:table-cell table:style-name="ce331"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44">
          <table:table-cell table:style-name="ce317" table:formula="of:=IF(MID([.F86];6;1)&gt;MID([.F85];6;1);&quot;&quot;;MAX([.A$7:.A85])+1)">
            <text:p/>
          </table:table-cell>
          <table:table-cell table:style-name="ce322" office:value-type="string">
            <text:p>FNC_SOC_SPC_MOD_14</text:p>
          </table:table-cell>
          <table:table-cell table:style-name="ce325" table:formula="of:=IF(MID([.F86];6;1)&gt;MID([.F85];6;1);[.C85];[.C85]+1)" office:value-type="float" office:value="22">
            <text:p>22.00</text:p>
          </table:table-cell>
          <table:table-cell table:style-name="ce331"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6">
          <table:table-cell table:style-name="ce317" table:formula="of:=IF(MID([.F87];6;1)&gt;MID([.F86];6;1);&quot;&quot;;MAX([.A$7:.A86])+1)" office:value-type="float" office:value="34">
            <text:p>34.00</text:p>
          </table:table-cell>
          <table:table-cell table:style-name="ce322" office:value-type="string">
            <text:p>FNC_SOC_SPC_MOD_14</text:p>
          </table:table-cell>
          <table:table-cell table:style-name="ce325" table:formula="of:=IF(MID([.F87];6;1)&gt;MID([.F86];6;1);[.C86];[.C86]+1)" office:value-type="float" office:value="23">
            <text:p>23.00</text:p>
          </table:table-cell>
          <table:table-cell table:style-name="ce331"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8];6;1)&gt;MID([.F87];6;1);&quot;&quot;;MAX([.A$7:.A87])+1)">
            <text:p/>
          </table:table-cell>
          <table:table-cell table:style-name="ce322" office:value-type="string">
            <text:p>FNC_SOC_SPC_MOD_14</text:p>
          </table:table-cell>
          <table:table-cell table:style-name="ce325" table:formula="of:=IF(MID([.F88];6;1)&gt;MID([.F87];6;1);[.C87];[.C87]+1)" office:value-type="float" office:value="23">
            <text:p>23.00</text:p>
          </table:table-cell>
          <table:table-cell table:style-name="ce331"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Attach button on Share link </text:span><text:span text:style-name="T36">form or hit enter keyboard</text:span></text:p>
            <text:p><text:span text:style-name="T14">- Double click on description of shared </text:span><text:span text:style-name="T14">link. Kept this field is empty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description is empty.</text:p>
          </table:table-cell>
          <table:table-cell table:style-name="ce389" office:value-type="string">
            <text:p>Low</text:p>
          </table:table-cell>
          <table:table-cell table:number-columns-repeated="1015"/>
        </table:table-row>
        <table:table-row table:style-name="ro36">
          <table:table-cell table:style-name="ce317" table:formula="of:=IF(MID([.F89];6;1)&gt;MID([.F88];6;1);&quot;&quot;;MAX([.A$7:.A88])+1)" office:value-type="float" office:value="35">
            <text:p>35.00</text:p>
          </table:table-cell>
          <table:table-cell table:style-name="ce322" office:value-type="string">
            <text:p>FNC_SOC_SPC_MOD_14</text:p>
          </table:table-cell>
          <table:table-cell table:style-name="ce325" table:formula="of:=IF(MID([.F89];6;1)&gt;MID([.F88];6;1);[.C88];[.C88]+1)" office:value-type="float" office:value="24">
            <text:p>24.00</text:p>
          </table:table-cell>
          <table:table-cell table:style-name="ce331"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90];6;1)&gt;MID([.F89];6;1);&quot;&quot;;MAX([.A$7:.A89])+1)">
            <text:p/>
          </table:table-cell>
          <table:table-cell table:style-name="ce322" office:value-type="string">
            <text:p>FNC_SOC_SPC_MOD_14</text:p>
          </table:table-cell>
          <table:table-cell table:style-name="ce325" table:formula="of:=IF(MID([.F90];6;1)&gt;MID([.F89];6;1);[.C89];[.C89]+1)" office:value-type="float" office:value="24">
            <text:p>24.00</text:p>
          </table:table-cell>
          <table:table-cell table:style-name="ce331"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nter unlimited text into this field and </text:span><text:span text:style-name="T14">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91];6;1)&gt;MID([.F90];6;1);&quot;&quot;;MAX([.A$7:.A90])+1)" office:value-type="float" office:value="36">
            <text:p>36.00</text:p>
          </table:table-cell>
          <table:table-cell table:style-name="ce322" office:value-type="string">
            <text:p>FNC_SOC_SPC_MOD_14</text:p>
          </table:table-cell>
          <table:table-cell table:style-name="ce325" table:formula="of:=IF(MID([.F91];6;1)&gt;MID([.F90];6;1);[.C90];[.C90]+1)" office:value-type="float" office:value="25">
            <text:p>25.00</text:p>
          </table:table-cell>
          <table:table-cell table:style-name="ce331"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3">
          <table:table-cell table:style-name="ce317" table:formula="of:=IF(MID([.F92];6;1)&gt;MID([.F91];6;1);&quot;&quot;;MAX([.A$7:.A91])+1)">
            <text:p/>
          </table:table-cell>
          <table:table-cell table:style-name="ce322" office:value-type="string">
            <text:p>FNC_SOC_SPC_MOD_14</text:p>
          </table:table-cell>
          <table:table-cell table:style-name="ce325" table:formula="of:=IF(MID([.F92];6;1)&gt;MID([.F91];6;1);[.C91];[.C91]+1)" office:value-type="float" office:value="25">
            <text:p>25.00</text:p>
          </table:table-cell>
          <table:table-cell table:style-name="ce331"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83" office:value-type="string">
            <text:p>Close share link form, and the link is not shared</text:p>
          </table:table-cell>
          <table:table-cell table:style-name="ce389" office:value-type="string">
            <text:p>Low</text:p>
          </table:table-cell>
          <table:table-cell table:number-columns-repeated="1015"/>
        </table:table-row>
        <table:table-row table:style-name="ro36">
          <table:table-cell table:style-name="ce317" table:formula="of:=IF(MID([.F93];6;1)&gt;MID([.F92];6;1);&quot;&quot;;MAX([.A$7:.A92])+1)" office:value-type="float" office:value="37">
            <text:p>37.00</text:p>
          </table:table-cell>
          <table:table-cell table:style-name="ce322" office:value-type="string">
            <text:p>FNC_SOC_SPC_MOD_14</text:p>
          </table:table-cell>
          <table:table-cell table:style-name="ce325" table:formula="of:=IF(MID([.F93];6;1)&gt;MID([.F92];6;1);[.C92];[.C92]+1)" office:value-type="float" office:value="26">
            <text:p>26.00</text:p>
          </table:table-cell>
          <table:table-cell table:style-name="ce331"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Medium</text:p>
          </table:table-cell>
          <table:table-cell table:number-columns-repeated="1015"/>
        </table:table-row>
        <table:table-row table:style-name="ro34">
          <table:table-cell table:style-name="ce317" table:formula="of:=IF(MID([.F94];6;1)&gt;MID([.F93];6;1);&quot;&quot;;MAX([.A$7:.A93])+1)">
            <text:p/>
          </table:table-cell>
          <table:table-cell table:style-name="ce322" office:value-type="string">
            <text:p>FNC_SOC_SPC_MOD_14</text:p>
          </table:table-cell>
          <table:table-cell table:style-name="ce325" table:formula="of:=IF(MID([.F94];6;1)&gt;MID([.F93];6;1);[.C93];[.C93]+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89" office:value-type="string">
            <text:p>Medium</text:p>
          </table:table-cell>
          <table:table-cell table:number-columns-repeated="1015"/>
        </table:table-row>
        <table:table-row table:style-name="ro33">
          <table:table-cell table:style-name="ce317" table:formula="of:=IF(MID([.F95];6;1)&gt;MID([.F94];6;1);&quot;&quot;;MAX([.A$7:.A94])+1)">
            <text:p/>
          </table:table-cell>
          <table:table-cell table:style-name="ce322" office:value-type="string">
            <text:p>FNC_SOC_SPC_MOD_14</text:p>
          </table:table-cell>
          <table:table-cell table:style-name="ce325" table:formula="of:=IF(MID([.F95];6;1)&gt;MID([.F94];6;1);[.C94];[.C94]+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59" office:value-type="string">
            <text:p>- Login by invited user </text:p>
            <text:p>- Go to spaces page</text:p>
            <text:p>- Access invitations list space</text:p>
            <text:p>- Click on Accept to accept invitation</text:p>
          </table:table-cell>
          <table:table-cell table:style-name="ce383" office:value-type="string">
            <text:p>User is member of the space. The Space is move to My Spaces list</text:p>
          </table:table-cell>
          <table:table-cell table:style-name="ce389" office:value-type="string">
            <text:p>Medium</text:p>
          </table:table-cell>
          <table:table-cell table:number-columns-repeated="1015"/>
        </table:table-row>
        <table:table-row table:style-name="ro33">
          <table:table-cell table:style-name="ce317" table:formula="of:=IF(MID([.F96];6;1)&gt;MID([.F95];6;1);&quot;&quot;;MAX([.A$7:.A95])+1)">
            <text:p/>
          </table:table-cell>
          <table:table-cell table:style-name="ce322" office:value-type="string">
            <text:p>FNC_SOC_SPC_MOD_14</text:p>
          </table:table-cell>
          <table:table-cell table:style-name="ce325" table:formula="of:=IF(MID([.F96];6;1)&gt;MID([.F95];6;1);[.C95];[.C95]+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3" office:value-type="string">
            <text:p>Add an activity successfully:</text:p>
            <text:p>- New activity is added on Space activities stream</text:p>
            <text:p>All users who are the member of space, can view the space activities list</text:p>
          </table:table-cell>
          <table:table-cell table:style-name="ce389" office:value-type="string">
            <text:p>Medium</text:p>
          </table:table-cell>
          <table:table-cell table:number-columns-repeated="1015"/>
        </table:table-row>
        <table:table-row table:style-name="ro36">
          <table:table-cell table:style-name="ce317" table:formula="of:=IF(MID([.F97];6;1)&gt;MID([.F96];6;1);&quot;&quot;;MAX([.A$7:.A96])+1)" office:value-type="float" office:value="38">
            <text:p>38.00</text:p>
          </table:table-cell>
          <table:table-cell table:style-name="ce322" office:value-type="string">
            <text:p>FNC_SOC_SPC_MOD_14</text:p>
          </table:table-cell>
          <table:table-cell table:style-name="ce325" table:formula="of:=IF(MID([.F97];6;1)&gt;MID([.F96];6;1);[.C96];[.C96]+1)" office:value-type="float" office:value="27">
            <text:p>27.00</text:p>
          </table:table-cell>
          <table:table-cell table:style-name="ce331"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98];6;1)&gt;MID([.F97];6;1);&quot;&quot;;MAX([.A$7:.A97])+1)">
            <text:p/>
          </table:table-cell>
          <table:table-cell table:style-name="ce322" office:value-type="string">
            <text:p>FNC_SOC_SPC_MOD_14</text:p>
          </table:table-cell>
          <table:table-cell table:style-name="ce325" table:formula="of:=IF(MID([.F98];6;1)&gt;MID([.F97];6;1);[.C97];[.C97]+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59" office:value-type="string">
            <text:p>- Select an exited activity or add new an activity and select</text:p>
            <text:p>- Click on <text:span text:style-name="T11">Like </text:span><text:span text:style-name="T14">under activity</text:span></text:p>
          </table:table-cell>
          <table:table-cell table:style-name="ce383" office:value-type="string">
            <text:p>Show the message: “You like this”. </text:p>
            <text:p>Like link is change to Unlike link</text:p>
          </table:table-cell>
          <table:table-cell table:style-name="ce389" office:value-type="string">
            <text:p>High</text:p>
          </table:table-cell>
          <table:table-cell table:number-columns-repeated="1015"/>
        </table:table-row>
        <table:table-row table:style-name="ro34">
          <table:table-cell table:style-name="ce317" table:formula="of:=IF(MID([.F99];6;1)&gt;MID([.F98];6;1);&quot;&quot;;MAX([.A$7:.A98])+1)">
            <text:p/>
          </table:table-cell>
          <table:table-cell table:style-name="ce322" office:value-type="string">
            <text:p>FNC_SOC_SPC_MOD_14</text:p>
          </table:table-cell>
          <table:table-cell table:style-name="ce325" table:formula="of:=IF(MID([.F99];6;1)&gt;MID([.F98];6;1);[.C98];[.C98]+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59" office:value-type="string">
            <text:p>- User who liked the activity logs in</text:p>
            <text:p>- Select the activity</text:p>
            <text:p>- Click on <text:span text:style-name="T11">Unlike</text:span> link</text:p>
          </table:table-cell>
          <table:table-cell table:style-name="ce359" office:value-type="string">
            <text:p>User is moved out list of users like the activity. Unlike link is changed to Like link</text:p>
          </table:table-cell>
          <table:table-cell table:style-name="ce389" office:value-type="string">
            <text:p>High</text:p>
          </table:table-cell>
          <table:table-cell table:number-columns-repeated="1015"/>
        </table:table-row>
        <table:table-row table:style-name="ro30">
          <table:table-cell table:style-name="ce317" table:formula="of:=IF(MID([.F100];6;1)&gt;MID([.F99];6;1);&quot;&quot;;MAX([.A$7:.A99])+1)">
            <text:p/>
          </table:table-cell>
          <table:table-cell table:style-name="ce322" office:value-type="string">
            <text:p>FNC_SOC_SPC_MOD_14</text:p>
          </table:table-cell>
          <table:table-cell table:style-name="ce325" table:formula="of:=IF(MID([.F100];6;1)&gt;MID([.F99];6;1);[.C99];[.C99]+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59" office:value-type="string">
            <text:p>- Click on Link “number people” </text:p>
          </table:table-cell>
          <table:table-cell table:style-name="ce359" office:value-type="string">
            <text:p>Show all people like the activity. Move mouse over each user, a tool-tip appears to show name of user who likes </text:p>
          </table:table-cell>
          <table:table-cell table:style-name="ce389" office:value-type="string">
            <text:p>High</text:p>
          </table:table-cell>
          <table:table-cell table:number-columns-repeated="1015"/>
        </table:table-row>
        <table:table-row table:style-name="ro36">
          <table:table-cell table:style-name="ce317" table:formula="of:=IF(MID([.F101];6;1)&gt;MID([.F100];6;1);&quot;&quot;;MAX([.A$7:.A100])+1)" office:value-type="float" office:value="39">
            <text:p>39.00</text:p>
          </table:table-cell>
          <table:table-cell table:style-name="ce322" office:value-type="string">
            <text:p>FNC_SOC_SPC_MOD_14</text:p>
          </table:table-cell>
          <table:table-cell table:style-name="ce325" table:formula="of:=IF(MID([.F101];6;1)&gt;MID([.F100];6;1);[.C100];[.C100]+1)" office:value-type="float" office:value="28">
            <text:p>28.00</text:p>
          </table:table-cell>
          <table:table-cell table:style-name="ce331"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102];6;1)&gt;MID([.F101];6;1);&quot;&quot;;MAX([.A$7:.A101])+1)">
            <text:p/>
          </table:table-cell>
          <table:table-cell table:style-name="ce322" office:value-type="string">
            <text:p>FNC_SOC_SPC_MOD_14</text:p>
          </table:table-cell>
          <table:table-cell table:style-name="ce325" table:formula="of:=IF(MID([.F102];6;1)&gt;MID([.F101];6;1);[.C101];[.C101]+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59" office:value-type="string">
            <text:p>- Login by manager of space</text:p>
            <text:p>- Access home page of the space</text:p>
            <text:p>- Add activities</text:p>
          </table:table-cell>
          <table:table-cell table:style-name="ce383" office:value-type="string">
            <text:p>New activities is added. Actor of activities is user. </text:p>
          </table:table-cell>
          <table:table-cell table:style-name="ce389" office:value-type="string">
            <text:p>High</text:p>
          </table:table-cell>
          <table:table-cell table:number-columns-repeated="1015"/>
        </table:table-row>
        <table:table-row table:style-name="ro30">
          <table:table-cell table:style-name="ce317" table:formula="of:=IF(MID([.F103];6;1)&gt;MID([.F102];6;1);&quot;&quot;;MAX([.A$7:.A102])+1)">
            <text:p/>
          </table:table-cell>
          <table:table-cell table:style-name="ce322" office:value-type="string">
            <text:p>FNC_SOC_SPC_MOD_14</text:p>
          </table:table-cell>
          <table:table-cell table:style-name="ce325" table:formula="of:=IF(MID([.F103];6;1)&gt;MID([.F102];6;1);[.C102];[.C102]+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59" office:value-type="string">
            <text:p>- Select the added activities in step 2</text:p>
            <text:p>- Click on delete icon</text:p>
          </table:table-cell>
          <table:table-cell table:style-name="ce359" office:value-type="string">
            <text:p>Activity is remove out space activity stream</text:p>
          </table:table-cell>
          <table:table-cell table:style-name="ce389" office:value-type="string">
            <text:p>High</text:p>
          </table:table-cell>
          <table:table-cell table:number-columns-repeated="1015"/>
        </table:table-row>
        <table:table-row table:style-name="ro30">
          <table:table-cell table:style-name="ce317" table:formula="of:=IF(MID([.F104];6;1)&gt;MID([.F103];6;1);&quot;&quot;;MAX([.A$7:.A103])+1)">
            <text:p/>
          </table:table-cell>
          <table:table-cell table:style-name="ce322" office:value-type="string">
            <text:p>FNC_SOC_SPC_MOD_14</text:p>
          </table:table-cell>
          <table:table-cell table:style-name="ce325" table:formula="of:=IF(MID([.F104];6;1)&gt;MID([.F103];6;1);[.C103];[.C103]+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59" office:value-type="string">
            <text:p>- Select the activities which has created by other member of space</text:p>
            <text:p><text:span text:style-name="T25">- Click on delete icon</text:span></text:p>
          </table:table-cell>
          <table:table-cell table:style-name="ce359" office:value-type="string">
            <text:p>Activity is removed from space activity stream</text:p>
          </table:table-cell>
          <table:table-cell table:style-name="ce389" office:value-type="string">
            <text:p>High</text:p>
          </table:table-cell>
          <table:table-cell table:number-columns-repeated="1015"/>
        </table:table-row>
        <table:table-row table:style-name="ro58">
          <table:table-cell table:style-name="ce317" table:formula="of:=IF(MID([.F105];6;1)&gt;MID([.F104];6;1);&quot;&quot;;MAX([.A$7:.A104])+1)" office:value-type="float" office:value="40">
            <text:p>40.00</text:p>
          </table:table-cell>
          <table:table-cell table:style-name="ce322" office:value-type="string">
            <text:p>FNC_SOC_SPC_MOD_14</text:p>
          </table:table-cell>
          <table:table-cell table:style-name="ce325" table:formula="of:=IF(MID([.F105];6;1)&gt;MID([.F104];6;1);[.C104];[.C104]+1)" office:value-type="float" office:value="29">
            <text:p>29.00</text:p>
          </table:table-cell>
          <table:table-cell table:style-name="ce331" office:value-type="string">
            <text:p>social/space/homePage</text:p>
          </table:table-cell>
          <table:table-cell table:style-name="ce354" office:value-type="string">
            <text:p>Delete activities by member of space</text:p>
          </table:table-cell>
          <table:table-cell table:style-name="ce202" office:value-type="string">
            <text:p>Step 1: Add new space</text:p>
          </table:table-cell>
          <table:table-cell table:style-name="ce359" office:value-type="string">
            <text:p>- Sign in system</text:p>
            <text:p>- Select <text:span text:style-name="T11">Space</text:span> page</text:p>
            <text:p>- Add new space</text:p>
            <text:p/>
          </table:table-cell>
          <table:table-cell table:style-name="ce383" office:value-type="string">
            <text:p>- New space is added</text:p>
          </table:table-cell>
          <table:table-cell table:style-name="ce389" office:value-type="string">
            <text:p>Medium</text:p>
          </table:table-cell>
          <table:table-cell table:number-columns-repeated="1015"/>
        </table:table-row>
        <table:table-row table:style-name="ro34">
          <table:table-cell table:style-name="ce317" table:formula="of:=IF(MID([.F106];6;1)&gt;MID([.F105];6;1);&quot;&quot;;MAX([.A$7:.A105])+1)">
            <text:p/>
          </table:table-cell>
          <table:table-cell table:style-name="ce322" office:value-type="string">
            <text:p>FNC_SOC_SPC_MOD_14</text:p>
          </table:table-cell>
          <table:table-cell table:style-name="ce325" table:formula="of:=IF(MID([.F106];6;1)&gt;MID([.F105];6;1);[.C105];[.C105]+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59" office:value-type="string">
            <text:p>- Access Space setting</text:p>
            <text:p>- Select member tab</text:p>
            <text:p>- Select user and send invitation</text:p>
            <text:p/>
          </table:table-cell>
          <table:table-cell table:style-name="ce359" office:value-type="string">
            <text:p>- send invitation successfully</text:p>
          </table:table-cell>
          <table:table-cell table:style-name="ce389" office:value-type="string">
            <text:p>Medium</text:p>
          </table:table-cell>
          <table:table-cell table:number-columns-repeated="1015"/>
        </table:table-row>
        <table:table-row table:style-name="ro30">
          <table:table-cell table:style-name="ce317" table:formula="of:=IF(MID([.F107];6;1)&gt;MID([.F106];6;1);&quot;&quot;;MAX([.A$7:.A106])+1)">
            <text:p/>
          </table:table-cell>
          <table:table-cell table:style-name="ce322" office:value-type="string">
            <text:p>FNC_SOC_SPC_MOD_14</text:p>
          </table:table-cell>
          <table:table-cell table:style-name="ce325" table:formula="of:=IF(MID([.F107];6;1)&gt;MID([.F106];6;1);[.C106];[.C106]+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59" office:value-type="string">
            <text:p>- Invited user logs in</text:p>
            <text:p>- Go to Spaces/invited list</text:p>
            <text:p>- Accept invitation of the space</text:p>
          </table:table-cell>
          <table:table-cell table:style-name="ce359" office:value-type="string">
            <text:p>- User becomes member of the space</text:p>
          </table:table-cell>
          <table:table-cell table:style-name="ce389" office:value-type="string">
            <text:p>Medium</text:p>
          </table:table-cell>
          <table:table-cell table:number-columns-repeated="1015"/>
        </table:table-row>
        <table:table-row table:style-name="ro19">
          <table:table-cell table:style-name="ce317" table:formula="of:=IF(MID([.F108];6;1)&gt;MID([.F107];6;1);&quot;&quot;;MAX([.A$7:.A107])+1)">
            <text:p/>
          </table:table-cell>
          <table:table-cell table:style-name="ce322" office:value-type="string">
            <text:p>FNC_SOC_SPC_MOD_14</text:p>
          </table:table-cell>
          <table:table-cell table:style-name="ce325" table:formula="of:=IF(MID([.F108];6;1)&gt;MID([.F107];6;1);[.C107];[.C107]+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59" office:value-type="string">
            <text:p>- Access the Space</text:p>
            <text:p>- Add some activites</text:p>
          </table:table-cell>
          <table:table-cell table:style-name="ce359" office:value-type="string">
            <text:p>- New activities ares added and dis play on space activition stream</text:p>
          </table:table-cell>
          <table:table-cell table:style-name="ce389" office:value-type="string">
            <text:p>Medium</text:p>
          </table:table-cell>
          <table:table-cell table:number-columns-repeated="1015"/>
        </table:table-row>
        <table:table-row table:style-name="ro30">
          <table:table-cell table:style-name="ce317" table:formula="of:=IF(MID([.F109];6;1)&gt;MID([.F108];6;1);&quot;&quot;;MAX([.A$7:.A108])+1)">
            <text:p/>
          </table:table-cell>
          <table:table-cell table:style-name="ce322" office:value-type="string">
            <text:p>FNC_SOC_SPC_MOD_14</text:p>
          </table:table-cell>
          <table:table-cell table:style-name="ce325" table:formula="of:=IF(MID([.F109];6;1)&gt;MID([.F108];6;1);[.C108];[.C108]+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59" office:value-type="string">
            <text:p>- Select the added activities of the space</text:p>
            <text:p>- Click on delete activites</text:p>
          </table:table-cell>
          <table:table-cell table:style-name="ce359" office:value-type="string">
            <text:p>The activity is deleted. All comments of activity are deleted too.</text:p>
          </table:table-cell>
          <table:table-cell table:style-name="ce391" office:value-type="string">
            <text:p>Medium</text:p>
          </table:table-cell>
          <table:table-cell table:style-name="ce393"/>
          <table:table-cell table:number-columns-repeated="1014"/>
        </table:table-row>
        <table:table-row table:style-name="ro59">
          <table:table-cell table:style-name="ce317" table:formula="of:=IF(MID([.F110];6;1)&gt;MID([.F109];6;1);&quot;&quot;;MAX([.A$7:.A109])+1)" office:value-type="float" office:value="41">
            <text:p>41.00</text:p>
          </table:table-cell>
          <table:table-cell table:style-name="ce322" office:value-type="string">
            <text:p>FNC_SOC_SPC_MOD_14</text:p>
          </table:table-cell>
          <table:table-cell table:style-name="ce325" table:formula="of:=IF(MID([.F110];6;1)&gt;MID([.F109];6;1);[.C109];[.C109]+1)" office:value-type="float" office:value="30">
            <text:p>30.00</text:p>
          </table:table-cell>
          <table:table-cell table:style-name="ce331"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19">
          <table:table-cell table:style-name="ce317" table:formula="of:=IF(MID([.F111];6;1)&gt;MID([.F110];6;1);&quot;&quot;;MAX([.A$7:.A110])+1)">
            <text:p/>
          </table:table-cell>
          <table:table-cell table:style-name="ce322" office:value-type="string">
            <text:p>FNC_SOC_SPC_MOD_14</text:p>
          </table:table-cell>
          <table:table-cell table:style-name="ce325" table:formula="of:=IF(MID([.F111];6;1)&gt;MID([.F110];6;1);[.C110];[.C110]+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59" office:value-type="string">
            <text:p>- Click on <text:span text:style-name="T11">Comment</text:span> link under the activity</text:p>
          </table:table-cell>
          <table:table-cell table:style-name="ce359" office:value-type="string">
            <text:p>Show a text box allow user add comment for activity</text:p>
          </table:table-cell>
          <table:table-cell table:style-name="ce391" office:value-type="string">
            <text:p>High</text:p>
          </table:table-cell>
          <table:table-cell table:number-columns-repeated="1015"/>
        </table:table-row>
        <table:table-row table:style-name="ro63">
          <table:table-cell table:style-name="ce317" table:formula="of:=IF(MID([.F112];6;1)&gt;MID([.F111];6;1);&quot;&quot;;MAX([.A$7:.A111])+1)">
            <text:p/>
          </table:table-cell>
          <table:table-cell table:style-name="ce322" office:value-type="string">
            <text:p>FNC_SOC_SPC_MOD_14</text:p>
          </table:table-cell>
          <table:table-cell table:style-name="ce325" table:formula="of:=IF(MID([.F112];6;1)&gt;MID([.F111];6;1);[.C111];[.C111]+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59" office:value-type="string">
            <text:p>- Enter some text into text box comment</text:p>
            <text:p>- Click on <text:span text:style-name="T11">Comment</text:span> button</text:p>
          </table:table-cell>
          <table:table-cell table:style-name="ce359"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1" office:value-type="string">
            <text:p>High</text:p>
          </table:table-cell>
          <table:table-cell table:number-columns-repeated="1015"/>
        </table:table-row>
        <table:table-row table:style-name="ro59">
          <table:table-cell table:style-name="ce317" table:formula="of:=IF(MID([.F113];6;1)&gt;MID([.F112];6;1);&quot;&quot;;MAX([.A$7:.A112])+1)" office:value-type="float" office:value="42">
            <text:p>42.00</text:p>
          </table:table-cell>
          <table:table-cell table:style-name="ce322" office:value-type="string">
            <text:p>FNC_SOC_SPC_MOD_14</text:p>
          </table:table-cell>
          <table:table-cell table:style-name="ce325" table:formula="of:=IF(MID([.F113];6;1)&gt;MID([.F112];6;1);[.C112];[.C112]+1)" office:value-type="float" office:value="31">
            <text:p>31.00</text:p>
          </table:table-cell>
          <table:table-cell table:style-name="ce331" office:value-type="string">
            <text:p>social/space/homePage</text:p>
          </table:table-cell>
          <table:table-cell table:style-name="ce355" office:value-type="string">
            <text:p>Delete comment by own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4];6;1)&gt;MID([.F113];6;1);&quot;&quot;;MAX([.A$7:.A113])+1)">
            <text:p/>
          </table:table-cell>
          <table:table-cell table:style-name="ce322" office:value-type="string">
            <text:p>FNC_SOC_SPC_MOD_14</text:p>
          </table:table-cell>
          <table:table-cell table:style-name="ce325" table:formula="of:=IF(MID([.F114];6;1)&gt;MID([.F113];6;1);[.C113];[.C113]+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19">
          <table:table-cell table:style-name="ce317" table:formula="of:=IF(MID([.F115];6;1)&gt;MID([.F114];6;1);&quot;&quot;;MAX([.A$7:.A114])+1)">
            <text:p/>
          </table:table-cell>
          <table:table-cell table:style-name="ce322" office:value-type="string">
            <text:p>FNC_SOC_SPC_MOD_14</text:p>
          </table:table-cell>
          <table:table-cell table:style-name="ce325" table:formula="of:=IF(MID([.F115];6;1)&gt;MID([.F114];6;1);[.C114];[.C114]+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3: Delete activity by owner</text:p>
          </table:table-cell>
          <table:table-cell table:style-name="ce359" office:value-type="string">
            <text:p>- Click on delete icon</text:p>
            <text:p>- Click ok to cofirm</text:p>
          </table:table-cell>
          <table:table-cell table:style-name="ce385" office:value-type="string">
            <text:p>Comment is removed</text:p>
          </table:table-cell>
          <table:table-cell table:style-name="ce391" office:value-type="string">
            <text:p>High</text:p>
          </table:table-cell>
          <table:table-cell table:number-columns-repeated="1015"/>
        </table:table-row>
        <table:table-row table:style-name="ro59">
          <table:table-cell table:style-name="ce317" table:formula="of:=IF(MID([.F116];6;1)&gt;MID([.F115];6;1);&quot;&quot;;MAX([.A$7:.A115])+1)" office:value-type="float" office:value="43">
            <text:p>43.00</text:p>
          </table:table-cell>
          <table:table-cell table:style-name="ce322" office:value-type="string">
            <text:p>FNC_SOC_SPC_MOD_14</text:p>
          </table:table-cell>
          <table:table-cell table:style-name="ce325" table:formula="of:=IF(MID([.F116];6;1)&gt;MID([.F115];6;1);[.C115];[.C115]+1)" office:value-type="float" office:value="32">
            <text:p>32.00</text:p>
          </table:table-cell>
          <table:table-cell table:style-name="ce331" office:value-type="string">
            <text:p>social/space/homePage</text:p>
          </table:table-cell>
          <table:table-cell table:style-name="ce355" office:value-type="string">
            <text:p>Delete comment by other memb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7];6;1)&gt;MID([.F116];6;1);&quot;&quot;;MAX([.A$7:.A116])+1)">
            <text:p/>
          </table:table-cell>
          <table:table-cell table:style-name="ce322" office:value-type="string">
            <text:p>FNC_SOC_SPC_MOD_14</text:p>
          </table:table-cell>
          <table:table-cell table:style-name="ce325" table:formula="of:=IF(MID([.F117];6;1)&gt;MID([.F116];6;1);[.C116];[.C116]+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34">
          <table:table-cell table:style-name="ce317" table:formula="of:=IF(MID([.F118];6;1)&gt;MID([.F117];6;1);&quot;&quot;;MAX([.A$7:.A117])+1)">
            <text:p/>
          </table:table-cell>
          <table:table-cell table:style-name="ce322" office:value-type="string">
            <text:p>FNC_SOC_SPC_MOD_14</text:p>
          </table:table-cell>
          <table:table-cell table:style-name="ce325" table:formula="of:=IF(MID([.F118];6;1)&gt;MID([.F117];6;1);[.C117];[.C117]+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3: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91" office:value-type="string">
            <text:p>High</text:p>
          </table:table-cell>
          <table:table-cell table:number-columns-repeated="1015"/>
        </table:table-row>
        <table:table-row table:style-name="ro33">
          <table:table-cell table:style-name="ce317" table:formula="of:=IF(MID([.F119];6;1)&gt;MID([.F118];6;1);&quot;&quot;;MAX([.A$7:.A118])+1)">
            <text:p/>
          </table:table-cell>
          <table:table-cell table:style-name="ce322" office:value-type="string">
            <text:p>FNC_SOC_SPC_MOD_14</text:p>
          </table:table-cell>
          <table:table-cell table:style-name="ce325" table:formula="of:=IF(MID([.F119];6;1)&gt;MID([.F118];6;1);[.C118];[.C118]+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4: Accept invitation</text:p>
          </table:table-cell>
          <table:table-cell table:style-name="ce359" office:value-type="string">
            <text:p>- Login by invited user </text:p>
            <text:p>- Go to spaces page</text:p>
            <text:p>- Access invitations list space</text:p>
            <text:p>- Click on Accept to acception invitation</text:p>
          </table:table-cell>
          <table:table-cell table:style-name="ce383" office:value-type="string">
            <text:p>User is member of the space. The Space is move to My Spaces list</text:p>
          </table:table-cell>
          <table:table-cell table:style-name="ce391" office:value-type="string">
            <text:p>High</text:p>
          </table:table-cell>
          <table:table-cell table:number-columns-repeated="1015"/>
        </table:table-row>
        <table:table-row table:style-name="ro30">
          <table:table-cell table:style-name="ce317" table:formula="of:=IF(MID([.F120];6;1)&gt;MID([.F119];6;1);&quot;&quot;;MAX([.A$7:.A119])+1)">
            <text:p/>
          </table:table-cell>
          <table:table-cell table:style-name="ce322" office:value-type="string">
            <text:p>FNC_SOC_SPC_MOD_14</text:p>
          </table:table-cell>
          <table:table-cell table:style-name="ce325" table:formula="of:=IF(MID([.F120];6;1)&gt;MID([.F119];6;1);[.C119];[.C119]+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5: Delete comment</text:p>
          </table:table-cell>
          <table:table-cell table:style-name="ce359" office:value-type="string">
            <text:p>- Access the space</text:p>
            <text:p>- Selected comment which added at step 2</text:p>
          </table:table-cell>
          <table:table-cell table:style-name="ce359" office:value-type="string">
            <text:p>User can not delete the comment of other user.</text:p>
          </table:table-cell>
          <table:table-cell table:style-name="ce391" office:value-type="string">
            <text:p>High</text:p>
          </table:table-cell>
          <table:table-cell table:number-columns-repeated="1015"/>
        </table:table-row>
        <table:table-row table:style-name="ro33">
          <table:table-cell table:style-name="ce317" table:formula="of:=IF(MID([.F121];6;1)&gt;MID([.F120];6;1);&quot;&quot;;MAX([.A$7:.A120])+1)">
            <text:p/>
          </table:table-cell>
          <table:table-cell table:style-name="ce322" office:value-type="string">
            <text:p>FNC_SOC_SPC_MOD_14</text:p>
          </table:table-cell>
          <table:table-cell table:style-name="ce325" table:formula="of:=IF(MID([.F121];6;1)&gt;MID([.F120];6;1);[.C120];[.C120]+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6: Add more comment</text:p>
          </table:table-cell>
          <table:table-cell table:style-name="ce359"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9" office:value-type="string">
            <text:p>- New comment is aded</text:p>
          </table:table-cell>
          <table:table-cell table:style-name="ce391" office:value-type="string">
            <text:p>High</text:p>
          </table:table-cell>
          <table:table-cell table:number-columns-repeated="1015"/>
        </table:table-row>
        <table:table-row table:style-name="ro33">
          <table:table-cell table:style-name="ce317" table:formula="of:=IF(MID([.F122];6;1)&gt;MID([.F121];6;1);&quot;&quot;;MAX([.A$7:.A121])+1)">
            <text:p/>
          </table:table-cell>
          <table:table-cell table:style-name="ce322" office:value-type="string">
            <text:p>FNC_SOC_SPC_MOD_14</text:p>
          </table:table-cell>
          <table:table-cell table:style-name="ce325" table:formula="of:=IF(MID([.F122];6;1)&gt;MID([.F121];6;1);[.C121];[.C121]+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7: delete comment by manager</text:p>
          </table:table-cell>
          <table:table-cell table:style-name="ce359" office:value-type="string">
            <text:p>- Log in by manager of space (who create space at step 1)</text:p>
            <text:p>- Select the comment which user has created at step 6</text:p>
            <text:p>- Delete space</text:p>
          </table:table-cell>
          <table:table-cell table:style-name="ce359" office:value-type="string">
            <text:p>- Comment is removed</text:p>
          </table:table-cell>
          <table:table-cell table:style-name="ce391" office:value-type="string">
            <text:p>High</text:p>
          </table:table-cell>
          <table:table-cell table:number-columns-repeated="1015"/>
        </table:table-row>
        <table:table-row table:style-name="ro63">
          <table:table-cell table:style-name="ce317" table:formula="of:=IF(MID([.F123];6;1)&gt;MID([.F122];6;1);&quot;&quot;;MAX([.A$7:.A122])+1)" office:value-type="float" office:value="44">
            <text:p>44.00</text:p>
          </table:table-cell>
          <table:table-cell table:style-name="ce322" office:value-type="string">
            <text:p>FNC_SOC_SPC_MOD_14</text:p>
          </table:table-cell>
          <table:table-cell table:style-name="ce325" table:formula="of:=IF(MID([.F123];6;1)&gt;MID([.F122];6;1);[.C122];[.C122]+1)" office:value-type="float" office:value="33">
            <text:p>33.00</text:p>
          </table:table-cell>
          <table:table-cell table:style-name="ce331"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ext:p><text:span text:style-name="T14"/></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Medium</text:p>
          </table:table-cell>
          <table:table-cell table:number-columns-repeated="1015"/>
        </table:table-row>
        <table:table-row table:style-name="ro57">
          <table:table-cell table:style-name="ce317" table:formula="of:=IF(MID([.F124];6;1)&gt;MID([.F123];6;1);&quot;&quot;;MAX([.A$7:.A123])+1)">
            <text:p/>
          </table:table-cell>
          <table:table-cell table:style-name="ce322" office:value-type="string">
            <text:p>FNC_SOC_SPC_MOD_14</text:p>
          </table:table-cell>
          <table:table-cell table:style-name="ce325" table:formula="of:=IF(MID([.F124];6;1)&gt;MID([.F123];6;1);[.C123];[.C123]+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59"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83" office:value-type="string">
            <text:p>- Comments are added successfully. User who is member of space can view all comments</text:p>
          </table:table-cell>
          <table:table-cell table:style-name="ce391" office:value-type="string">
            <text:p>Medium</text:p>
          </table:table-cell>
          <table:table-cell table:number-columns-repeated="1015"/>
        </table:table-row>
        <table:table-row table:style-name="ro30">
          <table:table-cell table:style-name="ce317" table:formula="of:=IF(MID([.F125];6;1)&gt;MID([.F124];6;1);&quot;&quot;;MAX([.A$7:.A124])+1)">
            <text:p/>
          </table:table-cell>
          <table:table-cell table:style-name="ce322" office:value-type="string">
            <text:p>FNC_SOC_SPC_MOD_14</text:p>
          </table:table-cell>
          <table:table-cell table:style-name="ce325" table:formula="of:=IF(MID([.F125];6;1)&gt;MID([.F124];6;1);[.C124];[.C124]+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59" office:value-type="string">
            <text:p>- Select any other page to access</text:p>
            <text:p>- Return to <text:span text:style-name="T11">activity</text:span> page</text:p>
          </table:table-cell>
          <table:table-cell table:style-name="ce359" office:value-type="string">
            <text:p>-Show content of activity page. There are 2 lastest comments are showed. A link “show all <text:span text:style-name="T7">'number'</text:span> comments” is displayed</text:p>
          </table:table-cell>
          <table:table-cell table:style-name="ce391" office:value-type="string">
            <text:p>Medium</text:p>
          </table:table-cell>
          <table:table-cell table:number-columns-repeated="1015"/>
        </table:table-row>
        <table:table-row table:style-name="ro19">
          <table:table-cell table:style-name="ce317" table:formula="of:=IF(MID([.F126];6;1)&gt;MID([.F125];6;1);&quot;&quot;;MAX([.A$7:.A125])+1)">
            <text:p/>
          </table:table-cell>
          <table:table-cell table:style-name="ce322" office:value-type="string">
            <text:p>FNC_SOC_SPC_MOD_14</text:p>
          </table:table-cell>
          <table:table-cell table:style-name="ce325" table:formula="of:=IF(MID([.F126];6;1)&gt;MID([.F125];6;1);[.C125];[.C125]+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59" office:value-type="string">
            <text:p>- Click on “show all <text:span text:style-name="T7">'number' </text:span><text:span text:style-name="T26">comments</text:span><text:span text:style-name="T7">” </text:span><text:span text:style-name="T26">link</text:span></text:p>
          </table:table-cell>
          <table:table-cell table:style-name="ce359" office:value-type="string">
            <text:p>Display all comments of activity. A link “hide all comments” is shown</text:p>
          </table:table-cell>
          <table:table-cell table:style-name="ce391" office:value-type="string">
            <text:p>Medium</text:p>
          </table:table-cell>
          <table:table-cell table:number-columns-repeated="1015"/>
        </table:table-row>
        <table:table-row table:style-name="ro19">
          <table:table-cell table:style-name="ce317" table:formula="of:=IF(MID([.F127];6;1)&gt;MID([.F126];6;1);&quot;&quot;;MAX([.A$7:.A126])+1)">
            <text:p/>
          </table:table-cell>
          <table:table-cell table:style-name="ce322" office:value-type="string">
            <text:p>FNC_SOC_SPC_MOD_14</text:p>
          </table:table-cell>
          <table:table-cell table:style-name="ce325" table:formula="of:=IF(MID([.F127];6;1)&gt;MID([.F126];6;1);[.C126];[.C126]+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59" office:value-type="string">
            <text:p>- Click on “hide all comments” l<text:span text:style-name="T26">ink</text:span></text:p>
          </table:table-cell>
          <table:table-cell table:style-name="ce359" office:value-type="string">
            <text:p>Hide all comment. A link “show all <text:span text:style-name="T7">'number'</text:span> comments” is displayed</text:p>
          </table:table-cell>
          <table:table-cell table:style-name="ce391" office:value-type="string">
            <text:p>Medium</text:p>
          </table:table-cell>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style-name="ce394"/>
          <table:table-cell table:style-name="ce164" office:value-type="string">
            <text:p>TEST CASES</text:p>
          </table:table-cell>
          <table:table-cell table:style-name="ce164"/>
          <table:table-cell table:style-name="ce400" table:number-columns-repeated="2"/>
          <table:table-cell table:style-name="ce394"/>
          <table:table-cell table:style-name="ce412"/>
          <table:table-cell table:style-name="ce400" table:number-columns-repeated="2"/>
          <table:table-cell table:style-name="ce454"/>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400" table:number-columns-repeated="4"/>
          <table:table-cell table:style-name="ce394"/>
          <table:table-cell table:style-name="ce412"/>
          <table:table-cell table:style-name="ce400" table:number-columns-repeated="2"/>
          <table:table-cell table:style-name="ce455"/>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60">
          <table:table-cell table:style-name="ce394"/>
          <table:table-cell table:style-name="ce289" office:value-type="string">
            <text:p>Functions List<text:span text:style-name="T12">:</text:span></text:p>
          </table:table-cell>
          <table:table-cell table:style-name="ce406" office:value-type="string" table:number-columns-spanned="3" table:number-rows-spanned="1">
            <text:p>Edit navigation of the space</text:p>
          </table:table-cell>
          <table:covered-table-cell table:style-name="ce179"/>
          <table:covered-table-cell table:style-name="ce185"/>
          <table:table-cell table:style-name="ce394"/>
          <table:table-cell table:style-name="ce412"/>
          <table:table-cell table:style-name="ce210"/>
          <table:table-cell table:style-name="ce452"/>
          <table:table-cell table:style-name="ce455"/>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2"/>
          <table:table-cell table:style-name="ce394"/>
          <table:table-cell table:style-name="ce412"/>
          <table:table-cell table:style-name="ce210"/>
          <table:table-cell table:style-name="ce453"/>
          <table:table-cell table:style-name="ce455"/>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5"/>
          <table:table-cell table:style-name="ce401"/>
          <table:table-cell table:style-name="ce395" table:number-columns-repeated="7"/>
          <table:table-cell table:style-name="ce456"/>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5" table:number-columns-repeated="232"/>
          <table:table-cell table:style-name="ce394" table:number-columns-repeated="9"/>
          <table:table-cell table:number-columns-repeated="768"/>
        </table:table-row>
        <table:table-row table:style-name="ro1">
          <table:table-cell table:style-name="ce396"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466" table:number-columns-repeated="211"/>
          <table:table-cell table:style-name="ce412" table:number-columns-repeated="17"/>
          <table:table-cell table:style-name="ce394" table:number-columns-repeated="9"/>
          <table:table-cell table:number-columns-repeated="768"/>
        </table:table-row>
        <table:table-row table:style-name="ro34">
          <table:table-cell table:style-name="ce397" office:value-type="float" office:value="1">
            <text:p>1.00</text:p>
          </table:table-cell>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6" office:value-type="string">
            <text:p>Check displaying Space Navigation tab</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7">
          <table:table-cell table:style-name="ce398"/>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3" office:value-type="string">
            <text:p>Check displaying Space Navigation tab</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4">
          <table:table-cell table:style-name="ce397" office:value-type="float" office:value="2">
            <text:p>2.00</text:p>
          </table:table-cell>
          <table:table-cell table:style-name="ce402" office:value-type="string">
            <text:p>FNC_SOC_SPC_NAV_11</text:p>
          </table:table-cell>
          <table:table-cell table:style-name="ce407" table:formula="of:=IF(MID([.F9];6;1)&gt;MID([.F7];6;1);[.C7];[.C7]+1)" office:value-type="float" office:value="2">
            <text:p>2.00</text:p>
          </table:table-cell>
          <table:table-cell table:style-name="ce413" office:value-type="string">
            <text:p>Social\Page_Nav\Navigation\Display</text:p>
          </table:table-cell>
          <table:table-cell table:style-name="ce417" office:value-type="string">
            <text:p>Check navigations list by user who is manag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Medium</text:p>
          </table:table-cell>
          <table:table-cell table:style-name="ce457" table:number-columns-repeated="237"/>
          <table:table-cell table:style-name="ce467"/>
          <table:table-cell table:style-name="ce394" table:number-columns-repeated="9"/>
          <table:table-cell table:number-columns-repeated="768"/>
        </table:table-row>
        <table:table-row table:style-name="ro30">
          <table:table-cell table:style-name="ce398" table:formula="of:=IF(MID([.F10];6;1)&gt;MID([.F8];6;1);&quot;&quot;;MAX([.A$7:.A8])+1)">
            <text:p/>
          </table:table-cell>
          <table:table-cell table:style-name="ce402" office:value-type="string">
            <text:p>FNC_SOC_SPC_NAV_11</text:p>
          </table:table-cell>
          <table:table-cell table:style-name="ce407" table:formula="of:=IF(MID([.F10];6;1)&gt;MID([.F9];6;1);[.C9];[.C9]+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2: Make user become the manager of user </text:p>
          </table:table-cell>
          <table:table-cell table:style-name="ce386" office:value-type="string">
            <text:p>Make user become the manager of the space [<text:a xlink:href="#make_user_become_Manager">detail</text:a>]</text:p>
            <text:p><text:span text:style-name="T14"/></text:p>
          </table:table-cell>
          <table:table-cell table:style-name="ce426" office:value-type="string">
            <text:p>User become the manager of the space</text:p>
          </table:table-cell>
          <table:table-cell table:style-name="ce426" office:value-type="string">
            <text:p>Medium</text:p>
          </table:table-cell>
          <table:table-cell table:style-name="ce458"/>
          <table:table-cell table:style-name="ce457" table:number-columns-repeated="2"/>
          <table:table-cell table:style-name="ce458" table:number-columns-repeated="235"/>
          <table:table-cell table:style-name="ce394" table:number-columns-repeated="9"/>
          <table:table-cell table:number-columns-repeated="768"/>
        </table:table-row>
        <table:table-row table:style-name="ro36">
          <table:table-cell table:style-name="ce398" table:formula="of:=IF(MID([.F11];6;1)&gt;MID([.F9];6;1);&quot;&quot;;MAX([.A$7:.A9])+1)">
            <text:p/>
          </table:table-cell>
          <table:table-cell table:style-name="ce402" office:value-type="string">
            <text:p>FNC_SOC_SPC_NAV_11</text:p>
          </table:table-cell>
          <table:table-cell table:style-name="ce407" table:formula="of:=IF(MID([.F11];6;1)&gt;MID([.F10];6;1);[.C10];[.C10]+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3: View space navigation</text:p>
          </table:table-cell>
          <table:table-cell table:style-name="ce38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6" office:value-type="string">
            <text:p>Show message alert user doesn't have permission to add navigation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2];6;1)&gt;MID([.F10];6;1);&quot;&quot;;MAX([.A$7:.A10])+1)" office:value-type="float" office:value="3">
            <text:p>3.00</text:p>
          </table:table-cell>
          <table:table-cell table:style-name="ce402" office:value-type="string">
            <text:p>FNC_SOC_SPC_NAV_11</text:p>
          </table:table-cell>
          <table:table-cell table:style-name="ce407" table:formula="of:=IF(MID([.F12];6;1)&gt;MID([.F11];6;1);[.C11];[.C11]+1)" office:value-type="float" office:value="3">
            <text:p>3.00</text:p>
          </table:table-cell>
          <table:table-cell table:style-name="ce413" office:value-type="string">
            <text:p>Social\Page_Nav\Navigation\Display</text:p>
          </table:table-cell>
          <table:table-cell table:style-name="ce419" office:value-type="string">
            <text:p>Check navigations list by user who is memb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Create and assign user successfully</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19">
          <table:table-cell table:style-name="ce398" table:formula="of:=IF(MID([.F13];6;1)&gt;MID([.F11];6;1);&quot;&quot;;MAX([.A$7:.A11])+1)">
            <text:p/>
          </table:table-cell>
          <table:table-cell table:style-name="ce402" office:value-type="string">
            <text:p>FNC_SOC_SPC_NAV_11</text:p>
          </table:table-cell>
          <table:table-cell table:style-name="ce407" table:formula="of:=IF(MID([.F13];6;1)&gt;MID([.F12];6;1);[.C12];[.C12]+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2: Make user become member of the space</text:p>
          </table:table-cell>
          <table:table-cell table:style-name="ce386" office:value-type="string">
            <text:p>make user become the member of the space <text:a xlink:href="#User_Become_member_of_space">[detail]</text:a></text:p>
          </table:table-cell>
          <table:table-cell table:style-name="ce426" office:value-type="string">
            <text:p>Show navigation list which user has right to edit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4];6;1)&gt;MID([.F12];6;1);&quot;&quot;;MAX([.A$7:.A12])+1)">
            <text:p/>
          </table:table-cell>
          <table:table-cell table:style-name="ce402" office:value-type="string">
            <text:p>FNC_SOC_SPC_NAV_11</text:p>
          </table:table-cell>
          <table:table-cell table:style-name="ce407" table:formula="of:=IF(MID([.F14];6;1)&gt;MID([.F13];6;1);[.C13];[.C13]+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3: View space navigation</text:p>
          </table:table-cell>
          <table:table-cell table:style-name="ce386" office:value-type="string">
            <text:p>- User who was made be member of the space at step 2, logs in</text:p>
            <text:p>- Go to spaces page</text:p>
            <text:p>- Access space</text:p>
          </table:table-cell>
          <table:table-cell table:style-name="ce426" office:value-type="string">
            <text:p>user can not see the space setting portlet so she/he can not view space navigation of the space</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5];6;1)&gt;MID([.F13];6;1);&quot;&quot;;MAX([.A$7:.A13])+1)" office:value-type="float" office:value="4">
            <text:p>4.00</text:p>
          </table:table-cell>
          <table:table-cell table:style-name="ce403" office:value-type="string">
            <text:p>FNC_SOC_SPC_NAV_12_01</text:p>
          </table:table-cell>
          <table:table-cell table:style-name="ce408" office:value-type="float" office:value="1">
            <text:p>1.00</text:p>
          </table:table-cell>
          <table:table-cell table:style-name="ce413" office:value-type="string">
            <text:p>Social\Page_Nav\Node\Display</text:p>
          </table:table-cell>
          <table:table-cell table:style-name="ce421" office:value-type="string">
            <text:p>View right menu </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4">
          <table:table-cell table:style-name="ce398" table:formula="of:=IF(MID([.F16];6;1)&gt;MID([.F14];6;1);&quot;&quot;;MAX([.A$7:.A14])+1)">
            <text:p/>
          </table:table-cell>
          <table:table-cell table:style-name="ce403" office:value-type="string">
            <text:p>FNC_SOC_SPC_NAV_12_01</text:p>
          </table:table-cell>
          <table:table-cell table:style-name="ce408" table:formula="of:=IF(MID([.F16];6;1)&gt;MID([.F15];6;1);[.C15];[.C15]+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0">
          <table:table-cell table:style-name="ce398" table:formula="of:=IF(MID([.F17];6;1)&gt;MID([.F15];6;1);&quot;&quot;;MAX([.A$7:.A15])+1)">
            <text:p/>
          </table:table-cell>
          <table:table-cell table:style-name="ce403" office:value-type="string">
            <text:p>FNC_SOC_SPC_NAV_12_01</text:p>
          </table:table-cell>
          <table:table-cell table:style-name="ce408" table:formula="of:=IF(MID([.F17];6;1)&gt;MID([.F16];6;1);[.C16];[.C16]+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3: View right menu of area <text:s/>out site node</text:p>
          </table:table-cell>
          <table:table-cell table:style-name="ce440" office:value-type="string">
            <text:p>- Right click on area out site any node</text:p>
          </table:table-cell>
          <table:table-cell table:style-name="ce438" office:value-type="string">
            <text:p>- Show right menu with one function: Add new node. it allows user can add new node at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43">
          <table:table-cell table:style-name="ce398" table:formula="of:=IF(MID([.F18];6;1)&gt;MID([.F16];6;1);&quot;&quot;;MAX([.A$7:.A16])+1)">
            <text:p/>
          </table:table-cell>
          <table:table-cell table:style-name="ce403" office:value-type="string">
            <text:p>FNC_SOC_SPC_NAV_12_01</text:p>
          </table:table-cell>
          <table:table-cell table:style-name="ce408" table:formula="of:=IF(MID([.F18];6;1)&gt;MID([.F17];6;1);[.C17];[.C17]+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4: View right menu of node</text:p>
          </table:table-cell>
          <table:table-cell table:style-name="ce440" office:value-type="string">
            <text:p>- Select a node</text:p>
            <text:p>- right click on node</text:p>
          </table:table-cell>
          <table:table-cell table:style-name="ce438"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19];6;1)&gt;MID([.F17];6;1);&quot;&quot;;MAX([.A$7:.A17])+1)" office:value-type="float" office:value="5">
            <text:p>5.00</text:p>
          </table:table-cell>
          <table:table-cell table:style-name="ce403" office:value-type="string">
            <text:p>FNC_SOC_SPC_NAV_12_01</text:p>
          </table:table-cell>
          <table:table-cell table:style-name="ce407" table:formula="of:=IF(MID([.F19];6;1)&gt;MID([.F18];6;1);[.C18];[.C18]+1)" office:value-type="float" office:value="2">
            <text:p>2.00</text:p>
          </table:table-cell>
          <table:table-cell table:style-name="ce413" office:value-type="string">
            <text:p>Social\Page_Nav\Node\Display</text:p>
          </table:table-cell>
          <table:table-cell table:style-name="ce423" office:value-type="string">
            <text:p>Check when use Up level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0];6;1)&gt;MID([.F18];6;1);&quot;&quot;;MAX([.A$7:.A18])+1)">
            <text:p/>
          </table:table-cell>
          <table:table-cell table:style-name="ce403" office:value-type="string">
            <text:p>FNC_SOC_SPC_NAV_12_01</text:p>
          </table:table-cell>
          <table:table-cell table:style-name="ce407" table:formula="of:=IF(MID([.F20];6;1)&gt;MID([.F19];6;1);[.C19];[.C19]+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2: Select node(s)</text:p>
          </table:table-cell>
          <table:table-cell table:style-name="ce440" office:value-type="string">
            <text:p>- Select node</text:p>
          </table:table-cell>
          <table:table-cell table:style-name="ce438" office:value-type="string">
            <text:p>Selected node is expanded, its sub nodes are list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1];6;1)&gt;MID([.F19];6;1);&quot;&quot;;MAX([.A$7:.A19])+1)">
            <text:p/>
          </table:table-cell>
          <table:table-cell table:style-name="ce403" office:value-type="string">
            <text:p>FNC_SOC_SPC_NAV_12_01</text:p>
          </table:table-cell>
          <table:table-cell table:style-name="ce407" table:formula="of:=IF(MID([.F21];6;1)&gt;MID([.F20];6;1);[.C20];[.C20]+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3: Check Up level</text:p>
          </table:table-cell>
          <table:table-cell table:style-name="ce440" office:value-type="string">
            <text:p>Click Up level icon</text:p>
          </table:table-cell>
          <table:table-cell table:style-name="ce438" office:value-type="string">
            <text:p>Selecting node is collapsed, its sub nodes are hidden</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2];6;1)&gt;MID([.F20];6;1);&quot;&quot;;MAX([.A$7:.A20])+1)">
            <text:p/>
          </table:table-cell>
          <table:table-cell table:style-name="ce403" office:value-type="string">
            <text:p>FNC_SOC_SPC_NAV_12_01</text:p>
          </table:table-cell>
          <table:table-cell table:style-name="ce407" table:formula="of:=IF(MID([.F22];6;1)&gt;MID([.F21];6;1);[.C21];[.C21]+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4: Show nodes list at the first level</text:p>
          </table:table-cell>
          <table:table-cell table:style-name="ce440" office:value-type="string">
            <text:p>Click Up level icon still jump to the first level of node in list</text:p>
          </table:table-cell>
          <table:table-cell table:style-name="ce438" office:value-type="string">
            <text:p>All node at the first level are shown, no node is expan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3];6;1)&gt;MID([.F21];6;1);&quot;&quot;;MAX([.A$7:.A21])+1)">
            <text:p/>
          </table:table-cell>
          <table:table-cell table:style-name="ce403" office:value-type="string">
            <text:p>FNC_SOC_SPC_NAV_12_01</text:p>
          </table:table-cell>
          <table:table-cell table:style-name="ce407" table:formula="of:=IF(MID([.F23];6;1)&gt;MID([.F22];6;1);[.C22];[.C22]+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5: Check Up level</text:p>
          </table:table-cell>
          <table:table-cell table:style-name="ce440" office:value-type="string">
            <text:p>Click Up level icon</text:p>
          </table:table-cell>
          <table:table-cell table:style-name="ce438" office:value-type="string">
            <text:p>Nothing happens, can not do anything when current nodes are in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24];6;1)&gt;MID([.F22];6;1);&quot;&quot;;MAX([.A$7:.A22])+1)" office:value-type="float" office:value="6">
            <text:p>6.00</text:p>
          </table:table-cell>
          <table:table-cell table:style-name="ce403" office:value-type="string">
            <text:p>FNC_SOC_SPC_NAV_12_02</text:p>
          </table:table-cell>
          <table:table-cell table:style-name="ce407" office:value-type="float" office:value="1">
            <text:p>1.00</text:p>
          </table:table-cell>
          <table:table-cell table:style-name="ce413" office:value-type="string">
            <text:p>Social\Page_Nav\Node\Create</text:p>
          </table:table-cell>
          <table:table-cell table:style-name="ce423" office:value-type="string">
            <text:p>Create new node in the first lev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0"/>
          <table:table-cell table:style-name="ce457">
            <text:p>thao.pham</text:p>
          </table:table-cell>
          <table:table-cell table:style-name="ce457" table:number-columns-repeated="1"/>
          <table:table-cell table:style-name="ce465" table:number-columns-repeated="235"/>
          <table:table-cell table:style-name="ce394" table:number-columns-repeated="9"/>
          <table:table-cell table:number-columns-repeated="768"/>
        </table:table-row>
        <table:table-row table:style-name="ro19">
          <table:table-cell table:style-name="ce398" table:formula="of:=IF(MID([.F25];6;1)&gt;MID([.F23];6;1);&quot;&quot;;MAX([.A$7:.A23])+1)">
            <text:p/>
          </table:table-cell>
          <table:table-cell table:style-name="ce403" office:value-type="string">
            <text:p>FNC_SOC_SPC_NAV_12_02</text:p>
          </table:table-cell>
          <table:table-cell table:style-name="ce407" table:formula="of:=IF(MID([.F25];6;1)&gt;MID([.F24];6;1);[.C24];[.C24]+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2: Show form to add new node</text:p>
          </table:table-cell>
          <table:table-cell table:style-name="ce440" office:value-type="string">
            <text:p>- Click on <text:span text:style-name="T11">[add node] </text:span><text:span text:style-name="T14">button</text:span></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ext:p>thao.pham</text:p>
          </table:table-cell>
          <table:table-cell table:style-name="ce395" table:number-columns-repeated="236"/>
          <table:table-cell table:style-name="ce394" table:number-columns-repeated="9"/>
          <table:table-cell table:number-columns-repeated="768"/>
        </table:table-row>
        <table:table-row table:style-name="ro19">
          <table:table-cell table:style-name="ce398" table:formula="of:=IF(MID([.F26];6;1)&gt;MID([.F24];6;1);&quot;&quot;;MAX([.A$7:.A24])+1)">
            <text:p/>
          </table:table-cell>
          <table:table-cell table:style-name="ce403" office:value-type="string">
            <text:p>FNC_SOC_SPC_NAV_12_02</text:p>
          </table:table-cell>
          <table:table-cell table:style-name="ce407" table:formula="of:=IF(MID([.F26];6;1)&gt;MID([.F25];6;1);[.C25];[.C25]+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in the first level</text:p>
          </table:table-cell>
          <table:table-cell table:style-name="ce426" office:value-type="string">
            <text:p>High</text:p>
          </table:table-cell>
          <table:table-cell table:style-name="ce461"/>
          <table:table-cell table:style-name="ce395">
            <text:p>thao.pham</text:p>
          </table:table-cell>
          <table:table-cell table:style-name="ce395" table:number-columns-repeated="236"/>
          <table:table-cell table:style-name="ce394" table:number-columns-repeated="9"/>
          <table:table-cell table:number-columns-repeated="768"/>
        </table:table-row>
        <table:table-row table:style-name="ro36">
          <table:table-cell table:style-name="ce398" table:formula="of:=IF(MID([.F27];6;1)&gt;MID([.F25];6;1);&quot;&quot;;MAX([.A$7:.A25])+1)" office:value-type="float" office:value="7">
            <text:p>7.00</text:p>
          </table:table-cell>
          <table:table-cell table:style-name="ce403" office:value-type="string">
            <text:p>FNC_SOC_SPC_NAV_12_02</text:p>
          </table:table-cell>
          <table:table-cell table:style-name="ce407" table:formula="of:=IF(MID([.F27];6;1)&gt;MID([.F26];6;1);[.C26];[.C26]+1)" office:value-type="float" office:value="2">
            <text:p>2.00</text:p>
          </table:table-cell>
          <table:table-cell table:style-name="ce413" office:value-type="string">
            <text:p>Social\Page_Nav\Node\Create</text:p>
          </table:table-cell>
          <table:table-cell table:style-name="ce423" office:value-type="string">
            <text:p>Create new node as child of existing nod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1"/>
          <table:table-cell table:style-name="ce395">
            <text:p>thao.pham</text:p>
          </table:table-cell>
          <table:table-cell table:style-name="ce395" table:number-columns-repeated="236"/>
          <table:table-cell table:style-name="ce394" table:number-columns-repeated="9"/>
          <table:table-cell table:number-columns-repeated="768"/>
        </table:table-row>
        <table:table-row table:style-name="ro30">
          <table:table-cell table:style-name="ce398" table:formula="of:=IF(MID([.F28];6;1)&gt;MID([.F26];6;1);&quot;&quot;;MAX([.A$7:.A26])+1)">
            <text:p/>
          </table:table-cell>
          <table:table-cell table:style-name="ce403" office:value-type="string">
            <text:p>FNC_SOC_SPC_NAV_12_02</text:p>
          </table:table-cell>
          <table:table-cell table:style-name="ce407" table:formula="of:=IF(MID([.F28];6;1)&gt;MID([.F27];6;1);[.C27];[.C27]+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2: Show form to add new node</text:p>
          </table:table-cell>
          <table:table-cell table:style-name="ce440" office:value-type="string">
            <text:p>- Choose a parent node</text:p>
            <text:p>- Right click on one node and select Add new node</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ext:p>thao.pham</text:p>
          </table:table-cell>
          <table:table-cell table:style-name="ce395" table:number-columns-repeated="236"/>
          <table:table-cell table:style-name="ce394" table:number-columns-repeated="9"/>
          <table:table-cell table:number-columns-repeated="768"/>
        </table:table-row>
        <table:table-row table:style-name="ro19">
          <table:table-cell table:style-name="ce398" table:formula="of:=IF(MID([.F29];6;1)&gt;MID([.F27];6;1);&quot;&quot;;MAX([.A$7:.A27])+1)">
            <text:p/>
          </table:table-cell>
          <table:table-cell table:style-name="ce403" office:value-type="string">
            <text:p>FNC_SOC_SPC_NAV_12_02</text:p>
          </table:table-cell>
          <table:table-cell table:style-name="ce407" table:formula="of:=IF(MID([.F29];6;1)&gt;MID([.F28];6;1);[.C28];[.C28]+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and displayed as sub node of selected parent</text:p>
          </table:table-cell>
          <table:table-cell table:style-name="ce426" office:value-type="string">
            <text:p>High</text:p>
          </table:table-cell>
          <table:table-cell table:style-name="ce461"/>
          <table:table-cell table:style-name="ce395">
            <text:p>thao.pham</text:p>
          </table:table-cell>
          <table:table-cell table:style-name="ce395" table:number-columns-repeated="236"/>
          <table:table-cell table:style-name="ce394" table:number-columns-repeated="9"/>
          <table:table-cell table:number-columns-repeated="768"/>
        </table:table-row>
        <table:table-row table:style-name="ro36">
          <table:table-cell table:style-name="ce398" table:formula="of:=IF(MID([.F30];6;1)&gt;MID([.F28];6;1);&quot;&quot;;MAX([.A$7:.A28])+1)" office:value-type="float" office:value="8">
            <text:p>8.00</text:p>
          </table:table-cell>
          <table:table-cell table:style-name="ce403" office:value-type="string">
            <text:p>FNC_SOC_SPC_NAV_12_02</text:p>
          </table:table-cell>
          <table:table-cell table:style-name="ce407" table:formula="of:=IF(MID([.F30];6;1)&gt;MID([.F29];6;1);[.C29];[.C29]+1)" office:value-type="float" office:value="3">
            <text:p>3.00</text:p>
          </table:table-cell>
          <table:table-cell table:style-name="ce413" office:value-type="string">
            <text:p>Social\Page_Nav\Node\Create</text:p>
          </table:table-cell>
          <table:table-cell table:style-name="ce423" office:value-type="string">
            <text:p>Add new node with blank Na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1];6;1)&gt;MID([.F29];6;1);&quot;&quot;;MAX([.A$7:.A29])+1)">
            <text:p/>
          </table:table-cell>
          <table:table-cell table:style-name="ce403" office:value-type="string">
            <text:p>FNC_SOC_SPC_NAV_12_02</text:p>
          </table:table-cell>
          <table:table-cell table:style-name="ce407" table:formula="of:=IF(MID([.F31];6;1)&gt;MID([.F30];6;1);[.C30];[.C30]+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32];6;1)&gt;MID([.F30];6;1);&quot;&quot;;MAX([.A$7:.A30])+1)">
            <text:p/>
          </table:table-cell>
          <table:table-cell table:style-name="ce403" office:value-type="string">
            <text:p>FNC_SOC_SPC_NAV_12_02</text:p>
          </table:table-cell>
          <table:table-cell table:style-name="ce407" table:formula="of:=IF(MID([.F32];6;1)&gt;MID([.F31];6;1);[.C31];[.C31]+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3: Add new node with no name</text:p>
          </table:table-cell>
          <table:table-cell table:style-name="ce440" office:value-type="string">
            <text:p>- Leave <text:span text:style-name="T11">Node Name</text:span> blank</text:p>
            <text:p>- Input values for others</text:p>
            <text:p>- Click <text:span text:style-name="T11">Save</text:span></text:p>
          </table:table-cell>
          <table:table-cell table:style-name="ce438" office:value-type="string">
            <text:p>Show message alerts Node name can not be blank</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3];6;1)&gt;MID([.F31];6;1);&quot;&quot;;MAX([.A$7:.A31])+1)" office:value-type="float" office:value="9">
            <text:p>9.00</text:p>
          </table:table-cell>
          <table:table-cell table:style-name="ce403" office:value-type="string">
            <text:p>FNC_SOC_SPC_NAV_12_02</text:p>
          </table:table-cell>
          <table:table-cell table:style-name="ce407" table:formula="of:=IF(MID([.F33];6;1)&gt;MID([.F32];6;1);[.C32];[.C32]+1)" office:value-type="float" office:value="4">
            <text:p>4.00</text:p>
          </table:table-cell>
          <table:table-cell table:style-name="ce413" office:value-type="string">
            <text:p>Social\Page_Nav\Node\Create</text:p>
          </table:table-cell>
          <table:table-cell table:style-name="ce423" office:value-type="string">
            <text:p>Add new node with Name starts by a number</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4];6;1)&gt;MID([.F32];6;1);&quot;&quot;;MAX([.A$7:.A32])+1)">
            <text:p/>
          </table:table-cell>
          <table:table-cell table:style-name="ce403" office:value-type="string">
            <text:p>FNC_SOC_SPC_NAV_12_02</text:p>
          </table:table-cell>
          <table:table-cell table:style-name="ce407" table:formula="of:=IF(MID([.F34];6;1)&gt;MID([.F33];6;1);[.C33];[.C33]+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5];6;1)&gt;MID([.F33];6;1);&quot;&quot;;MAX([.A$7:.A33])+1)">
            <text:p/>
          </table:table-cell>
          <table:table-cell table:style-name="ce403" office:value-type="string">
            <text:p>FNC_SOC_SPC_NAV_12_02</text:p>
          </table:table-cell>
          <table:table-cell table:style-name="ce407" table:formula="of:=IF(MID([.F35];6;1)&gt;MID([.F34];6;1);[.C34];[.C34]+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3: Add new node</text:p>
          </table:table-cell>
          <table:table-cell table:style-name="ce440" office:value-type="string">
            <text:p>- Input value for <text:span text:style-name="T11">Node Name </text:span><text:span text:style-name="T14">with a </text:span><text:span text:style-name="T14">number as the first letter</text:span></text:p>
            <text:p>- Input values for others</text:p>
            <text:p>- Click <text:span text:style-name="T11">Save</text:span></text:p>
          </table:table-cell>
          <table:table-cell table:style-name="ce438" office:value-type="string">
            <text:p>Show message alerts Node name can not start with a number</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6];6;1)&gt;MID([.F34];6;1);&quot;&quot;;MAX([.A$7:.A34])+1)" office:value-type="float" office:value="10">
            <text:p>10.00</text:p>
          </table:table-cell>
          <table:table-cell table:style-name="ce403" office:value-type="string">
            <text:p>FNC_SOC_SPC_NAV_12_02</text:p>
          </table:table-cell>
          <table:table-cell table:style-name="ce407" table:formula="of:=IF(MID([.F36];6;1)&gt;MID([.F35];6;1);[.C35];[.C35]+1)" office:value-type="float" office:value="5">
            <text:p>5.00</text:p>
          </table:table-cell>
          <table:table-cell table:style-name="ce413" office:value-type="string">
            <text:p>Social\Page_Nav\Node\Create</text:p>
          </table:table-cell>
          <table:table-cell table:style-name="ce423" office:value-type="string">
            <text:p>Add new node with Name starts by dash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7];6;1)&gt;MID([.F35];6;1);&quot;&quot;;MAX([.A$7:.A35])+1)">
            <text:p/>
          </table:table-cell>
          <table:table-cell table:style-name="ce403" office:value-type="string">
            <text:p>FNC_SOC_SPC_NAV_12_02</text:p>
          </table:table-cell>
          <table:table-cell table:style-name="ce407" table:formula="of:=IF(MID([.F37];6;1)&gt;MID([.F36];6;1);[.C36];[.C36]+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8];6;1)&gt;MID([.F36];6;1);&quot;&quot;;MAX([.A$7:.A36])+1)">
            <text:p/>
          </table:table-cell>
          <table:table-cell table:style-name="ce403" office:value-type="string">
            <text:p>FNC_SOC_SPC_NAV_12_02</text:p>
          </table:table-cell>
          <table:table-cell table:style-name="ce407" table:formula="of:=IF(MID([.F38];6;1)&gt;MID([.F37];6;1);[.C37];[.C37]+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ash characters </text:span></text:p>
            <text:p>- Input values for others</text:p>
            <text:p>- Click <text:span text:style-name="T11">Save</text:span></text:p>
          </table:table-cell>
          <table:table-cell table:style-name="ce438" office:value-type="string">
            <text:p>Show message alerts Node name can must start with a character and must not contains special characters.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9];6;1)&gt;MID([.F37];6;1);&quot;&quot;;MAX([.A$7:.A37])+1)" office:value-type="float" office:value="11">
            <text:p>11.00</text:p>
          </table:table-cell>
          <table:table-cell table:style-name="ce403" office:value-type="string">
            <text:p>FNC_SOC_SPC_NAV_12_02</text:p>
          </table:table-cell>
          <table:table-cell table:style-name="ce407" table:formula="of:=IF(MID([.F39];6;1)&gt;MID([.F38];6;1);[.C38];[.C38]+1)" office:value-type="float" office:value="6">
            <text:p>6.00</text:p>
          </table:table-cell>
          <table:table-cell table:style-name="ce413" office:value-type="string">
            <text:p>Social\Page_Nav\Node\Create</text:p>
          </table:table-cell>
          <table:table-cell table:style-name="ce423" office:value-type="string">
            <text:p>Add new node with Name starts by dot,comma and underscore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6;1)&gt;MID([.F38];6;1);&quot;&quot;;MAX([.A$7:.A38])+1)">
            <text:p/>
          </table:table-cell>
          <table:table-cell table:style-name="ce403" office:value-type="string">
            <text:p>FNC_SOC_SPC_NAV_12_02</text:p>
          </table:table-cell>
          <table:table-cell table:style-name="ce407" table:formula="of:=IF(MID([.F40];6;1)&gt;MID([.F39];6;1);[.C39];[.C39]+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1];6;1)&gt;MID([.F39];6;1);&quot;&quot;;MAX([.A$7:.A39])+1)">
            <text:p/>
          </table:table-cell>
          <table:table-cell table:style-name="ce403" office:value-type="string">
            <text:p>FNC_SOC_SPC_NAV_12_02</text:p>
          </table:table-cell>
          <table:table-cell table:style-name="ce407" table:formula="of:=IF(MID([.F41];6;1)&gt;MID([.F40];6;1);[.C40];[.C40]+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ot,comma and underscore characters </text:span></text:p>
            <text:p>- Input values for others</text:p>
            <text:p>- Click <text:span text:style-name="T11">Save</text:span></text:p>
          </table:table-cell>
          <table:table-cell table:style-name="ce438" office:value-type="string">
            <text:p>Show message alerts Only alpha, digit, dash and underscore characters alLowed for the field "Node Nam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6;1)&gt;MID([.F40];6;1);&quot;&quot;;MAX([.A$7:.A40])+1)" office:value-type="float" office:value="12">
            <text:p>12.00</text:p>
          </table:table-cell>
          <table:table-cell table:style-name="ce403" office:value-type="string">
            <text:p>FNC_SOC_SPC_NAV_12_02</text:p>
          </table:table-cell>
          <table:table-cell table:style-name="ce407" table:formula="of:=IF(MID([.F42];6;1)&gt;MID([.F41];6;1);[.C41];[.C41]+1)" office:value-type="float" office:value="7">
            <text:p>7.00</text:p>
          </table:table-cell>
          <table:table-cell table:style-name="ce413" office:value-type="string">
            <text:p>Social\Page_Nav\Node\Create</text:p>
          </table:table-cell>
          <table:table-cell table:style-name="ce423" office:value-type="string">
            <text:p>Add new node with Node name contains alpha, digit, underscore, dash in the middl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3];6;1)&gt;MID([.F41];6;1);&quot;&quot;;MAX([.A$7:.A41])+1)">
            <text:p/>
          </table:table-cell>
          <table:table-cell table:style-name="ce403" office:value-type="string">
            <text:p>FNC_SOC_SPC_NAV_12_02</text:p>
          </table:table-cell>
          <table:table-cell table:style-name="ce407" table:formula="of:=IF(MID([.F43];6;1)&gt;MID([.F42];6;1);[.C42];[.C42]+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1)&gt;MID([.F42];6;1);&quot;&quot;;MAX([.A$7:.A42])+1)">
            <text:p/>
          </table:table-cell>
          <table:table-cell table:style-name="ce403" office:value-type="string">
            <text:p>FNC_SOC_SPC_NAV_12_02</text:p>
          </table:table-cell>
          <table:table-cell table:style-name="ce407" table:formula="of:=IF(MID([.F44];6;1)&gt;MID([.F43];6;1);[.C43];[.C43]+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3: Add new node</text:p>
          </table:table-cell>
          <table:table-cell table:style-name="ce440" office:value-type="string">
            <text:p>- Input value for Node Name contains alpha, digit, underscore, dash in the middle</text:p>
            <text:p>- Input values for others</text:p>
            <text:p>- Click <text:span text:style-name="T11">Save</text:span></text:p>
          </table:table-cell>
          <table:table-cell table:style-name="ce438" office:value-type="string">
            <text:p>New node is created successfully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5];6;1)&gt;MID([.F43];6;1);&quot;&quot;;MAX([.A$7:.A43])+1)" office:value-type="float" office:value="13">
            <text:p>13.00</text:p>
          </table:table-cell>
          <table:table-cell table:style-name="ce403" office:value-type="string">
            <text:p>FNC_SOC_SPC_NAV_12_02</text:p>
          </table:table-cell>
          <table:table-cell table:style-name="ce407" table:formula="of:=IF(MID([.F45];6;1)&gt;MID([.F44];6;1);[.C44];[.C44]+1)" office:value-type="float" office:value="8">
            <text:p>8.00</text:p>
          </table:table-cell>
          <table:table-cell table:style-name="ce413" office:value-type="string">
            <text:p>Social\Page_Nav\Node\Create</text:p>
          </table:table-cell>
          <table:table-cell table:style-name="ce423" office:value-type="string">
            <text:p>Add new node with Name contains special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6];6;1)&gt;MID([.F44];6;1);&quot;&quot;;MAX([.A$7:.A44])+1)">
            <text:p/>
          </table:table-cell>
          <table:table-cell table:style-name="ce403" office:value-type="string">
            <text:p>FNC_SOC_SPC_NAV_12_02</text:p>
          </table:table-cell>
          <table:table-cell table:style-name="ce407" table:formula="of:=IF(MID([.F46];6;1)&gt;MID([.F45];6;1);[.C45];[.C45]+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7];6;1)&gt;MID([.F45];6;1);&quot;&quot;;MAX([.A$7:.A45])+1)">
            <text:p/>
          </table:table-cell>
          <table:table-cell table:style-name="ce403" office:value-type="string">
            <text:p>FNC_SOC_SPC_NAV_12_02</text:p>
          </table:table-cell>
          <table:table-cell table:style-name="ce407" table:formula="of:=IF(MID([.F47];6;1)&gt;MID([.F46];6;1);[.C46];[.C46]+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3: Add new node</text:p>
          </table:table-cell>
          <table:table-cell table:style-name="ce440" office:value-type="string">
            <text:p>- Input value for Node Name contains special characters ( !@#$%^and*()&lt;&gt;?) or space</text:p>
            <text:p>- Input values for others</text:p>
            <text:p>- Click Save</text:p>
          </table:table-cell>
          <table:table-cell table:style-name="ce438" office:value-type="string">
            <text:p>Show message alerts there're some invalid characters in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8];6;1)&gt;MID([.F46];6;1);&quot;&quot;;MAX([.A$7:.A46])+1)" office:value-type="float" office:value="14">
            <text:p>14.00</text:p>
          </table:table-cell>
          <table:table-cell table:style-name="ce403" office:value-type="string">
            <text:p>FNC_SOC_SPC_NAV_12_02</text:p>
          </table:table-cell>
          <table:table-cell table:style-name="ce407" table:formula="of:=IF(MID([.F48];6;1)&gt;MID([.F47];6;1);[.C47];[.C47]+1)" office:value-type="float" office:value="9">
            <text:p>9.00</text:p>
          </table:table-cell>
          <table:table-cell table:style-name="ce413" office:value-type="string">
            <text:p>Social\Page_Nav\Node\Create</text:p>
          </table:table-cell>
          <table:table-cell table:style-name="ce423" office:value-type="string">
            <text:p>Add new node with Name less than 3 or over 3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9];6;1)&gt;MID([.F47];6;1);&quot;&quot;;MAX([.A$7:.A47])+1)">
            <text:p/>
          </table:table-cell>
          <table:table-cell table:style-name="ce403" office:value-type="string">
            <text:p>FNC_SOC_SPC_NAV_12_02</text:p>
          </table:table-cell>
          <table:table-cell table:style-name="ce407" table:formula="of:=IF(MID([.F49];6;1)&gt;MID([.F48];6;1);[.C48];[.C48]+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50];6;1)&gt;MID([.F48];6;1);&quot;&quot;;MAX([.A$7:.A48])+1)">
            <text:p/>
          </table:table-cell>
          <table:table-cell table:style-name="ce403" office:value-type="string">
            <text:p>FNC_SOC_SPC_NAV_12_02</text:p>
          </table:table-cell>
          <table:table-cell table:style-name="ce407" table:formula="of:=IF(MID([.F50];6;1)&gt;MID([.F49];6;1);[.C49];[.C49]+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3: Add new node</text:p>
          </table:table-cell>
          <table:table-cell table:style-name="ce440" office:value-type="string">
            <text:p>- Input <text:span text:style-name="T11">Node Name</text:span><text:span text:style-name="T14"> with value less than 3 </text:span><text:span text:style-name="T14">or over 30 characters </text:span></text:p>
            <text:p>- Input values for others</text:p>
            <text:p>- Click <text:span text:style-name="T11">Save</text:span></text:p>
          </table:table-cell>
          <table:table-cell table:style-name="ce438" office:value-type="string">
            <text:p>Show message alerts Node name must over 3 and less than 3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51];6;1)&gt;MID([.F49];6;1);&quot;&quot;;MAX([.A$7:.A49])+1)" office:value-type="float" office:value="15">
            <text:p>15.00</text:p>
          </table:table-cell>
          <table:table-cell table:style-name="ce403" office:value-type="string">
            <text:p>FNC_SOC_SPC_NAV_12_02</text:p>
          </table:table-cell>
          <table:table-cell table:style-name="ce407" table:formula="of:=IF(MID([.F51];6;1)&gt;MID([.F50];6;1);[.C50];[.C50]+1)" office:value-type="float" office:value="10">
            <text:p>10.00</text:p>
          </table:table-cell>
          <table:table-cell table:style-name="ce413" office:value-type="string">
            <text:p>Social\Page_Nav\Node\Create</text:p>
          </table:table-cell>
          <table:table-cell table:style-name="ce423" office:value-type="string">
            <text:p>Add new node with Name is the same with existing one in the same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2];6;1)&gt;MID([.F50];6;1);&quot;&quot;;MAX([.A$7:.A50])+1)">
            <text:p/>
          </table:table-cell>
          <table:table-cell table:style-name="ce403" office:value-type="string">
            <text:p>FNC_SOC_SPC_NAV_12_02</text:p>
          </table:table-cell>
          <table:table-cell table:style-name="ce407" table:formula="of:=IF(MID([.F52];6;1)&gt;MID([.F51];6;1);[.C51];[.C51]+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53];6;1)&gt;MID([.F51];6;1);&quot;&quot;;MAX([.A$7:.A51])+1)">
            <text:p/>
          </table:table-cell>
          <table:table-cell table:style-name="ce403" office:value-type="string">
            <text:p>FNC_SOC_SPC_NAV_12_02</text:p>
          </table:table-cell>
          <table:table-cell table:style-name="ce407" table:formula="of:=IF(MID([.F53];6;1)&gt;MID([.F52];6;1);[.C52];[.C52]+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54];6;1)&gt;MID([.F52];6;1);&quot;&quot;;MAX([.A$7:.A52])+1)">
            <text:p/>
          </table:table-cell>
          <table:table-cell table:style-name="ce403" office:value-type="string">
            <text:p>FNC_SOC_SPC_NAV_12_02</text:p>
          </table:table-cell>
          <table:table-cell table:style-name="ce407" table:formula="of:=IF(MID([.F54];6;1)&gt;MID([.F53];6;1);[.C53];[.C53]+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4: Add same name node</text:p>
          </table:table-cell>
          <table:table-cell table:style-name="ce440" office:value-type="string">
            <text:p>- Right click on parent node at step 2 and select Add new node or click on <text:span text:style-name="T11">Add new </text:span><text:span text:style-name="T11">node </text:span><text:span text:style-name="T14">button if node has created, is the </text:span><text:span text:style-name="T14">first level</text:span></text:p>
            <text:p>- Create new node with Name is the same with created node at step 3</text:p>
            <text:p>- Click <text:span text:style-name="T11">Save</text:span></text:p>
          </table:table-cell>
          <table:table-cell table:style-name="ce438" office:value-type="string">
            <text:p>Show message this node name already exists, user can not create new same name on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5];6;1)&gt;MID([.F53];6;1);&quot;&quot;;MAX([.A$7:.A53])+1)" office:value-type="float" office:value="16">
            <text:p>16.00</text:p>
          </table:table-cell>
          <table:table-cell table:style-name="ce403" office:value-type="string">
            <text:p>FNC_SOC_SPC_NAV_12_02</text:p>
          </table:table-cell>
          <table:table-cell table:style-name="ce407" table:formula="of:=IF(MID([.F55];6;1)&gt;MID([.F54];6;1);[.C54];[.C54]+1)" office:value-type="float" office:value="11">
            <text:p>11.00</text:p>
          </table:table-cell>
          <table:table-cell table:style-name="ce413" office:value-type="string">
            <text:p>Social\Page_Nav\Node\Create</text:p>
          </table:table-cell>
          <table:table-cell table:style-name="ce423" office:value-type="string">
            <text:p>Add new node with Name is the same with existing one but in the different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6];6;1)&gt;MID([.F54];6;1);&quot;&quot;;MAX([.A$7:.A54])+1)">
            <text:p/>
          </table:table-cell>
          <table:table-cell table:style-name="ce403" office:value-type="string">
            <text:p>FNC_SOC_SPC_NAV_12_02</text:p>
          </table:table-cell>
          <table:table-cell table:style-name="ce407" table:formula="of:=IF(MID([.F56];6;1)&gt;MID([.F55];6;1);[.C55];[.C55]+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7];6;1)&gt;MID([.F55];6;1);&quot;&quot;;MAX([.A$7:.A55])+1)">
            <text:p/>
          </table:table-cell>
          <table:table-cell table:style-name="ce403" office:value-type="string">
            <text:p>FNC_SOC_SPC_NAV_12_02</text:p>
          </table:table-cell>
          <table:table-cell table:style-name="ce407" table:formula="of:=IF(MID([.F57];6;1)&gt;MID([.F56];6;1);[.C56];[.C56]+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58];6;1)&gt;MID([.F56];6;1);&quot;&quot;;MAX([.A$7:.A56])+1)">
            <text:p/>
          </table:table-cell>
          <table:table-cell table:style-name="ce403" office:value-type="string">
            <text:p>FNC_SOC_SPC_NAV_12_02</text:p>
          </table:table-cell>
          <table:table-cell table:style-name="ce407" table:formula="of:=IF(MID([.F58];6;1)&gt;MID([.F57];6;1);[.C57];[.C57]+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4: Add same name node</text:p>
          </table:table-cell>
          <table:table-cell table:style-name="ce440" office:value-type="string">
            <text:p>- Right click on another parent node and select Add new node</text:p>
            <text:p>- Create new node with Name is the same with created node at step 3</text:p>
            <text:p>- Click <text:span text:style-name="T11">Sav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9];6;1)&gt;MID([.F57];6;1);&quot;&quot;;MAX([.A$7:.A57])+1)" office:value-type="float" office:value="17">
            <text:p>17.00</text:p>
          </table:table-cell>
          <table:table-cell table:style-name="ce403" office:value-type="string">
            <text:p>FNC_SOC_SPC_NAV_12_02</text:p>
          </table:table-cell>
          <table:table-cell table:style-name="ce407" table:formula="of:=IF(MID([.F59];6;1)&gt;MID([.F58];6;1);[.C58];[.C58]+1)" office:value-type="float" office:value="12">
            <text:p>12.00</text:p>
          </table:table-cell>
          <table:table-cell table:style-name="ce413" office:value-type="string">
            <text:p>Social\Page_Nav\Node\Create</text:p>
          </table:table-cell>
          <table:table-cell table:style-name="ce423" office:value-type="string">
            <text:p>Add new node with blank Lab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0];6;1)&gt;MID([.F58];6;1);&quot;&quot;;MAX([.A$7:.A58])+1)">
            <text:p/>
          </table:table-cell>
          <table:table-cell table:style-name="ce403" office:value-type="string">
            <text:p>FNC_SOC_SPC_NAV_12_02</text:p>
          </table:table-cell>
          <table:table-cell table:style-name="ce407" table:formula="of:=IF(MID([.F60];6;1)&gt;MID([.F59];6;1);[.C59];[.C59]+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61];6;1)&gt;MID([.F59];6;1);&quot;&quot;;MAX([.A$7:.A59])+1)">
            <text:p/>
          </table:table-cell>
          <table:table-cell table:style-name="ce403" office:value-type="string">
            <text:p>FNC_SOC_SPC_NAV_12_02</text:p>
          </table:table-cell>
          <table:table-cell table:style-name="ce407" table:formula="of:=IF(MID([.F61];6;1)&gt;MID([.F60];6;1);[.C60];[.C60]+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3: Add new node</text:p>
          </table:table-cell>
          <table:table-cell table:style-name="ce440" office:value-type="string">
            <text:p>- Input valid Node Name</text:p>
            <text:p>- Leave Label blank</text:p>
            <text:p>- Click <text:span text:style-name="T11">Save</text:span></text:p>
          </table:table-cell>
          <table:table-cell table:style-name="ce438" office:value-type="string">
            <text:p>- Create node successfully</text:p>
            <text:p>- Added node is displayed with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2];6;1)&gt;MID([.F60];6;1);&quot;&quot;;MAX([.A$7:.A60])+1)">
            <text:p/>
          </table:table-cell>
          <table:table-cell table:style-name="ce403" office:value-type="string">
            <text:p>FNC_SOC_SPC_NAV_12_02</text:p>
          </table:table-cell>
          <table:table-cell table:style-name="ce407" table:formula="of:=IF(MID([.F62];6;1)&gt;MID([.F61];6;1);[.C61];[.C61]+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4: Check after created new blank label node</text:p>
          </table:table-cell>
          <table:table-cell table:style-name="ce440" office:value-type="string">
            <text:p>Right click on new added node and select <text:span text:style-name="T11">Edit node</text:span></text:p>
          </table:table-cell>
          <table:table-cell table:style-name="ce438" office:value-type="string">
            <text:p>Current information of selected node is shown in edit node form: Label is not blank as node was created, value in Label is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3];6;1)&gt;MID([.F61];6;1);&quot;&quot;;MAX([.A$7:.A61])+1)" office:value-type="float" office:value="18">
            <text:p>18.00</text:p>
          </table:table-cell>
          <table:table-cell table:style-name="ce403" office:value-type="string">
            <text:p>FNC_SOC_SPC_NAV_12_02</text:p>
          </table:table-cell>
          <table:table-cell table:style-name="ce407" table:formula="of:=IF(MID([.F63];6;1)&gt;MID([.F62];6;1);[.C62];[.C62]+1)" office:value-type="float" office:value="13">
            <text:p>13.00</text:p>
          </table:table-cell>
          <table:table-cell table:style-name="ce413" office:value-type="string">
            <text:p>Social\Page_Nav\Node\Create</text:p>
          </table:table-cell>
          <table:table-cell table:style-name="ce423" office:value-type="string">
            <text:p>Add new node with Label less than 3 or over 12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4];6;1)&gt;MID([.F62];6;1);&quot;&quot;;MAX([.A$7:.A62])+1)">
            <text:p/>
          </table:table-cell>
          <table:table-cell table:style-name="ce403" office:value-type="string">
            <text:p>FNC_SOC_SPC_NAV_12_02</text:p>
          </table:table-cell>
          <table:table-cell table:style-name="ce407" table:formula="of:=IF(MID([.F64];6;1)&gt;MID([.F63];6;1);[.C63];[.C63]+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5];6;1)&gt;MID([.F63];6;1);&quot;&quot;;MAX([.A$7:.A63])+1)">
            <text:p/>
          </table:table-cell>
          <table:table-cell table:style-name="ce403" office:value-type="string">
            <text:p>FNC_SOC_SPC_NAV_12_02</text:p>
          </table:table-cell>
          <table:table-cell table:style-name="ce407" table:formula="of:=IF(MID([.F65];6;1)&gt;MID([.F64];6;1);[.C64];[.C64]+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3: Add new node</text:p>
          </table:table-cell>
          <table:table-cell table:style-name="ce440" office:value-type="string">
            <text:p>- Input valid Node Name</text:p>
            <text:p>- Input value for Label less than 3 or over 120 characters</text:p>
            <text:p>- Click <text:span text:style-name="T11">Save</text:span></text:p>
          </table:table-cell>
          <table:table-cell table:style-name="ce438" office:value-type="string">
            <text:p>Show message alerts Label must have length from "3" to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6];6;1)&gt;MID([.F64];6;1);&quot;&quot;;MAX([.A$7:.A64])+1)" office:value-type="float" office:value="19">
            <text:p>19.00</text:p>
          </table:table-cell>
          <table:table-cell table:style-name="ce403" office:value-type="string">
            <text:p>FNC_SOC_SPC_NAV_12_02</text:p>
          </table:table-cell>
          <table:table-cell table:style-name="ce407" table:formula="of:=IF(MID([.F66];6;1)&gt;MID([.F65];6;1);[.C65];[.C65]+1)" office:value-type="float" office:value="14">
            <text:p>14.00</text:p>
          </table:table-cell>
          <table:table-cell table:style-name="ce413" office:value-type="string">
            <text:p>Social\Page_Nav\Node\Create</text:p>
          </table:table-cell>
          <table:table-cell table:style-name="ce423" office:value-type="string">
            <text:p>Add new node with no Visible or Publication date time option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7];6;1)&gt;MID([.F65];6;1);&quot;&quot;;MAX([.A$7:.A65])+1)">
            <text:p/>
          </table:table-cell>
          <table:table-cell table:style-name="ce403" office:value-type="string">
            <text:p>FNC_SOC_SPC_NAV_12_02</text:p>
          </table:table-cell>
          <table:table-cell table:style-name="ce407" table:formula="of:=IF(MID([.F67];6;1)&gt;MID([.F66];6;1);[.C66];[.C66]+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8];6;1)&gt;MID([.F66];6;1);&quot;&quot;;MAX([.A$7:.A66])+1)">
            <text:p/>
          </table:table-cell>
          <table:table-cell table:style-name="ce403" office:value-type="string">
            <text:p>FNC_SOC_SPC_NAV_12_02</text:p>
          </table:table-cell>
          <table:table-cell table:style-name="ce407" table:formula="of:=IF(MID([.F68];6;1)&gt;MID([.F67];6;1);[.C67];[.C67]+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3: Add new node</text:p>
          </table:table-cell>
          <table:table-cell table:style-name="ce440" office:value-type="string">
            <text:p>- Input valid values for required fields</text:p>
            <text:p>- Do not check Visible and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69];6;1)&gt;MID([.F67];6;1);&quot;&quot;;MAX([.A$7:.A67])+1)">
            <text:p/>
          </table:table-cell>
          <table:table-cell table:style-name="ce403" office:value-type="string">
            <text:p>FNC_SOC_SPC_NAV_12_02</text:p>
          </table:table-cell>
          <table:table-cell table:style-name="ce407" table:formula="of:=IF(MID([.F69];6;1)&gt;MID([.F68];6;1);[.C68];[.C68]+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0];6;1)&gt;MID([.F68];6;1);&quot;&quot;;MAX([.A$7:.A68])+1)">
            <text:p/>
          </table:table-cell>
          <table:table-cell table:style-name="ce403" office:value-type="string">
            <text:p>FNC_SOC_SPC_NAV_12_02</text:p>
          </table:table-cell>
          <table:table-cell table:style-name="ce407" table:formula="of:=IF(MID([.F70];6;1)&gt;MID([.F69];6;1);[.C69];[.C69]+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5: Check showing node after being created without any option to view</text:p>
          </table:table-cell>
          <table:table-cell table:style-name="ce440" office:value-type="string">
            <text:p>Find new added node in the group navigation from group link</text:p>
          </table:table-cell>
          <table:table-cell table:style-name="ce438" office:value-type="string">
            <text:p>New added node is not visible for anyone from group navigation menu</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1];6;1)&gt;MID([.F69];6;1);&quot;&quot;;MAX([.A$7:.A69])+1)" office:value-type="float" office:value="20">
            <text:p>20.00</text:p>
          </table:table-cell>
          <table:table-cell table:style-name="ce403" office:value-type="string">
            <text:p>FNC_SOC_SPC_NAV_12_02</text:p>
          </table:table-cell>
          <table:table-cell table:style-name="ce407" table:formula="of:=IF(MID([.F71];6;1)&gt;MID([.F70];6;1);[.C70];[.C70]+1)" office:value-type="float" office:value="15">
            <text:p>15.00</text:p>
          </table:table-cell>
          <table:table-cell table:style-name="ce413" office:value-type="string">
            <text:p>Social\Page_Nav\Node\Create</text:p>
          </table:table-cell>
          <table:table-cell table:style-name="ce423" office:value-type="string">
            <text:p>Add new node with Visible but no Publication date time op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2];6;1)&gt;MID([.F70];6;1);&quot;&quot;;MAX([.A$7:.A70])+1)">
            <text:p/>
          </table:table-cell>
          <table:table-cell table:style-name="ce403" office:value-type="string">
            <text:p>FNC_SOC_SPC_NAV_12_02</text:p>
          </table:table-cell>
          <table:table-cell table:style-name="ce407" table:formula="of:=IF(MID([.F72];6;1)&gt;MID([.F71];6;1);[.C71];[.C71]+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73];6;1)&gt;MID([.F71];6;1);&quot;&quot;;MAX([.A$7:.A71])+1)">
            <text:p/>
          </table:table-cell>
          <table:table-cell table:style-name="ce403" office:value-type="string">
            <text:p>FNC_SOC_SPC_NAV_12_02</text:p>
          </table:table-cell>
          <table:table-cell table:style-name="ce407" table:formula="of:=IF(MID([.F73];6;1)&gt;MID([.F72];6;1);[.C72];[.C72]+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3: Add new node</text:p>
          </table:table-cell>
          <table:table-cell table:style-name="ce440" office:value-type="string">
            <text:p>- Input valid values for required fields</text:p>
            <text:p>- Check Visible option</text:p>
            <text:p>- Do not check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74];6;1)&gt;MID([.F72];6;1);&quot;&quot;;MAX([.A$7:.A72])+1)">
            <text:p/>
          </table:table-cell>
          <table:table-cell table:style-name="ce403" office:value-type="string">
            <text:p>FNC_SOC_SPC_NAV_12_02</text:p>
          </table:table-cell>
          <table:table-cell table:style-name="ce407" table:formula="of:=IF(MID([.F74];6;1)&gt;MID([.F73];6;1);[.C73];[.C73]+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5];6;1)&gt;MID([.F73];6;1);&quot;&quot;;MAX([.A$7:.A73])+1)">
            <text:p/>
          </table:table-cell>
          <table:table-cell table:style-name="ce403" office:value-type="string">
            <text:p>FNC_SOC_SPC_NAV_12_02</text:p>
          </table:table-cell>
          <table:table-cell table:style-name="ce407" table:formula="of:=IF(MID([.F75];6;1)&gt;MID([.F74];6;1);[.C74];[.C74]+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5: Check showing node after being created </text:p>
          </table:table-cell>
          <table:table-cell table:style-name="ce440" office:value-type="string">
            <text:p>Find new added node in the group navigation from group link</text:p>
          </table:table-cell>
          <table:table-cell table:style-name="ce438" office:value-type="string">
            <text:p>New added node is visible and ready to use at anytime for all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6];6;1)&gt;MID([.F74];6;1);&quot;&quot;;MAX([.A$7:.A74])+1)" office:value-type="float" office:value="21">
            <text:p>21.00</text:p>
          </table:table-cell>
          <table:table-cell table:style-name="ce403" office:value-type="string">
            <text:p>FNC_SOC_SPC_NAV_12_02</text:p>
          </table:table-cell>
          <table:table-cell table:style-name="ce407" table:formula="of:=IF(MID([.F76];6;1)&gt;MID([.F75];6;1);[.C75];[.C75]+1)" office:value-type="float" office:value="16">
            <text:p>16.00</text:p>
          </table:table-cell>
          <table:table-cell table:style-name="ce413" office:value-type="string">
            <text:p>Social\Page_Nav\Node\Create</text:p>
          </table:table-cell>
          <table:table-cell table:style-name="ce423" office:value-type="string">
            <text:p>Add new node with Visible option and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7];6;1)&gt;MID([.F75];6;1);&quot;&quot;;MAX([.A$7:.A75])+1)">
            <text:p/>
          </table:table-cell>
          <table:table-cell table:style-name="ce403" office:value-type="string">
            <text:p>FNC_SOC_SPC_NAV_12_02</text:p>
          </table:table-cell>
          <table:table-cell table:style-name="ce407" table:formula="of:=IF(MID([.F77];6;1)&gt;MID([.F76];6;1);[.C76];[.C76]+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78];6;1)&gt;MID([.F76];6;1);&quot;&quot;;MAX([.A$7:.A76])+1)">
            <text:p/>
          </table:table-cell>
          <table:table-cell table:style-name="ce403" office:value-type="string">
            <text:p>FNC_SOC_SPC_NAV_12_02</text:p>
          </table:table-cell>
          <table:table-cell table:style-name="ce407" table:formula="of:=IF(MID([.F78];6;1)&gt;MID([.F77];6;1);[.C77];[.C77]+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3: Add new node</text:p>
          </table:table-cell>
          <table:table-cell table:style-name="ce44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9];6;1)&gt;MID([.F77];6;1);&quot;&quot;;MAX([.A$7:.A77])+1)">
            <text:p/>
          </table:table-cell>
          <table:table-cell table:style-name="ce403" office:value-type="string">
            <text:p>FNC_SOC_SPC_NAV_12_02</text:p>
          </table:table-cell>
          <table:table-cell table:style-name="ce407" table:formula="of:=IF(MID([.F79];6;1)&gt;MID([.F78];6;1);[.C78];[.C78]+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0];6;1)&gt;MID([.F78];6;1);&quot;&quot;;MAX([.A$7:.A78])+1)">
            <text:p/>
          </table:table-cell>
          <table:table-cell table:style-name="ce403" office:value-type="string">
            <text:p>FNC_SOC_SPC_NAV_12_02</text:p>
          </table:table-cell>
          <table:table-cell table:style-name="ce407" table:formula="of:=IF(MID([.F80];6;1)&gt;MID([.F79];6;1);[.C79];[.C79]+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5: Check showing node after being created with two option to view</text:p>
          </table:table-cell>
          <table:table-cell table:style-name="ce440" office:value-type="string">
            <text:p>Find new added node in the group navigation from group link</text:p>
          </table:table-cell>
          <table:table-cell table:style-name="ce438" office:value-type="string">
            <text:p>New added node is visible in specific Publication date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1];6;1)&gt;MID([.F79];6;1);&quot;&quot;;MAX([.A$7:.A79])+1)" office:value-type="float" office:value="22">
            <text:p>22.00</text:p>
          </table:table-cell>
          <table:table-cell table:style-name="ce403" office:value-type="string">
            <text:p>FNC_SOC_SPC_NAV_12_02</text:p>
          </table:table-cell>
          <table:table-cell table:style-name="ce407" table:formula="of:=IF(MID([.F81];6;1)&gt;MID([.F80];6;1);[.C80];[.C80]+1)" office:value-type="float" office:value="17">
            <text:p>17.00</text:p>
          </table:table-cell>
          <table:table-cell table:style-name="ce413" office:value-type="string">
            <text:p>Social\Page_Nav\Node\Create</text:p>
          </table:table-cell>
          <table:table-cell table:style-name="ce423" office:value-type="string">
            <text:p>Add new node without Visible but has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2];6;1)&gt;MID([.F80];6;1);&quot;&quot;;MAX([.A$7:.A80])+1)">
            <text:p/>
          </table:table-cell>
          <table:table-cell table:style-name="ce403" office:value-type="string">
            <text:p>FNC_SOC_SPC_NAV_12_02</text:p>
          </table:table-cell>
          <table:table-cell table:style-name="ce407" table:formula="of:=IF(MID([.F82];6;1)&gt;MID([.F81];6;1);[.C81];[.C81]+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83];6;1)&gt;MID([.F81];6;1);&quot;&quot;;MAX([.A$7:.A81])+1)">
            <text:p/>
          </table:table-cell>
          <table:table-cell table:style-name="ce403" office:value-type="string">
            <text:p>FNC_SOC_SPC_NAV_12_02</text:p>
          </table:table-cell>
          <table:table-cell table:style-name="ce407" table:formula="of:=IF(MID([.F83];6;1)&gt;MID([.F82];6;1);[.C82];[.C82]+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3: Add new node</text:p>
          </table:table-cell>
          <table:table-cell table:style-name="ce44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4];6;1)&gt;MID([.F82];6;1);&quot;&quot;;MAX([.A$7:.A82])+1)">
            <text:p/>
          </table:table-cell>
          <table:table-cell table:style-name="ce403" office:value-type="string">
            <text:p>FNC_SOC_SPC_NAV_12_02</text:p>
          </table:table-cell>
          <table:table-cell table:style-name="ce407" table:formula="of:=IF(MID([.F84];6;1)&gt;MID([.F83];6;1);[.C83];[.C83]+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4: Complete adding new node</text:p>
          </table:table-cell>
          <table:table-cell table:style-name="ce440" office:value-type="string">
            <text:p>Click Save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5];6;1)&gt;MID([.F83];6;1);&quot;&quot;;MAX([.A$7:.A83])+1)">
            <text:p/>
          </table:table-cell>
          <table:table-cell table:style-name="ce403" office:value-type="string">
            <text:p>FNC_SOC_SPC_NAV_12_02</text:p>
          </table:table-cell>
          <table:table-cell table:style-name="ce407" table:formula="of:=IF(MID([.F85];6;1)&gt;MID([.F84];6;1);[.C84];[.C84]+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5: Check showing node after being created without visible option</text:p>
          </table:table-cell>
          <table:table-cell table:style-name="ce440" office:value-type="string">
            <text:p>Find new added node in the group navigation from group link</text:p>
          </table:table-cell>
          <table:table-cell table:style-name="ce438" office:value-type="string">
            <text:p>New added node is invisible for anyo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6];6;1)&gt;MID([.F84];6;1);&quot;&quot;;MAX([.A$7:.A84])+1)" office:value-type="float" office:value="23">
            <text:p>23.00</text:p>
          </table:table-cell>
          <table:table-cell table:style-name="ce403" office:value-type="string">
            <text:p>FNC_SOC_SPC_NAV_12_02</text:p>
          </table:table-cell>
          <table:table-cell table:style-name="ce407" table:formula="of:=IF(MID([.F86];6;1)&gt;MID([.F85];6;1);[.C85];[.C85]+1)" office:value-type="float" office:value="18">
            <text:p>18.00</text:p>
          </table:table-cell>
          <table:table-cell table:style-name="ce413" office:value-type="string">
            <text:p>Social\Page_Nav\Node\Create</text:p>
          </table:table-cell>
          <table:table-cell table:style-name="ce423" office:value-type="string">
            <text:p>Add new node with Publication date time option but no specific date time for Start/End</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7];6;1)&gt;MID([.F85];6;1);&quot;&quot;;MAX([.A$7:.A85])+1)">
            <text:p/>
          </table:table-cell>
          <table:table-cell table:style-name="ce403" office:value-type="string">
            <text:p>FNC_SOC_SPC_NAV_12_02</text:p>
          </table:table-cell>
          <table:table-cell table:style-name="ce407" table:formula="of:=IF(MID([.F87];6;1)&gt;MID([.F86];6;1);[.C86];[.C86]+1)" office:value-type="float" office:value="18">
            <text:p>18.00</text:p>
          </table:table-cell>
          <table:table-cell table:style-name="ce413" office:value-type="string">
            <text:p>Social\Page_Nav\Node\Create</text:p>
          </table:table-cell>
          <table:table-cell table:style-name="ce424" office:value-type="string">
            <text:p>Add new node with Publication date time option but no specific date time for Start/End</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9" table:formula="of:=IF(MID([.F88];6;1)&gt;MID([.F86];6;1);&quot;&quot;;MAX([.A$7:.A86])+1)">
            <text:p/>
          </table:table-cell>
          <table:table-cell table:style-name="ce404" office:value-type="string">
            <text:p>FNC_SOC_SPC_NAV_12_02</text:p>
          </table:table-cell>
          <table:table-cell table:style-name="ce409" table:formula="of:=IF(MID([.F88];6;1)&gt;MID([.F87];6;1);[.C87];[.C87]+1)" office:value-type="float" office:value="18">
            <text:p>18.00</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3: Add new node</text:p>
          </table:table-cell>
          <table:table-cell table:style-name="ce44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39" office:value-type="string">
            <text:p>- New node is created with time is current by default</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6">
          <table:table-cell table:style-name="ce398" table:formula="of:=IF(MID([.F89];6;1)&gt;MID([.F87];6;1);&quot;&quot;;MAX([.A$7:.A87])+1)" office:value-type="float" office:value="24">
            <text:p>24.00</text:p>
          </table:table-cell>
          <table:table-cell table:style-name="ce403" office:value-type="string">
            <text:p>FNC_SOC_SPC_NAV_12_02</text:p>
          </table:table-cell>
          <table:table-cell table:style-name="ce407" table:formula="of:=IF(MID([.F89];6;1)&gt;MID([.F88];6;1);[.C88];[.C88]+1)" office:value-type="float" office:value="19">
            <text:p>19.00</text:p>
          </table:table-cell>
          <table:table-cell table:style-name="ce413" office:value-type="string">
            <text:p>Social\Page_Nav\Node\Create</text:p>
          </table:table-cell>
          <table:table-cell table:style-name="ce423" office:value-type="string">
            <text:p>Add new node with Publication date time option but Start after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0];6;1)&gt;MID([.F88];6;1);&quot;&quot;;MAX([.A$7:.A88])+1)">
            <text:p/>
          </table:table-cell>
          <table:table-cell table:style-name="ce403" office:value-type="string">
            <text:p>FNC_SOC_SPC_NAV_12_02</text:p>
          </table:table-cell>
          <table:table-cell table:style-name="ce407" table:formula="of:=IF(MID([.F90];6;1)&gt;MID([.F89];6;1);[.C89];[.C89]+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1];6;1)&gt;MID([.F89];6;1);&quot;&quot;;MAX([.A$7:.A89])+1)">
            <text:p/>
          </table:table-cell>
          <table:table-cell table:style-name="ce403" office:value-type="string">
            <text:p>FNC_SOC_SPC_NAV_12_02</text:p>
          </table:table-cell>
          <table:table-cell table:style-name="ce407" table:formula="of:=IF(MID([.F91];6;1)&gt;MID([.F90];6;1);[.C90];[.C90]+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Choose Start and End date time (Start &gt; End)</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2];6;1)&gt;MID([.F90];6;1);&quot;&quot;;MAX([.A$7:.A90])+1)" office:value-type="float" office:value="25">
            <text:p>25.00</text:p>
          </table:table-cell>
          <table:table-cell table:style-name="ce403" office:value-type="string">
            <text:p>FNC_SOC_SPC_NAV_12_02</text:p>
          </table:table-cell>
          <table:table-cell table:style-name="ce407" table:formula="of:=IF(MID([.F92];6;1)&gt;MID([.F91];6;1);[.C91];[.C91]+1)" office:value-type="float" office:value="20">
            <text:p>20.00</text:p>
          </table:table-cell>
          <table:table-cell table:style-name="ce413" office:value-type="string">
            <text:p>Social\Page_Nav\Node\Create</text:p>
          </table:table-cell>
          <table:table-cell table:style-name="ce423" office:value-type="string">
            <text:p>Add new node with Publication date time option but invalid format for Start/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3];6;1)&gt;MID([.F91];6;1);&quot;&quot;;MAX([.A$7:.A91])+1)">
            <text:p/>
          </table:table-cell>
          <table:table-cell table:style-name="ce403" office:value-type="string">
            <text:p>FNC_SOC_SPC_NAV_12_02</text:p>
          </table:table-cell>
          <table:table-cell table:style-name="ce407" table:formula="of:=IF(MID([.F93];6;1)&gt;MID([.F92];6;1);[.C92];[.C92]+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94];6;1)&gt;MID([.F92];6;1);&quot;&quot;;MAX([.A$7:.A92])+1)">
            <text:p/>
          </table:table-cell>
          <table:table-cell table:style-name="ce403" office:value-type="string">
            <text:p>FNC_SOC_SPC_NAV_12_02</text:p>
          </table:table-cell>
          <table:table-cell table:style-name="ce407" table:formula="of:=IF(MID([.F94];6;1)&gt;MID([.F93];6;1);[.C93];[.C93]+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Input value for Start and End fields in invalid format (not mm/dd/y hh:mm:ss)</text:p>
            <text:p>- Click Save</text:p>
          </table:table-cell>
          <table:table-cell table:style-name="ce438" office:value-type="string">
            <text:p>Show message alerts Start/ End Publication Date tim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5];6;1)&gt;MID([.F93];6;1);&quot;&quot;;MAX([.A$7:.A93])+1)" office:value-type="float" office:value="26">
            <text:p>26.00</text:p>
          </table:table-cell>
          <table:table-cell table:style-name="ce403" office:value-type="string">
            <text:p>FNC_SOC_SPC_NAV_12_02</text:p>
          </table:table-cell>
          <table:table-cell table:style-name="ce407" table:formula="of:=IF(MID([.F95];6;1)&gt;MID([.F94];6;1);[.C94];[.C94]+1)" office:value-type="float" office:value="21">
            <text:p>21.00</text:p>
          </table:table-cell>
          <table:table-cell table:style-name="ce413" office:value-type="string">
            <text:p>Social\Page_Nav\Node\Create</text:p>
          </table:table-cell>
          <table:table-cell table:style-name="ce423" office:value-type="string">
            <text:p>Add new node with Publication date time option in case Start is the same with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6];6;1)&gt;MID([.F94];6;1);&quot;&quot;;MAX([.A$7:.A94])+1)">
            <text:p/>
          </table:table-cell>
          <table:table-cell table:style-name="ce403" office:value-type="string">
            <text:p>FNC_SOC_SPC_NAV_12_02</text:p>
          </table:table-cell>
          <table:table-cell table:style-name="ce407" table:formula="of:=IF(MID([.F96];6;1)&gt;MID([.F95];6;1);[.C95];[.C95]+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97];6;1)&gt;MID([.F95];6;1);&quot;&quot;;MAX([.A$7:.A95])+1)">
            <text:p/>
          </table:table-cell>
          <table:table-cell table:style-name="ce403" office:value-type="string">
            <text:p>FNC_SOC_SPC_NAV_12_02</text:p>
          </table:table-cell>
          <table:table-cell table:style-name="ce407" table:formula="of:=IF(MID([.F97];6;1)&gt;MID([.F96];6;1);[.C96];[.C96]+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3: Add new node</text:p>
          </table:table-cell>
          <table:table-cell table:style-name="ce44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8" office:value-type="string">
            <text:p>- Create node successfully</text:p>
            <text:p>- This node is visible for user in the selected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8];6;1)&gt;MID([.F96];6;1);&quot;&quot;;MAX([.A$7:.A96])+1)" office:value-type="float" office:value="27">
            <text:p>27.00</text:p>
          </table:table-cell>
          <table:table-cell table:style-name="ce403" office:value-type="string">
            <text:p>FNC_SOC_SPC_NAV_12_02</text:p>
          </table:table-cell>
          <table:table-cell table:style-name="ce407" table:formula="of:=IF(MID([.F98];6;1)&gt;MID([.F97];6;1);[.C97];[.C97]+1)" office:value-type="float" office:value="22">
            <text:p>22.00</text:p>
          </table:table-cell>
          <table:table-cell table:style-name="ce413" office:value-type="string">
            <text:p>Social\Page_Nav\Node\Create</text:p>
          </table:table-cell>
          <table:table-cell table:style-name="ce423" office:value-type="string">
            <text:p>Add new node with Publication date time option in case End date time is before current dat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9];6;1)&gt;MID([.F97];6;1);&quot;&quot;;MAX([.A$7:.A97])+1)">
            <text:p/>
          </table:table-cell>
          <table:table-cell table:style-name="ce403" office:value-type="string">
            <text:p>FNC_SOC_SPC_NAV_12_02</text:p>
          </table:table-cell>
          <table:table-cell table:style-name="ce407" table:formula="of:=IF(MID([.F99];6;1)&gt;MID([.F98];6;1);[.C98];[.C98]+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100];6;1)&gt;MID([.F98];6;1);&quot;&quot;;MAX([.A$7:.A98])+1)">
            <text:p/>
          </table:table-cell>
          <table:table-cell table:style-name="ce403" office:value-type="string">
            <text:p>FNC_SOC_SPC_NAV_12_02</text:p>
          </table:table-cell>
          <table:table-cell table:style-name="ce407" table:formula="of:=IF(MID([.F100];6;1)&gt;MID([.F99];6;1);[.C99];[.C99]+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3: Add new node</text:p>
          </table:table-cell>
          <table:table-cell table:style-name="ce44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8" office:value-type="string">
            <text:p>- Create node successfully</text:p>
            <text:p>- This node is not visible for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01];6;1)&gt;MID([.F99];6;1);&quot;&quot;;MAX([.A$7:.A99])+1)" office:value-type="float" office:value="28">
            <text:p>28.00</text:p>
          </table:table-cell>
          <table:table-cell table:style-name="ce403" office:value-type="string">
            <text:p>FNC_SOC_SPC_NAV_12_02</text:p>
          </table:table-cell>
          <table:table-cell table:style-name="ce407" table:formula="of:=IF(MID([.F101];6;1)&gt;MID([.F100];6;1);[.C100];[.C100]+1)" office:value-type="float" office:value="23">
            <text:p>23.00</text:p>
          </table:table-cell>
          <table:table-cell table:style-name="ce413" office:value-type="string">
            <text:p>Social\Page_Nav\Node\Create</text:p>
          </table:table-cell>
          <table:table-cell table:style-name="ce423" office:value-type="string">
            <text:p>Add new node without selecting any pag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02];6;1)&gt;MID([.F100];6;1);&quot;&quot;;MAX([.A$7:.A100])+1)">
            <text:p/>
          </table:table-cell>
          <table:table-cell table:style-name="ce403" office:value-type="string">
            <text:p>FNC_SOC_SPC_NAV_12_02</text:p>
          </table:table-cell>
          <table:table-cell table:style-name="ce407" table:formula="of:=IF(MID([.F102];6;1)&gt;MID([.F101];6;1);[.C101];[.C101]+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03];6;1)&gt;MID([.F101];6;1);&quot;&quot;;MAX([.A$7:.A101])+1)">
            <text:p/>
          </table:table-cell>
          <table:table-cell table:style-name="ce403" office:value-type="string">
            <text:p>FNC_SOC_SPC_NAV_12_02</text:p>
          </table:table-cell>
          <table:table-cell table:style-name="ce407" table:formula="of:=IF(MID([.F103];6;1)&gt;MID([.F102];6;1);[.C102];[.C102]+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3: Add new node</text:p>
          </table:table-cell>
          <table:table-cell table:style-name="ce440" office:value-type="string">
            <text:p>- Input valid values for required fields</text:p>
            <text:p>- Choose Visible option</text:p>
            <text:p>- Don't choose a page for new node</text:p>
            <text:p>- Click Save</text:p>
          </table:table-cell>
          <table:table-cell table:style-name="ce438" office:value-type="string">
            <text:p>Create node successfully</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04];6;1)&gt;MID([.F102];6;1);&quot;&quot;;MAX([.A$7:.A102])+1)">
            <text:p/>
          </table:table-cell>
          <table:table-cell table:style-name="ce403" office:value-type="string">
            <text:p>FNC_SOC_SPC_NAV_12_02</text:p>
          </table:table-cell>
          <table:table-cell table:style-name="ce407" table:formula="of:=IF(MID([.F104];6;1)&gt;MID([.F103];6;1);[.C103];[.C103]+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05];6;1)&gt;MID([.F103];6;1);&quot;&quot;;MAX([.A$7:.A103])+1)">
            <text:p/>
          </table:table-cell>
          <table:table-cell table:style-name="ce403" office:value-type="string">
            <text:p>FNC_SOC_SPC_NAV_12_02</text:p>
          </table:table-cell>
          <table:table-cell table:style-name="ce407" table:formula="of:=IF(MID([.F105];6;1)&gt;MID([.F104];6;1);[.C104];[.C104]+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5: Check showing added node</text:p>
          </table:table-cell>
          <table:table-cell table:style-name="ce440" office:value-type="string">
            <text:p>Find new added node in the group navigation from group link</text:p>
          </table:table-cell>
          <table:table-cell table:style-name="ce438" office:value-type="string">
            <text:p>Node without specific page is not shown for user on navigation menu although is has Visible op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06];6;1)&gt;MID([.F104];6;1);&quot;&quot;;MAX([.A$7:.A104])+1)" office:value-type="float" office:value="29">
            <text:p>29.00</text:p>
          </table:table-cell>
          <table:table-cell table:style-name="ce403" office:value-type="string">
            <text:p>FNC_SOC_SPC_NAV_12_02</text:p>
          </table:table-cell>
          <table:table-cell table:style-name="ce407" table:formula="of:=IF(MID([.F106];6;1)&gt;MID([.F105];6;1);[.C105];[.C105]+1)" office:value-type="float" office:value="24">
            <text:p>24.00</text:p>
          </table:table-cell>
          <table:table-cell table:style-name="ce413" office:value-type="string">
            <text:p>Social\Page_Nav\Node\Create</text:p>
          </table:table-cell>
          <table:table-cell table:style-name="ce417" office:value-type="string">
            <text:p>Check when select page for new node by user has only access right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07];6;1)&gt;MID([.F105];6;1);&quot;&quot;;MAX([.A$7:.A105])+1)">
            <text:p/>
          </table:table-cell>
          <table:table-cell table:style-name="ce403" office:value-type="string">
            <text:p>FNC_SOC_SPC_NAV_12_02</text:p>
          </table:table-cell>
          <table:table-cell table:style-name="ce407" table:formula="of:=IF(MID([.F107];6;1)&gt;MID([.F106];6;1);[.C106];[.C106]+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2: Show form to create new node</text:p>
          </table:table-cell>
          <table:table-cell table:style-name="ce438"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8];6;1)&gt;MID([.F106];6;1);&quot;&quot;;MAX([.A$7:.A106])+1)">
            <text:p/>
          </table:table-cell>
          <table:table-cell table:style-name="ce403" office:value-type="string">
            <text:p>FNC_SOC_SPC_NAV_12_02</text:p>
          </table:table-cell>
          <table:table-cell table:style-name="ce407" table:formula="of:=IF(MID([.F108];6;1)&gt;MID([.F107];6;1);[.C107];[.C107]+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9];6;1)&gt;MID([.F107];6;1);&quot;&quot;;MAX([.A$7:.A107])+1)">
            <text:p/>
          </table:table-cell>
          <table:table-cell table:style-name="ce403" office:value-type="string">
            <text:p>FNC_SOC_SPC_NAV_12_02</text:p>
          </table:table-cell>
          <table:table-cell table:style-name="ce407" table:formula="of:=IF(MID([.F109];6;1)&gt;MID([.F108];6;1);[.C108];[.C108]+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4: Choose page for node by legal user</text:p>
          </table:table-cell>
          <table:table-cell table:style-name="ce440" office:value-type="string">
            <text:p>- <text:s/>Search and select created page at step 1</text:p>
            <text:p>- Click<text:span text:style-name="T11"> 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0];6;1)&gt;MID([.F108];6;1);&quot;&quot;;MAX([.A$7:.A108])+1)" office:value-type="float" office:value="30">
            <text:p>30.00</text:p>
          </table:table-cell>
          <table:table-cell table:style-name="ce403" office:value-type="string">
            <text:p>FNC_SOC_SPC_NAV_12_02</text:p>
          </table:table-cell>
          <table:table-cell table:style-name="ce407" table:formula="of:=IF(MID([.F110];6;1)&gt;MID([.F109];6;1);[.C109];[.C109]+1)" office:value-type="float" office:value="25">
            <text:p>25.00</text:p>
          </table:table-cell>
          <table:table-cell table:style-name="ce413" office:value-type="string">
            <text:p>Social\Page_Nav\Node\Create</text:p>
          </table:table-cell>
          <table:table-cell table:style-name="ce417" office:value-type="string">
            <text:p>Check when select page for new node by user who is in edit right list of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1];6;1)&gt;MID([.F109];6;1);&quot;&quot;;MAX([.A$7:.A109])+1)">
            <text:p/>
          </table:table-cell>
          <table:table-cell table:style-name="ce403" office:value-type="string">
            <text:p>FNC_SOC_SPC_NAV_12_02</text:p>
          </table:table-cell>
          <table:table-cell table:style-name="ce407" table:formula="of:=IF(MID([.F111];6;1)&gt;MID([.F110];6;1);[.C110];[.C110]+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2];6;1)&gt;MID([.F110];6;1);&quot;&quot;;MAX([.A$7:.A110])+1)">
            <text:p/>
          </table:table-cell>
          <table:table-cell table:style-name="ce403" office:value-type="string">
            <text:p>FNC_SOC_SPC_NAV_12_02</text:p>
          </table:table-cell>
          <table:table-cell table:style-name="ce407" table:formula="of:=IF(MID([.F112];6;1)&gt;MID([.F111];6;1);[.C111];[.C111]+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3];6;1)&gt;MID([.F111];6;1);&quot;&quot;;MAX([.A$7:.A111])+1)">
            <text:p/>
          </table:table-cell>
          <table:table-cell table:style-name="ce403" office:value-type="string">
            <text:p>FNC_SOC_SPC_NAV_12_02</text:p>
          </table:table-cell>
          <table:table-cell table:style-name="ce407" table:formula="of:=IF(MID([.F113];6;1)&gt;MID([.F112];6;1);[.C112];[.C112]+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4: Choose page for node by legal user</text:p>
          </table:table-cell>
          <table:table-cell table:style-name="ce440" office:value-type="string">
            <text:p>- Search and select created page at step 1</text:p>
            <text:p>- Click <text:span text:style-name="T11">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4];6;1)&gt;MID([.F112];6;1);&quot;&quot;;MAX([.A$7:.A112])+1)" office:value-type="float" office:value="31">
            <text:p>31.00</text:p>
          </table:table-cell>
          <table:table-cell table:style-name="ce403" office:value-type="string">
            <text:p>FNC_SOC_SPC_NAV_12_02</text:p>
          </table:table-cell>
          <table:table-cell table:style-name="ce407" table:formula="of:=IF(MID([.F114];6;1)&gt;MID([.F113];6;1);[.C113];[.C113]+1)" office:value-type="float" office:value="26">
            <text:p>26.00</text:p>
          </table:table-cell>
          <table:table-cell table:style-name="ce413" office:value-type="string">
            <text:p>Social\Page_Nav\Node\Create</text:p>
          </table:table-cell>
          <table:table-cell table:style-name="ce417" office:value-type="string">
            <text:p>Check when select page for new node by user who has both access and edit right on page</text:p>
          </table:table-cell>
          <table:table-cell table:style-name="ce438" office:value-type="string">
            <text:p>Step 1: Create page</text:p>
          </table:table-cell>
          <table:table-cell table:style-name="ce440"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5];6;1)&gt;MID([.F113];6;1);&quot;&quot;;MAX([.A$7:.A113])+1)">
            <text:p/>
          </table:table-cell>
          <table:table-cell table:style-name="ce403" office:value-type="string">
            <text:p>FNC_SOC_SPC_NAV_12_02</text:p>
          </table:table-cell>
          <table:table-cell table:style-name="ce407" table:formula="of:=IF(MID([.F115];6;1)&gt;MID([.F114];6;1);[.C114];[.C114]+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6];6;1)&gt;MID([.F114];6;1);&quot;&quot;;MAX([.A$7:.A114])+1)">
            <text:p/>
          </table:table-cell>
          <table:table-cell table:style-name="ce403" office:value-type="string">
            <text:p>FNC_SOC_SPC_NAV_12_02</text:p>
          </table:table-cell>
          <table:table-cell table:style-name="ce407" table:formula="of:=IF(MID([.F116];6;1)&gt;MID([.F115];6;1);[.C115];[.C115]+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7];6;1)&gt;MID([.F115];6;1);&quot;&quot;;MAX([.A$7:.A115])+1)">
            <text:p/>
          </table:table-cell>
          <table:table-cell table:style-name="ce403" office:value-type="string">
            <text:p>FNC_SOC_SPC_NAV_12_02</text:p>
          </table:table-cell>
          <table:table-cell table:style-name="ce407" table:formula="of:=IF(MID([.F117];6;1)&gt;MID([.F116];6;1);[.C116];[.C116]+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4: Choose page for node by legal user</text:p>
          </table:table-cell>
          <table:table-cell table:style-name="ce440" office:value-type="string">
            <text:p>- Search and select created page at step 1</text:p>
            <text:p>- Click Save</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18];6;1)&gt;MID([.F116];6;1);&quot;&quot;;MAX([.A$7:.A116])+1)" office:value-type="float" office:value="32">
            <text:p>32.00</text:p>
          </table:table-cell>
          <table:table-cell table:style-name="ce403" office:value-type="string">
            <text:p>FNC_SOC_SPC_NAV_12_02</text:p>
          </table:table-cell>
          <table:table-cell table:style-name="ce407" table:formula="of:=IF(MID([.F118];6;1)&gt;MID([.F117];6;1);[.C117];[.C117]+1)" office:value-type="float" office:value="27">
            <text:p>27.00</text:p>
          </table:table-cell>
          <table:table-cell table:style-name="ce413" office:value-type="string">
            <text:p>Social\Page_Nav\Node\Create</text:p>
          </table:table-cell>
          <table:table-cell table:style-name="ce417" office:value-type="string">
            <text:p>Create new node without select any ic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19];6;1)&gt;MID([.F117];6;1);&quot;&quot;;MAX([.A$7:.A117])+1)">
            <text:p/>
          </table:table-cell>
          <table:table-cell table:style-name="ce403" office:value-type="string">
            <text:p>FNC_SOC_SPC_NAV_12_02</text:p>
          </table:table-cell>
          <table:table-cell table:style-name="ce407" table:formula="of:=IF(MID([.F119];6;1)&gt;MID([.F118];6;1);[.C118];[.C118]+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0];6;1)&gt;MID([.F118];6;1);&quot;&quot;;MAX([.A$7:.A118])+1)">
            <text:p/>
          </table:table-cell>
          <table:table-cell table:style-name="ce403" office:value-type="string">
            <text:p>FNC_SOC_SPC_NAV_12_02</text:p>
          </table:table-cell>
          <table:table-cell table:style-name="ce407" table:formula="of:=IF(MID([.F120];6;1)&gt;MID([.F119];6;1);[.C119];[.C119]+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3: Create node</text:p>
          </table:table-cell>
          <table:table-cell table:style-name="ce440" office:value-type="string">
            <text:p>- Input value for required fields</text:p>
            <text:p>- Click <text:span text:style-name="T11">Save</text:span></text:p>
          </table:table-cell>
          <table:table-cell table:style-name="ce438" office:value-type="string">
            <text:p>Add new node successfully with a default ic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1];6;1)&gt;MID([.F119];6;1);&quot;&quot;;MAX([.A$7:.A119])+1)" office:value-type="float" office:value="33">
            <text:p>33.00</text:p>
          </table:table-cell>
          <table:table-cell table:style-name="ce403" office:value-type="string">
            <text:p>FNC_SOC_SPC_NAV_12_02</text:p>
          </table:table-cell>
          <table:table-cell table:style-name="ce407" table:formula="of:=IF(MID([.F121];6;1)&gt;MID([.F120];6;1);[.C120];[.C120]+1)" office:value-type="float" office:value="28">
            <text:p>28.00</text:p>
          </table:table-cell>
          <table:table-cell table:style-name="ce413" office:value-type="string">
            <text:p>Social\Page_Nav\Node\Create</text:p>
          </table:table-cell>
          <table:table-cell table:style-name="ce423" office:value-type="string">
            <text:p>Check choosing new icon for node while creating</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2];6;1)&gt;MID([.F120];6;1);&quot;&quot;;MAX([.A$7:.A120])+1)">
            <text:p/>
          </table:table-cell>
          <table:table-cell table:style-name="ce403" office:value-type="string">
            <text:p>FNC_SOC_SPC_NAV_12_02</text:p>
          </table:table-cell>
          <table:table-cell table:style-name="ce407" table:formula="of:=IF(MID([.F122];6;1)&gt;MID([.F121];6;1);[.C121];[.C121]+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3];6;1)&gt;MID([.F121];6;1);&quot;&quot;;MAX([.A$7:.A121])+1)">
            <text:p/>
          </table:table-cell>
          <table:table-cell table:style-name="ce403" office:value-type="string">
            <text:p>FNC_SOC_SPC_NAV_12_02</text:p>
          </table:table-cell>
          <table:table-cell table:style-name="ce407" table:formula="of:=IF(MID([.F123];6;1)&gt;MID([.F122];6;1);[.C122];[.C122]+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3: Show form to choose new icon for node</text:p>
          </table:table-cell>
          <table:table-cell table:style-name="ce440" office:value-type="string">
            <text:p>- Choose <text:span text:style-name="T11">Icon </text:span><text:span text:style-name="T14">tab</text:span></text:p>
          </table:table-cell>
          <table:table-cell table:style-name="ce438" office:value-type="string">
            <text:p>A form is shown, list all existing icons for user to cho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4];6;1)&gt;MID([.F122];6;1);&quot;&quot;;MAX([.A$7:.A122])+1)">
            <text:p/>
          </table:table-cell>
          <table:table-cell table:style-name="ce403" office:value-type="string">
            <text:p>FNC_SOC_SPC_NAV_12_02</text:p>
          </table:table-cell>
          <table:table-cell table:style-name="ce407" table:formula="of:=IF(MID([.F124];6;1)&gt;MID([.F123];6;1);[.C123];[.C123]+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4: Check when choose one icon from list</text:p>
          </table:table-cell>
          <table:table-cell table:style-name="ce440" office:value-type="string">
            <text:p>Choose icon from list by click on it</text:p>
          </table:table-cell>
          <table:table-cell table:style-name="ce438" office:value-type="string">
            <text:p>Selected icon is marked, its name is displayed beLow the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25];6;1)&gt;MID([.F123];6;1);&quot;&quot;;MAX([.A$7:.A123])+1)">
            <text:p/>
          </table:table-cell>
          <table:table-cell table:style-name="ce403" office:value-type="string">
            <text:p>FNC_SOC_SPC_NAV_12_02</text:p>
          </table:table-cell>
          <table:table-cell table:style-name="ce407" table:formula="of:=IF(MID([.F125];6;1)&gt;MID([.F124];6;1);[.C124];[.C124]+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5: Create node</text:p>
          </table:table-cell>
          <table:table-cell table:style-name="ce440" office:value-type="string">
            <text:p>- Input valid values for required fields </text:p>
            <text:p>- Click <text:span text:style-name="T11">Save</text:span></text:p>
          </table:table-cell>
          <table:table-cell table:style-name="ce438" office:value-type="string">
            <text:p>New node is created successfully and displayed with new icon (not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6];6;1)&gt;MID([.F124];6;1);&quot;&quot;;MAX([.A$7:.A124])+1)" office:value-type="float" office:value="34">
            <text:p>34.00</text:p>
          </table:table-cell>
          <table:table-cell table:style-name="ce403" office:value-type="string">
            <text:p>FNC_SOC_SPC_NAV_12_02</text:p>
          </table:table-cell>
          <table:table-cell table:style-name="ce407" table:formula="of:=IF(MID([.F126];6;1)&gt;MID([.F125];6;1);[.C125];[.C125]+1)" office:value-type="float" office:value="29">
            <text:p>29.00</text:p>
          </table:table-cell>
          <table:table-cell table:style-name="ce413" office:value-type="string">
            <text:p>Social\Page_Nav\Node\Create</text:p>
          </table:table-cell>
          <table:table-cell table:style-name="ce423" office:value-type="string">
            <text:p>Check when close navigation after create new node for current navigation without saving that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27];6;1)&gt;MID([.F125];6;1);&quot;&quot;;MAX([.A$7:.A125])+1)">
            <text:p/>
          </table:table-cell>
          <table:table-cell table:style-name="ce403" office:value-type="string">
            <text:p>FNC_SOC_SPC_NAV_12_02</text:p>
          </table:table-cell>
          <table:table-cell table:style-name="ce407" table:formula="of:=IF(MID([.F127];6;1)&gt;MID([.F126];6;1);[.C126];[.C126]+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2: Add node</text:p>
          </table:table-cell>
          <table:table-cell table:style-name="ce440" office:value-type="string">
            <text:p>- Click on Add new node button or Choose a parent node and Right click on one node and select Add new node </text:p>
            <text:p>- Input valid value for required fields</text:p>
            <text:p>- Click Save</text:p>
            <text:p/>
          </table:table-cell>
          <table:table-cell table:style-name="ce438" office:value-type="string">
            <text:p>Add new node successfully, it is displayed in the lef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8];6;1)&gt;MID([.F126];6;1);&quot;&quot;;MAX([.A$7:.A126])+1)">
            <text:p/>
          </table:table-cell>
          <table:table-cell table:style-name="ce403" office:value-type="string">
            <text:p>FNC_SOC_SPC_NAV_12_02</text:p>
          </table:table-cell>
          <table:table-cell table:style-name="ce407" table:formula="of:=IF(MID([.F128];6;1)&gt;MID([.F127];6;1);[.C127];[.C127]+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3: Close Navigation without Save</text:p>
          </table:table-cell>
          <table:table-cell table:style-name="ce440" office:value-type="string">
            <text:p><text:span text:style-name="T11">- C</text:span><text:span text:style-name="T14">lick close on Navigation management </text:span><text:span text:style-name="T14">without </text:span><text:span text:style-name="T11">Save</text:span><text:span text:style-name="T14"> action</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9];6;1)&gt;MID([.F127];6;1);&quot;&quot;;MAX([.A$7:.A127])+1)">
            <text:p/>
          </table:table-cell>
          <table:table-cell table:style-name="ce403" office:value-type="string">
            <text:p>FNC_SOC_SPC_NAV_12_02</text:p>
          </table:table-cell>
          <table:table-cell table:style-name="ce407" table:formula="of:=IF(MID([.F129];6;1)&gt;MID([.F128];6;1);[.C128];[.C128]+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4: Check changing of previous selected navigation</text:p>
          </table:table-cell>
          <table:table-cell table:style-name="ce440" office:value-type="string">
            <text:p>Select navigation at step 2 again, check new added node</text:p>
          </table:table-cell>
          <table:table-cell table:style-name="ce438" office:value-type="string">
            <text:p>No new node is add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0];6;1)&gt;MID([.F128];6;1);&quot;&quot;;MAX([.A$7:.A128])+1)" office:value-type="float" office:value="35">
            <text:p>35.00</text:p>
          </table:table-cell>
          <table:table-cell table:style-name="ce405" office:value-type="string">
            <text:p>FNC_SOC_SPC_NAV_12_03</text:p>
          </table:table-cell>
          <table:table-cell table:style-name="ce407" office:value-type="float" office:value="1">
            <text:p>1.00</text:p>
          </table:table-cell>
          <table:table-cell table:style-name="ce415" office:value-type="string">
            <text:p>Social\Page_Nav\Node\Edit</text:p>
          </table:table-cell>
          <table:table-cell table:style-name="ce427" office:value-type="string">
            <text:p>Check edit node form from Group navigation</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31];6;1)&gt;MID([.F129];6;1);&quot;&quot;;MAX([.A$7:.A129])+1)">
            <text:p/>
          </table:table-cell>
          <table:table-cell table:style-name="ce405" office:value-type="string">
            <text:p>FNC_SOC_SPC_NAV_12_03</text:p>
          </table:table-cell>
          <table:table-cell table:style-name="ce407" table:formula="of:=IF(MID([.F131];6;1)&gt;MID([.F130];6;1);[.C130];[.C130]+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2: Check Page node setting</text:p>
          </table:table-cell>
          <table:table-cell table:style-name="ce386" office:value-type="string">
            <text:p>Choose <text:span text:style-name="T11">Page node setting </text:span><text:span text:style-name="T14">tab</text:span></text:p>
          </table:table-cell>
          <table:table-cell table:style-name="ce440" office:value-type="string">
            <text:p>All current informations are displayed in form, only can edit Label and change Visible and Publication date ti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2];6;1)&gt;MID([.F130];6;1);&quot;&quot;;MAX([.A$7:.A130])+1)">
            <text:p/>
          </table:table-cell>
          <table:table-cell table:style-name="ce405" office:value-type="string">
            <text:p>FNC_SOC_SPC_NAV_12_03</text:p>
          </table:table-cell>
          <table:table-cell table:style-name="ce407" table:formula="of:=IF(MID([.F132];6;1)&gt;MID([.F131];6;1);[.C131];[.C131]+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3: Check Page Selector</text:p>
          </table:table-cell>
          <table:table-cell table:style-name="ce440" office:value-type="string">
            <text:p>Choose <text:span text:style-name="T11">Page Selector</text:span> tab</text:p>
          </table:table-cell>
          <table:table-cell table:style-name="ce440" office:value-type="string">
            <text:p>Information of page that node is selecting is displayed in form</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3];6;1)&gt;MID([.F131];6;1);&quot;&quot;;MAX([.A$7:.A131])+1)">
            <text:p/>
          </table:table-cell>
          <table:table-cell table:style-name="ce405" office:value-type="string">
            <text:p>FNC_SOC_SPC_NAV_12_03</text:p>
          </table:table-cell>
          <table:table-cell table:style-name="ce407" table:formula="of:=IF(MID([.F133];6;1)&gt;MID([.F132];6;1);[.C132];[.C132]+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4: Check Icon setting</text:p>
          </table:table-cell>
          <table:table-cell table:style-name="ce440" office:value-type="string">
            <text:p>Choose <text:span text:style-name="T11">Icon</text:span> tab</text:p>
          </table:table-cell>
          <table:table-cell table:style-name="ce440" office:value-type="string">
            <text:p>Name of current using icon is displayed, existing icons are listed</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4];6;1)&gt;MID([.F132];6;1);&quot;&quot;;MAX([.A$7:.A132])+1)" office:value-type="float" office:value="36">
            <text:p>36.00</text:p>
          </table:table-cell>
          <table:table-cell table:style-name="ce405" office:value-type="string">
            <text:p>FNC_SOC_SPC_NAV_12_03</text:p>
          </table:table-cell>
          <table:table-cell table:style-name="ce407" table:formula="of:=IF(MID([.F134];6;1)&gt;MID([.F133];6;1);[.C133];[.C133]+1)" office:value-type="float" office:value="2">
            <text:p>2.00</text:p>
          </table:table-cell>
          <table:table-cell table:style-name="ce415" office:value-type="string">
            <text:p>Social\Page_Nav\Node\Edit</text:p>
          </table:table-cell>
          <table:table-cell table:style-name="ce427" office:value-type="string">
            <text:p>Edit node with blank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5];6;1)&gt;MID([.F133];6;1);&quot;&quot;;MAX([.A$7:.A133])+1)">
            <text:p/>
          </table:table-cell>
          <table:table-cell table:style-name="ce405" office:value-type="string">
            <text:p>FNC_SOC_SPC_NAV_12_03</text:p>
          </table:table-cell>
          <table:table-cell table:style-name="ce407" table:formula="of:=IF(MID([.F135];6;1)&gt;MID([.F134];6;1);[.C134];[.C134]+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2: Change label</text:p>
          </table:table-cell>
          <table:table-cell table:style-name="ce440" office:value-type="string">
            <text:p>- Clean current value in Label</text:p>
            <text:p>- Click <text:span text:style-name="T11">Save</text:span></text:p>
          </table:table-cell>
          <table:table-cell table:style-name="ce440" office:value-type="string">
            <text:p>- Edit node form is closed</text:p>
            <text:p>- Edited node is displayed with Node na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6];6;1)&gt;MID([.F134];6;1);&quot;&quot;;MAX([.A$7:.A134])+1)">
            <text:p/>
          </table:table-cell>
          <table:table-cell table:style-name="ce405" office:value-type="string">
            <text:p>FNC_SOC_SPC_NAV_12_03</text:p>
          </table:table-cell>
          <table:table-cell table:style-name="ce410" table:formula="of:=IF(MID([.F136];6;1)&gt;MID([.F135];6;1);[.C135];[.C135]+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3: Check after blank label</text:p>
          </table:table-cell>
          <table:table-cell table:style-name="ce440" office:value-type="string">
            <text:p>Show form to edit that node again</text:p>
          </table:table-cell>
          <table:table-cell table:style-name="ce440" office:value-type="string">
            <text:p>Edit node form is shown: Node name is displayed in Label instead of blank</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7];6;1)&gt;MID([.F135];6;1);&quot;&quot;;MAX([.A$7:.A135])+1)" office:value-type="float" office:value="37">
            <text:p>37.00</text:p>
          </table:table-cell>
          <table:table-cell table:style-name="ce405" office:value-type="string">
            <text:p>FNC_SOC_SPC_NAV_12_03</text:p>
          </table:table-cell>
          <table:table-cell table:style-name="ce410" table:formula="of:=IF(MID([.F137];6;1)&gt;MID([.F136];6;1);[.C136];[.C136]+1)" office:value-type="float" office:value="3">
            <text:p>3.00</text:p>
          </table:table-cell>
          <table:table-cell table:style-name="ce415" office:value-type="string">
            <text:p>Social\Page_Nav\Node\Edit</text:p>
          </table:table-cell>
          <table:table-cell table:style-name="ce427" office:value-type="string">
            <text:p>Edit node with label less than 3 or over 120 characters</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38];6;1)&gt;MID([.F136];6;1);&quot;&quot;;MAX([.A$7:.A136])+1)">
            <text:p/>
          </table:table-cell>
          <table:table-cell table:style-name="ce405" office:value-type="string">
            <text:p>FNC_SOC_SPC_NAV_12_03</text:p>
          </table:table-cell>
          <table:table-cell table:style-name="ce410" table:formula="of:=IF(MID([.F138];6;1)&gt;MID([.F137];6;1);[.C137];[.C137]+1)" office:value-type="float" office:value="3">
            <text:p>3.00</text:p>
          </table:table-cell>
          <table:table-cell table:style-name="ce415" office:value-type="string">
            <text:p>Social\Page_Nav\Node\Edit</text:p>
          </table:table-cell>
          <table:table-cell table:style-name="ce428" office:value-type="string">
            <text:p>Edit node with label less than 3 or over 120 characters</text:p>
          </table:table-cell>
          <table:table-cell table:style-name="ce440" office:value-type="string">
            <text:p>Step 2: Change label</text:p>
          </table:table-cell>
          <table:table-cell table:style-name="ce440" office:value-type="string">
            <text:p>- Change current label with new value less than 3 or over 120 characters</text:p>
            <text:p>- Click <text:span text:style-name="T11">Save</text:span></text:p>
          </table:table-cell>
          <table:table-cell table:style-name="ce440" office:value-type="string">
            <text:p>Show message alerts Label must have length from "3" to "120" characters.</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9];6;1)&gt;MID([.F137];6;1);&quot;&quot;;MAX([.A$7:.A137])+1)" office:value-type="float" office:value="38">
            <text:p>38.00</text:p>
          </table:table-cell>
          <table:table-cell table:style-name="ce405" office:value-type="string">
            <text:p>FNC_SOC_SPC_NAV_12_03</text:p>
          </table:table-cell>
          <table:table-cell table:style-name="ce410" table:formula="of:=IF(MID([.F139];6;1)&gt;MID([.F138];6;1);[.C138];[.C138]+1)" office:value-type="float" office:value="4">
            <text:p>4.00</text:p>
          </table:table-cell>
          <table:table-cell table:style-name="ce415" office:value-type="string">
            <text:p>Social\Page_Nav\Node\Edit</text:p>
          </table:table-cell>
          <table:table-cell table:style-name="ce427" office:value-type="string">
            <text:p>Edit node with valid new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40];6;1)&gt;MID([.F138];6;1);&quot;&quot;;MAX([.A$7:.A138])+1)">
            <text:p/>
          </table:table-cell>
          <table:table-cell table:style-name="ce403" office:value-type="string">
            <text:p>FNC_SOC_SPC_NAV_12_03</text:p>
          </table:table-cell>
          <table:table-cell table:style-name="ce410" table:formula="of:=IF(MID([.F140];6;1)&gt;MID([.F139];6;1);[.C139];[.C139]+1)" office:value-type="float" office:value="4">
            <text:p>4.00</text:p>
          </table:table-cell>
          <table:table-cell table:style-name="ce413" office:value-type="string">
            <text:p>Social\Page_Nav\Node\Edit</text:p>
          </table:table-cell>
          <table:table-cell table:style-name="ce424" office:value-type="string">
            <text:p>Edit node with valid new Label</text:p>
          </table:table-cell>
          <table:table-cell table:style-name="ce438" office:value-type="string">
            <text:p>Step 2: Change label</text:p>
          </table:table-cell>
          <table:table-cell table:style-name="ce440" office:value-type="string">
            <text:p>- Change current label with new valid value (not blank or less than 3 or over 120 characters)</text:p>
            <text:p>- Click <text:span text:style-name="T11">Save</text:span></text:p>
          </table:table-cell>
          <table:table-cell table:style-name="ce438" office:value-type="string">
            <text:p>Save successfully, node is displayed in new labe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1];6;1)&gt;MID([.F139];6;1);&quot;&quot;;MAX([.A$7:.A139])+1)" office:value-type="float" office:value="39">
            <text:p>39.00</text:p>
          </table:table-cell>
          <table:table-cell table:style-name="ce403" office:value-type="string">
            <text:p>FNC_SOC_SPC_NAV_12_03</text:p>
          </table:table-cell>
          <table:table-cell table:style-name="ce410" table:formula="of:=IF(MID([.F141];6;1)&gt;MID([.F140];6;1);[.C140];[.C140]+1)" office:value-type="float" office:value="5">
            <text:p>5.00</text:p>
          </table:table-cell>
          <table:table-cell table:style-name="ce413" office:value-type="string">
            <text:p>Social\Page_Nav\Node\Edit</text:p>
          </table:table-cell>
          <table:table-cell table:style-name="ce423" office:value-type="string">
            <text:p>Edit visible node with specific Start and End publication date time to be invisible and keep Start and End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checked Visible option and specific Start and End publication date time</text:p>
          </table:table-cell>
          <table:table-cell table:style-name="ce438" office:value-type="string">
            <text:p>- Node is created successfully</text:p>
            <text:p>- Added node is always visible for user if it link to a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42];6;1)&gt;MID([.F140];6;1);&quot;&quot;;MAX([.A$7:.A140])+1)">
            <text:p/>
          </table:table-cell>
          <table:table-cell table:style-name="ce403" office:value-type="string">
            <text:p>FNC_SOC_SPC_NAV_12_03</text:p>
          </table:table-cell>
          <table:table-cell table:style-name="ce410" table:formula="of:=IF(MID([.F142];6;1)&gt;MID([.F141];6;1);[.C141];[.C141]+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2: Edit node</text:p>
          </table:table-cell>
          <table:table-cell table:style-name="ce440" office:value-type="string">
            <text:p>In Edit node form:</text:p>
            <text:p>- Un-check Visible option</text:p>
            <text:p>- Keep current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3];6;1)&gt;MID([.F141];6;1);&quot;&quot;;MAX([.A$7:.A141])+1)">
            <text:p/>
          </table:table-cell>
          <table:table-cell table:style-name="ce403" office:value-type="string">
            <text:p>FNC_SOC_SPC_NAV_12_03</text:p>
          </table:table-cell>
          <table:table-cell table:style-name="ce410" table:formula="of:=IF(MID([.F143];6;1)&gt;MID([.F142];6;1);[.C142];[.C142]+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3: Check showing node (page) without Visible option after being edited before Start publication date time</text:p>
          </table:table-cell>
          <table:table-cell table:style-name="ce440" office:value-type="string">
            <text:p>View edited node (page) before specified Start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4];6;1)&gt;MID([.F142];6;1);&quot;&quot;;MAX([.A$7:.A142])+1)">
            <text:p/>
          </table:table-cell>
          <table:table-cell table:style-name="ce403" office:value-type="string">
            <text:p>FNC_SOC_SPC_NAV_12_03</text:p>
          </table:table-cell>
          <table:table-cell table:style-name="ce410" table:formula="of:=IF(MID([.F144];6;1)&gt;MID([.F143];6;1);[.C143];[.C143]+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4: Check showing node (page) without Visible option after being edited between Start and End publication date time</text:p>
          </table:table-cell>
          <table:table-cell table:style-name="ce440" office:value-type="string">
            <text:p>View edited node (page) between specified Start an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5];6;1)&gt;MID([.F143];6;1);&quot;&quot;;MAX([.A$7:.A143])+1)">
            <text:p/>
          </table:table-cell>
          <table:table-cell table:style-name="ce403" office:value-type="string">
            <text:p>FNC_SOC_SPC_NAV_12_03</text:p>
          </table:table-cell>
          <table:table-cell table:style-name="ce410" table:formula="of:=IF(MID([.F145];6;1)&gt;MID([.F144];6;1);[.C144];[.C144]+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5: Check showing node (page) without Visible option after being edited between Start and End publication date time</text:p>
          </table:table-cell>
          <table:table-cell table:style-name="ce440" office:value-type="string">
            <text:p>View edited node (page) after specifie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46];6;1)&gt;MID([.F144];6;1);&quot;&quot;;MAX([.A$7:.A144])+1)" office:value-type="float" office:value="40">
            <text:p>40.00</text:p>
          </table:table-cell>
          <table:table-cell table:style-name="ce403" office:value-type="string">
            <text:p>FNC_SOC_SPC_NAV_12_03</text:p>
          </table:table-cell>
          <table:table-cell table:style-name="ce410" table:formula="of:=IF(MID([.F146];6;1)&gt;MID([.F145];6;1);[.C145];[.C145]+1)" office:value-type="float" office:value="6">
            <text:p>6.00</text:p>
          </table:table-cell>
          <table:table-cell table:style-name="ce413" office:value-type="string">
            <text:p>Social\Page_Nav\Node\Edit</text:p>
          </table:table-cell>
          <table:table-cell table:style-name="ce423" office:value-type="string">
            <text:p>Edit visible node page with specific Start and End publication date time to be invisible and no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38" office:value-type="string">
            <text:p>- Node is created successfully</text:p>
            <text:p>- Added node is always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47];6;1)&gt;MID([.F145];6;1);&quot;&quot;;MAX([.A$7:.A145])+1)">
            <text:p/>
          </table:table-cell>
          <table:table-cell table:style-name="ce403" office:value-type="string">
            <text:p>FNC_SOC_SPC_NAV_12_03</text:p>
          </table:table-cell>
          <table:table-cell table:style-name="ce410" table:formula="of:=IF(MID([.F147];6;1)&gt;MID([.F146];6;1);[.C146];[.C146]+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2: Edit node</text:p>
          </table:table-cell>
          <table:table-cell table:style-name="ce440" office:value-type="string">
            <text:p>In Edit node form </text:p>
            <text:p>- Un-check Visible and Publication date time options</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8];6;1)&gt;MID([.F146];6;1);&quot;&quot;;MAX([.A$7:.A146])+1)">
            <text:p/>
          </table:table-cell>
          <table:table-cell table:style-name="ce403" office:value-type="string">
            <text:p>FNC_SOC_SPC_NAV_12_03</text:p>
          </table:table-cell>
          <table:table-cell table:style-name="ce410" table:formula="of:=IF(MID([.F148];6;1)&gt;MID([.F147];6;1);[.C147];[.C147]+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3: Check showing node without Visible and Publication options after being edited</text:p>
          </table:table-cell>
          <table:table-cell table:style-name="ce440" office:value-type="string">
            <text:p>View node (page) at different dates and times</text:p>
          </table:table-cell>
          <table:table-cell table:style-name="ce438" office:value-type="string">
            <text:p>Node (Page) is alway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9];6;1)&gt;MID([.F147];6;1);&quot;&quot;;MAX([.A$7:.A147])+1)" office:value-type="float" office:value="41">
            <text:p>41.00</text:p>
          </table:table-cell>
          <table:table-cell table:style-name="ce403" office:value-type="string">
            <text:p>FNC_SOC_SPC_NAV_12_03</text:p>
          </table:table-cell>
          <table:table-cell table:style-name="ce410" table:formula="of:=IF(MID([.F149];6;1)&gt;MID([.F148];6;1);[.C148];[.C148]+1)" office:value-type="float" office:value="7">
            <text:p>7.00</text:p>
          </table:table-cell>
          <table:table-cell table:style-name="ce413" office:value-type="string">
            <text:p>Social\Page_Nav\Node\Edit</text:p>
          </table:table-cell>
          <table:table-cell table:style-name="ce423" office:value-type="string">
            <text:p>Edit invisible node without specific Start and End publication date time to be visible</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unchecked Visible and Publication options</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50];6;1)&gt;MID([.F148];6;1);&quot;&quot;;MAX([.A$7:.A148])+1)">
            <text:p/>
          </table:table-cell>
          <table:table-cell table:style-name="ce403" office:value-type="string">
            <text:p>FNC_SOC_SPC_NAV_12_03</text:p>
          </table:table-cell>
          <table:table-cell table:style-name="ce410" table:formula="of:=IF(MID([.F150];6;1)&gt;MID([.F149];6;1);[.C149];[.C149]+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2: Edit node</text:p>
          </table:table-cell>
          <table:table-cell table:style-name="ce440" office:value-type="string">
            <text:p>In edit node form:</text:p>
            <text:p>- Check Visible</text:p>
            <text:p>- Keep Publication date and time unchecked</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51];6;1)&gt;MID([.F149];6;1);&quot;&quot;;MAX([.A$7:.A149])+1)">
            <text:p/>
          </table:table-cell>
          <table:table-cell table:style-name="ce403" office:value-type="string">
            <text:p>FNC_SOC_SPC_NAV_12_03</text:p>
          </table:table-cell>
          <table:table-cell table:style-name="ce410" table:formula="of:=IF(MID([.F151];6;1)&gt;MID([.F150];6;1);[.C150];[.C150]+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always 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2];6;1)&gt;MID([.F150];6;1);&quot;&quot;;MAX([.A$7:.A150])+1)" office:value-type="float" office:value="42">
            <text:p>42.00</text:p>
          </table:table-cell>
          <table:table-cell table:style-name="ce403" office:value-type="string">
            <text:p>FNC_SOC_SPC_NAV_12_03</text:p>
          </table:table-cell>
          <table:table-cell table:style-name="ce410" table:formula="of:=IF(MID([.F152];6;1)&gt;MID([.F151];6;1);[.C151];[.C151]+1)" office:value-type="float" office:value="8">
            <text:p>8.00</text:p>
          </table:table-cell>
          <table:table-cell table:style-name="ce413" office:value-type="string">
            <text:p>Social\Page_Nav\Node\Edit</text:p>
          </table:table-cell>
          <table:table-cell table:style-name="ce423" office:value-type="string">
            <text:p>Edit invisible node without specific Start and End publication date time to be visible with limited Start and End date for publication</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unchecked Publication options</text:p>
          </table:table-cell>
          <table:table-cell table:style-name="ce425" office:value-type="string">
            <text:p>Node (Page) is created successfully and 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3];6;1)&gt;MID([.F151];6;1);&quot;&quot;;MAX([.A$7:.A151])+1)">
            <text:p/>
          </table:table-cell>
          <table:table-cell table:style-name="ce403" office:value-type="string">
            <text:p>FNC_SOC_SPC_NAV_12_03</text:p>
          </table:table-cell>
          <table:table-cell table:style-name="ce410" table:formula="of:=IF(MID([.F153];6;1)&gt;MID([.F152];6;1);[.C152];[.C152]+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2: Edit node</text:p>
          </table:table-cell>
          <table:table-cell table:style-name="ce44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4];6;1)&gt;MID([.F152];6;1);&quot;&quot;;MAX([.A$7:.A152])+1)">
            <text:p/>
          </table:table-cell>
          <table:table-cell table:style-name="ce403" office:value-type="string">
            <text:p>FNC_SOC_SPC_NAV_12_03</text:p>
          </table:table-cell>
          <table:table-cell table:style-name="ce410" table:formula="of:=IF(MID([.F154];6;1)&gt;MID([.F153];6;1);[.C153];[.C153]+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visible between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55];6;1)&gt;MID([.F153];6;1);&quot;&quot;;MAX([.A$7:.A153])+1)" office:value-type="float" office:value="43">
            <text:p>43.00</text:p>
          </table:table-cell>
          <table:table-cell table:style-name="ce403" office:value-type="string">
            <text:p>FNC_SOC_SPC_NAV_12_03</text:p>
          </table:table-cell>
          <table:table-cell table:style-name="ce410" table:formula="of:=IF(MID([.F155];6;1)&gt;MID([.F154];6;1);[.C154];[.C154]+1)" office:value-type="float" office:value="9">
            <text:p>9.00</text:p>
          </table:table-cell>
          <table:table-cell table:style-name="ce413" office:value-type="string">
            <text:p>Social\Page_Nav\Node\Edit</text:p>
          </table:table-cell>
          <table:table-cell table:style-name="ce423" office:value-type="string">
            <text:p>Edit node with new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25" office:value-type="string">
            <text:p>Node (Page) is created successfully and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6];6;1)&gt;MID([.F154];6;1);&quot;&quot;;MAX([.A$7:.A154])+1)">
            <text:p/>
          </table:table-cell>
          <table:table-cell table:style-name="ce403" office:value-type="string">
            <text:p>FNC_SOC_SPC_NAV_12_03</text:p>
          </table:table-cell>
          <table:table-cell table:style-name="ce410" table:formula="of:=IF(MID([.F156];6;1)&gt;MID([.F155];6;1);[.C155];[.C155]+1)" office:value-type="float" office:value="9">
            <text:p>9.00</text:p>
          </table:table-cell>
          <table:table-cell table:style-name="ce413" office:value-type="string">
            <text:p>Social\Page_Nav\Node\Edit</text:p>
          </table:table-cell>
          <table:table-cell table:style-name="ce426" office:value-type="string">
            <text:p>Edit node with new Start and End date time for publication</text:p>
          </table:table-cell>
          <table:table-cell table:style-name="ce437" office:value-type="string">
            <text:p>Step 2: Change Start and End date time of added node</text:p>
          </table:table-cell>
          <table:table-cell table:style-name="ce446"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7"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57];6;1)&gt;MID([.F155];6;1);&quot;&quot;;MAX([.A$7:.A155])+1)">
            <text:p/>
          </table:table-cell>
          <table:table-cell table:style-name="ce403" office:value-type="string">
            <text:p>FNC_SOC_SPC_NAV_12_03</text:p>
          </table:table-cell>
          <table:table-cell table:style-name="ce410" table:formula="of:=IF(MID([.F157];6;1)&gt;MID([.F156];6;1);[.C156];[.C156]+1)" office:value-type="float" office:value="9">
            <text:p>9.00</text:p>
          </table:table-cell>
          <table:table-cell table:style-name="ce413" office:value-type="string">
            <text:p>Social\Page_Nav\Node\Edit</text:p>
          </table:table-cell>
          <table:table-cell table:style-name="ce424" office:value-type="string">
            <text:p>Edit node with new Start and End date time for publication</text:p>
          </table:table-cell>
          <table:table-cell table:style-name="ce438" office:value-type="string">
            <text:p>Step 3: Check showing Node (page) after being edited</text:p>
          </table:table-cell>
          <table:table-cell table:style-name="ce440" office:value-type="string">
            <text:p>View node (page) at different dates and times</text:p>
          </table:table-cell>
          <table:table-cell table:style-name="ce438" office:value-type="string">
            <text:p>Node (Page) is visible between new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8];6;1)&gt;MID([.F156];6;1);&quot;&quot;;MAX([.A$7:.A156])+1)" office:value-type="float" office:value="44">
            <text:p>44.00</text:p>
          </table:table-cell>
          <table:table-cell table:style-name="ce403" office:value-type="string">
            <text:p>FNC_SOC_SPC_NAV_12_03</text:p>
          </table:table-cell>
          <table:table-cell table:style-name="ce410" table:formula="of:=IF(MID([.F158];6;1)&gt;MID([.F157];6;1);[.C157];[.C157]+1)" office:value-type="float" office:value="10">
            <text:p>10.00</text:p>
          </table:table-cell>
          <table:table-cell table:style-name="ce413" office:value-type="string">
            <text:p>Social\Page_Nav\Node\Edit</text:p>
          </table:table-cell>
          <table:table-cell table:style-name="ce423" office:value-type="string">
            <text:p>Edit node with blank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9];6;1)&gt;MID([.F157];6;1);&quot;&quot;;MAX([.A$7:.A157])+1)">
            <text:p/>
          </table:table-cell>
          <table:table-cell table:style-name="ce403" office:value-type="string">
            <text:p>FNC_SOC_SPC_NAV_12_03</text:p>
          </table:table-cell>
          <table:table-cell table:style-name="ce410" table:formula="of:=IF(MID([.F159];6;1)&gt;MID([.F158];6;1);[.C158];[.C158]+1)" office:value-type="float" office:value="10">
            <text:p>10.00</text:p>
          </table:table-cell>
          <table:table-cell table:style-name="ce413" office:value-type="string">
            <text:p>Social\Page_Nav\Node\Edit</text:p>
          </table:table-cell>
          <table:table-cell table:style-name="ce424" office:value-type="string">
            <text:p>Edit node with blank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0];6;1)&gt;MID([.F158];6;1);&quot;&quot;;MAX([.A$7:.A158])+1)" office:value-type="float" office:value="45">
            <text:p>45.00</text:p>
          </table:table-cell>
          <table:table-cell table:style-name="ce403" office:value-type="string">
            <text:p>FNC_SOC_SPC_NAV_12_03</text:p>
          </table:table-cell>
          <table:table-cell table:style-name="ce410" table:formula="of:=IF(MID([.F160];6;1)&gt;MID([.F159];6;1);[.C159];[.C159]+1)" office:value-type="float" office:value="11">
            <text:p>11.00</text:p>
          </table:table-cell>
          <table:table-cell table:style-name="ce413" office:value-type="string">
            <text:p>Social\Page_Nav\Node\Edit</text:p>
          </table:table-cell>
          <table:table-cell table:style-name="ce423" office:value-type="string">
            <text:p>Edit node with invalid values for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1];6;1)&gt;MID([.F159];6;1);&quot;&quot;;MAX([.A$7:.A159])+1)">
            <text:p/>
          </table:table-cell>
          <table:table-cell table:style-name="ce403" office:value-type="string">
            <text:p>FNC_SOC_SPC_NAV_12_03</text:p>
          </table:table-cell>
          <table:table-cell table:style-name="ce410" table:formula="of:=IF(MID([.F161];6;1)&gt;MID([.F160];6;1);[.C160];[.C160]+1)" office:value-type="float" office:value="11">
            <text:p>11.00</text:p>
          </table:table-cell>
          <table:table-cell table:style-name="ce413" office:value-type="string">
            <text:p>Social\Page_Nav\Node\Edit</text:p>
          </table:table-cell>
          <table:table-cell table:style-name="ce424" office:value-type="string">
            <text:p>Edit node with invalid values for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Replace current Start/ End publication </text:span><text:span text:style-name="T14">date time by new value in invalid format </text:span><text:span text:style-name="T14">(not in mm/dd/yyyy hh:mm:ss)</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2];6;1)&gt;MID([.F160];6;1);&quot;&quot;;MAX([.A$7:.A160])+1)" office:value-type="float" office:value="46">
            <text:p>46.00</text:p>
          </table:table-cell>
          <table:table-cell table:style-name="ce403" office:value-type="string">
            <text:p>FNC_SOC_SPC_NAV_12_03</text:p>
          </table:table-cell>
          <table:table-cell table:style-name="ce410" table:formula="of:=IF(MID([.F162];6;1)&gt;MID([.F161];6;1);[.C161];[.C161]+1)" office:value-type="float" office:value="12">
            <text:p>12.00</text:p>
          </table:table-cell>
          <table:table-cell table:style-name="ce413" office:value-type="string">
            <text:p>Social\Page_Nav\Node\Edit</text:p>
          </table:table-cell>
          <table:table-cell table:style-name="ce423" office:value-type="string">
            <text:p>Edit node with Start after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3];6;1)&gt;MID([.F161];6;1);&quot;&quot;;MAX([.A$7:.A161])+1)">
            <text:p/>
          </table:table-cell>
          <table:table-cell table:style-name="ce403" office:value-type="string">
            <text:p>FNC_SOC_SPC_NAV_12_03</text:p>
          </table:table-cell>
          <table:table-cell table:style-name="ce410" table:formula="of:=IF(MID([.F163];6;1)&gt;MID([.F162];6;1);[.C162];[.C162]+1)" office:value-type="float" office:value="12">
            <text:p>12.00</text:p>
          </table:table-cell>
          <table:table-cell table:style-name="ce413" office:value-type="string">
            <text:p>Social\Page_Nav\Node\Edit</text:p>
          </table:table-cell>
          <table:table-cell table:style-name="ce424" office:value-type="string">
            <text:p>Edit node with Start after End date time for publication</text:p>
          </table:table-cell>
          <table:table-cell table:style-name="ce437" office:value-type="string">
            <text:p>Step 2: Change Start and End date time of added node</text:p>
          </table:table-cell>
          <table:table-cell table:style-name="ce44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4];6;1)&gt;MID([.F162];6;1);&quot;&quot;;MAX([.A$7:.A162])+1)" office:value-type="float" office:value="47">
            <text:p>47.00</text:p>
          </table:table-cell>
          <table:table-cell table:style-name="ce403" office:value-type="string">
            <text:p>FNC_SOC_SPC_NAV_12_04</text:p>
          </table:table-cell>
          <table:table-cell table:style-name="ce410" office:value-type="float" office:value="1">
            <text:p>1.00</text:p>
          </table:table-cell>
          <table:table-cell table:style-name="ce413" office:value-type="string">
            <text:p>Social\Page_Nav\Node\Copy_Paste</text:p>
          </table:table-cell>
          <table:table-cell table:style-name="ce423" office:value-type="string">
            <text:p>Copy or Paste a node into another node in the same navigation</text:p>
          </table:table-cell>
          <table:table-cell table:style-name="ce438" office:value-type="string">
            <text:p>Step 1: Show Edit page and Nav form</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3">
          <table:table-cell table:style-name="ce398" table:formula="of:=IF(MID([.F165];6;1)&gt;MID([.F163];6;1);&quot;&quot;;MAX([.A$7:.A163])+1)">
            <text:p/>
          </table:table-cell>
          <table:table-cell table:style-name="ce403" office:value-type="string">
            <text:p>FNC_SOC_SPC_NAV_12_04</text:p>
          </table:table-cell>
          <table:table-cell table:style-name="ce410" table:formula="of:=IF(MID([.F165];6;1)&gt;MID([.F164];6;1);[.C164];[.C164]+1)" office:value-type="float" office:value="1">
            <text:p>1.00</text:p>
          </table:table-cell>
          <table:table-cell table:style-name="ce413" office:value-type="string">
            <text:p>Social\Page_Nav\Node\Copy_Paste</text:p>
          </table:table-cell>
          <table:table-cell table:style-name="ce424" office:value-type="string">
            <text:p>Copy or Paste a node into another node in the same navigation</text:p>
          </table:table-cell>
          <table:table-cell table:style-name="ce438" office:value-type="string">
            <text:p>Step 2: Copy or Paste node</text:p>
          </table:table-cell>
          <table:table-cell table:style-name="ce440"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438" office:value-type="string">
            <text:p>Node is made a copy in new place</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44">
          <table:table-cell table:style-name="ce398" table:formula="of:=IF(MID([.F166];6;1)&gt;MID([.F164];6;1);&quot;&quot;;MAX([.A$7:.A164])+1)" office:value-type="float" office:value="48">
            <text:p>48.00</text:p>
          </table:table-cell>
          <table:table-cell table:style-name="ce403" office:value-type="string">
            <text:p>FNC_SOC_SPC_NAV_12_04</text:p>
          </table:table-cell>
          <table:table-cell table:style-name="ce410" table:formula="of:=IF(MID([.F166];6;1)&gt;MID([.F165];6;1);[.C165];[.C165]+1)" office:value-type="float" office:value="2">
            <text:p>2.00</text:p>
          </table:table-cell>
          <table:table-cell table:style-name="ce413" office:value-type="string">
            <text:p>Social\Page_Nav\Node\Copy_Paste</text:p>
          </table:table-cell>
          <table:table-cell table:style-name="ce423" office:value-type="string">
            <text:p>Copy or Paste a node into another node on different space navigation</text:p>
          </table:table-cell>
          <table:table-cell table:style-name="ce438" office:value-type="string">
            <text:p>Step 1: Copy node</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text:span><text:span text:style-name="T37">node</text:span></text:p>
          </table:table-cell>
          <table:table-cell table:style-name="ce426" office:value-type="string">
            <text:p>Node is copied</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7">
          <table:table-cell table:style-name="ce398" table:formula="of:=IF(MID([.F167];6;1)&gt;MID([.F165];6;1);&quot;&quot;;MAX([.A$7:.A165])+1)">
            <text:p/>
          </table:table-cell>
          <table:table-cell table:style-name="ce403" office:value-type="string">
            <text:p>FNC_SOC_SPC_NAV_12_04</text:p>
          </table:table-cell>
          <table:table-cell table:style-name="ce410" table:formula="of:=IF(MID([.F167];6;1)&gt;MID([.F166];6;1);[.C166];[.C166]+1)" office:value-type="float" office:value="2">
            <text:p>2.00</text:p>
          </table:table-cell>
          <table:table-cell table:style-name="ce413" office:value-type="string">
            <text:p>Social\Page_Nav\Node\Copy_Paste</text:p>
          </table:table-cell>
          <table:table-cell table:style-name="ce424" office:value-type="string">
            <text:p>Copy or Paste a node into another node o n different space navigation</text:p>
          </table:table-cell>
          <table:table-cell table:style-name="ce438" office:value-type="string">
            <text:p>Step 2: Paste node into another <text:s/>space navigation</text:p>
          </table:table-cell>
          <table:table-cell table:style-name="ce386" office:value-type="string">
            <text:p><text:span text:style-name="T46">-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text:s/>find Paste to </text:span><text:span text:style-name="T25">paste the coppied node</text:span></text:p>
          </table:table-cell>
          <table:table-cell table:style-name="ce438" office:value-type="string">
            <text:p>Don't see the Paste function. Can not Coppy/paste node on different space navigation</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6">
          <table:table-cell table:style-name="ce398" table:formula="of:=IF(MID([.F168];6;1)&gt;MID([.F166];6;1);&quot;&quot;;MAX([.A$7:.A166])+1)" office:value-type="float" office:value="49">
            <text:p>49.00</text:p>
          </table:table-cell>
          <table:table-cell table:style-name="ce403" office:value-type="string">
            <text:p>FNC_SOC_SPC_NAV_12_04</text:p>
          </table:table-cell>
          <table:table-cell table:style-name="ce410" table:formula="of:=IF(MID([.F168];6;1)&gt;MID([.F167];6;1);[.C167];[.C167]+1)" office:value-type="float" office:value="3">
            <text:p>3.00</text:p>
          </table:table-cell>
          <table:table-cell table:style-name="ce413" office:value-type="string">
            <text:p>Social\Page_Nav\Node\Copy_Paste</text:p>
          </table:table-cell>
          <table:table-cell table:style-name="ce423" office:value-type="string">
            <text:p>Copy or Paste a node into the same pl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3">
          <table:table-cell table:style-name="ce398" table:formula="of:=IF(MID([.F169];6;1)&gt;MID([.F167];6;1);&quot;&quot;;MAX([.A$7:.A167])+1)">
            <text:p/>
          </table:table-cell>
          <table:table-cell table:style-name="ce403" office:value-type="string">
            <text:p>FNC_SOC_SPC_NAV_12_04</text:p>
          </table:table-cell>
          <table:table-cell table:style-name="ce410" table:formula="of:=IF(MID([.F169];6;1)&gt;MID([.F168];6;1);[.C168];[.C168]+1)" office:value-type="float" office:value="3">
            <text:p>3.00</text:p>
          </table:table-cell>
          <table:table-cell table:style-name="ce413" office:value-type="string">
            <text:p>Social\Page_Nav\Node\Copy_Paste</text:p>
          </table:table-cell>
          <table:table-cell table:style-name="ce424" office:value-type="string">
            <text:p>Copy or Paste a node into the same pla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6">
          <table:table-cell table:style-name="ce398" table:formula="of:=IF(MID([.F170];6;1)&gt;MID([.F168];6;1);&quot;&quot;;MAX([.A$7:.A168])+1)" office:value-type="float" office:value="50">
            <text:p>50.00</text:p>
          </table:table-cell>
          <table:table-cell table:style-name="ce403" office:value-type="string">
            <text:p>FNC_SOC_SPC_NAV_12_04</text:p>
          </table:table-cell>
          <table:table-cell table:style-name="ce410" table:formula="of:=IF(MID([.F170];6;1)&gt;MID([.F169];6;1);[.C169];[.C169]+1)" office:value-type="float" office:value="4">
            <text:p>4.00</text:p>
          </table:table-cell>
          <table:table-cell table:style-name="ce413" office:value-type="string">
            <text:p>Social\Page_Nav\Node\Copy_Paste</text:p>
          </table:table-cell>
          <table:table-cell table:style-name="ce423" office:value-type="string">
            <text:p>Copy or Paste a node into the same this sour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71];6;1)&gt;MID([.F169];6;1);&quot;&quot;;MAX([.A$7:.A169])+1)">
            <text:p/>
          </table:table-cell>
          <table:table-cell table:style-name="ce403" office:value-type="string">
            <text:p>FNC_SOC_SPC_NAV_12_04</text:p>
          </table:table-cell>
          <table:table-cell table:style-name="ce410" table:formula="of:=IF(MID([.F171];6;1)&gt;MID([.F170];6;1);[.C170];[.C170]+1)" office:value-type="float" office:value="4">
            <text:p>4.00</text:p>
          </table:table-cell>
          <table:table-cell table:style-name="ce413" office:value-type="string">
            <text:p>Social\Page_Nav\Node\Copy_Paste</text:p>
          </table:table-cell>
          <table:table-cell table:style-name="ce424" office:value-type="string">
            <text:p>Copy or Paste a node into the same this sour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72];6;1)&gt;MID([.F170];6;1);&quot;&quot;;MAX([.A$7:.A170])+1)" office:value-type="float" office:value="51">
            <text:p>51.00</text:p>
          </table:table-cell>
          <table:table-cell table:style-name="ce403" office:value-type="string">
            <text:p>FNC_SOC_SPC_NAV_12_04</text:p>
          </table:table-cell>
          <table:table-cell table:style-name="ce410" table:formula="of:=IF(MID([.F172];6;1)&gt;MID([.F171];6;1);[.C171];[.C171]+1)" office:value-type="float" office:value="5">
            <text:p>5.00</text:p>
          </table:table-cell>
          <table:table-cell table:style-name="ce413" office:value-type="string">
            <text:p>Social\Page_Nav\Node\Copy_Paste</text:p>
          </table:table-cell>
          <table:table-cell table:style-name="ce423" office:value-type="string">
            <text:p>Check when change page for node after being copied</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3];6;1)&gt;MID([.F171];6;1);&quot;&quot;;MAX([.A$7:.A171])+1)">
            <text:p/>
          </table:table-cell>
          <table:table-cell table:style-name="ce403" office:value-type="string">
            <text:p>FNC_SOC_SPC_NAV_12_04</text:p>
          </table:table-cell>
          <table:table-cell table:style-name="ce410" table:formula="of:=IF(MID([.F173];6;1)&gt;MID([.F172];6;1);[.C172];[.C172]+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2: Copy or Paste node</text:p>
          </table:table-cell>
          <table:table-cell table:style-name="ce440" office:value-type="string">
            <text:p>Copy a node (contains page) to another place</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4];6;1)&gt;MID([.F172];6;1);&quot;&quot;;MAX([.A$7:.A172])+1)">
            <text:p/>
          </table:table-cell>
          <table:table-cell table:style-name="ce403" office:value-type="string">
            <text:p>FNC_SOC_SPC_NAV_12_04</text:p>
          </table:table-cell>
          <table:table-cell table:style-name="ce410" table:formula="of:=IF(MID([.F174];6;1)&gt;MID([.F173];6;1);[.C173];[.C173]+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3: Change page for copied node in new place</text:p>
          </table:table-cell>
          <table:table-cell table:style-name="ce440" office:value-type="string">
            <text:p>Edit copied node in new place, choose another page for it</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5];6;1)&gt;MID([.F173];6;1);&quot;&quot;;MAX([.A$7:.A173])+1)">
            <text:p/>
          </table:table-cell>
          <table:table-cell table:style-name="ce403" office:value-type="string">
            <text:p>FNC_SOC_SPC_NAV_12_04</text:p>
          </table:table-cell>
          <table:table-cell table:style-name="ce410" table:formula="of:=IF(MID([.F175];6;1)&gt;MID([.F174];6;1);[.C174];[.C174]+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4: Check original node after changed page of copied node</text:p>
          </table:table-cell>
          <table:table-cell table:style-name="ce440" office:value-type="string">
            <text:p>Edit original node that was made a copy at step 2, check page of this node</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6];6;1)&gt;MID([.F174];6;1);&quot;&quot;;MAX([.A$7:.A174])+1)">
            <text:p/>
          </table:table-cell>
          <table:table-cell table:style-name="ce403" office:value-type="string">
            <text:p>FNC_SOC_SPC_NAV_12_04</text:p>
          </table:table-cell>
          <table:table-cell table:style-name="ce410" table:formula="of:=IF(MID([.F176];6;1)&gt;MID([.F175];6;1);[.C175];[.C175]+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5: Change page for original node </text:p>
          </table:table-cell>
          <table:table-cell table:style-name="ce440" office:value-type="string">
            <text:p>Edit original node that was made a copy at step 2, choose new page for this node</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7];6;1)&gt;MID([.F175];6;1);&quot;&quot;;MAX([.A$7:.A175])+1)">
            <text:p/>
          </table:table-cell>
          <table:table-cell table:style-name="ce403" office:value-type="string">
            <text:p>FNC_SOC_SPC_NAV_12_04</text:p>
          </table:table-cell>
          <table:table-cell table:style-name="ce410" table:formula="of:=IF(MID([.F177];6;1)&gt;MID([.F176];6;1);[.C176];[.C176]+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6: Check copied node after changed page for original node</text:p>
          </table:table-cell>
          <table:table-cell table:style-name="ce440" office:value-type="string">
            <text:p>Edit copied node in new place, check page of it</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78];6;1)&gt;MID([.F176];6;1);&quot;&quot;;MAX([.A$7:.A176])+1)" office:value-type="float" office:value="52">
            <text:p>52.00</text:p>
          </table:table-cell>
          <table:table-cell table:style-name="ce403" office:value-type="string">
            <text:p>FNC_SOC_SPC_NAV_12_05</text:p>
          </table:table-cell>
          <table:table-cell table:style-name="ce410" office:value-type="float" office:value="1">
            <text:p>1.00</text:p>
          </table:table-cell>
          <table:table-cell table:style-name="ce413" office:value-type="string">
            <text:p>Social\Page_Nav\Node\Cut_Paste</text:p>
          </table:table-cell>
          <table:table-cell table:style-name="ce423" office:value-type="string">
            <text:p>Cut or Paste node to same place</text:p>
          </table:table-cell>
          <table:table-cell table:style-name="ce438" office:value-type="string">
            <text:p>Step 1: Show Edit Navigation form</text:p>
          </table:table-cell>
          <table:table-cell table:style-name="ce440" office:value-type="string">
            <text:p><text:span text:style-name="T41">- Login by admin or user is manager of at </text:span><text:span text:style-name="T41">least the exited group navigation</text:span></text:p>
            <text:p>- Go to Navigation management</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4">
          <table:table-cell table:style-name="ce398" table:formula="of:=IF(MID([.F179];6;1)&gt;MID([.F177];6;1);&quot;&quot;;MAX([.A$7:.A177])+1)">
            <text:p/>
          </table:table-cell>
          <table:table-cell table:style-name="ce403" office:value-type="string">
            <text:p>FNC_SOC_SPC_NAV_12_05</text:p>
          </table:table-cell>
          <table:table-cell table:style-name="ce410" table:formula="of:=IF(MID([.F179];6;1)&gt;MID([.F178];6;1);[.C178];[.C178]+1)" office:value-type="float" office:value="1">
            <text:p>1.00</text:p>
          </table:table-cell>
          <table:table-cell table:style-name="ce413" office:value-type="string">
            <text:p>Social\Page_Nav\Node\Cut_Paste</text:p>
          </table:table-cell>
          <table:table-cell table:style-name="ce424" office:value-type="string">
            <text:p>Cut or Paste node to same place</text:p>
          </table:table-cell>
          <table:table-cell table:style-name="ce438" office:value-type="string">
            <text:p>Step 2: Cut or Paste node</text:p>
          </table:table-cell>
          <table:table-cell table:style-name="ce440" office:value-type="string">
            <text:p>- Right click on node and select <text:span text:style-name="T11">Cut node</text:span></text:p>
            <text:p>- Right click in the same level with cut node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6">
          <table:table-cell table:style-name="ce398" table:formula="of:=IF(MID([.F180];6;1)&gt;MID([.F178];6;1);&quot;&quot;;MAX([.A$7:.A178])+1)" office:value-type="float" office:value="53">
            <text:p>53.00</text:p>
          </table:table-cell>
          <table:table-cell table:style-name="ce403" office:value-type="string">
            <text:p>FNC_SOC_SPC_NAV_12_05</text:p>
          </table:table-cell>
          <table:table-cell table:style-name="ce410" table:formula="of:=IF(MID([.F180];6;1)&gt;MID([.F179];6;1);[.C179];[.C179]+1)" office:value-type="float" office:value="2">
            <text:p>2.00</text:p>
          </table:table-cell>
          <table:table-cell table:style-name="ce413" office:value-type="string">
            <text:p>Social\Page_Nav\Node\Cut_Paste</text:p>
          </table:table-cell>
          <table:table-cell table:style-name="ce423" office:value-type="string">
            <text:p>Cut or Paste a node to new place in the same navig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4">
          <table:table-cell table:style-name="ce398" table:formula="of:=IF(MID([.F181];6;1)&gt;MID([.F179];6;1);&quot;&quot;;MAX([.A$7:.A179])+1)">
            <text:p/>
          </table:table-cell>
          <table:table-cell table:style-name="ce403" office:value-type="string">
            <text:p>FNC_SOC_SPC_NAV_12_05</text:p>
          </table:table-cell>
          <table:table-cell table:style-name="ce410" table:formula="of:=IF(MID([.F181];6;1)&gt;MID([.F180];6;1);[.C180];[.C180]+1)" office:value-type="float" office:value="2">
            <text:p>2.00</text:p>
          </table:table-cell>
          <table:table-cell table:style-name="ce413" office:value-type="string">
            <text:p>Social\Page_Nav\Node\Cut_Paste</text:p>
          </table:table-cell>
          <table:table-cell table:style-name="ce424" office:value-type="string">
            <text:p>Cut or Paste a node to new place in the same navigation</text:p>
          </table:table-cell>
          <table:table-cell table:style-name="ce438" office:value-type="string">
            <text:p>Step 2: Cut or Paste node</text:p>
          </table:table-cell>
          <table:table-cell table:style-name="ce440"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438" office:value-type="string">
            <text:p>Node is removed from current place to new place</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8">
          <table:table-cell table:style-name="ce398" table:formula="of:=IF(MID([.F182];6;1)&gt;MID([.F180];6;1);&quot;&quot;;MAX([.A$7:.A180])+1)" office:value-type="float" office:value="54">
            <text:p>54.00</text:p>
          </table:table-cell>
          <table:table-cell table:style-name="ce403" office:value-type="string">
            <text:p>FNC_SOC_SPC_NAV_12_05</text:p>
          </table:table-cell>
          <table:table-cell table:style-name="ce410" table:formula="of:=IF(MID([.F182];6;1)&gt;MID([.F181];6;1);[.C181];[.C181]+1)" office:value-type="float" office:value="3">
            <text:p>3.00</text:p>
          </table:table-cell>
          <table:table-cell table:style-name="ce413" office:value-type="string">
            <text:p>Social\Page_Nav\Node\Cut_Paste</text:p>
          </table:table-cell>
          <table:table-cell table:style-name="ce423" office:value-type="string">
            <text:p>Cut or Paste a node to new place on different space navigation</text:p>
          </table:table-cell>
          <table:table-cell table:style-name="ce438" office:value-type="string">
            <text:p>Step 1: Cut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on node in current navigation </text:span><text:span text:style-name="T25">and select </text:span><text:span text:style-name="T37">Cut node</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7">
          <table:table-cell table:style-name="ce398" table:formula="of:=IF(MID([.F183];6;1)&gt;MID([.F181];6;1);&quot;&quot;;MAX([.A$7:.A181])+1)">
            <text:p/>
          </table:table-cell>
          <table:table-cell table:style-name="ce403" office:value-type="string">
            <text:p>FNC_SOC_SPC_NAV_12_05</text:p>
          </table:table-cell>
          <table:table-cell table:style-name="ce410" table:formula="of:=IF(MID([.F183];6;1)&gt;MID([.F182];6;1);[.C182];[.C182]+1)" office:value-type="float" office:value="3">
            <text:p>3.00</text:p>
          </table:table-cell>
          <table:table-cell table:style-name="ce413" office:value-type="string">
            <text:p>Social\Page_Nav\Node\Cut_Paste</text:p>
          </table:table-cell>
          <table:table-cell table:style-name="ce424" office:value-type="string">
            <text:p>Cut or Paste a node to new place on different space navigation</text:p>
          </table:table-cell>
          <table:table-cell table:style-name="ce438" office:value-type="string">
            <text:p>Step 2: Paste node on onother space navigation</text:p>
          </table:table-cell>
          <table:table-cell table:style-name="ce440" office:value-type="string">
            <text:p><text:span text:style-name="T25">- Go to spaces page</text:span></text:p>
            <text:p><text:span text:style-name="T25">-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38" office:value-type="string">
            <text:p>Don't see the Paste function. Can not Cut/paste node on different space navigation</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6">
          <table:table-cell table:style-name="ce398" table:formula="of:=IF(MID([.F184];6;1)&gt;MID([.F182];6;1);&quot;&quot;;MAX([.A$7:.A182])+1)" office:value-type="float" office:value="55">
            <text:p>55.00</text:p>
          </table:table-cell>
          <table:table-cell table:style-name="ce403" office:value-type="string">
            <text:p>FNC_SOC_SPC_NAV_12_05</text:p>
          </table:table-cell>
          <table:table-cell table:style-name="ce410" table:formula="of:=IF(MID([.F184];6;1)&gt;MID([.F183];6;1);[.C183];[.C183]+1)" office:value-type="float" office:value="4">
            <text:p>4.00</text:p>
          </table:table-cell>
          <table:table-cell table:style-name="ce413" office:value-type="string">
            <text:p>Social\Page_Nav\Node\Cut_Paste</text:p>
          </table:table-cell>
          <table:table-cell table:style-name="ce423" office:value-type="string">
            <text:p>Cut or Paste a node into the same this sourc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85];6;1)&gt;MID([.F183];6;1);&quot;&quot;;MAX([.A$7:.A183])+1)">
            <text:p/>
          </table:table-cell>
          <table:table-cell table:style-name="ce403" office:value-type="string">
            <text:p>FNC_SOC_SPC_NAV_12_05</text:p>
          </table:table-cell>
          <table:table-cell table:style-name="ce410" table:formula="of:=IF(MID([.F185];6;1)&gt;MID([.F184];6;1);[.C184];[.C184]+1)" office:value-type="float" office:value="4">
            <text:p>4.00</text:p>
          </table:table-cell>
          <table:table-cell table:style-name="ce413" office:value-type="string">
            <text:p>Social\Page_Nav\Node\Cut_Paste</text:p>
          </table:table-cell>
          <table:table-cell table:style-name="ce424" office:value-type="string">
            <text:p>Cut or Paste a node into the same this source</text:p>
          </table:table-cell>
          <table:table-cell table:style-name="ce438" office:value-type="string">
            <text:p>Step 2: Cut or Paste node</text:p>
          </table:table-cell>
          <table:table-cell table:style-name="ce440" office:value-type="string">
            <text:p>- Choose a node</text:p>
            <text:p>- Right click on node and select <text:span text:style-name="T11">Cut 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86];6;1)&gt;MID([.F184];6;1);&quot;&quot;;MAX([.A$7:.A184])+1)" office:value-type="float" office:value="56">
            <text:p>56.00</text:p>
          </table:table-cell>
          <table:table-cell table:style-name="ce403" office:value-type="string">
            <text:p>FNC_SOC_SPC_NAV_12_06</text:p>
          </table:table-cell>
          <table:table-cell table:style-name="ce410" office:value-type="float" office:value="1">
            <text:p>1.00</text:p>
          </table:table-cell>
          <table:table-cell table:style-name="ce413" office:value-type="string">
            <text:p>Social\Page_Nav\Node\Delete</text:p>
          </table:table-cell>
          <table:table-cell table:style-name="ce423" office:value-type="string">
            <text:p>Delete node with deleting confirm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4">
          <table:table-cell table:style-name="ce398" table:formula="of:=IF(MID([.F187];6;1)&gt;MID([.F185];6;1);&quot;&quot;;MAX([.A$7:.A185])+1)">
            <text:p/>
          </table:table-cell>
          <table:table-cell table:style-name="ce403" office:value-type="string">
            <text:p>FNC_SOC_SPC_NAV_12_06</text:p>
          </table:table-cell>
          <table:table-cell table:style-name="ce410" table:formula="of:=IF(MID([.F187];6;1)&gt;MID([.F186];6;1);[.C186];[.C186]+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2: Delete node</text:p>
          </table:table-cell>
          <table:table-cell table:style-name="ce440" office:value-type="string">
            <text:p>- chose a node</text:p>
            <text:p>- Right click on node and select Delete node</text:p>
            <text:p>- Click OK to confirm</text:p>
          </table:table-cell>
          <table:table-cell table:style-name="ce438" office:value-type="string">
            <text:p>Node is removed </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0">
          <table:table-cell table:style-name="ce398" table:formula="of:=IF(MID([.F188];6;1)&gt;MID([.F186];6;1);&quot;&quot;;MAX([.A$7:.A186])+1)">
            <text:p/>
          </table:table-cell>
          <table:table-cell table:style-name="ce403" office:value-type="string">
            <text:p>FNC_SOC_SPC_NAV_12_06</text:p>
          </table:table-cell>
          <table:table-cell table:style-name="ce410" table:formula="of:=IF(MID([.F188];6;1)&gt;MID([.F187];6;1);[.C187];[.C187]+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3: Check page of deleted node</text:p>
          </table:table-cell>
          <table:table-cell table:style-name="ce440" office:value-type="string">
            <text:p>Go to Page Management, check existing of page that deleted node linked to</text:p>
          </table:table-cell>
          <table:table-cell table:style-name="ce438" office:value-type="string">
            <text:p>Page still exists</text:p>
          </table:table-cell>
          <table:table-cell table:style-name="ce426" office:value-type="string">
            <text:p>High</text:p>
          </table:table-cell>
          <table:table-cell table:style-name="ce462"/>
          <table:table-cell table:style-name="ce394">
            <text:p>thao.pham</text:p>
          </table:table-cell>
          <table:table-cell table:style-name="ce394" table:number-columns-repeated="245"/>
          <table:table-cell table:number-columns-repeated="768"/>
        </table:table-row>
        <table:table-row table:style-name="ro36">
          <table:table-cell table:style-name="ce398" table:formula="of:=IF(MID([.F189];6;1)&gt;MID([.F187];6;1);&quot;&quot;;MAX([.A$7:.A187])+1)" office:value-type="float" office:value="57">
            <text:p>57.00</text:p>
          </table:table-cell>
          <table:table-cell table:style-name="ce403" office:value-type="string">
            <text:p>FNC_SOC_SPC_NAV_12_06</text:p>
          </table:table-cell>
          <table:table-cell table:style-name="ce410" table:formula="of:=IF(MID([.F189];6;1)&gt;MID([.F188];6;1);[.C188];[.C188]+1)" office:value-type="float" office:value="2">
            <text:p>2.00</text:p>
          </table:table-cell>
          <table:table-cell table:style-name="ce413" office:value-type="string">
            <text:p>Social\Page_Nav\Node\Delete</text:p>
          </table:table-cell>
          <table:table-cell table:style-name="ce423" office:value-type="string">
            <text:p>Check when try to cancel deleting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90];6;1)&gt;MID([.F188];6;1);&quot;&quot;;MAX([.A$7:.A188])+1)">
            <text:p/>
          </table:table-cell>
          <table:table-cell table:style-name="ce403" office:value-type="string">
            <text:p>FNC_SOC_SPC_NAV_12_06</text:p>
          </table:table-cell>
          <table:table-cell table:style-name="ce410" table:formula="of:=IF(MID([.F190];6;1)&gt;MID([.F189];6;1);[.C189];[.C189]+1)" office:value-type="float" office:value="2">
            <text:p>2.00</text:p>
          </table:table-cell>
          <table:table-cell table:style-name="ce413" office:value-type="string">
            <text:p>Social\Page_Nav\Node\Delete</text:p>
          </table:table-cell>
          <table:table-cell table:style-name="ce424" office:value-type="string">
            <text:p>Check when try to cancel deleting node</text:p>
          </table:table-cell>
          <table:table-cell table:style-name="ce438" office:value-type="string">
            <text:p>Step 2: Delete node</text:p>
          </table:table-cell>
          <table:table-cell table:style-name="ce440" office:value-type="string">
            <text:p>- Choose a node</text:p>
            <text:p>- Right click on node and select Delete node</text:p>
            <text:p>- Click Cancel to confirm</text:p>
          </table:table-cell>
          <table:table-cell table:style-name="ce438" office:value-type="string">
            <text:p>Node is not remov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91];6;1)&gt;MID([.F189];6;1);&quot;&quot;;MAX([.A$7:.A189])+1)" office:value-type="float" office:value="58">
            <text:p>58.00</text:p>
          </table:table-cell>
          <table:table-cell table:style-name="ce403" office:value-type="string">
            <text:p>FNC_SOC_SPC_NAV_12_06</text:p>
          </table:table-cell>
          <table:table-cell table:style-name="ce410" table:formula="of:=IF(MID([.F191];6;1)&gt;MID([.F190];6;1);[.C190];[.C190]+1)" office:value-type="float" office:value="3">
            <text:p>3.00</text:p>
          </table:table-cell>
          <table:table-cell table:style-name="ce413" office:value-type="string">
            <text:p>Social\Page_Nav\Node\Delete</text:p>
          </table:table-cell>
          <table:table-cell table:style-name="ce423" office:value-type="string">
            <text:p>Delete node in case node contains sub nodes</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92];6;1)&gt;MID([.F190];6;1);&quot;&quot;;MAX([.A$7:.A190])+1)">
            <text:p/>
          </table:table-cell>
          <table:table-cell table:style-name="ce403" office:value-type="string">
            <text:p>FNC_SOC_SPC_NAV_12_06</text:p>
          </table:table-cell>
          <table:table-cell table:style-name="ce410" table:formula="of:=IF(MID([.F192];6;1)&gt;MID([.F191];6;1);[.C191];[.C191]+1)" office:value-type="float" office:value="3">
            <text:p>3.00</text:p>
          </table:table-cell>
          <table:table-cell table:style-name="ce413" office:value-type="string">
            <text:p>Social\Page_Nav\Node\Delete</text:p>
          </table:table-cell>
          <table:table-cell table:style-name="ce424" office:value-type="string">
            <text:p>Delete node in case node contains sub nodes</text:p>
          </table:table-cell>
          <table:table-cell table:style-name="ce438" office:value-type="string">
            <text:p>Step 2: Delete node</text:p>
          </table:table-cell>
          <table:table-cell table:style-name="ce440" office:value-type="string">
            <text:p>- Right click on node contains some sub nodes and select <text:span text:style-name="T11">Delete node</text:span></text:p>
            <text:p>- Click <text:span text:style-name="T11">OK</text:span> to confirm</text:p>
          </table:table-cell>
          <table:table-cell table:style-name="ce438" office:value-type="string">
            <text:p>Selected node and its sub nodes are remov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3];6;1)&gt;MID([.F191];6;1);&quot;&quot;;MAX([.A$7:.A191])+1)" office:value-type="float" office:value="59">
            <text:p>59.00</text:p>
          </table:table-cell>
          <table:table-cell table:style-name="ce403" office:value-type="string">
            <text:p>FNC_SOC_SPC_NAV_12_06</text:p>
          </table:table-cell>
          <table:table-cell table:style-name="ce410" table:formula="of:=IF(MID([.F193];6;1)&gt;MID([.F192];6;1);[.C192];[.C192]+1)" office:value-type="float" office:value="4">
            <text:p>4.00</text:p>
          </table:table-cell>
          <table:table-cell table:style-name="ce413" office:value-type="string">
            <text:p>Social\Page_Nav\Node\Delete</text:p>
          </table:table-cell>
          <table:table-cell table:style-name="ce421" office:value-type="string">
            <text:p>Delete root node of sp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94];6;1)&gt;MID([.F192];6;1);&quot;&quot;;MAX([.A$7:.A192])+1)">
            <text:p/>
          </table:table-cell>
          <table:table-cell table:style-name="ce403" office:value-type="string">
            <text:p>FNC_SOC_SPC_NAV_12_06</text:p>
          </table:table-cell>
          <table:table-cell table:style-name="ce410" table:formula="of:=IF(MID([.F194];6;1)&gt;MID([.F193];6;1);[.C193];[.C193]+1)" office:value-type="float" office:value="4">
            <text:p>4.00</text:p>
          </table:table-cell>
          <table:table-cell table:style-name="ce413" office:value-type="string">
            <text:p>Social\Page_Nav\Node\Delete</text:p>
          </table:table-cell>
          <table:table-cell table:style-name="ce422" office:value-type="string">
            <text:p>Delete root node of space</text:p>
          </table:table-cell>
          <table:table-cell table:style-name="ce438" office:value-type="string">
            <text:p>Step 2: Delete root node of the Space</text:p>
          </table:table-cell>
          <table:table-cell table:style-name="ce440" office:value-type="string">
            <text:p>- Select Root node of the space</text:p>
            <text:p>- Right click on select delete</text:p>
          </table:table-cell>
          <table:table-cell table:style-name="ce438" office:value-type="string">
            <text:p>????</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5];6;1)&gt;MID([.F193];6;1);&quot;&quot;;MAX([.A$7:.A193])+1)" office:value-type="float" office:value="60">
            <text:p>60.00</text:p>
          </table:table-cell>
          <table:table-cell table:style-name="ce403" office:value-type="string">
            <text:p>FNC_SOC_SPC_NAV_12_07</text:p>
          </table:table-cell>
          <table:table-cell table:style-name="ce410" office:value-type="float" office:value="1">
            <text:p>1.00</text:p>
          </table:table-cell>
          <table:table-cell table:style-name="ce413" office:value-type="string">
            <text:p>Social\Page_Nav\Node\Move</text:p>
          </table:table-cell>
          <table:table-cell table:style-name="ce423" office:value-type="string">
            <text:p>Change order of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6];6;1)&gt;MID([.F194];6;1);&quot;&quot;;MAX([.A$7:.A194])+1)">
            <text:p/>
          </table:table-cell>
          <table:table-cell table:style-name="ce403" office:value-type="string">
            <text:p>FNC_SOC_SPC_NAV_12_07</text:p>
          </table:table-cell>
          <table:table-cell table:style-name="ce410" table:formula="of:=IF(MID([.F196];6;1)&gt;MID([.F195];6;1);[.C195];[.C195]+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2: Check move up when node is the first </text:p>
          </table:table-cell>
          <table:table-cell table:style-name="ce440" office:value-type="string">
            <text:p>- Select a node</text:p>
            <text:p>- Right click on the first node in list and select<text:span text:style-name="T11"> Move Up</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7];6;1)&gt;MID([.F195];6;1);&quot;&quot;;MAX([.A$7:.A195])+1)">
            <text:p/>
          </table:table-cell>
          <table:table-cell table:style-name="ce403" office:value-type="string">
            <text:p>FNC_SOC_SPC_NAV_12_07</text:p>
          </table:table-cell>
          <table:table-cell table:style-name="ce410" table:formula="of:=IF(MID([.F197];6;1)&gt;MID([.F196];6;1);[.C196];[.C196]+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3: Check move down when node is the last</text:p>
          </table:table-cell>
          <table:table-cell table:style-name="ce440" office:value-type="string">
            <text:p>Right click on the first node in list and select <text:span text:style-name="T11">Move Down</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8];6;1)&gt;MID([.F196];6;1);&quot;&quot;;MAX([.A$7:.A196])+1)">
            <text:p/>
          </table:table-cell>
          <table:table-cell table:style-name="ce403" office:value-type="string">
            <text:p>FNC_SOC_SPC_NAV_12_07</text:p>
          </table:table-cell>
          <table:table-cell table:style-name="ce410" table:formula="of:=IF(MID([.F198];6;1)&gt;MID([.F197];6;1);[.C197];[.C197]+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4: Move up valid node</text:p>
          </table:table-cell>
          <table:table-cell table:style-name="ce440" office:value-type="string">
            <text:p>- Right click on node that is not in the first of list and select <text:span text:style-name="T11">Move up</text:span></text:p>
          </table:table-cell>
          <table:table-cell table:style-name="ce438" office:value-type="string">
            <text:p>That node and the node above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9];6;1)&gt;MID([.F197];6;1);&quot;&quot;;MAX([.A$7:.A197])+1)">
            <text:p/>
          </table:table-cell>
          <table:table-cell table:style-name="ce403" office:value-type="string">
            <text:p>FNC_SOC_SPC_NAV_12_07</text:p>
          </table:table-cell>
          <table:table-cell table:style-name="ce410" table:formula="of:=IF(MID([.F199];6;1)&gt;MID([.F198];6;1);[.C198];[.C198]+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5: Move down valid node</text:p>
          </table:table-cell>
          <table:table-cell table:style-name="ce440" office:value-type="string">
            <text:p>- Right click on node that is not in the last of list and select <text:span text:style-name="T11">Move down</text:span></text:p>
          </table:table-cell>
          <table:table-cell table:style-name="ce438" office:value-type="string">
            <text:p>That node and the node beLow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200];6;1)&gt;MID([.F198];6;1);&quot;&quot;;MAX([.A$7:.A198])+1)" office:value-type="float" office:value="61">
            <text:p>61.00</text:p>
          </table:table-cell>
          <table:table-cell table:style-name="ce403" office:value-type="string">
            <text:p>FNC_SOC_SPC_NAV_12_08</text:p>
          </table:table-cell>
          <table:table-cell table:style-name="ce410" office:value-type="float" office:value="1">
            <text:p>1.00</text:p>
          </table:table-cell>
          <table:table-cell table:style-name="ce413" office:value-type="string">
            <text:p>Social\Page_Nav\Node\Clone</text:p>
          </table:table-cell>
          <table:table-cell table:style-name="ce423" office:value-type="string">
            <text:p>Check Clone node does not contain sub node</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1];6;1)&gt;MID([.F199];6;1);&quot;&quot;;MAX([.A$7:.A199])+1)">
            <text:p/>
          </table:table-cell>
          <table:table-cell table:style-name="ce403" office:value-type="string">
            <text:p>FNC_SOC_SPC_NAV_12_08</text:p>
          </table:table-cell>
          <table:table-cell table:style-name="ce410" table:formula="of:=IF(MID([.F201];6;1)&gt;MID([.F200];6;1);[.C200];[.C200]+1)" office:value-type="float" office:value="1">
            <text:p>1.00</text:p>
          </table:table-cell>
          <table:table-cell table:style-name="ce413" office:value-type="string">
            <text:p>Social\Page_Nav\Node\Clone</text:p>
          </table:table-cell>
          <table:table-cell table:style-name="ce413" office:value-type="string">
            <text:p>Check Clone node does not contain sub node</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2];6;1)&gt;MID([.F200];6;1);&quot;&quot;;MAX([.A$7:.A200])+1)">
            <text:p/>
          </table:table-cell>
          <table:table-cell table:style-name="ce403" office:value-type="string">
            <text:p>FNC_SOC_SPC_NAV_12_08</text:p>
          </table:table-cell>
          <table:table-cell table:style-name="ce410" table:formula="of:=IF(MID([.F202];6;1)&gt;MID([.F201];6;1);[.C201];[.C201]+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3: Clone node</text:p>
          </table:table-cell>
          <table:table-cell table:style-name="ce440" office:value-type="string">
            <text:p><text:span text:style-name="T25">- Access space and select Space settings </text:span><text:span text:style-name="T25">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38" office:value-type="string">
            <text:p>A node with same properties and page is added in new place as a cop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3];6;1)&gt;MID([.F201];6;1);&quot;&quot;;MAX([.A$7:.A201])+1)">
            <text:p/>
          </table:table-cell>
          <table:table-cell table:style-name="ce403" office:value-type="string">
            <text:p>FNC_SOC_SPC_NAV_12_08</text:p>
          </table:table-cell>
          <table:table-cell table:style-name="ce410" table:formula="of:=IF(MID([.F203];6;1)&gt;MID([.F202];6;1);[.C202];[.C202]+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4: Edit page of clone node</text:p>
          </table:table-cell>
          <table:table-cell table:style-name="ce440" office:value-type="string">
            <text:p>- Change content of page of clone node</text:p>
            <text:p>- Check content of original nodes page</text:p>
          </table:table-cell>
          <table:table-cell table:style-name="ce438" office:value-type="string">
            <text:p>- Page of clone node is changed</text:p>
            <text:p>- Page of original node is not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4];6;1)&gt;MID([.F202];6;1);&quot;&quot;;MAX([.A$7:.A202])+1)">
            <text:p/>
          </table:table-cell>
          <table:table-cell table:style-name="ce403" office:value-type="string">
            <text:p>FNC_SOC_SPC_NAV_12_08</text:p>
          </table:table-cell>
          <table:table-cell table:style-name="ce410" table:formula="of:=IF(MID([.F204];6;1)&gt;MID([.F203];6;1);[.C203];[.C203]+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5: Check pages list</text:p>
          </table:table-cell>
          <table:table-cell table:style-name="ce440" office:value-type="string">
            <text:p>Go to Page Management, check existing of page with title of created page at step 1</text:p>
          </table:table-cell>
          <table:table-cell table:style-name="ce438" office:value-type="string">
            <text:p>There're 2 page with the same title. New page with the same title was created when cloned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5];6;1)&gt;MID([.F203];6;1);&quot;&quot;;MAX([.A$7:.A203])+1)" office:value-type="float" office:value="62">
            <text:p>62.00</text:p>
          </table:table-cell>
          <table:table-cell table:style-name="ce403" office:value-type="string">
            <text:p>FNC_SOC_SPC_NAV_12_08</text:p>
          </table:table-cell>
          <table:table-cell table:style-name="ce410" table:formula="of:=IF(MID([.F205];6;1)&gt;MID([.F204];6;1);[.C204];[.C204]+1)" office:value-type="float" office:value="2">
            <text:p>2.00</text:p>
          </table:table-cell>
          <table:table-cell table:style-name="ce413" office:value-type="string">
            <text:p>Social\Page_Nav\Node\Clone</text:p>
          </table:table-cell>
          <table:table-cell table:style-name="ce423" office:value-type="string">
            <text:p>Check Clone node contains sub nodes</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6];6;1)&gt;MID([.F204];6;1);&quot;&quot;;MAX([.A$7:.A204])+1)">
            <text:p/>
          </table:table-cell>
          <table:table-cell table:style-name="ce403" office:value-type="string">
            <text:p>FNC_SOC_SPC_NAV_12_08</text:p>
          </table:table-cell>
          <table:table-cell table:style-name="ce410" table:formula="of:=IF(MID([.F206];6;1)&gt;MID([.F205];6;1);[.C205];[.C205]+1)" office:value-type="float" office:value="2">
            <text:p>2.00</text:p>
          </table:table-cell>
          <table:table-cell table:style-name="ce413" office:value-type="string">
            <text:p>Social\Page_Nav\Node\Clone</text:p>
          </table:table-cell>
          <table:table-cell table:style-name="ce413" office:value-type="string">
            <text:p>Check Clone node contains sub nodes</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207];6;1)&gt;MID([.F205];6;1);&quot;&quot;;MAX([.A$7:.A205])+1)">
            <text:p/>
          </table:table-cell>
          <table:table-cell table:style-name="ce403" office:value-type="string">
            <text:p>FNC_SOC_SPC_NAV_12_08</text:p>
          </table:table-cell>
          <table:table-cell table:style-name="ce410" table:formula="of:=IF(MID([.F207];6;1)&gt;MID([.F206];6;1);[.C206];[.C206]+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3: Clone node</text:p>
          </table:table-cell>
          <table:table-cell table:style-name="ce440" office:value-type="string">
            <text:p>- Right click on root node that contains some sub nodes (have lick to specific pages) and select <text:span text:style-name="T11">Clone Node</text:span></text:p>
            <text:p><text:span text:style-name="T14">- Right click on new added node and </text:span><text:span text:style-name="T14">select </text:span><text:span text:style-name="T11">Paste Node</text:span></text:p>
          </table:table-cell>
          <table:table-cell table:style-name="ce438" office:value-type="string">
            <text:p>Nodes with same properties and pages <text:s/>added in new place as a copy, include parent and sub nodes</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8];6;1)&gt;MID([.F206];6;1);&quot;&quot;;MAX([.A$7:.A206])+1)">
            <text:p/>
          </table:table-cell>
          <table:table-cell table:style-name="ce403" office:value-type="string">
            <text:p>FNC_SOC_SPC_NAV_12_08</text:p>
          </table:table-cell>
          <table:table-cell table:style-name="ce410" table:formula="of:=IF(MID([.F208];6;1)&gt;MID([.F207];6;1);[.C207];[.C207]+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4: Check pages list</text:p>
          </table:table-cell>
          <table:table-cell table:style-name="ce440" office:value-type="string">
            <text:p>Go to Page Management, check existing of pages has link to cloned nodes</text:p>
          </table:table-cell>
          <table:table-cell table:style-name="ce438" office:value-type="string">
            <text:p>Each node (sub node) is cloned, new page with the same title is created and displayed in list</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9];6;1)&gt;MID([.F207];6;1);&quot;&quot;;MAX([.A$7:.A207])+1)" office:value-type="float" office:value="63">
            <text:p>63.00</text:p>
          </table:table-cell>
          <table:table-cell table:style-name="ce403" office:value-type="string">
            <text:p>FNC_SOC_SPC_NAV_12_08</text:p>
          </table:table-cell>
          <table:table-cell table:style-name="ce410" table:formula="of:=IF(MID([.F209];6;1)&gt;MID([.F208];6;1);[.C208];[.C208]+1)" office:value-type="float" office:value="3">
            <text:p>3.00</text:p>
          </table:table-cell>
          <table:table-cell table:style-name="ce413" office:value-type="string">
            <text:p>Social\Page_Nav\Node\Clone</text:p>
          </table:table-cell>
          <table:table-cell table:style-name="ce423" office:value-type="string">
            <text:p>Check Clone node does not link to any page</text:p>
          </table:table-cell>
          <table:table-cell table:style-name="ce438" office:value-type="string">
            <text:p>Step 1: Create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and add new node but <text:s/>don't </text:span><text:span text:style-name="T25">link to any pag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10];6;1)&gt;MID([.F208];6;1);&quot;&quot;;MAX([.A$7:.A208])+1)">
            <text:p/>
          </table:table-cell>
          <table:table-cell table:style-name="ce403" office:value-type="string">
            <text:p>FNC_SOC_SPC_NAV_12_08</text:p>
          </table:table-cell>
          <table:table-cell table:style-name="ce410" table:formula="of:=IF(MID([.F210];6;1)&gt;MID([.F209];6;1);[.C209];[.C209]+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2: Clone node</text:p>
          </table:table-cell>
          <table:table-cell table:style-name="ce440"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211];6;1)&gt;MID([.F209];6;1);&quot;&quot;;MAX([.A$7:.A209])+1)">
            <text:p/>
          </table:table-cell>
          <table:table-cell table:style-name="ce403" office:value-type="string">
            <text:p>FNC_SOC_SPC_NAV_12_08</text:p>
          </table:table-cell>
          <table:table-cell table:style-name="ce410" table:formula="of:=IF(MID([.F211];6;1)&gt;MID([.F210];6;1);[.C210];[.C210]+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3: Check page list</text:p>
          </table:table-cell>
          <table:table-cell table:style-name="ce440" office:value-type="string">
            <text:p>Go to Page Management, check existing pages list</text:p>
          </table:table-cell>
          <table:table-cell table:style-name="ce438" office:value-type="string">
            <text:p>No new page is creat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212];6;1)&gt;MID([.F210];6;1);&quot;&quot;;MAX([.A$7:.A210])+1)" office:value-type="float" office:value="64">
            <text:p>64.00</text:p>
          </table:table-cell>
          <table:table-cell table:style-name="ce403" office:value-type="string">
            <text:p>FNC_SOC_SPC_NAV_13_01</text:p>
          </table:table-cell>
          <table:table-cell table:style-name="ce410" table:formula="of:=IF(MID([.F212];6;1)&gt;MID([.F211];6;1);[.C211];[.C211]+1)" office:value-type="float" office:value="1">
            <text:p>1.00</text:p>
          </table:table-cell>
          <table:table-cell table:style-name="ce413" office:value-type="string">
            <text:p>Social\Page_Nav\Node\Edit page\Properties</text:p>
          </table:table-cell>
          <table:table-cell table:style-name="ce417" office:value-type="string">
            <text:p>Check when user does not have right to edit a page of nod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13];6;1)&gt;MID([.F211];6;1);&quot;&quot;;MAX([.A$7:.A211])+1)">
            <text:p/>
          </table:table-cell>
          <table:table-cell table:style-name="ce403" office:value-type="string">
            <text:p>FNC_SOC_SPC_NAV_13_01</text:p>
          </table:table-cell>
          <table:table-cell table:style-name="ce410"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2: Add node link to page</text:p>
          </table:table-cell>
          <table:table-cell table:style-name="ce446" office:value-type="string">
            <text:p>- Click on add node</text:p>
            <text:p>- Enter all valid and require data. Select page which user has access right but no edit right to link node</text:p>
            <text:p>- Click save all</text:p>
          </table:table-cell>
          <table:table-cell table:style-name="ce437"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4];6;1)&gt;MID([.F212];6;1);&quot;&quot;;MAX([.A$7:.A212])+1)">
            <text:p/>
          </table:table-cell>
          <table:table-cell table:style-name="ce403" office:value-type="string">
            <text:p>FNC_SOC_SPC_NAV_13_01</text:p>
          </table:table-cell>
          <table:table-cell table:style-name="ce410" table:formula="of:=IF(MID([.F214];6;1)&gt;MID([.F213];6;1);[.C213];[.C213]+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3: View nodes page</text:p>
          </table:table-cell>
          <table:table-cell table:style-name="ce446" office:value-type="string">
            <text:p>Select to view added node</text:p>
          </table:table-cell>
          <table:table-cell table:style-name="ce437" office:value-type="string">
            <text:p>- Node is selected, nodes page content is display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5];6;1)&gt;MID([.F213];6;1);&quot;&quot;;MAX([.A$7:.A213])+1)">
            <text:p/>
          </table:table-cell>
          <table:table-cell table:style-name="ce403" office:value-type="string">
            <text:p>FNC_SOC_SPC_NAV_13_01</text:p>
          </table:table-cell>
          <table:table-cell table:style-name="ce410" table:formula="of:=IF(MID([.F215];6;1)&gt;MID([.F214];6;1);[.C214];[.C214]+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4: Check edit page right when choose edit page action from right-click menu</text:p>
          </table:table-cell>
          <table:table-cell table:style-name="ce446" office:value-type="string">
            <text:p>Right click on new added node and select Edit nodes page</text:p>
          </table:table-cell>
          <table:table-cell table:style-name="ce437" office:value-type="string">
            <text:p>Show message alerts user does not have right to do this ac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6];6;1)&gt;MID([.F214];6;1);&quot;&quot;;MAX([.A$7:.A214])+1)" office:value-type="float" office:value="65">
            <text:p>65.00</text:p>
          </table:table-cell>
          <table:table-cell table:style-name="ce403" office:value-type="string">
            <text:p>FNC_SOC_SPC_NAV_13_01</text:p>
          </table:table-cell>
          <table:table-cell table:style-name="ce410" table:formula="of:=IF(MID([.F216];6;1)&gt;MID([.F215];6;1);[.C215];[.C215]+1)" office:value-type="float" office:value="2">
            <text:p>2.00</text:p>
          </table:table-cell>
          <table:table-cell table:style-name="ce413" office:value-type="string">
            <text:p>Social\Page_Nav\Node\Edit page\Properties</text:p>
          </table:table-cell>
          <table:table-cell table:style-name="ce423" office:value-type="string">
            <text:p>Check when edit a nodes page while there is no page for that n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does not link to any page</text:p>
          </table:table-cell>
          <table:table-cell table:style-name="ce438" office:value-type="string">
            <text:p>Node is created successfully and displayed in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7];6;1)&gt;MID([.F215];6;1);&quot;&quot;;MAX([.A$7:.A215])+1)">
            <text:p/>
          </table:table-cell>
          <table:table-cell table:style-name="ce403" office:value-type="string">
            <text:p>FNC_SOC_SPC_NAV_13_01</text:p>
          </table:table-cell>
          <table:table-cell table:style-name="ce410" table:formula="of:=IF(MID([.F217];6;1)&gt;MID([.F216];6;1);[.C216];[.C216]+1)" office:value-type="float" office:value="2">
            <text:p>2.00</text:p>
          </table:table-cell>
          <table:table-cell table:style-name="ce413" office:value-type="string">
            <text:p>Social\Page_Nav\Node\Edit page\Properties</text:p>
          </table:table-cell>
          <table:table-cell table:style-name="ce424" office:value-type="string">
            <text:p>Check when edit a nodes page while there is no page for that node</text:p>
          </table:table-cell>
          <table:table-cell table:style-name="ce438" office:value-type="string">
            <text:p>Step 2: <text:s/>Check edit page when choose edit page action from right-click menu</text:p>
          </table:table-cell>
          <table:table-cell table:style-name="ce440" office:value-type="string">
            <text:p>Right click on new added node and select Edit nodes page</text:p>
          </table:table-cell>
          <table:table-cell table:style-name="ce438" office:value-type="string">
            <text:p>Show message alerts there is no page for thi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8];6;1)&gt;MID([.F216];6;1);&quot;&quot;;MAX([.A$7:.A216])+1)" office:value-type="float" office:value="66">
            <text:p>66.00</text:p>
          </table:table-cell>
          <table:table-cell table:style-name="ce403" office:value-type="string">
            <text:p>FNC_SOC_SPC_NAV_13_01</text:p>
          </table:table-cell>
          <table:table-cell table:style-name="ce410" table:formula="of:=IF(MID([.F218];6;1)&gt;MID([.F217];6;1);[.C217];[.C217]+1)" office:value-type="float" office:value="3">
            <text:p>3.00</text:p>
          </table:table-cell>
          <table:table-cell table:style-name="ce413" office:value-type="string">
            <text:p>Social\Page_Nav\Node\Edit page\Properties</text:p>
          </table:table-cell>
          <table:table-cell table:style-name="ce423" office:value-type="string">
            <text:p>Check Switch view mode function while in node m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19];6;1)&gt;MID([.F217];6;1);&quot;&quot;;MAX([.A$7:.A217])+1)">
            <text:p/>
          </table:table-cell>
          <table:table-cell table:style-name="ce403" office:value-type="string">
            <text:p>FNC_SOC_SPC_NAV_13_01</text:p>
          </table:table-cell>
          <table:table-cell table:style-name="ce410" table:formula="of:=IF(MID([.F219];6;1)&gt;MID([.F218];6;1);[.C218];[.C218]+1)" office:value-type="float" office:value="3">
            <text:p>3.00</text:p>
          </table:table-cell>
          <table:table-cell table:style-name="ce413" office:value-type="string">
            <text:p>Social\Page_Nav\Node\Edit page\Properties</text:p>
          </table:table-cell>
          <table:table-cell table:style-name="ce424" office:value-type="string">
            <text:p>Check Preview Page function while in node mode</text:p>
          </table:table-cell>
          <table:table-cell table:style-name="ce438" office:value-type="string">
            <text:p>Step 2: Check Switch view mode</text:p>
          </table:table-cell>
          <table:table-cell table:style-name="ce440" office:value-type="string">
            <text:p>- Select this node</text:p>
            <text:p>- Right click and select Edit nodes page</text:p>
            <text:p>- Click on Switch view mode button on Page editor</text:p>
          </table:table-cell>
          <table:table-cell table:style-name="ce438" office:value-type="string">
            <text:p>Page editor show and page is displayed by content of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0];6;1)&gt;MID([.F218];6;1);&quot;&quot;;MAX([.A$7:.A218])+1)" office:value-type="float" office:value="67">
            <text:p>67.00</text:p>
          </table:table-cell>
          <table:table-cell table:style-name="ce403" office:value-type="string">
            <text:p>FNC_SOC_SPC_NAV_13_01</text:p>
          </table:table-cell>
          <table:table-cell table:style-name="ce410" table:formula="of:=IF(MID([.F220];6;1)&gt;MID([.F219];6;1);[.C219];[.C219]+1)" office:value-type="float" office:value="4">
            <text:p>4.00</text:p>
          </table:table-cell>
          <table:table-cell table:style-name="ce413" office:value-type="string">
            <text:p>Social\Page_Nav\Node\Edit page\Properties</text:p>
          </table:table-cell>
          <table:table-cell table:style-name="ce423" office:value-type="string">
            <text:p>Check Edit page properties form when edit a nodes pag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21];6;1)&gt;MID([.F219];6;1);&quot;&quot;;MAX([.A$7:.A219])+1)">
            <text:p/>
          </table:table-cell>
          <table:table-cell table:style-name="ce403" office:value-type="string">
            <text:p>FNC_SOC_SPC_NAV_13_01</text:p>
          </table:table-cell>
          <table:table-cell table:style-name="ce410" table:formula="of:=IF(MID([.F221];6;1)&gt;MID([.F220];6;1);[.C220];[.C220]+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2: View nodes page</text:p>
          </table:table-cell>
          <table:table-cell table:style-name="ce440" office:value-type="string">
            <text:p>Select added node and right click and select Edit nodes page</text:p>
          </table:table-cell>
          <table:table-cell table:style-name="ce438" office:value-type="string">
            <text:p>nodes page is shown at page editor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22];6;1)&gt;MID([.F220];6;1);&quot;&quot;;MAX([.A$7:.A220])+1)">
            <text:p/>
          </table:table-cell>
          <table:table-cell table:style-name="ce403" office:value-type="string">
            <text:p>FNC_SOC_SPC_NAV_13_01</text:p>
          </table:table-cell>
          <table:table-cell table:style-name="ce410" table:formula="of:=IF(MID([.F222];6;1)&gt;MID([.F221];6;1);[.C221];[.C221]+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3: Show Page properties form to edit</text:p>
          </table:table-cell>
          <table:table-cell table:style-name="ce440" office:value-type="string">
            <text:p>Click <text:span text:style-name="T11">View Page properties</text:span> button on Page editor</text:p>
          </table:table-cell>
          <table:table-cell table:style-name="ce438" office:value-type="string">
            <text:p>Edit page properties form appears, includes:</text:p>
            <text:p>- Page Setting</text:p>
            <text:p>- Page Templates</text:p>
            <text:p>there is no way for user to change permission for page of himself</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23];6;1)&gt;MID([.F221];6;1);&quot;&quot;;MAX([.A$7:.A221])+1)">
            <text:p/>
          </table:table-cell>
          <table:table-cell table:style-name="ce403" office:value-type="string">
            <text:p>FNC_SOC_SPC_NAV_13_01</text:p>
          </table:table-cell>
          <table:table-cell table:style-name="ce410" table:formula="of:=IF(MID([.F223];6;1)&gt;MID([.F222];6;1);[.C222];[.C222]+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4: Check Page settings</text:p>
          </table:table-cell>
          <table:table-cell table:style-name="ce440" office:value-type="string">
            <text:p>Select <text:span text:style-name="T11">Page</text:span> <text:span text:style-name="T11">Setting</text:span> tab</text:p>
          </table:table-cell>
          <table:table-cell table:style-name="ce43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24];6;1)&gt;MID([.F222];6;1);&quot;&quot;;MAX([.A$7:.A222])+1)">
            <text:p/>
          </table:table-cell>
          <table:table-cell table:style-name="ce403" office:value-type="string">
            <text:p>FNC_SOC_SPC_NAV_13_01</text:p>
          </table:table-cell>
          <table:table-cell table:style-name="ce410" table:formula="of:=IF(MID([.F224];6;1)&gt;MID([.F223];6;1);[.C223];[.C223]+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5: Check Page Templates</text:p>
          </table:table-cell>
          <table:table-cell table:style-name="ce440" office:value-type="string">
            <text:p>Select <text:span text:style-name="T11">Page Templates</text:span> tab</text:p>
          </table:table-cell>
          <table:table-cell table:style-name="ce438" office:value-type="string">
            <text:p>- there is skin list in the right. By default, there is only “Default”</text:p>
            <text:p>- there is an image for current skin in the lef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5];6;1)&gt;MID([.F223];6;1);&quot;&quot;;MAX([.A$7:.A223])+1)" office:value-type="float" office:value="68">
            <text:p>68.00</text:p>
          </table:table-cell>
          <table:table-cell table:style-name="ce403" office:value-type="string">
            <text:p>FNC_SOC_SPC_NAV_13_01</text:p>
          </table:table-cell>
          <table:table-cell table:style-name="ce410" table:formula="of:=IF(MID([.F225];6;1)&gt;MID([.F224];6;1);[.C224];[.C224]+1)" office:value-type="float" office:value="5">
            <text:p>5.00</text:p>
          </table:table-cell>
          <table:table-cell table:style-name="ce413" office:value-type="string">
            <text:p>Social\Page_Nav\Node\Edit page\Properties</text:p>
          </table:table-cell>
          <table:table-cell table:style-name="ce423" office:value-type="string">
            <text:p>Edit nodes page with blank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26];6;1)&gt;MID([.F224];6;1);&quot;&quot;;MAX([.A$7:.A224])+1)">
            <text:p/>
          </table:table-cell>
          <table:table-cell table:style-name="ce403" office:value-type="string">
            <text:p>FNC_SOC_SPC_NAV_13_01</text:p>
          </table:table-cell>
          <table:table-cell table:style-name="ce410" table:formula="of:=IF(MID([.F226];6;1)&gt;MID([.F225];6;1);[.C225];[.C225]+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7];6;1)&gt;MID([.F225];6;1);&quot;&quot;;MAX([.A$7:.A225])+1)">
            <text:p/>
          </table:table-cell>
          <table:table-cell table:style-name="ce403" office:value-type="string">
            <text:p>FNC_SOC_SPC_NAV_13_01</text:p>
          </table:table-cell>
          <table:table-cell table:style-name="ce410" table:formula="of:=IF(MID([.F227];6;1)&gt;MID([.F226];6;1);[.C226];[.C226]+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3: Change pages title by blank</text:p>
          </table:table-cell>
          <table:table-cell table:style-name="ce440" office:value-type="string">
            <text:p>- Select Page setting</text:p>
            <text:p>- Clean current value in <text:span text:style-name="T11">Page Title</text:span> </text:p>
            <text:p>- Click <text:span text:style-name="T11">Save</text:span></text:p>
          </table:table-cell>
          <table:table-cell table:style-name="ce438" office:value-type="string">
            <text:p>Edit page properties form is clos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8];6;1)&gt;MID([.F226];6;1);&quot;&quot;;MAX([.A$7:.A226])+1)">
            <text:p/>
          </table:table-cell>
          <table:table-cell table:style-name="ce403" office:value-type="string">
            <text:p>FNC_SOC_SPC_NAV_13_01</text:p>
          </table:table-cell>
          <table:table-cell table:style-name="ce410" table:formula="of:=IF(MID([.F228];6;1)&gt;MID([.F227];6;1);[.C227];[.C227]+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4: Check page title again</text:p>
          </table:table-cell>
          <table:table-cell table:style-name="ce440" office:value-type="string">
            <text:p><text:span text:style-name="T41">- Click </text:span><text:span text:style-name="T42">View Page properties</text:span><text:span text:style-name="T41"> button on </text:span><text:span text:style-name="T41">Page editor</text:span></text:p>
            <text:p><text:span text:style-name="T41">- Select page setting</text:span></text:p>
          </table:table-cell>
          <table:table-cell table:style-name="ce438" office:value-type="string">
            <text:p>Page title now is page id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9];6;1)&gt;MID([.F227];6;1);&quot;&quot;;MAX([.A$7:.A227])+1)" office:value-type="float" office:value="69">
            <text:p>69.00</text:p>
          </table:table-cell>
          <table:table-cell table:style-name="ce403" office:value-type="string">
            <text:p>FNC_SOC_SPC_NAV_13_01</text:p>
          </table:table-cell>
          <table:table-cell table:style-name="ce410" table:formula="of:=IF(MID([.F229];6;1)&gt;MID([.F228];6;1);[.C228];[.C228]+1)" office:value-type="float" office:value="6">
            <text:p>6.00</text:p>
          </table:table-cell>
          <table:table-cell table:style-name="ce413" office:value-type="string">
            <text:p>Social\Page_Nav\Node\Edit page\Properties</text:p>
          </table:table-cell>
          <table:table-cell table:style-name="ce423" office:value-type="string">
            <text:p>Edit nodes page with title less than 3 or over 120 characters</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0];6;1)&gt;MID([.F228];6;1);&quot;&quot;;MAX([.A$7:.A228])+1)">
            <text:p/>
          </table:table-cell>
          <table:table-cell table:style-name="ce403" office:value-type="string">
            <text:p>FNC_SOC_SPC_NAV_13_01</text:p>
          </table:table-cell>
          <table:table-cell table:style-name="ce410" table:formula="of:=IF(MID([.F230];6;1)&gt;MID([.F229];6;1);[.C229];[.C229]+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1];6;1)&gt;MID([.F229];6;1);&quot;&quot;;MAX([.A$7:.A229])+1)">
            <text:p/>
          </table:table-cell>
          <table:table-cell table:style-name="ce403" office:value-type="string">
            <text:p>FNC_SOC_SPC_NAV_13_01</text:p>
          </table:table-cell>
          <table:table-cell table:style-name="ce410" table:formula="of:=IF(MID([.F231];6;1)&gt;MID([.F230];6;1);[.C230];[.C230]+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3: Change pages title </text:p>
          </table:table-cell>
          <table:table-cell table:style-name="ce440" office:value-type="string">
            <text:p>- Select Page setting</text:p>
            <text:p>- Change current <text:span text:style-name="T11">Page Title</text:span> with new value less than 3 or over 120 characters</text:p>
            <text:p>- Click <text:span text:style-name="T11">Save</text:span></text:p>
          </table:table-cell>
          <table:table-cell table:style-name="ce438" office:value-type="string">
            <text:p>Show message alerts Title must be over 3 and less than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2];6;1)&gt;MID([.F230];6;1);&quot;&quot;;MAX([.A$7:.A230])+1)" office:value-type="float" office:value="70">
            <text:p>70.00</text:p>
          </table:table-cell>
          <table:table-cell table:style-name="ce403" office:value-type="string">
            <text:p>FNC_SOC_SPC_NAV_13_01</text:p>
          </table:table-cell>
          <table:table-cell table:style-name="ce410" table:formula="of:=IF(MID([.F232];6;1)&gt;MID([.F231];6;1);[.C231];[.C231]+1)" office:value-type="float" office:value="7">
            <text:p>7.00</text:p>
          </table:table-cell>
          <table:table-cell table:style-name="ce413" office:value-type="string">
            <text:p>Social\Page_Nav\Node\Edit page\Properties</text:p>
          </table:table-cell>
          <table:table-cell table:style-name="ce423" office:value-type="string">
            <text:p>Change nodes page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3];6;1)&gt;MID([.F231];6;1);&quot;&quot;;MAX([.A$7:.A231])+1)">
            <text:p/>
          </table:table-cell>
          <table:table-cell table:style-name="ce403" office:value-type="string">
            <text:p>FNC_SOC_SPC_NAV_13_01</text:p>
          </table:table-cell>
          <table:table-cell table:style-name="ce410" table:formula="of:=IF(MID([.F233];6;1)&gt;MID([.F232];6;1);[.C232];[.C232]+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34];6;1)&gt;MID([.F232];6;1);&quot;&quot;;MAX([.A$7:.A232])+1)">
            <text:p/>
          </table:table-cell>
          <table:table-cell table:style-name="ce403" office:value-type="string">
            <text:p>FNC_SOC_SPC_NAV_13_01</text:p>
          </table:table-cell>
          <table:table-cell table:style-name="ce410" table:formula="of:=IF(MID([.F234];6;1)&gt;MID([.F233];6;1);[.C233];[.C233]+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3: Change pages title </text:p>
          </table:table-cell>
          <table:table-cell table:style-name="ce440" office:value-type="string">
            <text:p>- Select Page setting</text:p>
            <text:p>- Change current Page Title with new valid value (even special characters: space, !@#$%^and*()&lt;&gt;)</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5];6;1)&gt;MID([.F233];6;1);&quot;&quot;;MAX([.A$7:.A233])+1)" office:value-type="float" office:value="71">
            <text:p>71.00</text:p>
          </table:table-cell>
          <table:table-cell table:style-name="ce403" office:value-type="string">
            <text:p>FNC_SOC_SPC_NAV_13_01</text:p>
          </table:table-cell>
          <table:table-cell table:style-name="ce410" table:formula="of:=IF(MID([.F235];6;1)&gt;MID([.F234];6;1);[.C234];[.C234]+1)" office:value-type="float" office:value="8">
            <text:p>8.00</text:p>
          </table:table-cell>
          <table:table-cell table:style-name="ce413" office:value-type="string">
            <text:p>Social\Page_Nav\Node\Edit page\Properties</text:p>
          </table:table-cell>
          <table:table-cell table:style-name="ce423" office:value-type="string">
            <text:p>Edit nodes page from unchecked to checked Show max window option</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6];6;1)&gt;MID([.F234];6;1);&quot;&quot;;MAX([.A$7:.A234])+1)">
            <text:p/>
          </table:table-cell>
          <table:table-cell table:style-name="ce403" office:value-type="string">
            <text:p>FNC_SOC_SPC_NAV_13_01</text:p>
          </table:table-cell>
          <table:table-cell table:style-name="ce410" table:formula="of:=IF(MID([.F236];6;1)&gt;MID([.F235];6;1);[.C235];[.C235]+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2: Edit nodes page</text:p>
          </table:table-cell>
          <table:table-cell table:style-name="ce44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7];6;1)&gt;MID([.F235];6;1);&quot;&quot;;MAX([.A$7:.A235])+1)">
            <text:p/>
          </table:table-cell>
          <table:table-cell table:style-name="ce403" office:value-type="string">
            <text:p>FNC_SOC_SPC_NAV_13_01</text:p>
          </table:table-cell>
          <table:table-cell table:style-name="ce410" table:formula="of:=IF(MID([.F237];6;1)&gt;MID([.F236];6;1);[.C236];[.C236]+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3: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8];6;1)&gt;MID([.F236];6;1);&quot;&quot;;MAX([.A$7:.A236])+1)">
            <text:p/>
          </table:table-cell>
          <table:table-cell table:style-name="ce403" office:value-type="string">
            <text:p>FNC_SOC_SPC_NAV_13_01</text:p>
          </table:table-cell>
          <table:table-cell table:style-name="ce410" table:formula="of:=IF(MID([.F238];6;1)&gt;MID([.F237];6;1);[.C237];[.C237]+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4: Check showing page after page is being edited</text:p>
          </table:table-cell>
          <table:table-cell table:style-name="ce440" office:value-type="string">
            <text:p>Select above node (page) from portal or group navigation</text:p>
          </table:table-cell>
          <table:table-cell table:style-name="ce438" office:value-type="string">
            <text:p>nodes page content is shown in maximize side. Banner, navigation, breadcumbs, footer are not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9];6;1)&gt;MID([.F237];6;1);&quot;&quot;;MAX([.A$7:.A237])+1)" office:value-type="float" office:value="72">
            <text:p>72.00</text:p>
          </table:table-cell>
          <table:table-cell table:style-name="ce403" office:value-type="string">
            <text:p>FNC_SOC_SPC_NAV_13_01</text:p>
          </table:table-cell>
          <table:table-cell table:style-name="ce410" table:formula="of:=IF(MID([.F239];6;1)&gt;MID([.F238];6;1);[.C238];[.C238]+1)" office:value-type="float" office:value="9">
            <text:p>9.00</text:p>
          </table:table-cell>
          <table:table-cell table:style-name="ce413" office:value-type="string">
            <text:p>Social\Page_Nav\Node\Edit page\Properties</text:p>
          </table:table-cell>
          <table:table-cell table:style-name="ce423" office:value-type="string">
            <text:p>Edit nodes page from checked to unchecked Show max window opt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text:span><text:span text:style-name="T25">public for all</text:span></text:p>
            <text:p>- Create new page with checked Show max window option in Manage Pages</text:p>
          </table:table-cell>
          <table:table-cell table:style-name="ce438" office:value-type="string">
            <text:p>Created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0];6;1)&gt;MID([.F238];6;1);&quot;&quot;;MAX([.A$7:.A238])+1)">
            <text:p/>
          </table:table-cell>
          <table:table-cell table:style-name="ce403" office:value-type="string">
            <text:p>FNC_SOC_SPC_NAV_13_01</text:p>
          </table:table-cell>
          <table:table-cell table:style-name="ce410" table:formula="of:=IF(MID([.F240];6;1)&gt;MID([.F239];6;1);[.C239];[.C239]+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2: Add node</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41];6;1)&gt;MID([.F239];6;1);&quot;&quot;;MAX([.A$7:.A239])+1)">
            <text:p/>
          </table:table-cell>
          <table:table-cell table:style-name="ce403" office:value-type="string">
            <text:p>FNC_SOC_SPC_NAV_13_01</text:p>
          </table:table-cell>
          <table:table-cell table:style-name="ce410" table:formula="of:=IF(MID([.F241];6;1)&gt;MID([.F240];6;1);[.C240];[.C240]+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3: Edit nodes page</text:p>
          </table:table-cell>
          <table:table-cell table:style-name="ce44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2];6;1)&gt;MID([.F240];6;1);&quot;&quot;;MAX([.A$7:.A240])+1)">
            <text:p/>
          </table:table-cell>
          <table:table-cell table:style-name="ce403" office:value-type="string">
            <text:p>FNC_SOC_SPC_NAV_13_01</text:p>
          </table:table-cell>
          <table:table-cell table:style-name="ce410" table:formula="of:=IF(MID([.F242];6;1)&gt;MID([.F241];6;1);[.C241];[.C241]+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4: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3];6;1)&gt;MID([.F241];6;1);&quot;&quot;;MAX([.A$7:.A241])+1)">
            <text:p/>
          </table:table-cell>
          <table:table-cell table:style-name="ce403" office:value-type="string">
            <text:p>FNC_SOC_SPC_NAV_13_01</text:p>
          </table:table-cell>
          <table:table-cell table:style-name="ce410" table:formula="of:=IF(MID([.F243];6;1)&gt;MID([.F242];6;1);[.C242];[.C242]+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5: Check showing page after page is being edited</text:p>
          </table:table-cell>
          <table:table-cell table:style-name="ce440" office:value-type="string">
            <text:p>Select above node (page) from navigation bar</text:p>
          </table:table-cell>
          <table:table-cell table:style-name="ce438" office:value-type="string">
            <text:p>nodes page content is shown in normal side. Banner, navigation, breadcumbs, footer are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244];6;1)&gt;MID([.F242];6;1);&quot;&quot;;MAX([.A$7:.A242])+1)" office:value-type="float" office:value="73">
            <text:p>73.00</text:p>
          </table:table-cell>
          <table:table-cell table:style-name="ce403" office:value-type="string">
            <text:p>FNC_SOC_SPC_NAV_13_01</text:p>
          </table:table-cell>
          <table:table-cell table:style-name="ce410" table:formula="of:=IF(MID([.F244];6;1)&gt;MID([.F243];6;1);[.C243];[.C243]+1)" office:value-type="float" office:value="10">
            <text:p>10.00</text:p>
          </table:table-cell>
          <table:table-cell table:style-name="ce413" office:value-type="string">
            <text:p>Social\Page_Nav\Node\Edit page\Properties</text:p>
          </table:table-cell>
          <table:table-cell table:style-name="ce423" office:value-type="string">
            <text:p>Edit nodes page with blank access right</text:p>
          </table:table-cell>
          <table:table-cell table:style-name="ce438" office:value-type="string">
            <text:p>Step 1: Show form to edit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hoose a node that links to a </text:span><text:span text:style-name="T25">group/portal page (not public page) that </text:span><text:span text:style-name="T25">current user has edit right</text:span></text:p>
            <text:p>- Right click on node and select Edit nodes page </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5];6;1)&gt;MID([.F243];6;1);&quot;&quot;;MAX([.A$7:.A243])+1)">
            <text:p/>
          </table:table-cell>
          <table:table-cell table:style-name="ce403" office:value-type="string">
            <text:p>FNC_SOC_SPC_NAV_13_01</text:p>
          </table:table-cell>
          <table:table-cell table:style-name="ce410" table:formula="of:=IF(MID([.F245];6;1)&gt;MID([.F244];6;1);[.C244];[.C244]+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2: Show Access permission setting form of editing page</text:p>
          </table:table-cell>
          <table:table-cell table:style-name="ce440" office:value-type="string">
            <text:p>Choose Permission Setting tab then Access Permission</text:p>
          </table:table-cell>
          <table:table-cell table:style-name="ce438" office:value-type="string">
            <text:p>Access right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46];6;1)&gt;MID([.F244];6;1);&quot;&quot;;MAX([.A$7:.A244])+1)">
            <text:p/>
          </table:table-cell>
          <table:table-cell table:style-name="ce403" office:value-type="string">
            <text:p>FNC_SOC_SPC_NAV_13_01</text:p>
          </table:table-cell>
          <table:table-cell table:style-name="ce410" table:formula="of:=IF(MID([.F246];6;1)&gt;MID([.F245];6;1);[.C245];[.C245]+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3: Remove access right</text:p>
          </table:table-cell>
          <table:table-cell table:style-name="ce440" office:value-type="string">
            <text:p>- Remove all access right in list</text:p>
            <text:p>- Click <text:span text:style-name="T11">Save </text:span></text:p>
          </table:table-cell>
          <table:table-cell table:style-name="ce438" office:value-type="string">
            <text:p>Show message alerts access right list can not be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7];6;1)&gt;MID([.F245];6;1);&quot;&quot;;MAX([.A$7:.A245])+1)" office:value-type="float" office:value="74">
            <text:p>74.00</text:p>
          </table:table-cell>
          <table:table-cell table:style-name="ce403" office:value-type="string">
            <text:p>FNC_SOC_SPC_NAV_13_01</text:p>
          </table:table-cell>
          <table:table-cell table:style-name="ce410" table:formula="of:=IF(MID([.F247];6;1)&gt;MID([.F246];6;1);[.C246];[.C246]+1)" office:value-type="float" office:value="11">
            <text:p>11.00</text:p>
          </table:table-cell>
          <table:table-cell table:style-name="ce413" office:value-type="string">
            <text:p>Social\Page_Nav\Node\Edit page\Properties</text:p>
          </table:table-cell>
          <table:table-cell table:style-name="ce423" office:value-type="string">
            <text:p>Change nodes page from limited by users to public for access permiss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8];6;1)&gt;MID([.F246];6;1);&quot;&quot;;MAX([.A$7:.A246])+1)">
            <text:p/>
          </table:table-cell>
          <table:table-cell table:style-name="ce403" office:value-type="string">
            <text:p>FNC_SOC_SPC_NAV_13_01</text:p>
          </table:table-cell>
          <table:table-cell table:style-name="ce410" table:formula="of:=IF(MID([.F248];6;1)&gt;MID([.F247];6;1);[.C247];[.C247]+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2: Check using added page with limited access right</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Only users who can access that page can select it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49];6;1)&gt;MID([.F247];6;1);&quot;&quot;;MAX([.A$7:.A247])+1)">
            <text:p/>
          </table:table-cell>
          <table:table-cell table:style-name="ce403" office:value-type="string">
            <text:p>FNC_SOC_SPC_NAV_13_01</text:p>
          </table:table-cell>
          <table:table-cell table:style-name="ce410" table:formula="of:=IF(MID([.F249];6;1)&gt;MID([.F248];6;1);[.C248];[.C248]+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3: Show form to edit nodes page</text:p>
          </table:table-cell>
          <table:table-cell table:style-name="ce440" office:value-type="string">
            <text:p>- Select above added node</text:p>
            <text:p>- Right click on node and click on Edit nodes page</text:p>
            <text:p>- Click on View page properties button on Page editor</text:p>
          </table:table-cell>
          <table:table-cell table:style-name="ce438" office:value-type="string">
            <text:p>Edit nodes page properties form 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0];6;1)&gt;MID([.F248];6;1);&quot;&quot;;MAX([.A$7:.A248])+1)">
            <text:p/>
          </table:table-cell>
          <table:table-cell table:style-name="ce403" office:value-type="string">
            <text:p>FNC_SOC_SPC_NAV_13_01</text:p>
          </table:table-cell>
          <table:table-cell table:style-name="ce410" table:formula="of:=IF(MID([.F250];6;1)&gt;MID([.F249];6;1);[.C249];[.C249]+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4: Check current access right information</text:p>
          </table:table-cell>
          <table:table-cell table:style-name="ce440" office:value-type="string">
            <text:p>Choose Permission Setting tab then Access Permission</text:p>
          </table:table-cell>
          <table:table-cell table:style-name="ce438" office:value-type="string">
            <text:p>- “Make it public” option is unchecked</text:p>
            <text:p>- Access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1];6;1)&gt;MID([.F249];6;1);&quot;&quot;;MAX([.A$7:.A249])+1)">
            <text:p/>
          </table:table-cell>
          <table:table-cell table:style-name="ce403" office:value-type="string">
            <text:p>FNC_SOC_SPC_NAV_13_01</text:p>
          </table:table-cell>
          <table:table-cell table:style-name="ce410" table:formula="of:=IF(MID([.F251];6;1)&gt;MID([.F250];6;1);[.C250];[.C250]+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5: Change access right</text:p>
          </table:table-cell>
          <table:table-cell table:style-name="ce440" office:value-type="string">
            <text:p>Check “Make it public” option</text:p>
          </table:table-cell>
          <table:table-cell table:style-name="ce438" office:value-type="string">
            <text:p>Access list beLow dis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2];6;1)&gt;MID([.F250];6;1);&quot;&quot;;MAX([.A$7:.A250])+1)">
            <text:p/>
          </table:table-cell>
          <table:table-cell table:style-name="ce403" office:value-type="string">
            <text:p>FNC_SOC_SPC_NAV_13_01</text:p>
          </table:table-cell>
          <table:table-cell table:style-name="ce410" table:formula="of:=IF(MID([.F252];6;1)&gt;MID([.F251];6;1);[.C251];[.C251]+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Change on pa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53];6;1)&gt;MID([.F251];6;1);&quot;&quot;;MAX([.A$7:.A251])+1)">
            <text:p/>
          </table:table-cell>
          <table:table-cell table:style-name="ce403" office:value-type="string">
            <text:p>FNC_SOC_SPC_NAV_13_01</text:p>
          </table:table-cell>
          <table:table-cell table:style-name="ce410" table:formula="of:=IF(MID([.F253];6;1)&gt;MID([.F252];6;1);[.C252];[.C252]+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7: Check accessing page by different users</text:p>
          </table:table-cell>
          <table:table-cell table:style-name="ce440" office:value-type="string">
            <text:p>- Login by users in different groups and memberships</text:p>
            <text:p>- Go to Navigation management: create new node and select above page </text:p>
          </table:table-cell>
          <table:table-cell table:style-name="ce438" office:value-type="string">
            <text:p>Anyone can select this page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54];6;1)&gt;MID([.F252];6;1);&quot;&quot;;MAX([.A$7:.A252])+1)" office:value-type="float" office:value="75">
            <text:p>75.00</text:p>
          </table:table-cell>
          <table:table-cell table:style-name="ce403" office:value-type="string">
            <text:p>FNC_SOC_SPC_NAV_13_01</text:p>
          </table:table-cell>
          <table:table-cell table:style-name="ce410" table:formula="of:=IF(MID([.F254];6;1)&gt;MID([.F253];6;1);[.C253];[.C253]+1)" office:value-type="float" office:value="12">
            <text:p>12.00</text:p>
          </table:table-cell>
          <table:table-cell table:style-name="ce413" office:value-type="string">
            <text:p>Social\Page_Nav\Node\Edit page\Properties</text:p>
          </table:table-cell>
          <table:table-cell table:style-name="ce423" office:value-type="string">
            <text:p>Edit nodes page with blank edit right</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55];6;1)&gt;MID([.F253];6;1);&quot;&quot;;MAX([.A$7:.A253])+1)">
            <text:p/>
          </table:table-cell>
          <table:table-cell table:style-name="ce403" office:value-type="string">
            <text:p>FNC_SOC_SPC_NAV_13_01</text:p>
          </table:table-cell>
          <table:table-cell table:style-name="ce410" table:formula="of:=IF(MID([.F255];6;1)&gt;MID([.F254];6;1);[.C254];[.C254]+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2: Show form to edit pages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6];6;1)&gt;MID([.F254];6;1);&quot;&quot;;MAX([.A$7:.A254])+1)">
            <text:p/>
          </table:table-cell>
          <table:table-cell table:style-name="ce403" office:value-type="string">
            <text:p>FNC_SOC_SPC_NAV_13_01</text:p>
          </table:table-cell>
          <table:table-cell table:style-name="ce410" table:formula="of:=IF(MID([.F256];6;1)&gt;MID([.F255];6;1);[.C255];[.C255]+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7];6;1)&gt;MID([.F255];6;1);&quot;&quot;;MAX([.A$7:.A255])+1)">
            <text:p/>
          </table:table-cell>
          <table:table-cell table:style-name="ce403" office:value-type="string">
            <text:p>FNC_SOC_SPC_NAV_13_01</text:p>
          </table:table-cell>
          <table:table-cell table:style-name="ce410" table:formula="of:=IF(MID([.F257];6;1)&gt;MID([.F256];6;1);[.C256];[.C256]+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4: Remove current edit right</text:p>
          </table:table-cell>
          <table:table-cell table:style-name="ce440" office:value-type="string">
            <text:p>Click <text:span text:style-name="T11">Delete Permission</text:span></text:p>
          </table:table-cell>
          <table:table-cell table:style-name="ce438" office:value-type="string">
            <text:p>Current group/membership in form disappe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8];6;1)&gt;MID([.F256];6;1);&quot;&quot;;MAX([.A$7:.A256])+1)">
            <text:p/>
          </table:table-cell>
          <table:table-cell table:style-name="ce403" office:value-type="string">
            <text:p>FNC_SOC_SPC_NAV_13_01</text:p>
          </table:table-cell>
          <table:table-cell table:style-name="ce410" table:formula="of:=IF(MID([.F258];6;1)&gt;MID([.F257];6;1);[.C257];[.C257]+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5: Complete editing page with no one for edit right </text:p>
          </table:table-cell>
          <table:table-cell table:style-name="ce440" office:value-type="string">
            <text:p>Click <text:span text:style-name="T11">Save</text:span> in Edit Page Properties form</text:p>
          </table:table-cell>
          <table:table-cell table:style-name="ce438" office:value-type="string">
            <text:p>Show message alerts edit right can not empt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59];6;1)&gt;MID([.F257];6;1);&quot;&quot;;MAX([.A$7:.A257])+1)" office:value-type="float" office:value="76">
            <text:p>76.00</text:p>
          </table:table-cell>
          <table:table-cell table:style-name="ce403" office:value-type="string">
            <text:p>FNC_SOC_SPC_NAV_13_01</text:p>
          </table:table-cell>
          <table:table-cell table:style-name="ce410" table:formula="of:=IF(MID([.F259];6;1)&gt;MID([.F258];6;1);[.C258];[.C258]+1)" office:value-type="float" office:value="13">
            <text:p>13.00</text:p>
          </table:table-cell>
          <table:table-cell table:style-name="ce413" office:value-type="string">
            <text:p>Social\Page_Nav\Node\Edit page\Properties</text:p>
          </table:table-cell>
          <table:table-cell table:style-name="ce423" office:value-type="string">
            <text:p>Change edit right of nodes page that is a portal page</text:p>
          </table:table-cell>
          <table:table-cell table:style-name="ce438" office:value-type="string">
            <text:p>Step 1: Create portal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8" office:value-type="string">
            <text:p>New page is created with a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0];6;1)&gt;MID([.F258];6;1);&quot;&quot;;MAX([.A$7:.A258])+1)">
            <text:p/>
          </table:table-cell>
          <table:table-cell table:style-name="ce403" office:value-type="string">
            <text:p>FNC_SOC_SPC_NAV_13_01</text:p>
          </table:table-cell>
          <table:table-cell table:style-name="ce410" table:formula="of:=IF(MID([.F260];6;1)&gt;MID([.F259];6;1);[.C259];[.C259]+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2: Show form to edit page property</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1];6;1)&gt;MID([.F259];6;1);&quot;&quot;;MAX([.A$7:.A259])+1)">
            <text:p/>
          </table:table-cell>
          <table:table-cell table:style-name="ce403" office:value-type="string">
            <text:p>FNC_SOC_SPC_NAV_13_01</text:p>
          </table:table-cell>
          <table:table-cell table:style-name="ce410" table:formula="of:=IF(MID([.F261];6;1)&gt;MID([.F260];6;1);[.C260];[.C260]+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62];6;1)&gt;MID([.F260];6;1);&quot;&quot;;MAX([.A$7:.A260])+1)">
            <text:p/>
          </table:table-cell>
          <table:table-cell table:style-name="ce403" office:value-type="string">
            <text:p>FNC_SOC_SPC_NAV_13_01</text:p>
          </table:table-cell>
          <table:table-cell table:style-name="ce410" table:formula="of:=IF(MID([.F262];6;1)&gt;MID([.F261];6;1);[.C261];[.C261]+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4: Show form to choose new group/membership for edit right</text:p>
          </table:table-cell>
          <table:table-cell table:style-name="ce440" office:value-type="string">
            <text:p>Click <text:span text:style-name="T11">Select Permission</text:span></text:p>
          </table:table-cell>
          <table:table-cell table:style-name="ce438" office:value-type="string">
            <text:p>A form is shown to choose specific group and membership for edit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3];6;1)&gt;MID([.F261];6;1);&quot;&quot;;MAX([.A$7:.A261])+1)">
            <text:p/>
          </table:table-cell>
          <table:table-cell table:style-name="ce403" office:value-type="string">
            <text:p>FNC_SOC_SPC_NAV_13_01</text:p>
          </table:table-cell>
          <table:table-cell table:style-name="ce410" table:formula="of:=IF(MID([.F263];6;1)&gt;MID([.F262];6;1);[.C262];[.C262]+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5: Change edit right</text:p>
          </table:table-cell>
          <table:table-cell table:style-name="ce440" office:value-type="string">
            <text:p>Choose new group/membership </text:p>
          </table:table-cell>
          <table:table-cell table:style-name="ce438" office:value-type="string">
            <text:p>Selected group and membership type are displayed in edit righ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4];6;1)&gt;MID([.F262];6;1);&quot;&quot;;MAX([.A$7:.A262])+1)">
            <text:p/>
          </table:table-cell>
          <table:table-cell table:style-name="ce403" office:value-type="string">
            <text:p>FNC_SOC_SPC_NAV_13_01</text:p>
          </table:table-cell>
          <table:table-cell table:style-name="ce410" table:formula="of:=IF(MID([.F264];6;1)&gt;MID([.F263];6;1);[.C263];[.C263]+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 Change is saved</text:p>
            <text:p>- Navigation management form is clos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65];6;1)&gt;MID([.F263];6;1);&quot;&quot;;MAX([.A$7:.A263])+1)">
            <text:p/>
          </table:table-cell>
          <table:table-cell table:style-name="ce403" office:value-type="string">
            <text:p>FNC_SOC_SPC_NAV_13_01</text:p>
          </table:table-cell>
          <table:table-cell table:style-name="ce410" table:formula="of:=IF(MID([.F265];6;1)&gt;MID([.F264];6;1);[.C264];[.C264]+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7: Check edit right on page after changed</text:p>
          </table:table-cell>
          <table:table-cell table:style-name="ce440" office:value-type="string">
            <text:p>- Login by user in new selected group/membership for edit right above</text:p>
            <text:p>- Try to edit that page (in navigation manager or in Manage Pages)</text:p>
          </table:table-cell>
          <table:table-cell table:style-name="ce438" office:value-type="string">
            <text:p>Edit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6];6;1)&gt;MID([.F264];6;1);&quot;&quot;;MAX([.A$7:.A264])+1)" office:value-type="float" office:value="77">
            <text:p>77.00</text:p>
          </table:table-cell>
          <table:table-cell table:style-name="ce403" office:value-type="string">
            <text:p>FNC_SOC_SPC_NAV_13_01</text:p>
          </table:table-cell>
          <table:table-cell table:style-name="ce410" table:formula="of:=IF(MID([.F266];6;1)&gt;MID([.F265];6;1);[.C265];[.C265]+1)" office:value-type="float" office:value="14">
            <text:p>14.00</text:p>
          </table:table-cell>
          <table:table-cell table:style-name="ce413" office:value-type="string">
            <text:p>Social\Page_Nav\Node\Edit page\Properties</text:p>
          </table:table-cell>
          <table:table-cell table:style-name="ce423" office:value-type="string">
            <text:p>Change 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7];6;1)&gt;MID([.F265];6;1);&quot;&quot;;MAX([.A$7:.A265])+1)">
            <text:p/>
          </table:table-cell>
          <table:table-cell table:style-name="ce403" office:value-type="string">
            <text:p>FNC_SOC_SPC_NAV_13_01</text:p>
          </table:table-cell>
          <table:table-cell table:style-name="ce410" table:formula="of:=IF(MID([.F267];6;1)&gt;MID([.F266];6;1);[.C266];[.C266]+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8];6;1)&gt;MID([.F266];6;1);&quot;&quot;;MAX([.A$7:.A266])+1)">
            <text:p/>
          </table:table-cell>
          <table:table-cell table:style-name="ce403" office:value-type="string">
            <text:p>FNC_SOC_SPC_NAV_13_01</text:p>
          </table:table-cell>
          <table:table-cell table:style-name="ce410" table:formula="of:=IF(MID([.F268];6;1)&gt;MID([.F267];6;1);[.C267];[.C267]+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3: Change edit right on page for other users in the same group but different role</text:p>
          </table:table-cell>
          <table:table-cell table:style-name="ce440" office:value-type="string">
            <text:p>In Edit Permission tab:</text:p>
            <text:p>- Click Select Permission button</text:p>
            <text:p>- Choose current group and select another membership type</text:p>
          </table:table-cell>
          <table:table-cell table:style-name="ce438" office:value-type="string">
            <text:p>Selected group and membership type are displayed in edit right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9];6;1)&gt;MID([.F267];6;1);&quot;&quot;;MAX([.A$7:.A267])+1)">
            <text:p/>
          </table:table-cell>
          <table:table-cell table:style-name="ce403" office:value-type="string">
            <text:p>FNC_SOC_SPC_NAV_13_01</text:p>
          </table:table-cell>
          <table:table-cell table:style-name="ce410" table:formula="of:=IF(MID([.F269];6;1)&gt;MID([.F268];6;1);[.C268];[.C268]+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 Owner Id has no chan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70];6;1)&gt;MID([.F268];6;1);&quot;&quot;;MAX([.A$7:.A268])+1)">
            <text:p/>
          </table:table-cell>
          <table:table-cell table:style-name="ce403" office:value-type="string">
            <text:p>FNC_SOC_SPC_NAV_13_01</text:p>
          </table:table-cell>
          <table:table-cell table:style-name="ce410" table:formula="of:=IF(MID([.F270];6;1)&gt;MID([.F269];6;1);[.C269];[.C269]+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5: Check editing page after edited</text:p>
          </table:table-cell>
          <table:table-cell table:style-name="ce440" office:value-type="string">
            <text:p>- Login by different users</text:p>
            <text:p>- Go to Manage Pages to edit above page</text:p>
          </table:table-cell>
          <table:table-cell table:style-name="ce438" office:value-type="string">
            <text:p>Only user with new selected membership type in that group can edit that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1];6;1)&gt;MID([.F269];6;1);&quot;&quot;;MAX([.A$7:.A269])+1)" office:value-type="float" office:value="78">
            <text:p>78.00</text:p>
          </table:table-cell>
          <table:table-cell table:style-name="ce403" office:value-type="string">
            <text:p>FNC_SOC_SPC_NAV_13_01</text:p>
          </table:table-cell>
          <table:table-cell table:style-name="ce410" table:formula="of:=IF(MID([.F271];6;1)&gt;MID([.F270];6;1);[.C270];[.C270]+1)" office:value-type="float" office:value="15">
            <text:p>15.00</text:p>
          </table:table-cell>
          <table:table-cell table:style-name="ce413" office:value-type="string">
            <text:p>Social\Page_Nav\Node\Edit page\Properties</text:p>
          </table:table-cell>
          <table:table-cell table:style-name="ce423" office:value-type="string">
            <text:p>Change group/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72];6;1)&gt;MID([.F270];6;1);&quot;&quot;;MAX([.A$7:.A270])+1)">
            <text:p/>
          </table:table-cell>
          <table:table-cell table:style-name="ce403" office:value-type="string">
            <text:p>FNC_SOC_SPC_NAV_13_01</text:p>
          </table:table-cell>
          <table:table-cell table:style-name="ce410" table:formula="of:=IF(MID([.F272];6;1)&gt;MID([.F271];6;1);[.C271];[.C271]+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273];6;1)&gt;MID([.F271];6;1);&quot;&quot;;MAX([.A$7:.A271])+1)">
            <text:p/>
          </table:table-cell>
          <table:table-cell table:style-name="ce404" office:value-type="string">
            <text:p>FNC_SOC_SPC_NAV_13_01</text:p>
          </table:table-cell>
          <table:table-cell table:style-name="ce411" table:formula="of:=IF(MID([.F273];6;1)&gt;MID([.F272];6;1);[.C272];[.C272]+1)" office:value-type="float" office:value="15">
            <text:p>15.00</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5" office:value-type="string">
            <text:p>In Edit Permission tab:</text:p>
            <text:p>- Click Select Permission button</text:p>
            <text:p>- Choose another group and membership type</text:p>
          </table:table-cell>
          <table:table-cell table:style-name="ce439" office:value-type="string">
            <text:p>- Selected group and membership type are displayed in edit right list</text:p>
            <text:p>- Owner Id is stil the same</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4">
          <table:table-cell table:style-name="ce398" table:formula="of:=IF(MID([.F274];6;1)&gt;MID([.F272];6;1);&quot;&quot;;MAX([.A$7:.A272])+1)">
            <text:p/>
          </table:table-cell>
          <table:table-cell table:style-name="ce403" office:value-type="string">
            <text:p>FNC_SOC_SPC_NAV_13_01</text:p>
          </table:table-cell>
          <table:table-cell table:style-name="ce410" table:formula="of:=IF(MID([.F274];6;1)&gt;MID([.F273];6;1);[.C273];[.C273]+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75];6;1)&gt;MID([.F273];6;1);&quot;&quot;;MAX([.A$7:.A273])+1)" office:value-type="float" office:value="79">
            <text:p>79.00</text:p>
          </table:table-cell>
          <table:table-cell table:style-name="ce403" office:value-type="string">
            <text:p>FNC_SOC_SPC_NAV_13_01</text:p>
          </table:table-cell>
          <table:table-cell table:style-name="ce410" table:formula="of:=IF(MID([.F275];6;1)&gt;MID([.F274];6;1);[.C274];[.C274]+1)" office:value-type="float" office:value="16">
            <text:p>16.00</text:p>
          </table:table-cell>
          <table:table-cell table:style-name="ce413" office:value-type="string">
            <text:p>Social\Page_Nav\Node\Edit page\Properties</text:p>
          </table:table-cell>
          <table:table-cell table:style-name="ce423" office:value-type="string">
            <text:p>Check after changing edit right of a nodes page for another group/membership type that does not contains editor</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276];6;1)&gt;MID([.F274];6;1);&quot;&quot;;MAX([.A$7:.A274])+1)">
            <text:p/>
          </table:table-cell>
          <table:table-cell table:style-name="ce403" office:value-type="string">
            <text:p>FNC_SOC_SPC_NAV_13_01</text:p>
          </table:table-cell>
          <table:table-cell table:style-name="ce410" table:formula="of:=IF(MID([.F276];6;1)&gt;MID([.F275];6;1);[.C275];[.C275]+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2: Change Edit righ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nother group or another membership for edit permission that current editor does not belong to</text:p>
            <text:p><text:s/></text:p>
          </table:table-cell>
          <table:table-cell table:style-name="ce438" office:value-type="string">
            <text:p>New selected group or membership are displayed in edit permissio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7];6;1)&gt;MID([.F275];6;1);&quot;&quot;;MAX([.A$7:.A275])+1)">
            <text:p/>
          </table:table-cell>
          <table:table-cell table:style-name="ce403" office:value-type="string">
            <text:p>FNC_SOC_SPC_NAV_13_01</text:p>
          </table:table-cell>
          <table:table-cell table:style-name="ce410" table:formula="of:=IF(MID([.F277];6;1)&gt;MID([.F276];6;1);[.C276];[.C276]+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3: Check affect of changing before saving change on page</text:p>
          </table:table-cell>
          <table:table-cell table:style-name="ce440" office:value-type="string">
            <text:p>- Click <text:span text:style-name="T11">Save</text:span></text:p>
          </table:table-cell>
          <table:table-cell table:style-name="ce438" office:value-type="string">
            <text:p>- Change is saved and displayed in form if show Edit page properties form again</text:p>
            <text:p>- Action bar to edit page is still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8];6;1)&gt;MID([.F276];6;1);&quot;&quot;;MAX([.A$7:.A276])+1)">
            <text:p/>
          </table:table-cell>
          <table:table-cell table:style-name="ce403" office:value-type="string">
            <text:p>FNC_SOC_SPC_NAV_13_01</text:p>
          </table:table-cell>
          <table:table-cell table:style-name="ce410" table:formula="of:=IF(MID([.F278];6;1)&gt;MID([.F277];6;1);[.C277];[.C277]+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4: Check affect of changing after saving change on page</text:p>
          </table:table-cell>
          <table:table-cell table:style-name="ce440" office:value-type="string">
            <text:p>- Click finish icon on page editor</text:p>
            <text:p>- Select that pages node again to view page content</text:p>
          </table:table-cell>
          <table:table-cell table:style-name="ce438" office:value-type="string">
            <text:p>Action bar above the navigation list disappears, user can not edit this nodes page anymor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79];6;1)&gt;MID([.F277];6;1);&quot;&quot;;MAX([.A$7:.A277])+1)" office:value-type="float" office:value="80">
            <text:p>80.00</text:p>
          </table:table-cell>
          <table:table-cell table:style-name="ce403" office:value-type="string">
            <text:p>FNC_SOC_SPC_NAV_13_01</text:p>
          </table:table-cell>
          <table:table-cell table:style-name="ce410" table:formula="of:=IF(MID([.F279];6;1)&gt;MID([.F278];6;1);[.C278];[.C278]+1)" office:value-type="float" office:value="17">
            <text:p>17.00</text:p>
          </table:table-cell>
          <table:table-cell table:style-name="ce413" office:value-type="string">
            <text:p>Social\Page_Nav\Node\Edit page\Properties</text:p>
          </table:table-cell>
          <table:table-cell table:style-name="ce423" office:value-type="string">
            <text:p>Check abort function after change nodes pages </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0];6;1)&gt;MID([.F278];6;1);&quot;&quot;;MAX([.A$7:.A278])+1)">
            <text:p/>
          </table:table-cell>
          <table:table-cell table:style-name="ce403" office:value-type="string">
            <text:p>FNC_SOC_SPC_NAV_13_01</text:p>
          </table:table-cell>
          <table:table-cell table:style-name="ce410" table:formula="of:=IF(MID([.F280];6;1)&gt;MID([.F279];6;1);[.C279];[.C279]+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1];6;1)&gt;MID([.F279];6;1);&quot;&quot;;MAX([.A$7:.A279])+1)">
            <text:p/>
          </table:table-cell>
          <table:table-cell table:style-name="ce403" office:value-type="string">
            <text:p>FNC_SOC_SPC_NAV_13_01</text:p>
          </table:table-cell>
          <table:table-cell table:style-name="ce410" table:formula="of:=IF(MID([.F281];6;1)&gt;MID([.F280];6;1);[.C280];[.C280]+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3: Leave Edit Page and Nav</text:p>
          </table:table-cell>
          <table:table-cell table:style-name="ce440"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82];6;1)&gt;MID([.F280];6;1);&quot;&quot;;MAX([.A$7:.A280])+1)">
            <text:p/>
          </table:table-cell>
          <table:table-cell table:style-name="ce403" office:value-type="string">
            <text:p>FNC_SOC_SPC_NAV_13_01</text:p>
          </table:table-cell>
          <table:table-cell table:style-name="ce410" table:formula="of:=IF(MID([.F282];6;1)&gt;MID([.F281];6;1);[.C281];[.C281]+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4: Check edited information in page properties</text:p>
          </table:table-cell>
          <table:table-cell table:style-name="ce440" office:value-type="string">
            <text:p>- Go to navigation management of node again</text:p>
            <text:p>- Select added node (page)</text:p>
            <text:p>- Right click on node and select edit nodes page</text:p>
            <text:p>- Click view page properties button on page editor</text:p>
          </table:table-cell>
          <table:table-cell table:style-name="ce438" office:value-type="string">
            <text:p>Edit nodes page properties form appears: All changes at step 2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3];6;1)&gt;MID([.F281];6;1);&quot;&quot;;MAX([.A$7:.A281])+1)" office:value-type="float" office:value="81">
            <text:p>81.00</text:p>
          </table:table-cell>
          <table:table-cell table:style-name="ce403" office:value-type="string">
            <text:p>FNC_SOC_SPC_NAV_13_01</text:p>
          </table:table-cell>
          <table:table-cell table:style-name="ce410" table:formula="of:=IF(MID([.F283];6;1)&gt;MID([.F282];6;1);[.C282];[.C282]+1)" office:value-type="float" office:value="18">
            <text:p>18.00</text:p>
          </table:table-cell>
          <table:table-cell table:style-name="ce413" office:value-type="string">
            <text:p>Social\Page_Nav\Node\Edit page\Properties</text:p>
          </table:table-cell>
          <table:table-cell table:style-name="ce423" office:value-type="string">
            <text:p>Check Finish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84];6;1)&gt;MID([.F282];6;1);&quot;&quot;;MAX([.A$7:.A282])+1)">
            <text:p/>
          </table:table-cell>
          <table:table-cell table:style-name="ce403" office:value-type="string">
            <text:p>FNC_SOC_SPC_NAV_13_01</text:p>
          </table:table-cell>
          <table:table-cell table:style-name="ce410" table:formula="of:=IF(MID([.F284];6;1)&gt;MID([.F283];6;1);[.C283];[.C283]+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text:span text:style-name="T33">- Click Edit Page Properties icon</text:span></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5];6;1)&gt;MID([.F283];6;1);&quot;&quot;;MAX([.A$7:.A283])+1)">
            <text:p/>
          </table:table-cell>
          <table:table-cell table:style-name="ce403" office:value-type="string">
            <text:p>FNC_SOC_SPC_NAV_13_01</text:p>
          </table:table-cell>
          <table:table-cell table:style-name="ce410" table:formula="of:=IF(MID([.F285];6;1)&gt;MID([.F284];6;1);[.C284];[.C284]+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Save page</text:span> icon in action bar</text:p>
            <text:p>- Click<text:span text:style-name="T11"> Finish</text:span> icon</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86];6;1)&gt;MID([.F284];6;1);&quot;&quot;;MAX([.A$7:.A284])+1)">
            <text:p/>
          </table:table-cell>
          <table:table-cell table:style-name="ce403" office:value-type="string">
            <text:p>FNC_SOC_SPC_NAV_13_01</text:p>
          </table:table-cell>
          <table:table-cell table:style-name="ce410" table:formula="of:=IF(MID([.F286];6;1)&gt;MID([.F285];6;1);[.C285];[.C285]+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again</text:p>
            <text:p>- Select edited node and click<text:span text:style-name="T11"> Edit Page </text:span><text:span text:style-name="T11">Properties</text:span> icon </text:p>
          </table:table-cell>
          <table:table-cell table:style-name="ce438" office:value-type="string">
            <text:p>Edit nodes page properties form appears: All changes at step 2 was <text:s/>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7];6;1)&gt;MID([.F285];6;1);&quot;&quot;;MAX([.A$7:.A285])+1)" office:value-type="float" office:value="82">
            <text:p>82.00</text:p>
          </table:table-cell>
          <table:table-cell table:style-name="ce403" office:value-type="string">
            <text:p>FNC_SOC_SPC_NAV_13_01</text:p>
          </table:table-cell>
          <table:table-cell table:style-name="ce410" table:formula="of:=IF(MID([.F287];6;1)&gt;MID([.F286];6;1);[.C286];[.C286]+1)" office:value-type="float" office:value="19">
            <text:p>19.00</text:p>
          </table:table-cell>
          <table:table-cell table:style-name="ce413" office:value-type="string">
            <text:p>Social\Page_Nav\Node\Edit page\Properties</text:p>
          </table:table-cell>
          <table:table-cell table:style-name="ce423" office:value-type="string">
            <text:p>Check close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8];6;1)&gt;MID([.F286];6;1);&quot;&quot;;MAX([.A$7:.A286])+1)">
            <text:p/>
          </table:table-cell>
          <table:table-cell table:style-name="ce403" office:value-type="string">
            <text:p>FNC_SOC_SPC_NAV_13_01</text:p>
          </table:table-cell>
          <table:table-cell table:style-name="ce410" table:formula="of:=IF(MID([.F288];6;1)&gt;MID([.F287];6;1);[.C287];[.C287]+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9];6;1)&gt;MID([.F287];6;1);&quot;&quot;;MAX([.A$7:.A287])+1)">
            <text:p/>
          </table:table-cell>
          <table:table-cell table:style-name="ce403" office:value-type="string">
            <text:p>FNC_SOC_SPC_NAV_13_01</text:p>
          </table:table-cell>
          <table:table-cell table:style-name="ce410" table:formula="of:=IF(MID([.F289];6;1)&gt;MID([.F288];6;1);[.C288];[.C288]+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Finish</text:span> icon on page editor</text:p>
            <text:p>- Click <text:span text:style-name="T11">Close</text:span> icon on Navigation management form</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90];6;1)&gt;MID([.F288];6;1);&quot;&quot;;MAX([.A$7:.A288])+1)">
            <text:p/>
          </table:table-cell>
          <table:table-cell table:style-name="ce403" office:value-type="string">
            <text:p>FNC_SOC_SPC_NAV_13_01</text:p>
          </table:table-cell>
          <table:table-cell table:style-name="ce410" table:formula="of:=IF(MID([.F290];6;1)&gt;MID([.F289];6;1);[.C289];[.C289]+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form again</text:p>
            <text:p>- Select added node (page)</text:p>
            <text:p>- Right click on node and select edit nodes page</text:p>
            <text:p>- Click view page properties button on page editor </text:p>
          </table:table-cell>
          <table:table-cell table:style-name="ce438" office:value-type="string">
            <text:p>Edit nodes page properties form appears: All changes at step 2 was <text:s/>saved and displayed i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1];6;1)&gt;MID([.F289];6;1);&quot;&quot;;MAX([.A$7:.A289])+1)" office:value-type="float" office:value="83">
            <text:p>83.00</text:p>
          </table:table-cell>
          <table:table-cell table:style-name="ce403" office:value-type="string">
            <text:p>FNC_SOC_SPC_NAV_13_02</text:p>
          </table:table-cell>
          <table:table-cell table:style-name="ce410" office:value-type="float" office:value="1">
            <text:p>1.00</text:p>
          </table:table-cell>
          <table:table-cell table:style-name="ce413" office:value-type="string">
            <text:p>Social\Page_Nav\Node\Edit page\Portlet</text:p>
          </table:table-cell>
          <table:table-cell table:style-name="ce423" office:value-type="string">
            <text:p>Check showing portlet control form while edit nodes page in case page has no portlet</text:p>
          </table:table-cell>
          <table:table-cell table:style-name="ce438" office:value-type="string">
            <text:p>Step 1: Add page</text:p>
          </table:table-cell>
          <table:table-cell table:style-name="ce440" office:value-type="string">
            <text:p>- Add new page has no portlets in page content</text:p>
          </table:table-cell>
          <table:table-cell table:style-name="ce438" office:value-type="string">
            <text:p>- Create page successfully</text:p>
            <text:p>- Page is displayed with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2];6;1)&gt;MID([.F290];6;1);&quot;&quot;;MAX([.A$7:.A290])+1)">
            <text:p/>
          </table:table-cell>
          <table:table-cell table:style-name="ce403" office:value-type="string">
            <text:p>FNC_SOC_SPC_NAV_13_02</text:p>
          </table:table-cell>
          <table:table-cell table:style-name="ce410" table:formula="of:=IF(MID([.F292];6;1)&gt;MID([.F291];6;1);[.C291];[.C291]+1)" office:value-type="float" office:value="1">
            <text:p>1.00</text:p>
          </table:table-cell>
          <table:table-cell table:style-name="ce413"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currently is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3];6;1)&gt;MID([.F291];6;1);&quot;&quot;;MAX([.A$7:.A291])+1)" office:value-type="float" office:value="84">
            <text:p>84.00</text:p>
          </table:table-cell>
          <table:table-cell table:style-name="ce403" office:value-type="string">
            <text:p>FNC_SOC_SPC_NAV_13_02</text:p>
          </table:table-cell>
          <table:table-cell table:style-name="ce410" table:formula="of:=IF(MID([.F293];6;1)&gt;MID([.F292];6;1);[.C292];[.C292]+1)" office:value-type="float" office:value="2">
            <text:p>2.00</text:p>
          </table:table-cell>
          <table:table-cell table:style-name="ce413" office:value-type="string">
            <text:p>Social\Page_Nav\Node\Edit page\Portlet</text:p>
          </table:table-cell>
          <table:table-cell table:style-name="ce423" office:value-type="string">
            <text:p>Check showing portlet control form while edit nodes page in case page contains portlets</text:p>
          </table:table-cell>
          <table:table-cell table:style-name="ce438" office:value-type="string">
            <text:p>Step 1: Add page</text:p>
          </table:table-cell>
          <table:table-cell table:style-name="ce440" office:value-type="string">
            <text:p>- 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4];6;1)&gt;MID([.F292];6;1);&quot;&quot;;MAX([.A$7:.A292])+1)">
            <text:p/>
          </table:table-cell>
          <table:table-cell table:style-name="ce403" office:value-type="string">
            <text:p>FNC_SOC_SPC_NAV_13_02</text:p>
          </table:table-cell>
          <table:table-cell table:style-name="ce410" table:formula="of:=IF(MID([.F294];6;1)&gt;MID([.F293];6;1);[.C293];[.C293]+1)" office:value-type="float" office:value="2">
            <text:p>2.00</text:p>
          </table:table-cell>
          <table:table-cell table:style-name="ce413"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5];6;1)&gt;MID([.F293];6;1);&quot;&quot;;MAX([.A$7:.A293])+1)" office:value-type="float" office:value="85">
            <text:p>85.00</text:p>
          </table:table-cell>
          <table:table-cell table:style-name="ce403" office:value-type="string">
            <text:p>FNC_SOC_SPC_NAV_13_02</text:p>
          </table:table-cell>
          <table:table-cell table:style-name="ce410" table:formula="of:=IF(MID([.F295];6;1)&gt;MID([.F294];6;1);[.C294];[.C294]+1)" office:value-type="float" office:value="3">
            <text:p>3.00</text:p>
          </table:table-cell>
          <table:table-cell table:style-name="ce413" office:value-type="string">
            <text:p>Social\Page_Nav\Node\Edit page\Portlet</text:p>
          </table:table-cell>
          <table:table-cell table:style-name="ce423" office:value-type="string">
            <text:p>Check showing current information of portlet in edit portlet form</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6];6;1)&gt;MID([.F294];6;1);&quot;&quot;;MAX([.A$7:.A294])+1)">
            <text:p/>
          </table:table-cell>
          <table:table-cell table:style-name="ce403" office:value-type="string">
            <text:p>FNC_SOC_SPC_NAV_13_02</text:p>
          </table:table-cell>
          <table:table-cell table:style-name="ce410" table:formula="of:=IF(MID([.F296];6;1)&gt;MID([.F295];6;1);[.C295];[.C295]+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97];6;1)&gt;MID([.F295];6;1);&quot;&quot;;MAX([.A$7:.A295])+1)">
            <text:p/>
          </table:table-cell>
          <table:table-cell table:style-name="ce403" office:value-type="string">
            <text:p>FNC_SOC_SPC_NAV_13_02</text:p>
          </table:table-cell>
          <table:table-cell table:style-name="ce410" table:formula="of:=IF(MID([.F297];6;1)&gt;MID([.F296];6;1);[.C296];[.C296]+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3: Show form to edit a portlet in page content</text:p>
          </table:table-cell>
          <table:table-cell table:style-name="ce440" office:value-type="string">
            <text:p>Move mouse over the portlet and click <text:span text:style-name="T11">Edit</text:span> icon on Mark layer</text:p>
          </table:table-cell>
          <table:table-cell table:style-name="ce43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8];6;1)&gt;MID([.F296];6;1);&quot;&quot;;MAX([.A$7:.A296])+1)">
            <text:p/>
          </table:table-cell>
          <table:table-cell table:style-name="ce403" office:value-type="string">
            <text:p>FNC_SOC_SPC_NAV_13_02</text:p>
          </table:table-cell>
          <table:table-cell table:style-name="ce410" table:formula="of:=IF(MID([.F298];6;1)&gt;MID([.F297];6;1);[.C297];[.C297]+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41" office:value-type="string">
            <text:p>Step 4: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99];6;1)&gt;MID([.F297];6;1);&quot;&quot;;MAX([.A$7:.A297])+1)">
            <text:p/>
          </table:table-cell>
          <table:table-cell table:style-name="ce403" office:value-type="string">
            <text:p>FNC_SOC_SPC_NAV_13_02</text:p>
          </table:table-cell>
          <table:table-cell table:style-name="ce410" table:formula="of:=IF(MID([.F299];6;1)&gt;MID([.F298];6;1);[.C298];[.C298]+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5: Check showing form to choose icon for portlet</text:p>
          </table:table-cell>
          <table:table-cell table:style-name="ce449" office:value-type="string">
            <text:p>Choose <text:span text:style-name="T11">Select Icon</text:span><text:span text:style-name="T14"> tab</text:span></text:p>
          </table:table-cell>
          <table:table-cell table:style-name="ce442"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300];6;1)&gt;MID([.F298];6;1);&quot;&quot;;MAX([.A$7:.A298])+1)">
            <text:p/>
          </table:table-cell>
          <table:table-cell table:style-name="ce403" office:value-type="string">
            <text:p>FNC_SOC_SPC_NAV_13_02</text:p>
          </table:table-cell>
          <table:table-cell table:style-name="ce410" table:formula="of:=IF(MID([.F300];6;1)&gt;MID([.F299];6;1);[.C299];[.C299]+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6: Check showing Decoration theme</text:p>
          </table:table-cell>
          <table:table-cell table:style-name="ce449" office:value-type="string">
            <text:p>Choose <text:span text:style-name="T11">Decoration Theme </text:span><text:span text:style-name="T14">tab</text:span></text:p>
          </table:table-cell>
          <table:table-cell table:style-name="ce451"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01];6;1)&gt;MID([.F299];6;1);&quot;&quot;;MAX([.A$7:.A299])+1)">
            <text:p/>
          </table:table-cell>
          <table:table-cell table:style-name="ce403" office:value-type="string">
            <text:p>FNC_SOC_SPC_NAV_13_02</text:p>
          </table:table-cell>
          <table:table-cell table:style-name="ce410" table:formula="of:=IF(MID([.F301];6;1)&gt;MID([.F300];6;1);[.C300];[.C300]+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7: check showing Access permission</text:p>
          </table:table-cell>
          <table:table-cell table:style-name="ce449" office:value-type="string">
            <text:p>Choose <text:span text:style-name="T11">access permission</text:span></text:p>
          </table:table-cell>
          <table:table-cell table:style-name="ce451" office:value-type="string">
            <text:p>Show list all membership/group have access right on portlet and a check box to alLow user can set public access for all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2];6;1)&gt;MID([.F300];6;1);&quot;&quot;;MAX([.A$7:.A300])+1)" office:value-type="float" office:value="86">
            <text:p>86.00</text:p>
          </table:table-cell>
          <table:table-cell table:style-name="ce403" office:value-type="string">
            <text:p>FNC_SOC_SPC_NAV_13_02</text:p>
          </table:table-cell>
          <table:table-cell table:style-name="ce410" table:formula="of:=IF(MID([.F302];6;1)&gt;MID([.F301];6;1);[.C301];[.C301]+1)" office:value-type="float" office:value="4">
            <text:p>4.00</text:p>
          </table:table-cell>
          <table:table-cell table:style-name="ce413" office:value-type="string">
            <text:p>Social\Page_Nav\Node\Edit page\Portlet</text:p>
          </table:table-cell>
          <table:table-cell table:style-name="ce429" office:value-type="string">
            <text:p>Change Portlet title with valid value while editing nodes page </text:p>
          </table:table-cell>
          <table:table-cell table:style-name="ce438" office:value-type="string">
            <text:p>Step 1: Add page</text:p>
          </table:table-cell>
          <table:table-cell table:style-name="ce440" office:value-type="string">
            <text:p>Add new page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3];6;1)&gt;MID([.F301];6;1);&quot;&quot;;MAX([.A$7:.A301])+1)">
            <text:p/>
          </table:table-cell>
          <table:table-cell table:style-name="ce403" office:value-type="string">
            <text:p>FNC_SOC_SPC_NAV_13_02</text:p>
          </table:table-cell>
          <table:table-cell table:style-name="ce410" table:formula="of:=IF(MID([.F303];6;1)&gt;MID([.F302];6;1);[.C302];[.C302]+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4];6;1)&gt;MID([.F302];6;1);&quot;&quot;;MAX([.A$7:.A302])+1)">
            <text:p/>
          </table:table-cell>
          <table:table-cell table:style-name="ce403" office:value-type="string">
            <text:p>FNC_SOC_SPC_NAV_13_02</text:p>
          </table:table-cell>
          <table:table-cell table:style-name="ce410" table:formula="of:=IF(MID([.F304];6;1)&gt;MID([.F303];6;1);[.C303];[.C303]+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5];6;1)&gt;MID([.F303];6;1);&quot;&quot;;MAX([.A$7:.A303])+1)">
            <text:p/>
          </table:table-cell>
          <table:table-cell table:style-name="ce403" office:value-type="string">
            <text:p>FNC_SOC_SPC_NAV_13_02</text:p>
          </table:table-cell>
          <table:table-cell table:style-name="ce410" table:formula="of:=IF(MID([.F305];6;1)&gt;MID([.F304];6;1);[.C304];[.C304]+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3" office:value-type="string">
            <text:p>Step 4: Change Portlet title</text:p>
          </table:table-cell>
          <table:table-cell table:style-name="ce440" office:value-type="string">
            <text:p>- Change current Portlet title</text:p>
            <text:p>- Click <text:span text:style-name="T11">Save</text:span></text:p>
          </table:table-cell>
          <table:table-cell table:style-name="ce443" office:value-type="string">
            <text:p>- Change is saved</text:p>
            <text:p>- New title is displayed in title bar of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6];6;1)&gt;MID([.F304];6;1);&quot;&quot;;MAX([.A$7:.A304])+1)" office:value-type="float" office:value="87">
            <text:p>87.00</text:p>
          </table:table-cell>
          <table:table-cell table:style-name="ce403" office:value-type="string">
            <text:p>FNC_SOC_SPC_NAV_13_02</text:p>
          </table:table-cell>
          <table:table-cell table:style-name="ce410" table:formula="of:=IF(MID([.F306];6;1)&gt;MID([.F305];6;1);[.C305];[.C305]+1)" office:value-type="float" office:value="5">
            <text:p>5.00</text:p>
          </table:table-cell>
          <table:table-cell table:style-name="ce413" office:value-type="string">
            <text:p>Social\Page_Nav\Node\Edit page\Portlet</text:p>
          </table:table-cell>
          <table:table-cell table:style-name="ce429" office:value-type="string">
            <text:p>Change Portlet title with invalid value while editing nodes page </text:p>
          </table:table-cell>
          <table:table-cell table:style-name="ce438" office:value-type="string">
            <text:p>Step 1: Add page</text:p>
          </table:table-cell>
          <table:table-cell table:style-name="ce440" office:value-type="string">
            <text:p>Add new page <text:s/>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7];6;1)&gt;MID([.F305];6;1);&quot;&quot;;MAX([.A$7:.A305])+1)">
            <text:p/>
          </table:table-cell>
          <table:table-cell table:style-name="ce403" office:value-type="string">
            <text:p>FNC_SOC_SPC_NAV_13_02</text:p>
          </table:table-cell>
          <table:table-cell table:style-name="ce410" table:formula="of:=IF(MID([.F307];6;1)&gt;MID([.F306];6;1);[.C306];[.C306]+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8];6;1)&gt;MID([.F306];6;1);&quot;&quot;;MAX([.A$7:.A306])+1)">
            <text:p/>
          </table:table-cell>
          <table:table-cell table:style-name="ce403" office:value-type="string">
            <text:p>FNC_SOC_SPC_NAV_13_02</text:p>
          </table:table-cell>
          <table:table-cell table:style-name="ce410" table:formula="of:=IF(MID([.F308];6;1)&gt;MID([.F307];6;1);[.C307];[.C307]+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9];6;1)&gt;MID([.F307];6;1);&quot;&quot;;MAX([.A$7:.A307])+1)">
            <text:p/>
          </table:table-cell>
          <table:table-cell table:style-name="ce403" office:value-type="string">
            <text:p>FNC_SOC_SPC_NAV_13_02</text:p>
          </table:table-cell>
          <table:table-cell table:style-name="ce410" table:formula="of:=IF(MID([.F309];6;1)&gt;MID([.F308];6;1);[.C308];[.C308]+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3" office:value-type="string">
            <text:p>Step 4: Change Portlet title</text:p>
          </table:table-cell>
          <table:table-cell table:style-name="ce440" office:value-type="string">
            <text:p>- Change current Portlet Title less than 3 or over 60 characters</text:p>
            <text:p>- Click <text:span text:style-name="T11">Save</text:span></text:p>
          </table:table-cell>
          <table:table-cell table:style-name="ce450" office:value-type="string">
            <text:p>Show message alerts Title must over 3 and less than 6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0];6;1)&gt;MID([.F308];6;1);&quot;&quot;;MAX([.A$7:.A308])+1)" office:value-type="float" office:value="88">
            <text:p>88.00</text:p>
          </table:table-cell>
          <table:table-cell table:style-name="ce403" office:value-type="string">
            <text:p>FNC_SOC_SPC_NAV_13_02</text:p>
          </table:table-cell>
          <table:table-cell table:style-name="ce410" table:formula="of:=IF(MID([.F310];6;1)&gt;MID([.F309];6;1);[.C309];[.C309]+1)" office:value-type="float" office:value="6">
            <text:p>6.00</text:p>
          </table:table-cell>
          <table:table-cell table:style-name="ce413" office:value-type="string">
            <text:p>Social\Page_Nav\Node\Edit page\Portlet</text:p>
          </table:table-cell>
          <table:table-cell table:style-name="ce431" office:value-type="string">
            <text:p>Change width/height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1];6;1)&gt;MID([.F309];6;1);&quot;&quot;;MAX([.A$7:.A309])+1)">
            <text:p/>
          </table:table-cell>
          <table:table-cell table:style-name="ce403" office:value-type="string">
            <text:p>FNC_SOC_SPC_NAV_13_02</text:p>
          </table:table-cell>
          <table:table-cell table:style-name="ce410" table:formula="of:=IF(MID([.F311];6;1)&gt;MID([.F310];6;1);[.C310];[.C310]+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2];6;1)&gt;MID([.F310];6;1);&quot;&quot;;MAX([.A$7:.A310])+1)">
            <text:p/>
          </table:table-cell>
          <table:table-cell table:style-name="ce403" office:value-type="string">
            <text:p>FNC_SOC_SPC_NAV_13_02</text:p>
          </table:table-cell>
          <table:table-cell table:style-name="ce410" table:formula="of:=IF(MID([.F312];6;1)&gt;MID([.F311];6;1);[.C311];[.C311]+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3];6;1)&gt;MID([.F311];6;1);&quot;&quot;;MAX([.A$7:.A311])+1)">
            <text:p/>
          </table:table-cell>
          <table:table-cell table:style-name="ce403" office:value-type="string">
            <text:p>FNC_SOC_SPC_NAV_13_02</text:p>
          </table:table-cell>
          <table:table-cell table:style-name="ce410" table:formula="of:=IF(MID([.F313];6;1)&gt;MID([.F312];6;1);[.C312];[.C312]+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3" office:value-type="string">
            <text:p>Step 4: Change width/height of portlet</text:p>
          </table:table-cell>
          <table:table-cell table:style-name="ce440" office:value-type="string">
            <text:p>- Change current Width/Height with valid values (number with “px”)</text:p>
            <text:p>- Click <text:span text:style-name="T11">Save</text:span></text:p>
          </table:table-cell>
          <table:table-cell table:style-name="ce443" office:value-type="string">
            <text:p>Changes are saved and displayed in those fields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14];6;1)&gt;MID([.F312];6;1);&quot;&quot;;MAX([.A$7:.A312])+1)">
            <text:p/>
          </table:table-cell>
          <table:table-cell table:style-name="ce403" office:value-type="string">
            <text:p>FNC_SOC_SPC_NAV_13_02</text:p>
          </table:table-cell>
          <table:table-cell table:style-name="ce410" table:formula="of:=IF(MID([.F314];6;1)&gt;MID([.F313];6;1);[.C313];[.C313]+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4" office:value-type="string">
            <text:p>Step 5: Check when change width/height of portlet with blank while editing nodes page</text:p>
          </table:table-cell>
          <table:table-cell table:style-name="ce448" office:value-type="string">
            <text:p>- Show edit porlet form again</text:p>
            <text:p>- Leave Width/Height blank</text:p>
            <text:p>- Click <text:span text:style-name="T11">Save</text:span></text:p>
          </table:table-cell>
          <table:table-cell table:style-name="ce438"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text:span><text:span text:style-name="T14">content of edited portlet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5];6;1)&gt;MID([.F313];6;1);&quot;&quot;;MAX([.A$7:.A313])+1)" office:value-type="float" office:value="89">
            <text:p>89.00</text:p>
          </table:table-cell>
          <table:table-cell table:style-name="ce403" office:value-type="string">
            <text:p>FNC_SOC_SPC_NAV_13_02</text:p>
          </table:table-cell>
          <table:table-cell table:style-name="ce410" table:formula="of:=IF(MID([.F315];6;1)&gt;MID([.F314];6;1);[.C314];[.C314]+1)" office:value-type="float" office:value="7">
            <text:p>7.00</text:p>
          </table:table-cell>
          <table:table-cell table:style-name="ce413" office:value-type="string">
            <text:p>Social\Page_Nav\Node\Edit page\Portlet</text:p>
          </table:table-cell>
          <table:table-cell table:style-name="ce431" office:value-type="string">
            <text:p>Change width/height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6];6;1)&gt;MID([.F314];6;1);&quot;&quot;;MAX([.A$7:.A314])+1)">
            <text:p/>
          </table:table-cell>
          <table:table-cell table:style-name="ce403" office:value-type="string">
            <text:p>FNC_SOC_SPC_NAV_13_02</text:p>
          </table:table-cell>
          <table:table-cell table:style-name="ce410" table:formula="of:=IF(MID([.F316];6;1)&gt;MID([.F315];6;1);[.C315];[.C315]+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7];6;1)&gt;MID([.F315];6;1);&quot;&quot;;MAX([.A$7:.A315])+1)">
            <text:p/>
          </table:table-cell>
          <table:table-cell table:style-name="ce403" office:value-type="string">
            <text:p>FNC_SOC_SPC_NAV_13_02</text:p>
          </table:table-cell>
          <table:table-cell table:style-name="ce410" table:formula="of:=IF(MID([.F317];6;1)&gt;MID([.F316];6;1);[.C316];[.C316]+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18];6;1)&gt;MID([.F316];6;1);&quot;&quot;;MAX([.A$7:.A316])+1)">
            <text:p/>
          </table:table-cell>
          <table:table-cell table:style-name="ce403" office:value-type="string">
            <text:p>FNC_SOC_SPC_NAV_13_02</text:p>
          </table:table-cell>
          <table:table-cell table:style-name="ce410" table:formula="of:=IF(MID([.F318];6;1)&gt;MID([.F317];6;1);[.C317];[.C317]+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3" office:value-type="string">
            <text:p>Step 4: Change width/height of portlet</text:p>
          </table:table-cell>
          <table:table-cell table:style-name="ce448" office:value-type="string">
            <text:p>- Change current value of Width/height with invalid value (number no have with “px” )</text:p>
            <text:p>- Click <text:span text:style-name="T11">Save</text:span></text:p>
          </table:table-cell>
          <table:table-cell table:style-name="ce450" office:value-type="string">
            <text:p>Show message alerts Width/Height must use pixel valu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9];6;1)&gt;MID([.F317];6;1);&quot;&quot;;MAX([.A$7:.A317])+1)" office:value-type="float" office:value="90">
            <text:p>90.00</text:p>
          </table:table-cell>
          <table:table-cell table:style-name="ce403" office:value-type="string">
            <text:p>FNC_SOC_SPC_NAV_13_02</text:p>
          </table:table-cell>
          <table:table-cell table:style-name="ce410" table:formula="of:=IF(MID([.F319];6;1)&gt;MID([.F318];6;1);[.C318];[.C318]+1)" office:value-type="float" office:value="8">
            <text:p>8.00</text:p>
          </table:table-cell>
          <table:table-cell table:style-name="ce413" office:value-type="string">
            <text:p>Social\Page_Nav\Node\Edit page\Portlet</text:p>
          </table:table-cell>
          <table:table-cell table:style-name="ce429" office:value-type="string">
            <text:p>Change Show Info bar option of por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0];6;1)&gt;MID([.F318];6;1);&quot;&quot;;MAX([.A$7:.A318])+1)">
            <text:p/>
          </table:table-cell>
          <table:table-cell table:style-name="ce403" office:value-type="string">
            <text:p>FNC_SOC_SPC_NAV_13_02</text:p>
          </table:table-cell>
          <table:table-cell table:style-name="ce410" table:formula="of:=IF(MID([.F320];6;1)&gt;MID([.F319];6;1);[.C319];[.C319]+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1];6;1)&gt;MID([.F319];6;1);&quot;&quot;;MAX([.A$7:.A319])+1)">
            <text:p/>
          </table:table-cell>
          <table:table-cell table:style-name="ce403" office:value-type="string">
            <text:p>FNC_SOC_SPC_NAV_13_02</text:p>
          </table:table-cell>
          <table:table-cell table:style-name="ce410" table:formula="of:=IF(MID([.F321];6;1)&gt;MID([.F320];6;1);[.C320];[.C320]+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2];6;1)&gt;MID([.F320];6;1);&quot;&quot;;MAX([.A$7:.A320])+1)">
            <text:p/>
          </table:table-cell>
          <table:table-cell table:style-name="ce403" office:value-type="string">
            <text:p>FNC_SOC_SPC_NAV_13_02</text:p>
          </table:table-cell>
          <table:table-cell table:style-name="ce410" table:formula="of:=IF(MID([.F322];6;1)&gt;MID([.F321];6;1);[.C321];[.C321]+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3" office:value-type="string">
            <text:p>Step 4: Change Show Info bar option</text:p>
          </table:table-cell>
          <table:table-cell table:style-name="ce440" office:value-type="string">
            <text:p>- Check/uncheck Show Info bar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3];6;1)&gt;MID([.F321];6;1);&quot;&quot;;MAX([.A$7:.A321])+1)" office:value-type="float" office:value="91">
            <text:p>91.00</text:p>
          </table:table-cell>
          <table:table-cell table:style-name="ce403" office:value-type="string">
            <text:p>FNC_SOC_SPC_NAV_13_02</text:p>
          </table:table-cell>
          <table:table-cell table:style-name="ce410" table:formula="of:=IF(MID([.F323];6;1)&gt;MID([.F322];6;1);[.C322];[.C322]+1)" office:value-type="float" office:value="9">
            <text:p>9.00</text:p>
          </table:table-cell>
          <table:table-cell table:style-name="ce413" office:value-type="string">
            <text:p>Social\Page_Nav\Node\Edit page\Portlet</text:p>
          </table:table-cell>
          <table:table-cell table:style-name="ce429" office:value-type="string">
            <text:p>Change Show Portlet Mod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4];6;1)&gt;MID([.F322];6;1);&quot;&quot;;MAX([.A$7:.A322])+1)">
            <text:p/>
          </table:table-cell>
          <table:table-cell table:style-name="ce403" office:value-type="string">
            <text:p>FNC_SOC_SPC_NAV_13_02</text:p>
          </table:table-cell>
          <table:table-cell table:style-name="ce410" table:formula="of:=IF(MID([.F324];6;1)&gt;MID([.F323];6;1);[.C323];[.C323]+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5];6;1)&gt;MID([.F323];6;1);&quot;&quot;;MAX([.A$7:.A323])+1)">
            <text:p/>
          </table:table-cell>
          <table:table-cell table:style-name="ce403" office:value-type="string">
            <text:p>FNC_SOC_SPC_NAV_13_02</text:p>
          </table:table-cell>
          <table:table-cell table:style-name="ce410" table:formula="of:=IF(MID([.F325];6;1)&gt;MID([.F324];6;1);[.C324];[.C324]+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6];6;1)&gt;MID([.F324];6;1);&quot;&quot;;MAX([.A$7:.A324])+1)">
            <text:p/>
          </table:table-cell>
          <table:table-cell table:style-name="ce403" office:value-type="string">
            <text:p>FNC_SOC_SPC_NAV_13_02</text:p>
          </table:table-cell>
          <table:table-cell table:style-name="ce410" table:formula="of:=IF(MID([.F326];6;1)&gt;MID([.F325];6;1);[.C325];[.C325]+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3" office:value-type="string">
            <text:p>Step 4: Change Show Portlet Mode option</text:p>
          </table:table-cell>
          <table:table-cell table:style-name="ce440" office:value-type="string">
            <text:p>- Check/uncheck Show Portlet mode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7];6;1)&gt;MID([.F325];6;1);&quot;&quot;;MAX([.A$7:.A325])+1)" office:value-type="float" office:value="92">
            <text:p>92.00</text:p>
          </table:table-cell>
          <table:table-cell table:style-name="ce403" office:value-type="string">
            <text:p>FNC_SOC_SPC_NAV_13_02</text:p>
          </table:table-cell>
          <table:table-cell table:style-name="ce410" table:formula="of:=IF(MID([.F327];6;1)&gt;MID([.F326];6;1);[.C326];[.C326]+1)" office:value-type="float" office:value="10">
            <text:p>10.00</text:p>
          </table:table-cell>
          <table:table-cell table:style-name="ce413" office:value-type="string">
            <text:p>Social\Page_Nav\Node\Edit page\Portlet</text:p>
          </table:table-cell>
          <table:table-cell table:style-name="ce429" office:value-type="string">
            <text:p>Change Show Window Stat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8];6;1)&gt;MID([.F326];6;1);&quot;&quot;;MAX([.A$7:.A326])+1)">
            <text:p/>
          </table:table-cell>
          <table:table-cell table:style-name="ce403" office:value-type="string">
            <text:p>FNC_SOC_SPC_NAV_13_02</text:p>
          </table:table-cell>
          <table:table-cell table:style-name="ce410" table:formula="of:=IF(MID([.F328];6;1)&gt;MID([.F327];6;1);[.C327];[.C327]+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9];6;1)&gt;MID([.F327];6;1);&quot;&quot;;MAX([.A$7:.A327])+1)">
            <text:p/>
          </table:table-cell>
          <table:table-cell table:style-name="ce403" office:value-type="string">
            <text:p>FNC_SOC_SPC_NAV_13_02</text:p>
          </table:table-cell>
          <table:table-cell table:style-name="ce410" table:formula="of:=IF(MID([.F329];6;1)&gt;MID([.F328];6;1);[.C328];[.C328]+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0];6;1)&gt;MID([.F328];6;1);&quot;&quot;;MAX([.A$7:.A328])+1)">
            <text:p/>
          </table:table-cell>
          <table:table-cell table:style-name="ce403" office:value-type="string">
            <text:p>FNC_SOC_SPC_NAV_13_02</text:p>
          </table:table-cell>
          <table:table-cell table:style-name="ce410" table:formula="of:=IF(MID([.F330];6;1)&gt;MID([.F329];6;1);[.C329];[.C329]+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3" office:value-type="string">
            <text:p>Step 4: Change Show Window State option</text:p>
          </table:table-cell>
          <table:table-cell table:style-name="ce440" office:value-type="string">
            <text:p>- Check/uncheck <text:span text:style-name="T24">Show Window state</text:span>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31];6;1)&gt;MID([.F329];6;1);&quot;&quot;;MAX([.A$7:.A329])+1)" office:value-type="float" office:value="93">
            <text:p>93.00</text:p>
          </table:table-cell>
          <table:table-cell table:style-name="ce403" office:value-type="string">
            <text:p>FNC_SOC_SPC_NAV_13_02</text:p>
          </table:table-cell>
          <table:table-cell table:style-name="ce410" table:formula="of:=IF(MID([.F331];6;1)&gt;MID([.F330];6;1);[.C330];[.C330]+1)" office:value-type="float" office:value="11">
            <text:p>11.00</text:p>
          </table:table-cell>
          <table:table-cell table:style-name="ce413" office:value-type="string">
            <text:p>Social\Page_Nav\Node\Edit page\Portlet</text:p>
          </table:table-cell>
          <table:table-cell table:style-name="ce423" office:value-type="string">
            <text:p>Edit nodes page to show portlet mode/window state without showing portlet Infor bar</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2];6;1)&gt;MID([.F330];6;1);&quot;&quot;;MAX([.A$7:.A330])+1)">
            <text:p/>
          </table:table-cell>
          <table:table-cell table:style-name="ce403" office:value-type="string">
            <text:p>FNC_SOC_SPC_NAV_13_02</text:p>
          </table:table-cell>
          <table:table-cell table:style-name="ce410" table:formula="of:=IF(MID([.F332];6;1)&gt;MID([.F331];6;1);[.C331];[.C331]+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3];6;1)&gt;MID([.F331];6;1);&quot;&quot;;MAX([.A$7:.A331])+1)">
            <text:p/>
          </table:table-cell>
          <table:table-cell table:style-name="ce403" office:value-type="string">
            <text:p>FNC_SOC_SPC_NAV_13_02</text:p>
          </table:table-cell>
          <table:table-cell table:style-name="ce410" table:formula="of:=IF(MID([.F333];6;1)&gt;MID([.F332];6;1);[.C332];[.C332]+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34];6;1)&gt;MID([.F332];6;1);&quot;&quot;;MAX([.A$7:.A332])+1)">
            <text:p/>
          </table:table-cell>
          <table:table-cell table:style-name="ce403" office:value-type="string">
            <text:p>FNC_SOC_SPC_NAV_13_02</text:p>
          </table:table-cell>
          <table:table-cell table:style-name="ce410" table:formula="of:=IF(MID([.F334];6;1)&gt;MID([.F333];6;1);[.C333];[.C333]+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7" office:value-type="string">
            <text:p>Step 4: Don't show Infor bar</text:p>
          </table:table-cell>
          <table:table-cell table:style-name="ce386" office:value-type="string">
            <text:p><text:span text:style-name="T14">- Do not choose Show Infor bar option</text:span></text:p>
            <text:p><text:span text:style-name="T14">- Choose Show Window state/portlet </text:span><text:span text:style-name="T14">mode option(s)</text:span></text:p>
            <text:p><text:span text:style-name="T14">- Click </text:span><text:span text:style-name="T11">Save </text:span><text:span text:style-name="T14">in edit portlet form</text:span></text:p>
            <text:p/>
          </table:table-cell>
          <table:table-cell table:style-name="ce426" office:value-type="string">
            <text:p>- Change is saved</text:p>
            <text:p>- Edited page is shown without Infor bar and of course no window state/<text:span text:style-name="T49">porlet</text:span> mode for edited portlet in page cont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5];6;1)&gt;MID([.F333];6;1);&quot;&quot;;MAX([.A$7:.A333])+1)" office:value-type="float" office:value="94">
            <text:p>94.00</text:p>
          </table:table-cell>
          <table:table-cell table:style-name="ce403" office:value-type="string">
            <text:p>FNC_SOC_SPC_NAV_13_02</text:p>
          </table:table-cell>
          <table:table-cell table:style-name="ce410" table:formula="of:=IF(MID([.F335];6;1)&gt;MID([.F334];6;1);[.C334];[.C334]+1)" office:value-type="float" office:value="12">
            <text:p>12.00</text:p>
          </table:table-cell>
          <table:table-cell table:style-name="ce413" office:value-type="string">
            <text:p>Social\Page_Nav\Node\Edit page\Portlet</text:p>
          </table:table-cell>
          <table:table-cell table:style-name="ce433" office:value-type="string">
            <text:p>Change description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6];6;1)&gt;MID([.F334];6;1);&quot;&quot;;MAX([.A$7:.A334])+1)">
            <text:p/>
          </table:table-cell>
          <table:table-cell table:style-name="ce403" office:value-type="string">
            <text:p>FNC_SOC_SPC_NAV_13_02</text:p>
          </table:table-cell>
          <table:table-cell table:style-name="ce410" table:formula="of:=IF(MID([.F336];6;1)&gt;MID([.F335];6;1);[.C335];[.C335]+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7];6;1)&gt;MID([.F335];6;1);&quot;&quot;;MAX([.A$7:.A335])+1)">
            <text:p/>
          </table:table-cell>
          <table:table-cell table:style-name="ce403" office:value-type="string">
            <text:p>FNC_SOC_SPC_NAV_13_02</text:p>
          </table:table-cell>
          <table:table-cell table:style-name="ce410" table:formula="of:=IF(MID([.F337];6;1)&gt;MID([.F336];6;1);[.C336];[.C336]+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8];6;1)&gt;MID([.F336];6;1);&quot;&quot;;MAX([.A$7:.A336])+1)">
            <text:p/>
          </table:table-cell>
          <table:table-cell table:style-name="ce403" office:value-type="string">
            <text:p>FNC_SOC_SPC_NAV_13_02</text:p>
          </table:table-cell>
          <table:table-cell table:style-name="ce410" table:formula="of:=IF(MID([.F338];6;1)&gt;MID([.F337];6;1);[.C337];[.C337]+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3" office:value-type="string">
            <text:p>Step 4: Change Description</text:p>
          </table:table-cell>
          <table:table-cell table:style-name="ce440" office:value-type="string">
            <text:p>- Change current Portlet description</text:p>
            <text:p>- Click <text:span text:style-name="T11">Save</text:span></text:p>
          </table:table-cell>
          <table:table-cell table:style-name="ce443" office:value-type="string">
            <text:p>- Change is saved</text:p>
            <text:p>- New description is displayed in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9];6;1)&gt;MID([.F337];6;1);&quot;&quot;;MAX([.A$7:.A337])+1)" office:value-type="float" office:value="95">
            <text:p>95.00</text:p>
          </table:table-cell>
          <table:table-cell table:style-name="ce403" office:value-type="string">
            <text:p>FNC_SOC_SPC_NAV_13_02</text:p>
          </table:table-cell>
          <table:table-cell table:style-name="ce410" table:formula="of:=IF(MID([.F339];6;1)&gt;MID([.F338];6;1);[.C338];[.C338]+1)" office:value-type="float" office:value="13">
            <text:p>13.00</text:p>
          </table:table-cell>
          <table:table-cell table:style-name="ce413" office:value-type="string">
            <text:p>Social\Page_Nav\Node\Edit page\Portlet</text:p>
          </table:table-cell>
          <table:table-cell table:style-name="ce403" office:value-type="string">
            <text:p>Change description of portlet with blank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0];6;1)&gt;MID([.F338];6;1);&quot;&quot;;MAX([.A$7:.A338])+1)">
            <text:p/>
          </table:table-cell>
          <table:table-cell table:style-name="ce403" office:value-type="string">
            <text:p>FNC_SOC_SPC_NAV_13_02</text:p>
          </table:table-cell>
          <table:table-cell table:style-name="ce410" table:formula="of:=IF(MID([.F340];6;1)&gt;MID([.F339];6;1);[.C339];[.C339]+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1];6;1)&gt;MID([.F339];6;1);&quot;&quot;;MAX([.A$7:.A339])+1)">
            <text:p/>
          </table:table-cell>
          <table:table-cell table:style-name="ce403" office:value-type="string">
            <text:p>FNC_SOC_SPC_NAV_13_02</text:p>
          </table:table-cell>
          <table:table-cell table:style-name="ce410" table:formula="of:=IF(MID([.F341];6;1)&gt;MID([.F340];6;1);[.C340];[.C340]+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2];6;1)&gt;MID([.F340];6;1);&quot;&quot;;MAX([.A$7:.A340])+1)">
            <text:p/>
          </table:table-cell>
          <table:table-cell table:style-name="ce403" office:value-type="string">
            <text:p>FNC_SOC_SPC_NAV_13_02</text:p>
          </table:table-cell>
          <table:table-cell table:style-name="ce410" table:formula="of:=IF(MID([.F342];6;1)&gt;MID([.F341];6;1);[.C341];[.C341]+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3" office:value-type="string">
            <text:p>Step 4: Change Description</text:p>
          </table:table-cell>
          <table:table-cell table:style-name="ce448" office:value-type="string">
            <text:p>- Leave <text:span text:style-name="T11">Description</text:span> blank</text:p>
            <text:p>- Click <text:span text:style-name="T11">Save</text:span></text:p>
          </table:table-cell>
          <table:table-cell table:style-name="ce438" office:value-type="string">
            <text:p>Edit portlet form is closed, return to show portlet control, edited portlet is displayed with default description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3];6;1)&gt;MID([.F341];6;1);&quot;&quot;;MAX([.A$7:.A341])+1)" office:value-type="float" office:value="96">
            <text:p>96.00</text:p>
          </table:table-cell>
          <table:table-cell table:style-name="ce403" office:value-type="string">
            <text:p>FNC_SOC_SPC_NAV_13_02</text:p>
          </table:table-cell>
          <table:table-cell table:style-name="ce410" table:formula="of:=IF(MID([.F343];6;1)&gt;MID([.F342];6;1);[.C342];[.C342]+1)" office:value-type="float" office:value="14">
            <text:p>14.00</text:p>
          </table:table-cell>
          <table:table-cell table:style-name="ce413" office:value-type="string">
            <text:p>Social\Page_Nav\Node\Edit page\Portlet</text:p>
          </table:table-cell>
          <table:table-cell table:style-name="ce433" office:value-type="string">
            <text:p>Change description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4];6;1)&gt;MID([.F342];6;1);&quot;&quot;;MAX([.A$7:.A342])+1)">
            <text:p/>
          </table:table-cell>
          <table:table-cell table:style-name="ce403" office:value-type="string">
            <text:p>FNC_SOC_SPC_NAV_13_02</text:p>
          </table:table-cell>
          <table:table-cell table:style-name="ce410" table:formula="of:=IF(MID([.F344];6;1)&gt;MID([.F343];6;1);[.C343];[.C343]+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5];6;1)&gt;MID([.F343];6;1);&quot;&quot;;MAX([.A$7:.A343])+1)">
            <text:p/>
          </table:table-cell>
          <table:table-cell table:style-name="ce403" office:value-type="string">
            <text:p>FNC_SOC_SPC_NAV_13_02</text:p>
          </table:table-cell>
          <table:table-cell table:style-name="ce410" table:formula="of:=IF(MID([.F345];6;1)&gt;MID([.F344];6;1);[.C344];[.C344]+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6];6;1)&gt;MID([.F344];6;1);&quot;&quot;;MAX([.A$7:.A344])+1)">
            <text:p/>
          </table:table-cell>
          <table:table-cell table:style-name="ce403" office:value-type="string">
            <text:p>FNC_SOC_SPC_NAV_13_02</text:p>
          </table:table-cell>
          <table:table-cell table:style-name="ce410" table:formula="of:=IF(MID([.F346];6;1)&gt;MID([.F345];6;1);[.C345];[.C345]+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3" office:value-type="string">
            <text:p>Step 4: Change Description</text:p>
          </table:table-cell>
          <table:table-cell table:style-name="ce448" office:value-type="string">
            <text:p>- Edit current Description with new value over 255 characters</text:p>
            <text:p>- Click <text:span text:style-name="T11">Save</text:span></text:p>
          </table:table-cell>
          <table:table-cell table:style-name="ce450" office:value-type="string">
            <text:p>Show message alerts Description must be less than 255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7];6;1)&gt;MID([.F345];6;1);&quot;&quot;;MAX([.A$7:.A345])+1)" office:value-type="float" office:value="97">
            <text:p>97.00</text:p>
          </table:table-cell>
          <table:table-cell table:style-name="ce403" office:value-type="string">
            <text:p>FNC_SOC_SPC_NAV_13_02</text:p>
          </table:table-cell>
          <table:table-cell table:style-name="ce410" table:formula="of:=IF(MID([.F347];6;1)&gt;MID([.F346];6;1);[.C346];[.C346]+1)" office:value-type="float" office:value="15">
            <text:p>15.00</text:p>
          </table:table-cell>
          <table:table-cell table:style-name="ce413" office:value-type="string">
            <text:p>Social\Page_Nav\Node\Edit page\Portlet</text:p>
          </table:table-cell>
          <table:table-cell table:style-name="ce429" office:value-type="string">
            <text:p>Check editing display icon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8];6;1)&gt;MID([.F346];6;1);&quot;&quot;;MAX([.A$7:.A346])+1)">
            <text:p/>
          </table:table-cell>
          <table:table-cell table:style-name="ce403" office:value-type="string">
            <text:p>FNC_SOC_SPC_NAV_13_02</text:p>
          </table:table-cell>
          <table:table-cell table:style-name="ce410" table:formula="of:=IF(MID([.F348];6;1)&gt;MID([.F347];6;1);[.C347];[.C347]+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9];6;1)&gt;MID([.F347];6;1);&quot;&quot;;MAX([.A$7:.A347])+1)">
            <text:p/>
          </table:table-cell>
          <table:table-cell table:style-name="ce403" office:value-type="string">
            <text:p>FNC_SOC_SPC_NAV_13_02</text:p>
          </table:table-cell>
          <table:table-cell table:style-name="ce410" table:formula="of:=IF(MID([.F349];6;1)&gt;MID([.F348];6;1);[.C348];[.C348]+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3: Check when choose a specific icon from list</text:p>
          </table:table-cell>
          <table:table-cell table:style-name="ce440" office:value-type="string">
            <text:p>In Edit icon form:</text:p>
            <text:p>- Choose category</text:p>
            <text:p>- Click on one icon from right pane</text:p>
          </table:table-cell>
          <table:table-cell table:style-name="ce443" office:value-type="string">
            <text:p>- Selected icon is marked</text:p>
            <text:p>- Selected icon's name is displayed at the bottom of edi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50];6;1)&gt;MID([.F348];6;1);&quot;&quot;;MAX([.A$7:.A348])+1)">
            <text:p/>
          </table:table-cell>
          <table:table-cell table:style-name="ce403" office:value-type="string">
            <text:p>FNC_SOC_SPC_NAV_13_02</text:p>
          </table:table-cell>
          <table:table-cell table:style-name="ce410" table:formula="of:=IF(MID([.F350];6;1)&gt;MID([.F349];6;1);[.C349];[.C349]+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4: Check when choose default icon for editing portlet</text:p>
          </table:table-cell>
          <table:table-cell table:style-name="ce440" office:value-type="string">
            <text:p>Click <text:span text:style-name="T11">Get Default</text:span> link from top right pane</text:p>
          </table:table-cell>
          <table:table-cell table:style-name="ce443" office:value-type="string">
            <text:p>Value for Current selected icon name is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1];6;1)&gt;MID([.F349];6;1);&quot;&quot;;MAX([.A$7:.A349])+1)">
            <text:p/>
          </table:table-cell>
          <table:table-cell table:style-name="ce403" office:value-type="string">
            <text:p>FNC_SOC_SPC_NAV_13_02</text:p>
          </table:table-cell>
          <table:table-cell table:style-name="ce410" table:formula="of:=IF(MID([.F351];6;1)&gt;MID([.F350];6;1);[.C350];[.C350]+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5: Change icon for editing portlet</text:p>
          </table:table-cell>
          <table:table-cell table:style-name="ce440" office:value-type="string">
            <text:p>- Choose one icon from right pane</text:p>
            <text:p>- Click <text:span text:style-name="T11">Save</text:span></text:p>
          </table:table-cell>
          <table:table-cell table:style-name="ce443" office:value-type="string">
            <text:p>- Change is saved </text:p>
            <text:p>- New selected icon is displayed in portlet title b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2];6;1)&gt;MID([.F350];6;1);&quot;&quot;;MAX([.A$7:.A350])+1)" office:value-type="float" office:value="98">
            <text:p>98.00</text:p>
          </table:table-cell>
          <table:table-cell table:style-name="ce403" office:value-type="string">
            <text:p>FNC_SOC_SPC_NAV_13_02</text:p>
          </table:table-cell>
          <table:table-cell table:style-name="ce410" table:formula="of:=IF(MID([.F352];6;1)&gt;MID([.F351];6;1);[.C351];[.C351]+1)" office:value-type="float" office:value="16">
            <text:p>16.00</text:p>
          </table:table-cell>
          <table:table-cell table:style-name="ce413" office:value-type="string">
            <text:p>Social\Page_Nav\Node\Edit page\Portlet</text:p>
          </table:table-cell>
          <table:table-cell table:style-name="ce429" office:value-type="string">
            <text:p>Check editing display themes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3];6;1)&gt;MID([.F351];6;1);&quot;&quot;;MAX([.A$7:.A351])+1)">
            <text:p/>
          </table:table-cell>
          <table:table-cell table:style-name="ce403" office:value-type="string">
            <text:p>FNC_SOC_SPC_NAV_13_02</text:p>
          </table:table-cell>
          <table:table-cell table:style-name="ce410" table:formula="of:=IF(MID([.F353];6;1)&gt;MID([.F352];6;1);[.C352];[.C352]+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4];6;1)&gt;MID([.F352];6;1);&quot;&quot;;MAX([.A$7:.A352])+1)">
            <text:p/>
          </table:table-cell>
          <table:table-cell table:style-name="ce403" office:value-type="string">
            <text:p>FNC_SOC_SPC_NAV_13_02</text:p>
          </table:table-cell>
          <table:table-cell table:style-name="ce410" table:formula="of:=IF(MID([.F354];6;1)&gt;MID([.F353];6;1);[.C353];[.C353]+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3: Check when choose default theme</text:p>
          </table:table-cell>
          <table:table-cell table:style-name="ce440" office:value-type="string">
            <text:p>In Edit Theme form:</text:p>
            <text:p>- Click Get Default link from top right pane</text:p>
          </table:table-cell>
          <table:table-cell table:style-name="ce443" office:value-type="string">
            <text:p>Default theme image is displayed in righ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5];6;1)&gt;MID([.F353];6;1);&quot;&quot;;MAX([.A$7:.A353])+1)">
            <text:p/>
          </table:table-cell>
          <table:table-cell table:style-name="ce403" office:value-type="string">
            <text:p>FNC_SOC_SPC_NAV_13_02</text:p>
          </table:table-cell>
          <table:table-cell table:style-name="ce410" table:formula="of:=IF(MID([.F355];6;1)&gt;MID([.F354];6;1);[.C354];[.C354]+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4: Change theme for portlet</text:p>
          </table:table-cell>
          <table:table-cell table:style-name="ce440" office:value-type="string">
            <text:p>- Choose a theme from list</text:p>
            <text:p>- Click <text:span text:style-name="T11">Save</text:span></text:p>
          </table:table-cell>
          <table:table-cell table:style-name="ce443" office:value-type="string">
            <text:p>Change is saved and selected theme is displayed as default when show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6];6;1)&gt;MID([.F354];6;1);&quot;&quot;;MAX([.A$7:.A354])+1)" office:value-type="float" office:value="99">
            <text:p>99.00</text:p>
          </table:table-cell>
          <table:table-cell table:style-name="ce403" office:value-type="string">
            <text:p>FNC_SOC_SPC_NAV_13_02</text:p>
          </table:table-cell>
          <table:table-cell table:style-name="ce410" table:formula="of:=IF(MID([.F356];6;1)&gt;MID([.F355];6;1);[.C355];[.C355]+1)" office:value-type="float" office:value="17">
            <text:p>17.00</text:p>
          </table:table-cell>
          <table:table-cell table:style-name="ce413" office:value-type="string">
            <text:p>Social\Page_Nav\Node\Edit page\Portlet</text:p>
          </table:table-cell>
          <table:table-cell table:style-name="ce429" office:value-type="string">
            <text:p>Check Abort function after edit portlet without saving the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7];6;1)&gt;MID([.F355];6;1);&quot;&quot;;MAX([.A$7:.A355])+1)">
            <text:p/>
          </table:table-cell>
          <table:table-cell table:style-name="ce403" office:value-type="string">
            <text:p>FNC_SOC_SPC_NAV_13_02</text:p>
          </table:table-cell>
          <table:table-cell table:style-name="ce410" table:formula="of:=IF(MID([.F357];6;1)&gt;MID([.F356];6;1);[.C356];[.C356]+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8];6;1)&gt;MID([.F356];6;1);&quot;&quot;;MAX([.A$7:.A356])+1)">
            <text:p/>
          </table:table-cell>
          <table:table-cell table:style-name="ce403" office:value-type="string">
            <text:p>FNC_SOC_SPC_NAV_13_02</text:p>
          </table:table-cell>
          <table:table-cell table:style-name="ce410" table:formula="of:=IF(MID([.F358];6;1)&gt;MID([.F357];6;1);[.C357];[.C357]+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59];6;1)&gt;MID([.F357];6;1);&quot;&quot;;MAX([.A$7:.A357])+1)">
            <text:p/>
          </table:table-cell>
          <table:table-cell table:style-name="ce403" office:value-type="string">
            <text:p>FNC_SOC_SPC_NAV_13_02</text:p>
          </table:table-cell>
          <table:table-cell table:style-name="ce410" table:formula="of:=IF(MID([.F359];6;1)&gt;MID([.F358];6;1);[.C358];[.C358]+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4: Check Abort</text:p>
          </table:table-cell>
          <table:table-cell table:style-name="ce440"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3" office:value-type="string">
            <text:p>- Navigation management form is closed</text:p>
            <text:p>- When shown form to edit above portlet like step 3, change was not saved, return to show value before edi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0];6;1)&gt;MID([.F358];6;1);&quot;&quot;;MAX([.A$7:.A358])+1)" office:value-type="float" office:value="100">
            <text:p>100.00</text:p>
          </table:table-cell>
          <table:table-cell table:style-name="ce403" office:value-type="string">
            <text:p>FNC_SOC_SPC_NAV_13_02</text:p>
          </table:table-cell>
          <table:table-cell table:style-name="ce410" table:formula="of:=IF(MID([.F360];6;1)&gt;MID([.F359];6;1);[.C359];[.C359]+1)" office:value-type="float" office:value="18">
            <text:p>18.00</text:p>
          </table:table-cell>
          <table:table-cell table:style-name="ce413" office:value-type="string">
            <text:p>Social\Page_Nav\Node\Edit page\Portlet</text:p>
          </table:table-cell>
          <table:table-cell table:style-name="ce429" office:value-type="string">
            <text:p>Check Finish function after edit porlet with sav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361];6;1)&gt;MID([.F359];6;1);&quot;&quot;;MAX([.A$7:.A359])+1)">
            <text:p/>
          </table:table-cell>
          <table:table-cell table:style-name="ce403" office:value-type="string">
            <text:p>FNC_SOC_SPC_NAV_13_02</text:p>
          </table:table-cell>
          <table:table-cell table:style-name="ce410" table:formula="of:=IF(MID([.F361];6;1)&gt;MID([.F360];6;1);[.C360];[.C360]+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362];6;1)&gt;MID([.F360];6;1);&quot;&quot;;MAX([.A$7:.A360])+1)">
            <text:p/>
          </table:table-cell>
          <table:table-cell table:style-name="ce403" office:value-type="string">
            <text:p>FNC_SOC_SPC_NAV_13_02</text:p>
          </table:table-cell>
          <table:table-cell table:style-name="ce410" table:formula="of:=IF(MID([.F362];6;1)&gt;MID([.F361];6;1);[.C361];[.C361]+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3];6;1)&gt;MID([.F361];6;1);&quot;&quot;;MAX([.A$7:.A361])+1)">
            <text:p/>
          </table:table-cell>
          <table:table-cell table:style-name="ce403" office:value-type="string">
            <text:p>FNC_SOC_SPC_NAV_13_02</text:p>
          </table:table-cell>
          <table:table-cell table:style-name="ce410" table:formula="of:=IF(MID([.F363];6;1)&gt;MID([.F362];6;1);[.C362];[.C362]+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4: Check Finish</text:p>
          </table:table-cell>
          <table:table-cell table:style-name="ce440"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3" office:value-type="string">
            <text:p>- Edit page and Nav form is closed</text:p>
            <text:p>- When shown form to edit above portlet like step 3, chang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4];6;1)&gt;MID([.F362];6;1);&quot;&quot;;MAX([.A$7:.A362])+1)" office:value-type="float" office:value="101">
            <text:p>101.00</text:p>
          </table:table-cell>
          <table:table-cell table:style-name="ce403" office:value-type="string">
            <text:p>FNC_SOC_SPC_NAV_13_02</text:p>
          </table:table-cell>
          <table:table-cell table:style-name="ce410" table:formula="of:=IF(MID([.F364];6;1)&gt;MID([.F363];6;1);[.C363];[.C363]+1)" office:value-type="float" office:value="19">
            <text:p>19.00</text:p>
          </table:table-cell>
          <table:table-cell table:style-name="ce413" office:value-type="string">
            <text:p>Social\Page_Nav\Node\Edit page\Portlet</text:p>
          </table:table-cell>
          <table:table-cell table:style-name="ce429" office:value-type="string">
            <text:p>Check when remove added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5];6;1)&gt;MID([.F363];6;1);&quot;&quot;;MAX([.A$7:.A363])+1)">
            <text:p/>
          </table:table-cell>
          <table:table-cell table:style-name="ce403" office:value-type="string">
            <text:p>FNC_SOC_SPC_NAV_13_02</text:p>
          </table:table-cell>
          <table:table-cell table:style-name="ce410" table:formula="of:=IF(MID([.F365];6;1)&gt;MID([.F364];6;1);[.C364];[.C364]+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6];6;1)&gt;MID([.F364];6;1);&quot;&quot;;MAX([.A$7:.A364])+1)">
            <text:p/>
          </table:table-cell>
          <table:table-cell table:style-name="ce403" office:value-type="string">
            <text:p>FNC_SOC_SPC_NAV_13_02</text:p>
          </table:table-cell>
          <table:table-cell table:style-name="ce410" table:formula="of:=IF(MID([.F366];6;1)&gt;MID([.F365];6;1);[.C365];[.C365]+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43" office:value-type="string">
            <text:p>Step 3: Remove portlet from page area</text:p>
          </table:table-cell>
          <table:table-cell table:style-name="ce440" office:value-type="string">
            <text:p>- Move mouse over the portler and Click <text:span text:style-name="T11">Delete</text:span> (x) icon on mark layer</text:p>
            <text:p>- Click <text:span text:style-name="T11">OK</text:span> to confirm</text:p>
          </table:table-cell>
          <table:table-cell table:style-name="ce443" office:value-type="string">
            <text:p>That portlet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7];6;1)&gt;MID([.F365];6;1);&quot;&quot;;MAX([.A$7:.A365])+1)" office:value-type="float" office:value="102">
            <text:p>102.00</text:p>
          </table:table-cell>
          <table:table-cell table:style-name="ce403" office:value-type="string">
            <text:p>FNC_SOC_SPC_NAV_13_02</text:p>
          </table:table-cell>
          <table:table-cell table:style-name="ce410" table:formula="of:=IF(MID([.F367];6;1)&gt;MID([.F366];6;1);[.C366];[.C366]+1)" office:value-type="float" office:value="20">
            <text:p>20.00</text:p>
          </table:table-cell>
          <table:table-cell table:style-name="ce413" office:value-type="string">
            <text:p>Social\Page_Nav\Node\Edit page\Portlet</text:p>
          </table:table-cell>
          <table:table-cell table:style-name="ce423" office:value-type="string">
            <text:p>Check when change position of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8];6;1)&gt;MID([.F366];6;1);&quot;&quot;;MAX([.A$7:.A366])+1)">
            <text:p/>
          </table:table-cell>
          <table:table-cell table:style-name="ce403" office:value-type="string">
            <text:p>FNC_SOC_SPC_NAV_13_02</text:p>
          </table:table-cell>
          <table:table-cell table:style-name="ce410" table:formula="of:=IF(MID([.F368];6;1)&gt;MID([.F367];6;1);[.C367];[.C367]+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69];6;1)&gt;MID([.F367];6;1);&quot;&quot;;MAX([.A$7:.A367])+1)">
            <text:p/>
          </table:table-cell>
          <table:table-cell table:style-name="ce403" office:value-type="string">
            <text:p>FNC_SOC_SPC_NAV_13_02</text:p>
          </table:table-cell>
          <table:table-cell table:style-name="ce410" table:formula="of:=IF(MID([.F369];6;1)&gt;MID([.F368];6;1);[.C368];[.C368]+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3: Re-arrange page content</text:p>
          </table:table-cell>
          <table:table-cell table:style-name="ce440" office:value-type="string">
            <text:p>- Click on the icon at the left top of portlet</text:p>
            <text:p>- Drag and drop portlet to new place in page area</text:p>
          </table:table-cell>
          <table:table-cell table:style-name="ce438" office:value-type="string">
            <text:p>Portlet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0];6;1)&gt;MID([.F368];6;1);&quot;&quot;;MAX([.A$7:.A368])+1)" office:value-type="float" office:value="103">
            <text:p>103.00</text:p>
          </table:table-cell>
          <table:table-cell table:style-name="ce403" office:value-type="string">
            <text:p>FNC_SOC_SPC_NAV_13_02</text:p>
          </table:table-cell>
          <table:table-cell table:style-name="ce410" table:formula="of:=IF(MID([.F370];6;1)&gt;MID([.F369];6;1);[.C369];[.C369]+1)" office:value-type="float" office:value="21">
            <text:p>21.00</text:p>
          </table:table-cell>
          <table:table-cell table:style-name="ce413" office:value-type="string">
            <text:p>Social\Page_Nav\Node\Edit page\Portlet</text:p>
          </table:table-cell>
          <table:table-cell table:style-name="ce423" office:value-type="string">
            <text:p>Check when add more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1];6;1)&gt;MID([.F369];6;1);&quot;&quot;;MAX([.A$7:.A369])+1)">
            <text:p/>
          </table:table-cell>
          <table:table-cell table:style-name="ce403" office:value-type="string">
            <text:p>FNC_SOC_SPC_NAV_13_02</text:p>
          </table:table-cell>
          <table:table-cell table:style-name="ce410" table:formula="of:=IF(MID([.F371];6;1)&gt;MID([.F370];6;1);[.C370];[.C370]+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72];6;1)&gt;MID([.F370];6;1);&quot;&quot;;MAX([.A$7:.A370])+1)">
            <text:p/>
          </table:table-cell>
          <table:table-cell table:style-name="ce403" office:value-type="string">
            <text:p>FNC_SOC_SPC_NAV_13_02</text:p>
          </table:table-cell>
          <table:table-cell table:style-name="ce410" table:formula="of:=IF(MID([.F372];6;1)&gt;MID([.F371];6;1);[.C371];[.C371]+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3];6;1)&gt;MID([.F371];6;1);&quot;&quot;;MAX([.A$7:.A371])+1)">
            <text:p/>
          </table:table-cell>
          <table:table-cell table:style-name="ce403" office:value-type="string">
            <text:p>FNC_SOC_SPC_NAV_13_02</text:p>
          </table:table-cell>
          <table:table-cell table:style-name="ce410" table:formula="of:=IF(MID([.F373];6;1)&gt;MID([.F372];6;1);[.C372];[.C372]+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4: Check showing page after being edited</text:p>
          </table:table-cell>
          <table:table-cell table:style-name="ce440" office:value-type="string">
            <text:p>- Save all changes</text:p>
            <text:p>- Escape page editor</text:p>
            <text:p>- Select edited node to view page</text:p>
          </table:table-cell>
          <table:table-cell table:style-name="ce438" office:value-type="string">
            <text:p>Page is displayed with new content contains new added portle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4];6;1)&gt;MID([.F372];6;1);&quot;&quot;;MAX([.A$7:.A372])+1)" office:value-type="float" office:value="104">
            <text:p>104.00</text:p>
          </table:table-cell>
          <table:table-cell table:style-name="ce403" office:value-type="string">
            <text:p>FNC_SOC_SPC_NAV_13_02</text:p>
          </table:table-cell>
          <table:table-cell table:style-name="ce410" table:formula="of:=IF(MID([.F374];6;1)&gt;MID([.F373];6;1);[.C373];[.C373]+1)" office:value-type="float" office:value="22">
            <text:p>22.00</text:p>
          </table:table-cell>
          <table:table-cell table:style-name="ce413" office:value-type="string">
            <text:p>Social\Page_Nav\Node\Edit page\Portlet</text:p>
          </table:table-cell>
          <table:table-cell table:style-name="ce423" office:value-type="string">
            <text:p>Check Abort function after edited page portlet layout without saving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5];6;1)&gt;MID([.F373];6;1);&quot;&quot;;MAX([.A$7:.A373])+1)">
            <text:p/>
          </table:table-cell>
          <table:table-cell table:style-name="ce403" office:value-type="string">
            <text:p>FNC_SOC_SPC_NAV_13_02</text:p>
          </table:table-cell>
          <table:table-cell table:style-name="ce410" table:formula="of:=IF(MID([.F375];6;1)&gt;MID([.F374];6;1);[.C374];[.C374]+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6];6;1)&gt;MID([.F374];6;1);&quot;&quot;;MAX([.A$7:.A374])+1)">
            <text:p/>
          </table:table-cell>
          <table:table-cell table:style-name="ce403" office:value-type="string">
            <text:p>FNC_SOC_SPC_NAV_13_02</text:p>
          </table:table-cell>
          <table:table-cell table:style-name="ce410" table:formula="of:=IF(MID([.F376];6;1)&gt;MID([.F375];6;1);[.C375];[.C375]+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7];6;1)&gt;MID([.F375];6;1);&quot;&quot;;MAX([.A$7:.A375])+1)">
            <text:p/>
          </table:table-cell>
          <table:table-cell table:style-name="ce403" office:value-type="string">
            <text:p>FNC_SOC_SPC_NAV_13_02</text:p>
          </table:table-cell>
          <table:table-cell table:style-name="ce410" table:formula="of:=IF(MID([.F377];6;1)&gt;MID([.F376];6;1);[.C376];[.C376]+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4: Check Abort</text:p>
          </table:table-cell>
          <table:table-cell table:style-name="ce440" office:value-type="string">
            <text:p>- Click <text:span text:style-name="T11">Abort</text:span> icon on page editor</text:p>
          </table:table-cell>
          <table:table-cell table:style-name="ce438" office:value-type="string">
            <text:p>- Portlet layout of edited page is returned to value before edited when show form to edit this page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8];6;1)&gt;MID([.F376];6;1);&quot;&quot;;MAX([.A$7:.A376])+1)" office:value-type="float" office:value="105">
            <text:p>105.00</text:p>
          </table:table-cell>
          <table:table-cell table:style-name="ce403" office:value-type="string">
            <text:p>FNC_SOC_SPC_NAV_13_02</text:p>
          </table:table-cell>
          <table:table-cell table:style-name="ce410" table:formula="of:=IF(MID([.F378];6;1)&gt;MID([.F377];6;1);[.C377];[.C377]+1)" office:value-type="float" office:value="23">
            <text:p>23.00</text:p>
          </table:table-cell>
          <table:table-cell table:style-name="ce413" office:value-type="string">
            <text:p>Social\Page_Nav\Node\Edit page\Portlet</text:p>
          </table:table-cell>
          <table:table-cell table:style-name="ce423" office:value-type="string">
            <text:p>Check Finish function on Editing page after edited page portlet layou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56">
          <table:table-cell table:style-name="ce398" table:formula="of:=IF(MID([.F379];6;1)&gt;MID([.F377];6;1);&quot;&quot;;MAX([.A$7:.A377])+1)">
            <text:p/>
          </table:table-cell>
          <table:table-cell table:style-name="ce403" office:value-type="string">
            <text:p>FNC_SOC_SPC_NAV_13_02</text:p>
          </table:table-cell>
          <table:table-cell table:style-name="ce410" table:formula="of:=IF(MID([.F379];6;1)&gt;MID([.F378];6;1);[.C378];[.C378]+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0];6;1)&gt;MID([.F378];6;1);&quot;&quot;;MAX([.A$7:.A378])+1)">
            <text:p/>
          </table:table-cell>
          <table:table-cell table:style-name="ce403" office:value-type="string">
            <text:p>FNC_SOC_SPC_NAV_13_02</text:p>
          </table:table-cell>
          <table:table-cell table:style-name="ce410" table:formula="of:=IF(MID([.F380];6;1)&gt;MID([.F379];6;1);[.C379];[.C379]+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1];6;1)&gt;MID([.F379];6;1);&quot;&quot;;MAX([.A$7:.A379])+1)">
            <text:p/>
          </table:table-cell>
          <table:table-cell table:style-name="ce403" office:value-type="string">
            <text:p>FNC_SOC_SPC_NAV_13_02</text:p>
          </table:table-cell>
          <table:table-cell table:style-name="ce410" table:formula="of:=IF(MID([.F381];6;1)&gt;MID([.F380];6;1);[.C380];[.C380]+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4: Check Save and Finish</text:p>
          </table:table-cell>
          <table:table-cell table:style-name="ce440" office:value-type="string">
            <text:p>- Click <text:span text:style-name="T11">Finish</text:span> icon on Page editor</text:p>
            <text:p>- Click <text:span text:style-name="T11">Save </text:span><text:span text:style-name="T14">on Navigation management</text:span></text:p>
          </table:table-cell>
          <table:table-cell table:style-name="ce438" office:value-type="string">
            <text:p>- Navigation management is closed</text:p>
            <text:p>- Changes on Portlet layout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382];6;1)&gt;MID([.F380];6;1);&quot;&quot;;MAX([.A$7:.A380])+1)" office:value-type="float" office:value="106">
            <text:p>106.00</text:p>
          </table:table-cell>
          <table:table-cell table:style-name="ce403" office:value-type="string">
            <text:p>FNC_SOC_SPC_NAV_13_02</text:p>
          </table:table-cell>
          <table:table-cell table:style-name="ce410" table:formula="of:=IF(MID([.F382];6;1)&gt;MID([.F381];6;1);[.C381];[.C381]+1)" office:value-type="float" office:value="24">
            <text:p>24.00</text:p>
          </table:table-cell>
          <table:table-cell table:style-name="ce413" office:value-type="string">
            <text:p>Social\Page_Nav\Node\Edit page\Portlet</text:p>
          </table:table-cell>
          <table:table-cell table:style-name="ce423" office:value-type="string">
            <text:p>Check showing access permission tab of portlet when edit page and navigation</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83];6;1)&gt;MID([.F381];6;1);&quot;&quot;;MAX([.A$7:.A381])+1)">
            <text:p/>
          </table:table-cell>
          <table:table-cell table:style-name="ce403" office:value-type="string">
            <text:p>FNC_SOC_SPC_NAV_13_02</text:p>
          </table:table-cell>
          <table:table-cell table:style-name="ce410" table:formula="of:=IF(MID([.F383];6;1)&gt;MID([.F382];6;1);[.C382];[.C382]+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84];6;1)&gt;MID([.F382];6;1);&quot;&quot;;MAX([.A$7:.A382])+1)">
            <text:p/>
          </table:table-cell>
          <table:table-cell table:style-name="ce403" office:value-type="string">
            <text:p>FNC_SOC_SPC_NAV_13_02</text:p>
          </table:table-cell>
          <table:table-cell table:style-name="ce410" table:formula="of:=IF(MID([.F384];6;1)&gt;MID([.F383];6;1);[.C383];[.C383]+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3: show access permission tab of portlet</text:p>
          </table:table-cell>
          <table:table-cell table:style-name="ce44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385];6;1)&gt;MID([.F383];6;1);&quot;&quot;;MAX([.A$7:.A383])+1)" office:value-type="float" office:value="107">
            <text:p>107.00</text:p>
          </table:table-cell>
          <table:table-cell table:style-name="ce404" office:value-type="string">
            <text:p>FNC_SOC_SPC_NAV_13_02</text:p>
          </table:table-cell>
          <table:table-cell table:style-name="ce411" table:formula="of:=IF(MID([.F385];6;1)&gt;MID([.F384];6;1);[.C384];[.C384]+1)" office:value-type="float" office:value="25">
            <text:p>25.00</text:p>
          </table:table-cell>
          <table:table-cell table:style-name="ce414" office:value-type="string">
            <text:p>Social\Page_Nav\Node\Edit page\Portlet</text:p>
          </table:table-cell>
          <table:table-cell table:style-name="ce436" office:value-type="string">
            <text:p>Check edit portlet when user has no access right on portlet but has Edit right on page contains the portlet</text:p>
          </table:table-cell>
          <table:table-cell table:style-name="ce439" office:value-type="string">
            <text:p>Step 1: Add page</text:p>
          </table:table-cell>
          <table:table-cell table:style-name="ce445"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5">
          <table:table-cell table:style-name="ce399" table:formula="of:=IF(MID([.F386];6;1)&gt;MID([.F384];6;1);&quot;&quot;;MAX([.A$7:.A384])+1)">
            <text:p/>
          </table:table-cell>
          <table:table-cell table:style-name="ce404" office:value-type="string">
            <text:p>FNC_SOC_SPC_NAV_13_02</text:p>
          </table:table-cell>
          <table:table-cell table:style-name="ce411" table:formula="of:=IF(MID([.F386];6;1)&gt;MID([.F385];6;1);[.C385];[.C385]+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2: Change Edit permission setting of page</text:p>
          </table:table-cell>
          <table:table-cell table:style-name="ce445"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33">- Select above added node</text:span></text:p>
            <text:p><text:span text:style-name="T33">- Right click on node and click on Edit </text:span><text:span text:style-name="T3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4">
          <table:table-cell table:style-name="ce399" table:formula="of:=IF(MID([.F387];6;1)&gt;MID([.F385];6;1);&quot;&quot;;MAX([.A$7:.A385])+1)">
            <text:p/>
          </table:table-cell>
          <table:table-cell table:style-name="ce404" office:value-type="string">
            <text:p>FNC_SOC_SPC_NAV_13_02</text:p>
          </table:table-cell>
          <table:table-cell table:style-name="ce411" table:formula="of:=IF(MID([.F387];6;1)&gt;MID([.F386];6;1);[.C386];[.C386]+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3: Edit Access permission of portlet</text:p>
          </table:table-cell>
          <table:table-cell table:style-name="ce44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3">
          <table:table-cell table:style-name="ce399" table:formula="of:=IF(MID([.F388];6;1)&gt;MID([.F386];6;1);&quot;&quot;;MAX([.A$7:.A386])+1)">
            <text:p/>
          </table:table-cell>
          <table:table-cell table:style-name="ce404" office:value-type="string">
            <text:p>FNC_SOC_SPC_NAV_13_02</text:p>
          </table:table-cell>
          <table:table-cell table:style-name="ce411" table:formula="of:=IF(MID([.F388];6;1)&gt;MID([.F387];6;1);[.C387];[.C387]+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4: Check edit portlet when user has no access right on portlet but has Edit right on page contains the portlet</text:p>
          </table:table-cell>
          <table:table-cell table:style-name="ce44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39" office:value-type="string">
            <text:p>Show Protected portlet form. User can't edit Portlet form</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3">
          <table:table-cell table:style-name="ce398" table:formula="of:=IF(MID([.F389];6;1)&gt;MID([.F387];6;1);&quot;&quot;;MAX([.A$7:.A387])+1)" office:value-type="float" office:value="108">
            <text:p>108.00</text:p>
          </table:table-cell>
          <table:table-cell table:style-name="ce403" office:value-type="string">
            <text:p>FNC_SOC_SPC_NAV_13_02</text:p>
          </table:table-cell>
          <table:table-cell table:style-name="ce410" table:formula="of:=IF(MID([.F389];6;1)&gt;MID([.F388];6;1);[.C388];[.C388]+1)" office:value-type="float" office:value="26">
            <text:p>26.00</text:p>
          </table:table-cell>
          <table:table-cell table:style-name="ce413" office:value-type="string">
            <text:p>Social\Page_Nav\Node\Edit page\Portlet</text:p>
          </table:table-cell>
          <table:table-cell table:style-name="ce423" office:value-type="string">
            <text:p>Check the displaying of portlet on page with user only has access right on page but no access right with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0];6;1)&gt;MID([.F388];6;1);&quot;&quot;;MAX([.A$7:.A388])+1)">
            <text:p/>
          </table:table-cell>
          <table:table-cell table:style-name="ce403" office:value-type="string">
            <text:p>FNC_SOC_SPC_NAV_13_02</text:p>
          </table:table-cell>
          <table:table-cell table:style-name="ce410" table:formula="of:=IF(MID([.F390];6;1)&gt;MID([.F389];6;1);[.C389];[.C389]+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1];6;1)&gt;MID([.F389];6;1);&quot;&quot;;MAX([.A$7:.A389])+1)">
            <text:p/>
          </table:table-cell>
          <table:table-cell table:style-name="ce403" office:value-type="string">
            <text:p>FNC_SOC_SPC_NAV_13_02</text:p>
          </table:table-cell>
          <table:table-cell table:style-name="ce410" table:formula="of:=IF(MID([.F391];6;1)&gt;MID([.F390];6;1);[.C390];[.C390]+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3: Edit Access permission of portlet</text:p>
          </table:table-cell>
          <table:table-cell table:style-name="ce440"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92];6;1)&gt;MID([.F390];6;1);&quot;&quot;;MAX([.A$7:.A390])+1)">
            <text:p/>
          </table:table-cell>
          <table:table-cell table:style-name="ce403" office:value-type="string">
            <text:p>FNC_SOC_SPC_NAV_13_02</text:p>
          </table:table-cell>
          <table:table-cell table:style-name="ce410" table:formula="of:=IF(MID([.F392];6;1)&gt;MID([.F391];6;1);[.C391];[.C391]+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4: Check the displaying of portlet on page with user only has access right on page but no access right with portlet</text:p>
          </table:table-cell>
          <table:table-cell table:style-name="ce440" office:value-type="string">
            <text:p>- Login by user can access the page was edited at step 2</text:p>
            <text:p>- Select the page to view</text:p>
          </table:table-cell>
          <table:table-cell table:style-name="ce438" office:value-type="string">
            <text:p>- User can't view the portlet which was edited on step 3. User only see all the portlets which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93];6;1)&gt;MID([.F391];6;1);&quot;&quot;;MAX([.A$7:.A391])+1)" office:value-type="float" office:value="109">
            <text:p>109.00</text:p>
          </table:table-cell>
          <table:table-cell table:style-name="ce403" office:value-type="string">
            <text:p>FNC_SOC_SPC_NAV_13_02</text:p>
          </table:table-cell>
          <table:table-cell table:style-name="ce410" table:formula="of:=IF(MID([.F393];6;1)&gt;MID([.F392];6;1);[.C392];[.C392]+1)" office:value-type="float" office:value="27">
            <text:p>27.00</text:p>
          </table:table-cell>
          <table:table-cell table:style-name="ce413" office:value-type="string">
            <text:p>Social\Page_Nav\Node\Edit page\Portlet</text:p>
          </table:table-cell>
          <table:table-cell table:style-name="ce423" office:value-type="string">
            <text:p>Check the displaying of portlet on page with user only has access right on portlet but has no access right on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4];6;1)&gt;MID([.F392];6;1);&quot;&quot;;MAX([.A$7:.A392])+1)">
            <text:p/>
          </table:table-cell>
          <table:table-cell table:style-name="ce403" office:value-type="string">
            <text:p>FNC_SOC_SPC_NAV_13_02</text:p>
          </table:table-cell>
          <table:table-cell table:style-name="ce410" table:formula="of:=IF(MID([.F394];6;1)&gt;MID([.F393];6;1);[.C393];[.C393]+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5];6;1)&gt;MID([.F393];6;1);&quot;&quot;;MAX([.A$7:.A393])+1)">
            <text:p/>
          </table:table-cell>
          <table:table-cell table:style-name="ce403" office:value-type="string">
            <text:p>FNC_SOC_SPC_NAV_13_02</text:p>
          </table:table-cell>
          <table:table-cell table:style-name="ce410" table:formula="of:=IF(MID([.F395];6;1)&gt;MID([.F394];6;1);[.C394];[.C394]+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ext:span><text:span text:style-name="T14">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6];6;1)&gt;MID([.F394];6;1);&quot;&quot;;MAX([.A$7:.A394])+1)">
            <text:p/>
          </table:table-cell>
          <table:table-cell table:style-name="ce403" office:value-type="string">
            <text:p>FNC_SOC_SPC_NAV_13_02</text:p>
          </table:table-cell>
          <table:table-cell table:style-name="ce410" table:formula="of:=IF(MID([.F396];6;1)&gt;MID([.F395];6;1);[.C395];[.C395]+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4: Check the displaying of portlet on page with user only has access right on portlet but has no access right on page which contains the portlet</text:p>
          </table:table-cell>
          <table:table-cell table:style-name="ce440" office:value-type="string">
            <text:p>- Login by user can't access the page was edited at step 2 but can access the portlet</text:p>
            <text:p/>
          </table:table-cell>
          <table:table-cell table:style-name="ce438" office:value-type="string">
            <text:p>- User can't see th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7];6;1)&gt;MID([.F395];6;1);&quot;&quot;;MAX([.A$7:.A395])+1)" office:value-type="float" office:value="110">
            <text:p>110.00</text:p>
          </table:table-cell>
          <table:table-cell table:style-name="ce403" office:value-type="string">
            <text:p>FNC_SOC_SPC_NAV_13_02</text:p>
          </table:table-cell>
          <table:table-cell table:style-name="ce410" table:formula="of:=IF(MID([.F397];6;1)&gt;MID([.F396];6;1);[.C396];[.C396]+1)" office:value-type="float" office:value="28">
            <text:p>28.00</text:p>
          </table:table-cell>
          <table:table-cell table:style-name="ce413" office:value-type="string">
            <text:p>Social\Page_Nav\Node\Edit page\Portlet</text:p>
          </table:table-cell>
          <table:table-cell table:style-name="ce423" office:value-type="string">
            <text:p>Check the displaying of portlet on page with user has access right on portlet and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8];6;1)&gt;MID([.F396];6;1);&quot;&quot;;MAX([.A$7:.A396])+1)">
            <text:p/>
          </table:table-cell>
          <table:table-cell table:style-name="ce403" office:value-type="string">
            <text:p>FNC_SOC_SPC_NAV_13_02</text:p>
          </table:table-cell>
          <table:table-cell table:style-name="ce410" table:formula="of:=IF(MID([.F398];6;1)&gt;MID([.F397];6;1);[.C397];[.C397]+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9];6;1)&gt;MID([.F397];6;1);&quot;&quot;;MAX([.A$7:.A397])+1)">
            <text:p/>
          </table:table-cell>
          <table:table-cell table:style-name="ce403" office:value-type="string">
            <text:p>FNC_SOC_SPC_NAV_13_02</text:p>
          </table:table-cell>
          <table:table-cell table:style-name="ce410" table:formula="of:=IF(MID([.F399];6;1)&gt;MID([.F398];6;1);[.C398];[.C398]+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text:span><text:span text:style-name="T14">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0];6;1)&gt;MID([.F398];6;1);&quot;&quot;;MAX([.A$7:.A398])+1)">
            <text:p/>
          </table:table-cell>
          <table:table-cell table:style-name="ce403" office:value-type="string">
            <text:p>FNC_SOC_SPC_NAV_13_02</text:p>
          </table:table-cell>
          <table:table-cell table:style-name="ce410" table:formula="of:=IF(MID([.F400];6;1)&gt;MID([.F399];6;1);[.C399];[.C399]+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4: Check the displaying of portlet on page with user has access right on portlet and page which contains the portlet</text:p>
          </table:table-cell>
          <table:table-cell table:style-name="ce440" office:value-type="string">
            <text:p>- Login by user can access the page and access the portlet</text:p>
            <text:p/>
          </table:table-cell>
          <table:table-cell table:style-name="ce438" office:value-type="string">
            <text:p>User can view page with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1];6;1)&gt;MID([.F399];6;1);&quot;&quot;;MAX([.A$7:.A399])+1)" office:value-type="float" office:value="111">
            <text:p>111.00</text:p>
          </table:table-cell>
          <table:table-cell table:style-name="ce403" office:value-type="string">
            <text:p>FNC_SOC_SPC_NAV_13_03</text:p>
          </table:table-cell>
          <table:table-cell table:style-name="ce410" office:value-type="float" office:value="1">
            <text:p>1.00</text:p>
          </table:table-cell>
          <table:table-cell table:style-name="ce413" office:value-type="string">
            <text:p>Social\Page_Nav\Node\Edit page\Container</text:p>
          </table:table-cell>
          <table:table-cell table:style-name="ce423" office:value-type="string">
            <text:p>Check showing container control form while editing nodes page</text:p>
          </table:table-cell>
          <table:table-cell table:style-name="ce438" office:value-type="string">
            <text:p>Step 1: Add new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402];6;1)&gt;MID([.F400];6;1);&quot;&quot;;MAX([.A$7:.A400])+1)">
            <text:p/>
          </table:table-cell>
          <table:table-cell table:style-name="ce403" office:value-type="string">
            <text:p>FNC_SOC_SPC_NAV_13_03</text:p>
          </table:table-cell>
          <table:table-cell table:style-name="ce410" table:formula="of:=IF(MID([.F402];6;1)&gt;MID([.F401];6;1);[.C401];[.C401]+1)" office:value-type="float" office:value="1">
            <text:p>1.00</text:p>
          </table:table-cell>
          <table:table-cell table:style-name="ce413" office:value-type="string">
            <text:p>Social\Page_Nav\Node\Edit page\Container</text:p>
          </table:table-cell>
          <table:table-cell table:style-name="ce424" office:value-type="string">
            <text:p>Check showing container control form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table:table-cell>
          <table:table-cell table:style-name="ce438" office:value-type="string">
            <text:p>Container control form to edit page is shown properly:</text:p>
            <text:p>- List all category of containers is show on Page editor</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3];6;1)&gt;MID([.F401];6;1);&quot;&quot;;MAX([.A$7:.A401])+1)" office:value-type="float" office:value="112">
            <text:p>112.00</text:p>
          </table:table-cell>
          <table:table-cell table:style-name="ce403" office:value-type="string">
            <text:p>FNC_SOC_SPC_NAV_13_03</text:p>
          </table:table-cell>
          <table:table-cell table:style-name="ce410" table:formula="of:=IF(MID([.F403];6;1)&gt;MID([.F402];6;1);[.C402];[.C402]+1)" office:value-type="float" office:value="2">
            <text:p>2.00</text:p>
          </table:table-cell>
          <table:table-cell table:style-name="ce413" office:value-type="string">
            <text:p>Social\Page_Nav\Node\Edit page\Container</text:p>
          </table:table-cell>
          <table:table-cell table:style-name="ce429" office:value-type="string">
            <text:p>Check editing container while editing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04];6;1)&gt;MID([.F402];6;1);&quot;&quot;;MAX([.A$7:.A402])+1)">
            <text:p/>
          </table:table-cell>
          <table:table-cell table:style-name="ce403" office:value-type="string">
            <text:p>FNC_SOC_SPC_NAV_13_03</text:p>
          </table:table-cell>
          <table:table-cell table:style-name="ce410" table:formula="of:=IF(MID([.F404];6;1)&gt;MID([.F403];6;1);[.C403];[.C403]+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5];6;1)&gt;MID([.F403];6;1);&quot;&quot;;MAX([.A$7:.A403])+1)">
            <text:p/>
          </table:table-cell>
          <table:table-cell table:style-name="ce403" office:value-type="string">
            <text:p>FNC_SOC_SPC_NAV_13_03</text:p>
          </table:table-cell>
          <table:table-cell table:style-name="ce410" table:formula="of:=IF(MID([.F405];6;1)&gt;MID([.F404];6;1);[.C404];[.C404]+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3: Change Container title with valid value</text:p>
          </table:table-cell>
          <table:table-cell table:style-name="ce440" office:value-type="string">
            <text:p>- Select Container settings tab</text:p>
            <text:p>- Input value in Container Title</text:p>
            <text:p>- Click <text:span text:style-name="T11">Save</text:span></text:p>
          </table:table-cell>
          <table:table-cell table:style-name="ce443" office:value-type="string">
            <text:p>- Edit container form is closed</text:p>
            <text:p>- New Container title is displayed in title bar of that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6];6;1)&gt;MID([.F404];6;1);&quot;&quot;;MAX([.A$7:.A404])+1)">
            <text:p/>
          </table:table-cell>
          <table:table-cell table:style-name="ce403" office:value-type="string">
            <text:p>FNC_SOC_SPC_NAV_13_03</text:p>
          </table:table-cell>
          <table:table-cell table:style-name="ce410" table:formula="of:=IF(MID([.F406];6;1)&gt;MID([.F405];6;1);[.C405];[.C405]+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4: Change Container title with invalid value</text:p>
          </table:table-cell>
          <table:table-cell table:style-name="ce440" office:value-type="string">
            <text:p>- Change current Container Title over 50 characters</text:p>
            <text:p>- Click <text:span text:style-name="T11">Save</text:span></text:p>
          </table:table-cell>
          <table:table-cell table:style-name="ce450" office:value-type="string">
            <text:p>Show message alerts Title must from 0 and less than 5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7];6;1)&gt;MID([.F405];6;1);&quot;&quot;;MAX([.A$7:.A405])+1)">
            <text:p/>
          </table:table-cell>
          <table:table-cell table:style-name="ce403" office:value-type="string">
            <text:p>FNC_SOC_SPC_NAV_13_03</text:p>
          </table:table-cell>
          <table:table-cell table:style-name="ce410" table:formula="of:=IF(MID([.F407];6;1)&gt;MID([.F406];6;1);[.C406];[.C406]+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5: Change container width/weight with text</text:p>
          </table:table-cell>
          <table:table-cell table:style-name="ce440" office:value-type="string">
            <text:p>- Click Edit icon of above container again</text:p>
            <text:p>- Input text into Width/W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8];6;1)&gt;MID([.F406];6;1);&quot;&quot;;MAX([.A$7:.A406])+1)">
            <text:p/>
          </table:table-cell>
          <table:table-cell table:style-name="ce403" office:value-type="string">
            <text:p>FNC_SOC_SPC_NAV_13_03</text:p>
          </table:table-cell>
          <table:table-cell table:style-name="ce410" table:formula="of:=IF(MID([.F408];6;1)&gt;MID([.F407];6;1);[.C407];[.C407]+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6: Change container width/weight without “px” or “%” at the end</text:p>
          </table:table-cell>
          <table:table-cell table:style-name="ce440" office:value-type="string">
            <text:p>- Input a number (without “px” or “%”) into Width/H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9];6;1)&gt;MID([.F407];6;1);&quot;&quot;;MAX([.A$7:.A407])+1)">
            <text:p/>
          </table:table-cell>
          <table:table-cell table:style-name="ce403" office:value-type="string">
            <text:p>FNC_SOC_SPC_NAV_13_03</text:p>
          </table:table-cell>
          <table:table-cell table:style-name="ce410" table:formula="of:=IF(MID([.F409];6;1)&gt;MID([.F408];6;1);[.C408];[.C408]+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7: Change container width/height with valid values</text:p>
          </table:table-cell>
          <table:table-cell table:style-name="ce440" office:value-type="string">
            <text:p>- Input a number with “px” or “%” into Width/Height</text:p>
            <text:p>- Click <text:span text:style-name="T11">Save</text:span></text:p>
          </table:table-cell>
          <table:table-cell table:style-name="ce443" office:value-type="string">
            <text:p>- Edit container form disappears</text:p>
            <text:p>- Edited container is resiz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10];6;1)&gt;MID([.F408];6;1);&quot;&quot;;MAX([.A$7:.A408])+1)">
            <text:p/>
          </table:table-cell>
          <table:table-cell table:style-name="ce403" office:value-type="string">
            <text:p>FNC_SOC_SPC_NAV_13_03</text:p>
          </table:table-cell>
          <table:table-cell table:style-name="ce410" table:formula="of:=IF(MID([.F410];6;1)&gt;MID([.F409];6;1);[.C409];[.C409]+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34" office:value-type="string">
            <text:p>Step 8: Check when change width/height of container with blank while editing portal</text:p>
          </table:table-cell>
          <table:table-cell table:style-name="ce448" office:value-type="string">
            <text:p>- Show edit container form again</text:p>
            <text:p>- Leave Width/Height blank</text:p>
            <text:p>- Click <text:span text:style-name="T11">Save</text:span></text:p>
          </table:table-cell>
          <table:table-cell table:style-name="ce438" office:value-type="string">
            <text:p>- Changes are saved, edit container form is closed, <text:s/>width/height of edited container in page area has no change yet</text:p>
            <text:p>- After clicking <text:span text:style-name="T11">Save </text:span><text:span text:style-name="T14">to complete editing, </text:span><text:span text:style-name="T14">content of edited </text:span><text:span text:style-name="T50">container</text:span><text:span text:style-name="T14">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11];6;1)&gt;MID([.F409];6;1);&quot;&quot;;MAX([.A$7:.A409])+1)" office:value-type="float" office:value="113">
            <text:p>113.00</text:p>
          </table:table-cell>
          <table:table-cell table:style-name="ce403" office:value-type="string">
            <text:p>FNC_SOC_SPC_NAV_13_03</text:p>
          </table:table-cell>
          <table:table-cell table:style-name="ce410" table:formula="of:=IF(MID([.F411];6;1)&gt;MID([.F410];6;1);[.C410];[.C410]+1)" office:value-type="float" office:value="3">
            <text:p>3.00</text:p>
          </table:table-cell>
          <table:table-cell table:style-name="ce413" office:value-type="string">
            <text:p>Social\Page_Nav\Node\Edit page\Container</text:p>
          </table:table-cell>
          <table:table-cell table:style-name="ce423" office:value-type="string">
            <text:p>Check Abort function after edited container of nodes page without saving editing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12];6;1)&gt;MID([.F410];6;1);&quot;&quot;;MAX([.A$7:.A410])+1)">
            <text:p/>
          </table:table-cell>
          <table:table-cell table:style-name="ce403" office:value-type="string">
            <text:p>FNC_SOC_SPC_NAV_13_03</text:p>
          </table:table-cell>
          <table:table-cell table:style-name="ce410" table:formula="of:=IF(MID([.F412];6;1)&gt;MID([.F411];6;1);[.C411];[.C411]+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3];6;1)&gt;MID([.F411];6;1);&quot;&quot;;MAX([.A$7:.A411])+1)">
            <text:p/>
          </table:table-cell>
          <table:table-cell table:style-name="ce403" office:value-type="string">
            <text:p>FNC_SOC_SPC_NAV_13_03</text:p>
          </table:table-cell>
          <table:table-cell table:style-name="ce410" table:formula="of:=IF(MID([.F413];6;1)&gt;MID([.F412];6;1);[.C412];[.C412]+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4];6;1)&gt;MID([.F412];6;1);&quot;&quot;;MAX([.A$7:.A412])+1)">
            <text:p/>
          </table:table-cell>
          <table:table-cell table:style-name="ce403" office:value-type="string">
            <text:p>FNC_SOC_SPC_NAV_13_03</text:p>
          </table:table-cell>
          <table:table-cell table:style-name="ce410" table:formula="of:=IF(MID([.F414];6;1)&gt;MID([.F413];6;1);[.C413];[.C413]+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4: Check Abort</text:p>
          </table:table-cell>
          <table:table-cell table:style-name="ce440" office:value-type="string">
            <text:p>- Click <text:span text:style-name="T11">Abort</text:span> icon on page editor</text:p>
          </table:table-cell>
          <table:table-cell table:style-name="ce443" office:value-type="string">
            <text:p>- Page editor is closed</text:p>
            <text:p>- Changes on edited container above wasn'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5];6;1)&gt;MID([.F413];6;1);&quot;&quot;;MAX([.A$7:.A413])+1)" office:value-type="float" office:value="114">
            <text:p>114.00</text:p>
          </table:table-cell>
          <table:table-cell table:style-name="ce403" office:value-type="string">
            <text:p>FNC_SOC_SPC_NAV_13_03</text:p>
          </table:table-cell>
          <table:table-cell table:style-name="ce410" table:formula="of:=IF(MID([.F415];6;1)&gt;MID([.F414];6;1);[.C414];[.C414]+1)" office:value-type="float" office:value="4">
            <text:p>4.00</text:p>
          </table:table-cell>
          <table:table-cell table:style-name="ce413" office:value-type="string">
            <text:p>Social\Page_Nav\Node\Edit page\Container</text:p>
          </table:table-cell>
          <table:table-cell table:style-name="ce423" office:value-type="string">
            <text:p>Check Finish function after edited container of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416];6;1)&gt;MID([.F414];6;1);&quot;&quot;;MAX([.A$7:.A414])+1)">
            <text:p/>
          </table:table-cell>
          <table:table-cell table:style-name="ce403" office:value-type="string">
            <text:p>FNC_SOC_SPC_NAV_13_03</text:p>
          </table:table-cell>
          <table:table-cell table:style-name="ce410" table:formula="of:=IF(MID([.F416];6;1)&gt;MID([.F415];6;1);[.C415];[.C415]+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2: Show form to edit added container</text:p>
          </table:table-cell>
          <table:table-cell table:style-name="ce44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417];6;1)&gt;MID([.F415];6;1);&quot;&quot;;MAX([.A$7:.A415])+1)">
            <text:p/>
          </table:table-cell>
          <table:table-cell table:style-name="ce403" office:value-type="string">
            <text:p>FNC_SOC_SPC_NAV_13_03</text:p>
          </table:table-cell>
          <table:table-cell table:style-name="ce410" table:formula="of:=IF(MID([.F417];6;1)&gt;MID([.F416];6;1);[.C416];[.C416]+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18];6;1)&gt;MID([.F416];6;1);&quot;&quot;;MAX([.A$7:.A416])+1)">
            <text:p/>
          </table:table-cell>
          <table:table-cell table:style-name="ce403" office:value-type="string">
            <text:p>FNC_SOC_SPC_NAV_13_03</text:p>
          </table:table-cell>
          <table:table-cell table:style-name="ce410" table:formula="of:=IF(MID([.F418];6;1)&gt;MID([.F417];6;1);[.C417];[.C417]+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4: Check <text:s/>Finish</text:p>
          </table:table-cell>
          <table:table-cell table:style-name="ce440" office:value-type="string">
            <text:p>-<text:span text:style-name="T11"> </text:span><text:span text:style-name="T14">Click on </text:span><text:span text:style-name="T11">Finish</text:span> icon on Page editor</text:p>
          </table:table-cell>
          <table:table-cell table:style-name="ce443" office:value-type="string">
            <text:p>- Page editor is closed</text:p>
            <text:p>- Changes on edited container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1">
          <table:table-cell table:style-name="ce398" table:formula="of:=IF(MID([.F419];6;1)&gt;MID([.F417];6;1);&quot;&quot;;MAX([.A$7:.A417])+1)" office:value-type="float" office:value="115">
            <text:p>115.00</text:p>
          </table:table-cell>
          <table:table-cell table:style-name="ce403" office:value-type="string">
            <text:p>FNC_SOC_SPC_NAV_13_03</text:p>
          </table:table-cell>
          <table:table-cell table:style-name="ce410" table:formula="of:=IF(MID([.F419];6;1)&gt;MID([.F418];6;1);[.C418];[.C418]+1)" office:value-type="float" office:value="5">
            <text:p>5.00</text:p>
          </table:table-cell>
          <table:table-cell table:style-name="ce413" office:value-type="string">
            <text:p>Social\Page_Nav\Node\Edit page\Container</text:p>
          </table:table-cell>
          <table:table-cell table:style-name="ce429" office:value-type="string">
            <text:p>Remove added container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0];6;1)&gt;MID([.F418];6;1);&quot;&quot;;MAX([.A$7:.A418])+1)">
            <text:p/>
          </table:table-cell>
          <table:table-cell table:style-name="ce403" office:value-type="string">
            <text:p>FNC_SOC_SPC_NAV_13_03</text:p>
          </table:table-cell>
          <table:table-cell table:style-name="ce410" table:formula="of:=IF(MID([.F420];6;1)&gt;MID([.F419];6;1);[.C419];[.C419]+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1];6;1)&gt;MID([.F419];6;1);&quot;&quot;;MAX([.A$7:.A419])+1)">
            <text:p/>
          </table:table-cell>
          <table:table-cell table:style-name="ce403" office:value-type="string">
            <text:p>FNC_SOC_SPC_NAV_13_03</text:p>
          </table:table-cell>
          <table:table-cell table:style-name="ce410" table:formula="of:=IF(MID([.F421];6;1)&gt;MID([.F420];6;1);[.C420];[.C420]+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3: Remove container from page area when it contains no sub container(s)</text:p>
          </table:table-cell>
          <table:table-cell table:style-name="ce440" office:value-type="string">
            <text:p>- <text:span text:style-name="T14">- Move mouse on the container and click </text:span><text:span text:style-name="T14">on</text:span> <text:span text:style-name="T11">Delete</text:span> icon of added container on mark layer</text:p>
            <text:p>- Click <text:span text:style-name="T11">OK</text:span> to confirm</text:p>
          </table:table-cell>
          <table:table-cell table:style-name="ce443" office:value-type="string">
            <text:p>That container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2];6;1)&gt;MID([.F420];6;1);&quot;&quot;;MAX([.A$7:.A420])+1)">
            <text:p/>
          </table:table-cell>
          <table:table-cell table:style-name="ce403" office:value-type="string">
            <text:p>FNC_SOC_SPC_NAV_13_03</text:p>
          </table:table-cell>
          <table:table-cell table:style-name="ce410" table:formula="of:=IF(MID([.F422];6;1)&gt;MID([.F421];6;1);[.C421];[.C421]+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4: Remove container from page area when it contains sub container(s)</text:p>
          </table:table-cell>
          <table:table-cell table:style-name="ce440" office:value-type="string">
            <text:p>- Click <text:span text:style-name="T11">Delete</text:span> (x) icon of the container contains sub container(s)</text:p>
            <text:p>- Click <text:span text:style-name="T11">OK</text:span> to confirm</text:p>
          </table:table-cell>
          <table:table-cell table:style-name="ce443" office:value-type="string">
            <text:p>That container and its sub containers are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3];6;1)&gt;MID([.F421];6;1);&quot;&quot;;MAX([.A$7:.A421])+1)" office:value-type="float" office:value="116">
            <text:p>116.00</text:p>
          </table:table-cell>
          <table:table-cell table:style-name="ce403" office:value-type="string">
            <text:p>FNC_SOC_SPC_NAV_13_03</text:p>
          </table:table-cell>
          <table:table-cell table:style-name="ce410" table:formula="of:=IF(MID([.F423];6;1)&gt;MID([.F422];6;1);[.C422];[.C422]+1)" office:value-type="float" office:value="6">
            <text:p>6.00</text:p>
          </table:table-cell>
          <table:table-cell table:style-name="ce413" office:value-type="string">
            <text:p>Social\Page_Nav\Node\Edit page\Container</text:p>
          </table:table-cell>
          <table:table-cell table:style-name="ce423" office:value-type="string">
            <text:p>Check when re-arrange container layout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4];6;1)&gt;MID([.F422];6;1);&quot;&quot;;MAX([.A$7:.A422])+1)">
            <text:p/>
          </table:table-cell>
          <table:table-cell table:style-name="ce403" office:value-type="string">
            <text:p>FNC_SOC_SPC_NAV_13_03</text:p>
          </table:table-cell>
          <table:table-cell table:style-name="ce410" table:formula="of:=IF(MID([.F424];6;1)&gt;MID([.F423];6;1);[.C423];[.C423]+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5];6;1)&gt;MID([.F423];6;1);&quot;&quot;;MAX([.A$7:.A423])+1)">
            <text:p/>
          </table:table-cell>
          <table:table-cell table:style-name="ce403" office:value-type="string">
            <text:p>FNC_SOC_SPC_NAV_13_03</text:p>
          </table:table-cell>
          <table:table-cell table:style-name="ce410" table:formula="of:=IF(MID([.F425];6;1)&gt;MID([.F424];6;1);[.C424];[.C424]+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3: Change position of container when it does not contain sub container</text:p>
          </table:table-cell>
          <table:table-cell table:style-name="ce440" office:value-type="string">
            <text:p>Click on icon in the top left of the container (no sub container), drag and drop it to new place in page area</text:p>
          </table:table-cell>
          <table:table-cell table:style-name="ce443" office:value-type="string">
            <text:p>Container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6];6;1)&gt;MID([.F424];6;1);&quot;&quot;;MAX([.A$7:.A424])+1)">
            <text:p/>
          </table:table-cell>
          <table:table-cell table:style-name="ce403" office:value-type="string">
            <text:p>FNC_SOC_SPC_NAV_13_03</text:p>
          </table:table-cell>
          <table:table-cell table:style-name="ce410" table:formula="of:=IF(MID([.F426];6;1)&gt;MID([.F425];6;1);[.C425];[.C425]+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4: Change position of container when it contains sub containers</text:p>
          </table:table-cell>
          <table:table-cell table:style-name="ce440" office:value-type="string">
            <text:p>Click on icon in the top left of the container (has sub containers), drag and drop it to new place in page area</text:p>
          </table:table-cell>
          <table:table-cell table:style-name="ce443" office:value-type="string">
            <text:p>Container and its sub containers inside are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7];6;1)&gt;MID([.F425];6;1);&quot;&quot;;MAX([.A$7:.A425])+1)">
            <text:p/>
          </table:table-cell>
          <table:table-cell table:style-name="ce403" office:value-type="string">
            <text:p>FNC_SOC_SPC_NAV_13_03</text:p>
          </table:table-cell>
          <table:table-cell table:style-name="ce410" table:formula="of:=IF(MID([.F427];6;1)&gt;MID([.F426];6;1);[.C426];[.C426]+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5: Change position of container when it contains portlets</text:p>
          </table:table-cell>
          <table:table-cell table:style-name="ce440" office:value-type="string">
            <text:p>Click on icon in the top left of the container (has portlets), drag and drop it to new place in page area</text:p>
          </table:table-cell>
          <table:table-cell table:style-name="ce443" office:value-type="string">
            <text:p>- Container is moved to new place properly</text:p>
            <text:p>- Portlet layout also is changed when choose Portlet Control to view page in portlet m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8];6;1)&gt;MID([.F426];6;1);&quot;&quot;;MAX([.A$7:.A426])+1)" office:value-type="float" office:value="117">
            <text:p>117.00</text:p>
          </table:table-cell>
          <table:table-cell table:style-name="ce403" office:value-type="string">
            <text:p>FNC_SOC_SPC_NAV_13_03</text:p>
          </table:table-cell>
          <table:table-cell table:style-name="ce410" table:formula="of:=IF(MID([.F428];6;1)&gt;MID([.F427];6;1);[.C427];[.C427]+1)" office:value-type="float" office:value="7">
            <text:p>7.00</text:p>
          </table:table-cell>
          <table:table-cell table:style-name="ce413" office:value-type="string">
            <text:p>Social\Page_Nav\Node\Edit page\Container</text:p>
          </table:table-cell>
          <table:table-cell table:style-name="ce423" office:value-type="string">
            <text:p>Check when add more container for page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9];6;1)&gt;MID([.F427];6;1);&quot;&quot;;MAX([.A$7:.A427])+1)">
            <text:p/>
          </table:table-cell>
          <table:table-cell table:style-name="ce403" office:value-type="string">
            <text:p>FNC_SOC_SPC_NAV_13_03</text:p>
          </table:table-cell>
          <table:table-cell table:style-name="ce410" table:formula="of:=IF(MID([.F429];6;1)&gt;MID([.F428];6;1);[.C428];[.C428]+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0];6;1)&gt;MID([.F428];6;1);&quot;&quot;;MAX([.A$7:.A428])+1)">
            <text:p/>
          </table:table-cell>
          <table:table-cell table:style-name="ce403" office:value-type="string">
            <text:p>FNC_SOC_SPC_NAV_13_03</text:p>
          </table:table-cell>
          <table:table-cell table:style-name="ce410" table:formula="of:=IF(MID([.F430];6;1)&gt;MID([.F429];6;1);[.C429];[.C429]+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3: Add more container</text:p>
          </table:table-cell>
          <table:table-cell table:style-name="ce440" office:value-type="string">
            <text:p>Drag and drop container from list in left pane to page area in right pane</text:p>
          </table:table-cell>
          <table:table-cell table:style-name="ce438" office:value-type="string">
            <text:p>Container is added to page area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1];6;1)&gt;MID([.F429];6;1);&quot;&quot;;MAX([.A$7:.A429])+1)" office:value-type="float" office:value="118">
            <text:p>118.00</text:p>
          </table:table-cell>
          <table:table-cell table:style-name="ce403" office:value-type="string">
            <text:p>FNC_SOC_SPC_NAV_13_03</text:p>
          </table:table-cell>
          <table:table-cell table:style-name="ce410" table:formula="of:=IF(MID([.F431];6;1)&gt;MID([.F430];6;1);[.C430];[.C430]+1)" office:value-type="float" office:value="8">
            <text:p>8.00</text:p>
          </table:table-cell>
          <table:table-cell table:style-name="ce413" office:value-type="string">
            <text:p>Social\Page_Nav\Node\Edit page\Container</text:p>
          </table:table-cell>
          <table:table-cell table:style-name="ce423" office:value-type="string">
            <text:p>Check Abort function after change nodes pages container layout on Page</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432];6;1)&gt;MID([.F430];6;1);&quot;&quot;;MAX([.A$7:.A430])+1)">
            <text:p/>
          </table:table-cell>
          <table:table-cell table:style-name="ce403" office:value-type="string">
            <text:p>FNC_SOC_SPC_NAV_13_03</text:p>
          </table:table-cell>
          <table:table-cell table:style-name="ce410" table:formula="of:=IF(MID([.F432];6;1)&gt;MID([.F431];6;1);[.C431];[.C431]+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3];6;1)&gt;MID([.F431];6;1);&quot;&quot;;MAX([.A$7:.A431])+1)">
            <text:p/>
          </table:table-cell>
          <table:table-cell table:style-name="ce403" office:value-type="string">
            <text:p>FNC_SOC_SPC_NAV_13_03</text:p>
          </table:table-cell>
          <table:table-cell table:style-name="ce410" table:formula="of:=IF(MID([.F433];6;1)&gt;MID([.F432];6;1);[.C432];[.C432]+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3: Check Abort</text:p>
          </table:table-cell>
          <table:table-cell table:style-name="ce440" office:value-type="string">
            <text:p>- Click on <text:span text:style-name="T11">Abort</text:span> icon on Page editor</text:p>
          </table:table-cell>
          <table:table-cell table:style-name="ce438" office:value-type="string">
            <text:p>- Page editor form is closed</text:p>
            <text:p>- Changes on container layout above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4];6;1)&gt;MID([.F432];6;1);&quot;&quot;;MAX([.A$7:.A432])+1)" office:value-type="float" office:value="119">
            <text:p>119.00</text:p>
          </table:table-cell>
          <table:table-cell table:style-name="ce403" office:value-type="string">
            <text:p>FNC_SOC_SPC_NAV_13_03</text:p>
          </table:table-cell>
          <table:table-cell table:style-name="ce410" table:formula="of:=IF(MID([.F434];6;1)&gt;MID([.F433];6;1);[.C433];[.C433]+1)" office:value-type="float" office:value="9">
            <text:p>9.00</text:p>
          </table:table-cell>
          <table:table-cell table:style-name="ce413" office:value-type="string">
            <text:p>Social\Page_Nav\Node\Edit page\Container</text:p>
          </table:table-cell>
          <table:table-cell table:style-name="ce423" office:value-type="string">
            <text:p>Check Finish function after change nodes pages container layou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435];6;1)&gt;MID([.F433];6;1);&quot;&quot;;MAX([.A$7:.A433])+1)">
            <text:p/>
          </table:table-cell>
          <table:table-cell table:style-name="ce403" office:value-type="string">
            <text:p>FNC_SOC_SPC_NAV_13_03</text:p>
          </table:table-cell>
          <table:table-cell table:style-name="ce410" table:formula="of:=IF(MID([.F435];6;1)&gt;MID([.F434];6;1);[.C434];[.C434]+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36];6;1)&gt;MID([.F434];6;1);&quot;&quot;;MAX([.A$7:.A434])+1)">
            <text:p/>
          </table:table-cell>
          <table:table-cell table:style-name="ce403" office:value-type="string">
            <text:p>FNC_SOC_SPC_NAV_13_03</text:p>
          </table:table-cell>
          <table:table-cell table:style-name="ce410" table:formula="of:=IF(MID([.F436];6;1)&gt;MID([.F435];6;1);[.C435];[.C435]+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3: Check Save and Finish</text:p>
          </table:table-cell>
          <table:table-cell table:style-name="ce440" office:value-type="string">
            <text:p>- Click <text:span text:style-name="T11">Finish</text:span> icon on Page editor</text:p>
          </table:table-cell>
          <table:table-cell table:style-name="ce438" office:value-type="string">
            <text:p>- Page editor form is closed</text:p>
            <text:p>- Changes on container layout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437];6;1)&gt;MID([.F435];6;1);&quot;&quot;;MAX([.A$7:.A435])+1)" office:value-type="float" office:value="120">
            <text:p>120.00</text:p>
          </table:table-cell>
          <table:table-cell table:style-name="ce403" office:value-type="string">
            <text:p>FNC_SOC_SPC_NAV_13_03</text:p>
          </table:table-cell>
          <table:table-cell table:style-name="ce410" table:formula="of:=IF(MID([.F437];6;1)&gt;MID([.F436];6;1);[.C436];[.C436]+1)" office:value-type="float" office:value="10">
            <text:p>10.00</text:p>
          </table:table-cell>
          <table:table-cell table:style-name="ce413" office:value-type="string">
            <text:p>Social\Page_Nav\Node\Edit page\Container</text:p>
          </table:table-cell>
          <table:table-cell table:style-name="ce417" office:value-type="string">
            <text:p>Check showing access permission tab of container when edit page from navigation managemen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38];6;1)&gt;MID([.F436];6;1);&quot;&quot;;MAX([.A$7:.A436])+1)">
            <text:p/>
          </table:table-cell>
          <table:table-cell table:style-name="ce403" office:value-type="string">
            <text:p>FNC_SOC_SPC_NAV_13_03</text:p>
          </table:table-cell>
          <table:table-cell table:style-name="ce410" table:formula="of:=IF(MID([.F438];6;1)&gt;MID([.F437];6;1);[.C437];[.C437]+1)" office:value-type="float" office:value="10">
            <text:p>10.00</text:p>
          </table:table-cell>
          <table:table-cell table:style-name="ce413" office:value-type="string">
            <text:p>Social\Page_Nav\Node\Edit page\Container</text:p>
          </table:table-cell>
          <table:table-cell table:style-name="ce426" office:value-type="string">
            <text:p>Check showing access permission tab of container when edit page from navigation management</text:p>
          </table:table-cell>
          <table:table-cell table:style-name="ce438" office:value-type="string">
            <text:p>Step 2: Show access permission form of container on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39];6;1)&gt;MID([.F437];6;1);&quot;&quot;;MAX([.A$7:.A437])+1)" office:value-type="float" office:value="121">
            <text:p>121.00</text:p>
          </table:table-cell>
          <table:table-cell table:style-name="ce403" office:value-type="string">
            <text:p>FNC_SOC_SPC_NAV_13_03</text:p>
          </table:table-cell>
          <table:table-cell table:style-name="ce410" table:formula="of:=IF(MID([.F439];6;1)&gt;MID([.F438];6;1);[.C438];[.C438]+1)" office:value-type="float" office:value="11">
            <text:p>11.00</text:p>
          </table:table-cell>
          <table:table-cell table:style-name="ce413" office:value-type="string">
            <text:p>Social\Page_Nav\Node\Edit page\Container</text:p>
          </table:table-cell>
          <table:table-cell table:style-name="ce423" office:value-type="string">
            <text:p>Check edit container when user has no access right on container but has Edit right on page contains the container</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5">
          <table:table-cell table:style-name="ce398" table:formula="of:=IF(MID([.F440];6;1)&gt;MID([.F438];6;1);&quot;&quot;;MAX([.A$7:.A438])+1)">
            <text:p/>
          </table:table-cell>
          <table:table-cell table:style-name="ce403" office:value-type="string">
            <text:p>FNC_SOC_SPC_NAV_13_03</text:p>
          </table:table-cell>
          <table:table-cell table:style-name="ce410" table:formula="of:=IF(MID([.F440];6;1)&gt;MID([.F439];6;1);[.C439];[.C439]+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2: Edit access permission of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41];6;1)&gt;MID([.F439];6;1);&quot;&quot;;MAX([.A$7:.A439])+1)">
            <text:p/>
          </table:table-cell>
          <table:table-cell table:style-name="ce403" office:value-type="string">
            <text:p>FNC_SOC_SPC_NAV_13_03</text:p>
          </table:table-cell>
          <table:table-cell table:style-name="ce410" table:formula="of:=IF(MID([.F441];6;1)&gt;MID([.F440];6;1);[.C440];[.C440]+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3: Check edit container when user has no access right on container but has Edit right on page contains the container</text:p>
          </table:table-cell>
          <table:table-cell table:style-name="ce44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8" office:value-type="string">
            <text:p>Show edit container form. User can edit on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42];6;1)&gt;MID([.F440];6;1);&quot;&quot;;MAX([.A$7:.A440])+1)" office:value-type="float" office:value="122">
            <text:p>122.00</text:p>
          </table:table-cell>
          <table:table-cell table:style-name="ce403" office:value-type="string">
            <text:p>FNC_SOC_SPC_NAV_13_03</text:p>
          </table:table-cell>
          <table:table-cell table:style-name="ce410" table:formula="of:=IF(MID([.F442];6;1)&gt;MID([.F441];6;1);[.C441];[.C441]+1)" office:value-type="float" office:value="12">
            <text:p>12.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portlet but no access right with container contains por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3];6;1)&gt;MID([.F441];6;1);&quot;&quot;;MAX([.A$7:.A441])+1)">
            <text:p/>
          </table:table-cell>
          <table:table-cell table:style-name="ce403" office:value-type="string">
            <text:p>FNC_SOC_SPC_NAV_13_03</text:p>
          </table:table-cell>
          <table:table-cell table:style-name="ce410" table:formula="of:=IF(MID([.F443];6;1)&gt;MID([.F442];6;1);[.C442];[.C442]+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4];6;1)&gt;MID([.F442];6;1);&quot;&quot;;MAX([.A$7:.A442])+1)">
            <text:p/>
          </table:table-cell>
          <table:table-cell table:style-name="ce403" office:value-type="string">
            <text:p>FNC_SOC_SPC_NAV_13_03</text:p>
          </table:table-cell>
          <table:table-cell table:style-name="ce410" table:formula="of:=IF(MID([.F444];6;1)&gt;MID([.F443];6;1);[.C443];[.C443]+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text:p>
            <text:p><text:span text:style-name="T32">- Click </text:span><text:span text:style-name="T48">Save</text:span></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5];6;1)&gt;MID([.F443];6;1);&quot;&quot;;MAX([.A$7:.A443])+1)">
            <text:p/>
          </table:table-cell>
          <table:table-cell table:style-name="ce403" office:value-type="string">
            <text:p>FNC_SOC_SPC_NAV_13_03</text:p>
          </table:table-cell>
          <table:table-cell table:style-name="ce410" table:formula="of:=IF(MID([.F445];6;1)&gt;MID([.F444];6;1);[.C444];[.C444]+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4: Edit Access permission of portlet</text:p>
          </table:table-cell>
          <table:table-cell table:style-name="ce440"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6;1)&gt;MID([.F444];6;1);&quot;&quot;;MAX([.A$7:.A444])+1)">
            <text:p/>
          </table:table-cell>
          <table:table-cell table:style-name="ce403" office:value-type="string">
            <text:p>FNC_SOC_SPC_NAV_13_03</text:p>
          </table:table-cell>
          <table:table-cell table:style-name="ce410" table:formula="of:=IF(MID([.F446];6;1)&gt;MID([.F445];6;1);[.C445];[.C445]+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5: Check the displaying of portlet on page with user has access right on page and portlet but no access right with container contains porlet</text:p>
          </table:table-cell>
          <table:table-cell table:style-name="ce440" office:value-type="string">
            <text:p>- Login by user can access the page and access the portlet above but can't access the container</text:p>
            <text:p>- Select page was created at step 1</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7];6;1)&gt;MID([.F445];6;1);&quot;&quot;;MAX([.A$7:.A445])+1)" office:value-type="float" office:value="123">
            <text:p>123.00</text:p>
          </table:table-cell>
          <table:table-cell table:style-name="ce403" office:value-type="string">
            <text:p>FNC_SOC_SPC_NAV_13_03</text:p>
          </table:table-cell>
          <table:table-cell table:style-name="ce410" table:formula="of:=IF(MID([.F447];6;1)&gt;MID([.F446];6;1);[.C446];[.C446]+1)" office:value-type="float" office:value="13">
            <text:p>13.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container but has no access right on portle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8];6;1)&gt;MID([.F446];6;1);&quot;&quot;;MAX([.A$7:.A446])+1)">
            <text:p/>
          </table:table-cell>
          <table:table-cell table:style-name="ce403" office:value-type="string">
            <text:p>FNC_SOC_SPC_NAV_13_03</text:p>
          </table:table-cell>
          <table:table-cell table:style-name="ce410" table:formula="of:=IF(MID([.F448];6;1)&gt;MID([.F447];6;1);[.C447];[.C447]+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49];6;1)&gt;MID([.F447];6;1);&quot;&quot;;MAX([.A$7:.A447])+1)">
            <text:p/>
          </table:table-cell>
          <table:table-cell table:style-name="ce403" office:value-type="string">
            <text:p>FNC_SOC_SPC_NAV_13_03</text:p>
          </table:table-cell>
          <table:table-cell table:style-name="ce410" table:formula="of:=IF(MID([.F449];6;1)&gt;MID([.F448];6;1);[.C448];[.C448]+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0];6;1)&gt;MID([.F448];6;1);&quot;&quot;;MAX([.A$7:.A448])+1)">
            <text:p/>
          </table:table-cell>
          <table:table-cell table:style-name="ce403" office:value-type="string">
            <text:p>FNC_SOC_SPC_NAV_13_03</text:p>
          </table:table-cell>
          <table:table-cell table:style-name="ce410" table:formula="of:=IF(MID([.F450];6;1)&gt;MID([.F449];6;1);[.C449];[.C449]+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1];6;1)&gt;MID([.F449];6;1);&quot;&quot;;MAX([.A$7:.A449])+1)">
            <text:p/>
          </table:table-cell>
          <table:table-cell table:style-name="ce403" office:value-type="string">
            <text:p>FNC_SOC_SPC_NAV_13_03</text:p>
          </table:table-cell>
          <table:table-cell table:style-name="ce410" table:formula="of:=IF(MID([.F451];6;1)&gt;MID([.F450];6;1);[.C450];[.C450]+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and access the container above</text:p>
            <text:p>- Select page above to view</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2];6;1)&gt;MID([.F450];6;1);&quot;&quot;;MAX([.A$7:.A450])+1)" office:value-type="float" office:value="124">
            <text:p>124.00</text:p>
          </table:table-cell>
          <table:table-cell table:style-name="ce403" office:value-type="string">
            <text:p>FNC_SOC_SPC_NAV_13_03</text:p>
          </table:table-cell>
          <table:table-cell table:style-name="ce410" table:formula="of:=IF(MID([.F452];6;1)&gt;MID([.F451];6;1);[.C451];[.C451]+1)" office:value-type="float" office:value="14">
            <text:p>14.00</text:p>
          </table:table-cell>
          <table:table-cell table:style-name="ce413" office:value-type="string">
            <text:p>Social\Page_Nav\Node\Edit page\Container</text:p>
          </table:table-cell>
          <table:table-cell table:style-name="ce423" office:value-type="string">
            <text:p>Check the displaying of portlet on page with user has access right on portlet, container and page which contain the port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53];6;1)&gt;MID([.F451];6;1);&quot;&quot;;MAX([.A$7:.A451])+1)">
            <text:p/>
          </table:table-cell>
          <table:table-cell table:style-name="ce403" office:value-type="string">
            <text:p>FNC_SOC_SPC_NAV_13_03</text:p>
          </table:table-cell>
          <table:table-cell table:style-name="ce410" table:formula="of:=IF(MID([.F453];6;1)&gt;MID([.F452];6;1);[.C452];[.C452]+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54];6;1)&gt;MID([.F452];6;1);&quot;&quot;;MAX([.A$7:.A452])+1)">
            <text:p/>
          </table:table-cell>
          <table:table-cell table:style-name="ce403" office:value-type="string">
            <text:p>FNC_SOC_SPC_NAV_13_03</text:p>
          </table:table-cell>
          <table:table-cell table:style-name="ce410" table:formula="of:=IF(MID([.F454];6;1)&gt;MID([.F453];6;1);[.C453];[.C453]+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3: Edit access permission of container</text:p>
          </table:table-cell>
          <table:table-cell table:style-name="ce440" office:value-type="string">
            <text:p><text:span text:style-name="T41">- Select</text:span><text:span text:style-name="T42"> container </text:span><text:span text:style-name="T43">tab on page editor</text:span></text:p>
            <text:p><text:span text:style-name="T41">- Move mouse over the container and </text:span><text:span text:style-name="T41">click on </text:span><text:span text:style-name="T42">Edit container </text:span><text:span text:style-name="T43">icon <text:s/>on Mark </text:span><text:span text:style-name="T43">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5];6;1)&gt;MID([.F453];6;1);&quot;&quot;;MAX([.A$7:.A453])+1)">
            <text:p/>
          </table:table-cell>
          <table:table-cell table:style-name="ce403" office:value-type="string">
            <text:p>FNC_SOC_SPC_NAV_13_03</text:p>
          </table:table-cell>
          <table:table-cell table:style-name="ce410" table:formula="of:=IF(MID([.F455];6;1)&gt;MID([.F454];6;1);[.C454];[.C454]+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6];6;1)&gt;MID([.F454];6;1);&quot;&quot;;MAX([.A$7:.A454])+1)">
            <text:p/>
          </table:table-cell>
          <table:table-cell table:style-name="ce403" office:value-type="string">
            <text:p>FNC_SOC_SPC_NAV_13_03</text:p>
          </table:table-cell>
          <table:table-cell table:style-name="ce410" table:formula="of:=IF(MID([.F456];6;1)&gt;MID([.F455];6;1);[.C455];[.C455]+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the container and the portlet </text:p>
            <text:p>- Select page above to view</text:p>
          </table:table-cell>
          <table:table-cell table:style-name="ce438" office:value-type="string">
            <text:p>- User can see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9">03/29/2012</text:date>, <text:time>14:55: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29T14:55:35</dc:date>
    <meta:print-date>2008-06-17T00:45:47</meta:print-date>
    <meta:editing-cycles>1040</meta:editing-cycles>
    <meta:editing-duration>P18DT14H37M9S</meta:editing-duration>
    <meta:document-statistic meta:table-count="8" meta:cell-count="10226" meta:object-count="1"/>
    <meta:user-defined meta:name="Info 1"/>
    <meta:user-defined meta:name="Info 2"/>
    <meta:user-defined meta:name="Info 3"/>
    <meta:user-defined meta:name="Info 4"/>
  </office:meta>
</office:document-meta>
</file>